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7.033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77cm"/>
    </style:style>
    <style:style style:name="co15" style:family="table-column">
      <style:table-column-properties fo:break-before="auto" style:column-width="3.32cm"/>
    </style:style>
    <style:style style:name="co16" style:family="table-column">
      <style:table-column-properties fo:break-before="auto" style:column-width="2.522cm"/>
    </style:style>
    <style:style style:name="co17" style:family="table-column">
      <style:table-column-properties fo:break-before="auto" style:column-width="2.625cm"/>
    </style:style>
    <style:style style:name="co18" style:family="table-column">
      <style:table-column-properties fo:break-before="auto" style:column-width="1.995cm"/>
    </style:style>
    <style:style style:name="co19" style:family="table-column">
      <style:table-column-properties fo:break-before="auto" style:column-width="2.549cm"/>
    </style:style>
    <style:style style:name="co20" style:family="table-column">
      <style:table-column-properties fo:break-before="auto" style:column-width="2.494cm"/>
    </style:style>
    <style:style style:name="co21" style:family="table-column">
      <style:table-column-properties fo:break-before="auto" style:column-width="3.288cm"/>
    </style:style>
    <style:style style:name="co22" style:family="table-column">
      <style:table-column-properties fo:break-before="auto" style:column-width="4.591cm"/>
    </style:style>
    <style:style style:name="co23" style:family="table-column">
      <style:table-column-properties fo:break-before="auto" style:column-width="4.456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un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14" table:default-cell-style-name="Default"/>
        <table:table-column table:style-name="co11" table:number-columns-repeated="11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3" table:number-columns-repeated="966" table:default-cell-style-name="Default"/>
        <table:table-row table:style-name="ro1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GPU_TICKS</text:p>
          </table:table-cell>
          <table:table-cell table:style-name="ce1" office:value-type="string">
            <text:p>CPU_TICKS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6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A18</text:p>
          </table:table-cell>
          <table:table-cell table:style-name="ce1" office:value-type="string">
            <text:p>A19</text:p>
          </table:table-cell>
          <table:table-cell table:style-name="ce1" office:value-type="string">
            <text:p>A20</text:p>
          </table:table-cell>
          <table:table-cell table:style-name="ce1" office:value-type="string">
            <text:p>A21</text:p>
          </table:table-cell>
          <table:table-cell table:style-name="ce1" office:value-type="string">
            <text:p>A22</text:p>
          </table:table-cell>
          <table:table-cell table:style-name="ce1" office:value-type="string">
            <text:p>A23</text:p>
          </table:table-cell>
          <table:table-cell table:style-name="ce1" office:value-type="string">
            <text:p>A24</text:p>
          </table:table-cell>
          <table:table-cell table:style-name="ce1" office:value-type="string">
            <text:p>A25</text:p>
          </table:table-cell>
          <table:table-cell table:style-name="ce1" office:value-type="string">
            <text:p>A26</text:p>
          </table:table-cell>
          <table:table-cell table:style-name="ce1" office:value-type="string">
            <text:p>A27</text:p>
          </table:table-cell>
          <table:table-cell table:style-name="ce1" office:value-type="string">
            <text:p>A28</text:p>
          </table:table-cell>
          <table:table-cell table:style-name="ce1" office:value-type="string">
            <text:p>A29</text:p>
          </table:table-cell>
          <table:table-cell table:style-name="ce1" office:value-type="string">
            <text:p>A30</text:p>
          </table:table-cell>
          <table:table-cell table:style-name="ce1" office:value-type="string">
            <text:p>A31</text:p>
          </table:table-cell>
          <table:table-cell table:style-name="ce1" office:value-type="string">
            <text:p>A32</text:p>
          </table:table-cell>
          <table:table-cell table:style-name="ce1" office:value-type="string">
            <text:p>A33</text:p>
          </table:table-cell>
          <table:table-cell table:style-name="ce1" office:value-type="string">
            <text:p>A34</text:p>
          </table:table-cell>
          <table:table-cell table:style-name="ce1" office:value-type="string">
            <text:p>A35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853412268">
            <text:p>1853412268</text:p>
          </table:table-cell>
          <table:table-cell office:value-type="float" office:value="42992821">
            <text:p>42992821</text:p>
          </table:table-cell>
          <table:table-cell office:value-type="float" office:value="119583725">
            <text:p>119583725</text:p>
          </table:table-cell>
          <table:table-cell office:value-type="float" office:value="37367294">
            <text:p>3736729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66586">
            <text:p>2666586</text:p>
          </table:table-cell>
          <table:table-cell table:number-columns-repeated="11" office:value-type="float" office:value="0">
            <text:p>0</text:p>
          </table:table-cell>
          <table:table-cell office:value-type="float" office:value="770052">
            <text:p>770052</text:p>
          </table:table-cell>
          <table:table-cell office:value-type="float" office:value="37544828">
            <text:p>37544828</text:p>
          </table:table-cell>
          <table:table-cell table:number-columns-repeated="4" office:value-type="float" office:value="0">
            <text:p>0</text:p>
          </table:table-cell>
          <table:table-cell office:value-type="float" office:value="42992821">
            <text:p>42992821</text:p>
          </table:table-cell>
          <table:table-cell office:value-type="float" office:value="0">
            <text:p>0</text:p>
          </table:table-cell>
          <table:table-cell office:value-type="float" office:value="42992821">
            <text:p>42992821</text:p>
          </table:table-cell>
          <table:table-cell office:value-type="float" office:value="672095">
            <text:p>672095</text:p>
          </table:table-cell>
          <table:table-cell office:value-type="float" office:value="21496411">
            <text:p>21496411</text:p>
          </table:table-cell>
          <table:table-cell office:value-type="float" office:value="21481864">
            <text:p>21481864</text:p>
          </table:table-cell>
          <table:table-cell office:value-type="float" office:value="14330940">
            <text:p>14330940</text:p>
          </table:table-cell>
          <table:table-cell office:value-type="float" office:value="0">
            <text:p>0</text:p>
          </table:table-cell>
          <table:table-cell office:value-type="float" office:value="14330940">
            <text:p>14330940</text:p>
          </table:table-cell>
          <table:table-cell office:value-type="float" office:value="0">
            <text:p>0</text:p>
          </table:table-cell>
          <table:table-cell office:value-type="float" office:value="7165470">
            <text:p>7165470</text:p>
          </table:table-cell>
          <table:table-cell office:value-type="float" office:value="405">
            <text:p>405</text:p>
          </table:table-cell>
          <table:table-cell office:value-type="float" office:value="28661881">
            <text:p>28661881</text:p>
          </table:table-cell>
          <table:table-cell office:value-type="float" office:value="42992821">
            <text:p>42992821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55490980">
            <text:p>1855490980</text:p>
          </table:table-cell>
          <table:table-cell office:value-type="float" office:value="43627353">
            <text:p>43627353</text:p>
          </table:table-cell>
          <table:table-cell office:value-type="float" office:value="121378025">
            <text:p>121378025</text:p>
          </table:table-cell>
          <table:table-cell office:value-type="float" office:value="37884232">
            <text:p>3788423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66586">
            <text:p>2666586</text:p>
          </table:table-cell>
          <table:table-cell table:number-columns-repeated="11" office:value-type="float" office:value="0">
            <text:p>0</text:p>
          </table:table-cell>
          <table:table-cell office:value-type="float" office:value="1540104">
            <text:p>1540104</text:p>
          </table:table-cell>
          <table:table-cell table:number-columns-repeated="5" office:value-type="float" office:value="0">
            <text:p>0</text:p>
          </table:table-cell>
          <table:table-cell office:value-type="float" office:value="43627353">
            <text:p>43627353</text:p>
          </table:table-cell>
          <table:table-cell office:value-type="float" office:value="0">
            <text:p>0</text:p>
          </table:table-cell>
          <table:table-cell office:value-type="float" office:value="43627353">
            <text:p>43627353</text:p>
          </table:table-cell>
          <table:table-cell office:value-type="float" office:value="681681">
            <text:p>681681</text:p>
          </table:table-cell>
          <table:table-cell office:value-type="float" office:value="21813677">
            <text:p>21813677</text:p>
          </table:table-cell>
          <table:table-cell office:value-type="float" office:value="0">
            <text:p>0</text:p>
          </table:table-cell>
          <table:table-cell office:value-type="float" office:value="14542451">
            <text:p>14542451</text:p>
          </table:table-cell>
          <table:table-cell office:value-type="float" office:value="0">
            <text:p>0</text:p>
          </table:table-cell>
          <table:table-cell office:value-type="float" office:value="14542451">
            <text:p>14542451</text:p>
          </table:table-cell>
          <table:table-cell office:value-type="float" office:value="0">
            <text:p>0</text:p>
          </table:table-cell>
          <table:table-cell office:value-type="float" office:value="7271226">
            <text:p>7271226</text:p>
          </table:table-cell>
          <table:table-cell office:value-type="float" office:value="436">
            <text:p>436</text:p>
          </table:table-cell>
          <table:table-cell office:value-type="float" office:value="29084902">
            <text:p>29084902</text:p>
          </table:table-cell>
          <table:table-cell office:value-type="float" office:value="43627353">
            <text:p>43627353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57346172">
            <text:p>1857346172</text:p>
          </table:table-cell>
          <table:table-cell office:value-type="float" office:value="44625300">
            <text:p>44625300</text:p>
          </table:table-cell>
          <table:table-cell office:value-type="float" office:value="124133557">
            <text:p>124133557</text:p>
          </table:table-cell>
          <table:table-cell office:value-type="float" office:value="38850931">
            <text:p>3885093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66586">
            <text:p>2666586</text:p>
          </table:table-cell>
          <table:table-cell table:number-columns-repeated="11" office:value-type="float" office:value="0">
            <text:p>0</text:p>
          </table:table-cell>
          <table:table-cell office:value-type="float" office:value="3080204">
            <text:p>3080204</text:p>
          </table:table-cell>
          <table:table-cell office:value-type="float" office:value="39067368">
            <text:p>39067368</text:p>
          </table:table-cell>
          <table:table-cell table:number-columns-repeated="4" office:value-type="float" office:value="0">
            <text:p>0</text:p>
          </table:table-cell>
          <table:table-cell office:value-type="float" office:value="44625300">
            <text:p>44625300</text:p>
          </table:table-cell>
          <table:table-cell office:value-type="float" office:value="0">
            <text:p>0</text:p>
          </table:table-cell>
          <table:table-cell office:value-type="float" office:value="44625300">
            <text:p>44625300</text:p>
          </table:table-cell>
          <table:table-cell office:value-type="float" office:value="697276">
            <text:p>697276</text:p>
          </table:table-cell>
          <table:table-cell office:value-type="float" office:value="22312650">
            <text:p>22312650</text:p>
          </table:table-cell>
          <table:table-cell office:value-type="float" office:value="0">
            <text:p>0</text:p>
          </table:table-cell>
          <table:table-cell office:value-type="float" office:value="14875100">
            <text:p>14875100</text:p>
          </table:table-cell>
          <table:table-cell office:value-type="float" office:value="0">
            <text:p>0</text:p>
          </table:table-cell>
          <table:table-cell office:value-type="float" office:value="14875100">
            <text:p>14875100</text:p>
          </table:table-cell>
          <table:table-cell office:value-type="float" office:value="0">
            <text:p>0</text:p>
          </table:table-cell>
          <table:table-cell office:value-type="float" office:value="7437550">
            <text:p>7437550</text:p>
          </table:table-cell>
          <table:table-cell office:value-type="float" office:value="428">
            <text:p>428</text:p>
          </table:table-cell>
          <table:table-cell office:value-type="float" office:value="29750200">
            <text:p>29750200</text:p>
          </table:table-cell>
          <table:table-cell office:value-type="float" office:value="44625300">
            <text:p>44625300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58939211">
            <text:p>1858939211</text:p>
          </table:table-cell>
          <table:table-cell office:value-type="float" office:value="46607859">
            <text:p>46607859</text:p>
          </table:table-cell>
          <table:table-cell office:value-type="float" office:value="129753087">
            <text:p>129753087</text:p>
          </table:table-cell>
          <table:table-cell office:value-type="float" office:value="40876110">
            <text:p>408761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66586">
            <text:p>2666586</text:p>
          </table:table-cell>
          <table:table-cell table:number-columns-repeated="11" office:value-type="float" office:value="0">
            <text:p>0</text:p>
          </table:table-cell>
          <table:table-cell office:value-type="float" office:value="6160404">
            <text:p>6160404</text:p>
          </table:table-cell>
          <table:table-cell office:value-type="float" office:value="41082956">
            <text:p>41082956</text:p>
          </table:table-cell>
          <table:table-cell table:number-columns-repeated="4" office:value-type="float" office:value="0">
            <text:p>0</text:p>
          </table:table-cell>
          <table:table-cell office:value-type="float" office:value="46607859">
            <text:p>46607859</text:p>
          </table:table-cell>
          <table:table-cell office:value-type="float" office:value="0">
            <text:p>0</text:p>
          </table:table-cell>
          <table:table-cell office:value-type="float" office:value="46607859">
            <text:p>46607859</text:p>
          </table:table-cell>
          <table:table-cell office:value-type="float" office:value="728694">
            <text:p>728694</text:p>
          </table:table-cell>
          <table:table-cell office:value-type="float" office:value="23303929">
            <text:p>23303929</text:p>
          </table:table-cell>
          <table:table-cell office:value-type="float" office:value="0">
            <text:p>0</text:p>
          </table:table-cell>
          <table:table-cell office:value-type="float" office:value="15535953">
            <text:p>15535953</text:p>
          </table:table-cell>
          <table:table-cell office:value-type="float" office:value="0">
            <text:p>0</text:p>
          </table:table-cell>
          <table:table-cell office:value-type="float" office:value="15535953">
            <text:p>15535953</text:p>
          </table:table-cell>
          <table:table-cell office:value-type="float" office:value="0">
            <text:p>0</text:p>
          </table:table-cell>
          <table:table-cell office:value-type="float" office:value="7767976">
            <text:p>7767976</text:p>
          </table:table-cell>
          <table:table-cell office:value-type="float" office:value="437">
            <text:p>437</text:p>
          </table:table-cell>
          <table:table-cell office:value-type="float" office:value="31071906">
            <text:p>31071906</text:p>
          </table:table-cell>
          <table:table-cell office:value-type="float" office:value="46607859">
            <text:p>46607859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60974668">
            <text:p>1860974668</text:p>
          </table:table-cell>
          <table:table-cell office:value-type="float" office:value="51282935">
            <text:p>51282935</text:p>
          </table:table-cell>
          <table:table-cell office:value-type="float" office:value="142773857">
            <text:p>142773857</text:p>
          </table:table-cell>
          <table:table-cell office:value-type="float" office:value="45531212">
            <text:p>455312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255878">
            <text:p>4255878</text:p>
          </table:table-cell>
          <table:table-cell table:number-columns-repeated="11" office:value-type="float" office:value="0">
            <text:p>0</text:p>
          </table:table-cell>
          <table:table-cell office:value-type="float" office:value="12320804">
            <text:p>12320804</text:p>
          </table:table-cell>
          <table:table-cell office:value-type="float" office:value="22850960">
            <text:p>22850960</text:p>
          </table:table-cell>
          <table:table-cell table:number-columns-repeated="4" office:value-type="float" office:value="0">
            <text:p>0</text:p>
          </table:table-cell>
          <table:table-cell office:value-type="float" office:value="51282935">
            <text:p>51282935</text:p>
          </table:table-cell>
          <table:table-cell office:value-type="float" office:value="0">
            <text:p>0</text:p>
          </table:table-cell>
          <table:table-cell office:value-type="float" office:value="51282935">
            <text:p>51282935</text:p>
          </table:table-cell>
          <table:table-cell office:value-type="float" office:value="802056">
            <text:p>802056</text:p>
          </table:table-cell>
          <table:table-cell office:value-type="float" office:value="25641467">
            <text:p>25641467</text:p>
          </table:table-cell>
          <table:table-cell office:value-type="float" office:value="0">
            <text:p>0</text:p>
          </table:table-cell>
          <table:table-cell office:value-type="float" office:value="17094312">
            <text:p>17094312</text:p>
          </table:table-cell>
          <table:table-cell office:value-type="float" office:value="0">
            <text:p>0</text:p>
          </table:table-cell>
          <table:table-cell office:value-type="float" office:value="17094311">
            <text:p>17094311</text:p>
          </table:table-cell>
          <table:table-cell office:value-type="float" office:value="0">
            <text:p>0</text:p>
          </table:table-cell>
          <table:table-cell office:value-type="float" office:value="8547156">
            <text:p>8547156</text:p>
          </table:table-cell>
          <table:table-cell office:value-type="float" office:value="463">
            <text:p>463</text:p>
          </table:table-cell>
          <table:table-cell office:value-type="float" office:value="34188623">
            <text:p>34188623</text:p>
          </table:table-cell>
          <table:table-cell office:value-type="float" office:value="51282935">
            <text:p>51282935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863312161">
            <text:p>1863312161</text:p>
          </table:table-cell>
          <table:table-cell office:value-type="float" office:value="58064407">
            <text:p>58064407</text:p>
          </table:table-cell>
          <table:table-cell office:value-type="float" office:value="161575107">
            <text:p>161575107</text:p>
          </table:table-cell>
          <table:table-cell office:value-type="float" office:value="52354159">
            <text:p>5235415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34462">
            <text:p>7434462</text:p>
          </table:table-cell>
          <table:table-cell table:number-columns-repeated="11" office:value-type="float" office:value="0">
            <text:p>0</text:p>
          </table:table-cell>
          <table:table-cell office:value-type="float" office:value="24641608">
            <text:p>24641608</text:p>
          </table:table-cell>
          <table:table-cell office:value-type="float" office:value="52518680">
            <text:p>52518680</text:p>
          </table:table-cell>
          <table:table-cell table:number-columns-repeated="4" office:value-type="float" office:value="0">
            <text:p>0</text:p>
          </table:table-cell>
          <table:table-cell office:value-type="float" office:value="58064407">
            <text:p>58064407</text:p>
          </table:table-cell>
          <table:table-cell office:value-type="float" office:value="0">
            <text:p>0</text:p>
          </table:table-cell>
          <table:table-cell office:value-type="float" office:value="58064407">
            <text:p>58064407</text:p>
          </table:table-cell>
          <table:table-cell office:value-type="float" office:value="907263">
            <text:p>907263</text:p>
          </table:table-cell>
          <table:table-cell office:value-type="float" office:value="29032203">
            <text:p>29032203</text:p>
          </table:table-cell>
          <table:table-cell office:value-type="float" office:value="0">
            <text:p>0</text:p>
          </table:table-cell>
          <table:table-cell office:value-type="float" office:value="19354802">
            <text:p>19354802</text:p>
          </table:table-cell>
          <table:table-cell office:value-type="float" office:value="0">
            <text:p>0</text:p>
          </table:table-cell>
          <table:table-cell office:value-type="float" office:value="19354802">
            <text:p>19354802</text:p>
          </table:table-cell>
          <table:table-cell office:value-type="float" office:value="0">
            <text:p>0</text:p>
          </table:table-cell>
          <table:table-cell office:value-type="float" office:value="9677401">
            <text:p>9677401</text:p>
          </table:table-cell>
          <table:table-cell office:value-type="float" office:value="520">
            <text:p>520</text:p>
          </table:table-cell>
          <table:table-cell office:value-type="float" office:value="38709605">
            <text:p>38709605</text:p>
          </table:table-cell>
          <table:table-cell office:value-type="float" office:value="58064407">
            <text:p>58064407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865473153">
            <text:p>1865473153</text:p>
          </table:table-cell>
          <table:table-cell office:value-type="float" office:value="58301426">
            <text:p>58301426</text:p>
          </table:table-cell>
          <table:table-cell office:value-type="float" office:value="162200038">
            <text:p>162200038</text:p>
          </table:table-cell>
          <table:table-cell office:value-type="float" office:value="52618902">
            <text:p>5261890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868924">
            <text:p>14868924</text:p>
          </table:table-cell>
          <table:table-cell table:number-columns-repeated="11" office:value-type="float" office:value="0">
            <text:p>0</text:p>
          </table:table-cell>
          <table:table-cell office:value-type="float" office:value="49283216">
            <text:p>49283216</text:p>
          </table:table-cell>
          <table:table-cell table:number-columns-repeated="5" office:value-type="float" office:value="0">
            <text:p>0</text:p>
          </table:table-cell>
          <table:table-cell office:value-type="float" office:value="58301426">
            <text:p>58301426</text:p>
          </table:table-cell>
          <table:table-cell office:value-type="float" office:value="0">
            <text:p>0</text:p>
          </table:table-cell>
          <table:table-cell office:value-type="float" office:value="58301426">
            <text:p>58301426</text:p>
          </table:table-cell>
          <table:table-cell office:value-type="float" office:value="910964">
            <text:p>910964</text:p>
          </table:table-cell>
          <table:table-cell office:value-type="float" office:value="29150713">
            <text:p>29150713</text:p>
          </table:table-cell>
          <table:table-cell office:value-type="float" office:value="0">
            <text:p>0</text:p>
          </table:table-cell>
          <table:table-cell office:value-type="float" office:value="19433808">
            <text:p>19433808</text:p>
          </table:table-cell>
          <table:table-cell office:value-type="float" office:value="0">
            <text:p>0</text:p>
          </table:table-cell>
          <table:table-cell office:value-type="float" office:value="19433809">
            <text:p>19433809</text:p>
          </table:table-cell>
          <table:table-cell office:value-type="float" office:value="0">
            <text:p>0</text:p>
          </table:table-cell>
          <table:table-cell office:value-type="float" office:value="9716904">
            <text:p>9716904</text:p>
          </table:table-cell>
          <table:table-cell office:value-type="float" office:value="481">
            <text:p>481</text:p>
          </table:table-cell>
          <table:table-cell office:value-type="float" office:value="38867617">
            <text:p>38867617</text:p>
          </table:table-cell>
          <table:table-cell office:value-type="float" office:value="58301426">
            <text:p>58301426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867525035">
            <text:p>1867525035</text:p>
          </table:table-cell>
          <table:table-cell office:value-type="float" office:value="59082568">
            <text:p>59082568</text:p>
          </table:table-cell>
          <table:table-cell office:value-type="float" office:value="164618553">
            <text:p>164618553</text:p>
          </table:table-cell>
          <table:table-cell office:value-type="float" office:value="53370188">
            <text:p>5337018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737848">
            <text:p>29737848</text:p>
          </table:table-cell>
          <table:table-cell table:number-columns-repeated="11" office:value-type="float" office:value="0">
            <text:p>0</text:p>
          </table:table-cell>
          <table:table-cell office:value-type="float" office:value="98566432">
            <text:p>98566432</text:p>
          </table:table-cell>
          <table:table-cell office:value-type="float" office:value="26736520">
            <text:p>26736520</text:p>
          </table:table-cell>
          <table:table-cell table:number-columns-repeated="4" office:value-type="float" office:value="0">
            <text:p>0</text:p>
          </table:table-cell>
          <table:table-cell office:value-type="float" office:value="59082568">
            <text:p>59082568</text:p>
          </table:table-cell>
          <table:table-cell office:value-type="float" office:value="0">
            <text:p>0</text:p>
          </table:table-cell>
          <table:table-cell office:value-type="float" office:value="59082568">
            <text:p>59082568</text:p>
          </table:table-cell>
          <table:table-cell office:value-type="float" office:value="923546">
            <text:p>923546</text:p>
          </table:table-cell>
          <table:table-cell office:value-type="float" office:value="29541284">
            <text:p>29541284</text:p>
          </table:table-cell>
          <table:table-cell office:value-type="float" office:value="0">
            <text:p>0</text:p>
          </table:table-cell>
          <table:table-cell office:value-type="float" office:value="19694189">
            <text:p>19694189</text:p>
          </table:table-cell>
          <table:table-cell office:value-type="float" office:value="0">
            <text:p>0</text:p>
          </table:table-cell>
          <table:table-cell office:value-type="float" office:value="19694189">
            <text:p>19694189</text:p>
          </table:table-cell>
          <table:table-cell office:value-type="float" office:value="0">
            <text:p>0</text:p>
          </table:table-cell>
          <table:table-cell office:value-type="float" office:value="9847095">
            <text:p>9847095</text:p>
          </table:table-cell>
          <table:table-cell office:value-type="float" office:value="465">
            <text:p>465</text:p>
          </table:table-cell>
          <table:table-cell office:value-type="float" office:value="39388378">
            <text:p>39388378</text:p>
          </table:table-cell>
          <table:table-cell office:value-type="float" office:value="59082568">
            <text:p>59082568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869992873">
            <text:p>1869992873</text:p>
          </table:table-cell>
          <table:table-cell office:value-type="float" office:value="81757057">
            <text:p>81757057</text:p>
          </table:table-cell>
          <table:table-cell office:value-type="float" office:value="227825836">
            <text:p>227825836</text:p>
          </table:table-cell>
          <table:table-cell office:value-type="float" office:value="76016798">
            <text:p>7601679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9475696">
            <text:p>59475696</text:p>
          </table:table-cell>
          <table:table-cell table:number-columns-repeated="11" office:value-type="float" office:value="0">
            <text:p>0</text:p>
          </table:table-cell>
          <table:table-cell office:value-type="float" office:value="197132864">
            <text:p>197132864</text:p>
          </table:table-cell>
          <table:table-cell office:value-type="float" office:value="76201908">
            <text:p>76201908</text:p>
          </table:table-cell>
          <table:table-cell table:number-columns-repeated="4" office:value-type="float" office:value="0">
            <text:p>0</text:p>
          </table:table-cell>
          <table:table-cell office:value-type="float" office:value="81757057">
            <text:p>81757057</text:p>
          </table:table-cell>
          <table:table-cell office:value-type="float" office:value="0">
            <text:p>0</text:p>
          </table:table-cell>
          <table:table-cell office:value-type="float" office:value="81757057">
            <text:p>81757057</text:p>
          </table:table-cell>
          <table:table-cell office:value-type="float" office:value="1277356">
            <text:p>1277356</text:p>
          </table:table-cell>
          <table:table-cell office:value-type="float" office:value="40878528">
            <text:p>40878528</text:p>
          </table:table-cell>
          <table:table-cell office:value-type="float" office:value="0">
            <text:p>0</text:p>
          </table:table-cell>
          <table:table-cell office:value-type="float" office:value="27252352">
            <text:p>27252352</text:p>
          </table:table-cell>
          <table:table-cell office:value-type="float" office:value="0">
            <text:p>0</text:p>
          </table:table-cell>
          <table:table-cell office:value-type="float" office:value="27252352">
            <text:p>27252352</text:p>
          </table:table-cell>
          <table:table-cell office:value-type="float" office:value="0">
            <text:p>0</text:p>
          </table:table-cell>
          <table:table-cell office:value-type="float" office:value="13626176">
            <text:p>13626176</text:p>
          </table:table-cell>
          <table:table-cell office:value-type="float" office:value="2782">
            <text:p>2782</text:p>
          </table:table-cell>
          <table:table-cell office:value-type="float" office:value="54504705">
            <text:p>54504705</text:p>
          </table:table-cell>
          <table:table-cell office:value-type="float" office:value="81757057">
            <text:p>81757057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873315952">
            <text:p>1873315952</text:p>
          </table:table-cell>
          <table:table-cell office:value-type="float" office:value="160058424">
            <text:p>160058424</text:p>
          </table:table-cell>
          <table:table-cell office:value-type="float" office:value="445964688">
            <text:p>445964688</text:p>
          </table:table-cell>
          <table:table-cell office:value-type="float" office:value="154348903">
            <text:p>154348903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8951392">
            <text:p>118951392</text:p>
          </table:table-cell>
          <table:table-cell table:number-columns-repeated="11" office:value-type="float" office:value="0">
            <text:p>0</text:p>
          </table:table-cell>
          <table:table-cell office:value-type="float" office:value="394265728">
            <text:p>394265728</text:p>
          </table:table-cell>
          <table:table-cell office:value-type="float" office:value="155003136">
            <text:p>155003136</text:p>
          </table:table-cell>
          <table:table-cell table:number-columns-repeated="4" office:value-type="float" office:value="0">
            <text:p>0</text:p>
          </table:table-cell>
          <table:table-cell office:value-type="float" office:value="160058424">
            <text:p>160058424</text:p>
          </table:table-cell>
          <table:table-cell office:value-type="float" office:value="0">
            <text:p>0</text:p>
          </table:table-cell>
          <table:table-cell office:value-type="float" office:value="160058424">
            <text:p>160058424</text:p>
          </table:table-cell>
          <table:table-cell office:value-type="float" office:value="2501722">
            <text:p>2501722</text:p>
          </table:table-cell>
          <table:table-cell office:value-type="float" office:value="80029212">
            <text:p>80029212</text:p>
          </table:table-cell>
          <table:table-cell office:value-type="float" office:value="0">
            <text:p>0</text:p>
          </table:table-cell>
          <table:table-cell office:value-type="float" office:value="53352808">
            <text:p>53352808</text:p>
          </table:table-cell>
          <table:table-cell office:value-type="float" office:value="40717">
            <text:p>40717</text:p>
          </table:table-cell>
          <table:table-cell office:value-type="float" office:value="53352808">
            <text:p>53352808</text:p>
          </table:table-cell>
          <table:table-cell office:value-type="float" office:value="0">
            <text:p>0</text:p>
          </table:table-cell>
          <table:table-cell office:value-type="float" office:value="26676404">
            <text:p>26676404</text:p>
          </table:table-cell>
          <table:table-cell office:value-type="float" office:value="97777">
            <text:p>97777</text:p>
          </table:table-cell>
          <table:table-cell office:value-type="float" office:value="106705616">
            <text:p>106705616</text:p>
          </table:table-cell>
          <table:table-cell office:value-type="float" office:value="160058424">
            <text:p>16005842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877201270">
            <text:p>1877201270</text:p>
          </table:table-cell>
          <table:table-cell office:value-type="float" office:value="212845035">
            <text:p>212845035</text:p>
          </table:table-cell>
          <table:table-cell office:value-type="float" office:value="592639379">
            <text:p>592639379</text:p>
          </table:table-cell>
          <table:table-cell office:value-type="float" office:value="207139719">
            <text:p>2071397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178427148">
            <text:p>17842714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91398592">
            <text:p>591398592</text:p>
          </table:table-cell>
          <table:table-cell office:value-type="float" office:value="103624192">
            <text:p>103624192</text:p>
          </table:table-cell>
          <table:table-cell table:number-columns-repeated="4" office:value-type="float" office:value="0">
            <text:p>0</text:p>
          </table:table-cell>
          <table:table-cell office:value-type="float" office:value="212845035">
            <text:p>212845035</text:p>
          </table:table-cell>
          <table:table-cell office:value-type="float" office:value="0">
            <text:p>0</text:p>
          </table:table-cell>
          <table:table-cell office:value-type="float" office:value="212845035">
            <text:p>212845035</text:p>
          </table:table-cell>
          <table:table-cell office:value-type="float" office:value="3325725">
            <text:p>3325725</text:p>
          </table:table-cell>
          <table:table-cell office:value-type="float" office:value="106422517">
            <text:p>106422517</text:p>
          </table:table-cell>
          <table:table-cell office:value-type="float" office:value="0">
            <text:p>0</text:p>
          </table:table-cell>
          <table:table-cell office:value-type="float" office:value="70948345">
            <text:p>70948345</text:p>
          </table:table-cell>
          <table:table-cell office:value-type="float" office:value="0">
            <text:p>0</text:p>
          </table:table-cell>
          <table:table-cell office:value-type="float" office:value="70948345">
            <text:p>70948345</text:p>
          </table:table-cell>
          <table:table-cell office:value-type="float" office:value="106411618">
            <text:p>106411618</text:p>
          </table:table-cell>
          <table:table-cell office:value-type="float" office:value="35474173">
            <text:p>35474173</text:p>
          </table:table-cell>
          <table:table-cell office:value-type="float" office:value="349900">
            <text:p>349900</text:p>
          </table:table-cell>
          <table:table-cell office:value-type="float" office:value="141896690">
            <text:p>141896690</text:p>
          </table:table-cell>
          <table:table-cell office:value-type="float" office:value="212845035">
            <text:p>212845035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881774447">
            <text:p>1881774447</text:p>
          </table:table-cell>
          <table:table-cell office:value-type="float" office:value="291724230">
            <text:p>291724230</text:p>
          </table:table-cell>
          <table:table-cell office:value-type="float" office:value="812206019">
            <text:p>812206019</text:p>
          </table:table-cell>
          <table:table-cell office:value-type="float" office:value="286085183">
            <text:p>286085183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9515325">
            <text:p>179515325</text:p>
          </table:table-cell>
          <table:table-cell table:number-columns-repeated="11" office:value-type="float" office:value="0">
            <text:p>0</text:p>
          </table:table-cell>
          <table:table-cell office:value-type="float" office:value="788531456">
            <text:p>788531456</text:p>
          </table:table-cell>
          <table:table-cell office:value-type="float" office:value="285664288">
            <text:p>285664288</text:p>
          </table:table-cell>
          <table:table-cell table:number-columns-repeated="4" office:value-type="float" office:value="0">
            <text:p>0</text:p>
          </table:table-cell>
          <table:table-cell office:value-type="float" office:value="291724230">
            <text:p>291724230</text:p>
          </table:table-cell>
          <table:table-cell office:value-type="float" office:value="0">
            <text:p>0</text:p>
          </table:table-cell>
          <table:table-cell office:value-type="float" office:value="291724230">
            <text:p>291724230</text:p>
          </table:table-cell>
          <table:table-cell office:value-type="float" office:value="4558560">
            <text:p>4558560</text:p>
          </table:table-cell>
          <table:table-cell office:value-type="float" office:value="145862115">
            <text:p>145862115</text:p>
          </table:table-cell>
          <table:table-cell office:value-type="float" office:value="0">
            <text:p>0</text:p>
          </table:table-cell>
          <table:table-cell office:value-type="float" office:value="97241410">
            <text:p>97241410</text:p>
          </table:table-cell>
          <table:table-cell office:value-type="float" office:value="0">
            <text:p>0</text:p>
          </table:table-cell>
          <table:table-cell office:value-type="float" office:value="97241410">
            <text:p>97241410</text:p>
          </table:table-cell>
          <table:table-cell office:value-type="float" office:value="0">
            <text:p>0</text:p>
          </table:table-cell>
          <table:table-cell office:value-type="float" office:value="48620705">
            <text:p>48620705</text:p>
          </table:table-cell>
          <table:table-cell office:value-type="float" office:value="144722467">
            <text:p>144722467</text:p>
          </table:table-cell>
          <table:table-cell office:value-type="float" office:value="194482820">
            <text:p>194482820</text:p>
          </table:table-cell>
          <table:table-cell office:value-type="float" office:value="291724230">
            <text:p>291724230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887515159">
            <text:p>1887515159</text:p>
          </table:table-cell>
          <table:table-cell office:value-type="float" office:value="374069771">
            <text:p>374069771</text:p>
          </table:table-cell>
          <table:table-cell office:value-type="float" office:value="1040397630">
            <text:p>1040397630</text:p>
          </table:table-cell>
          <table:table-cell office:value-type="float" office:value="368211028">
            <text:p>368211028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0466324">
            <text:p>180466324</text:p>
          </table:table-cell>
          <table:table-cell table:number-columns-repeated="11" office:value-type="float" office:value="0">
            <text:p>0</text:p>
          </table:table-cell>
          <table:table-cell office:value-type="float" office:value="985664320">
            <text:p>985664320</text:p>
          </table:table-cell>
          <table:table-cell office:value-type="float" office:value="368080076">
            <text:p>368080076</text:p>
          </table:table-cell>
          <table:table-cell table:number-columns-repeated="4" office:value-type="float" office:value="0">
            <text:p>0</text:p>
          </table:table-cell>
          <table:table-cell office:value-type="float" office:value="374069771">
            <text:p>374069771</text:p>
          </table:table-cell>
          <table:table-cell office:value-type="float" office:value="0">
            <text:p>0</text:p>
          </table:table-cell>
          <table:table-cell office:value-type="float" office:value="374069771">
            <text:p>374069771</text:p>
          </table:table-cell>
          <table:table-cell office:value-type="float" office:value="5845220">
            <text:p>5845220</text:p>
          </table:table-cell>
          <table:table-cell office:value-type="float" office:value="187034886">
            <text:p>187034886</text:p>
          </table:table-cell>
          <table:table-cell office:value-type="float" office:value="0">
            <text:p>0</text:p>
          </table:table-cell>
          <table:table-cell office:value-type="float" office:value="124689923">
            <text:p>124689923</text:p>
          </table:table-cell>
          <table:table-cell office:value-type="float" office:value="0">
            <text:p>0</text:p>
          </table:table-cell>
          <table:table-cell office:value-type="float" office:value="124689924">
            <text:p>124689924</text:p>
          </table:table-cell>
          <table:table-cell office:value-type="float" office:value="0">
            <text:p>0</text:p>
          </table:table-cell>
          <table:table-cell office:value-type="float" office:value="62344962">
            <text:p>62344962</text:p>
          </table:table-cell>
          <table:table-cell office:value-type="float" office:value="185672368">
            <text:p>185672368</text:p>
          </table:table-cell>
          <table:table-cell office:value-type="float" office:value="249379847">
            <text:p>249379847</text:p>
          </table:table-cell>
          <table:table-cell office:value-type="float" office:value="374069771">
            <text:p>374069771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894202526">
            <text:p>1894202526</text:p>
          </table:table-cell>
          <table:table-cell office:value-type="float" office:value="445663816">
            <text:p>445663816</text:p>
          </table:table-cell>
          <table:table-cell office:value-type="float" office:value="1236054676">
            <text:p>1236054676</text:p>
          </table:table-cell>
          <table:table-cell office:value-type="float" office:value="439929445">
            <text:p>439929445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0846">
            <text:p>80846</text:p>
          </table:table-cell>
          <table:table-cell table:number-columns-repeated="14" office:value-type="float" office:value="183063682">
            <text:p>183063682</text:p>
          </table:table-cell>
          <table:table-cell office:value-type="float" office:value="323205">
            <text:p>323205</text:p>
          </table:table-cell>
          <table:table-cell table:number-columns-repeated="4" office:value-type="float" office:value="0">
            <text:p>0</text:p>
          </table:table-cell>
          <table:table-cell office:value-type="float" office:value="319694">
            <text:p>319694</text:p>
          </table:table-cell>
          <table:table-cell office:value-type="float" office:value="3741">
            <text:p>3741</text:p>
          </table:table-cell>
          <table:table-cell office:value-type="float" office:value="351975">
            <text:p>351975</text:p>
          </table:table-cell>
          <table:table-cell office:value-type="float" office:value="80373">
            <text:p>80373</text:p>
          </table:table-cell>
          <table:table-cell table:number-columns-repeated="2" office:value-type="float" office:value="0">
            <text:p>0</text:p>
          </table:table-cell>
          <table:table-cell office:value-type="float" office:value="1182797184">
            <text:p>1182797184</text:p>
          </table:table-cell>
          <table:table-cell office:value-type="float" office:value="439877304">
            <text:p>439877304</text:p>
          </table:table-cell>
          <table:table-cell table:number-columns-repeated="4" office:value-type="float" office:value="0">
            <text:p>0</text:p>
          </table:table-cell>
          <table:table-cell office:value-type="float" office:value="445663816">
            <text:p>445663816</text:p>
          </table:table-cell>
          <table:table-cell office:value-type="float" office:value="0">
            <text:p>0</text:p>
          </table:table-cell>
          <table:table-cell office:value-type="float" office:value="445663816">
            <text:p>445663816</text:p>
          </table:table-cell>
          <table:table-cell office:value-type="float" office:value="6963875">
            <text:p>6963875</text:p>
          </table:table-cell>
          <table:table-cell office:value-type="float" office:value="222831908">
            <text:p>222831908</text:p>
          </table:table-cell>
          <table:table-cell office:value-type="float" office:value="0">
            <text:p>0</text:p>
          </table:table-cell>
          <table:table-cell office:value-type="float" office:value="148554605">
            <text:p>148554605</text:p>
          </table:table-cell>
          <table:table-cell office:value-type="float" office:value="0">
            <text:p>0</text:p>
          </table:table-cell>
          <table:table-cell office:value-type="float" office:value="148554606">
            <text:p>148554606</text:p>
          </table:table-cell>
          <table:table-cell office:value-type="float" office:value="0">
            <text:p>0</text:p>
          </table:table-cell>
          <table:table-cell office:value-type="float" office:value="74277303">
            <text:p>74277303</text:p>
          </table:table-cell>
          <table:table-cell office:value-type="float" office:value="222467558">
            <text:p>222467558</text:p>
          </table:table-cell>
          <table:table-cell office:value-type="float" office:value="297109211">
            <text:p>297109211</text:p>
          </table:table-cell>
          <table:table-cell office:value-type="float" office:value="445663816">
            <text:p>445663816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901655617">
            <text:p>1901655617</text:p>
          </table:table-cell>
          <table:table-cell office:value-type="float" office:value="522521504">
            <text:p>522521504</text:p>
          </table:table-cell>
          <table:table-cell office:value-type="float" office:value="1447000740">
            <text:p>1447000740</text:p>
          </table:table-cell>
          <table:table-cell office:value-type="float" office:value="516720590">
            <text:p>51672059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77760">
            <text:p>277760</text:p>
          </table:table-cell>
          <table:table-cell table:number-columns-repeated="14" office:value-type="float" office:value="213750262">
            <text:p>213750262</text:p>
          </table:table-cell>
          <table:table-cell office:value-type="float" office:value="1628834">
            <text:p>1628834</text:p>
          </table:table-cell>
          <table:table-cell table:number-columns-repeated="4" office:value-type="float" office:value="0">
            <text:p>0</text:p>
          </table:table-cell>
          <table:table-cell office:value-type="float" office:value="1104548">
            <text:p>1104548</text:p>
          </table:table-cell>
          <table:table-cell office:value-type="float" office:value="8166">
            <text:p>8166</text:p>
          </table:table-cell>
          <table:table-cell office:value-type="float" office:value="622799">
            <text:p>622799</text:p>
          </table:table-cell>
          <table:table-cell office:value-type="float" office:value="149008">
            <text:p>149008</text:p>
          </table:table-cell>
          <table:table-cell table:number-columns-repeated="2" office:value-type="float" office:value="0">
            <text:p>0</text:p>
          </table:table-cell>
          <table:table-cell office:value-type="float" office:value="1379930048">
            <text:p>1379930048</text:p>
          </table:table-cell>
          <table:table-cell office:value-type="float" office:value="513625096">
            <text:p>513625096</text:p>
          </table:table-cell>
          <table:table-cell table:number-columns-repeated="4" office:value-type="float" office:value="0">
            <text:p>0</text:p>
          </table:table-cell>
          <table:table-cell office:value-type="float" office:value="522521504">
            <text:p>522521504</text:p>
          </table:table-cell>
          <table:table-cell office:value-type="float" office:value="0">
            <text:p>0</text:p>
          </table:table-cell>
          <table:table-cell office:value-type="float" office:value="522521504">
            <text:p>522521504</text:p>
          </table:table-cell>
          <table:table-cell office:value-type="float" office:value="8164793">
            <text:p>8164793</text:p>
          </table:table-cell>
          <table:table-cell office:value-type="float" office:value="261260752">
            <text:p>261260752</text:p>
          </table:table-cell>
          <table:table-cell office:value-type="float" office:value="0">
            <text:p>0</text:p>
          </table:table-cell>
          <table:table-cell office:value-type="float" office:value="174173834">
            <text:p>174173834</text:p>
          </table:table-cell>
          <table:table-cell office:value-type="float" office:value="0">
            <text:p>0</text:p>
          </table:table-cell>
          <table:table-cell office:value-type="float" office:value="174173834">
            <text:p>174173834</text:p>
          </table:table-cell>
          <table:table-cell office:value-type="float" office:value="0">
            <text:p>0</text:p>
          </table:table-cell>
          <table:table-cell office:value-type="float" office:value="87086917">
            <text:p>87086917</text:p>
          </table:table-cell>
          <table:table-cell office:value-type="float" office:value="258450407">
            <text:p>258450407</text:p>
          </table:table-cell>
          <table:table-cell office:value-type="float" office:value="348347669">
            <text:p>348347669</text:p>
          </table:table-cell>
          <table:table-cell office:value-type="float" office:value="522521504">
            <text:p>52252150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910175155">
            <text:p>1910175155</text:p>
          </table:table-cell>
          <table:table-cell office:value-type="float" office:value="612437618">
            <text:p>612437618</text:p>
          </table:table-cell>
          <table:table-cell office:value-type="float" office:value="1694690356">
            <text:p>1694690356</text:p>
          </table:table-cell>
          <table:table-cell office:value-type="float" office:value="606695156">
            <text:p>606695156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77758">
            <text:p>277758</text:p>
          </table:table-cell>
          <table:table-cell table:number-columns-repeated="14" office:value-type="float" office:value="241741726">
            <text:p>241741726</text:p>
          </table:table-cell>
          <table:table-cell office:value-type="float" office:value="1628829">
            <text:p>1628829</text:p>
          </table:table-cell>
          <table:table-cell table:number-columns-repeated="4" office:value-type="float" office:value="0">
            <text:p>0</text:p>
          </table:table-cell>
          <table:table-cell office:value-type="float" office:value="1104544">
            <text:p>1104544</text:p>
          </table:table-cell>
          <table:table-cell office:value-type="float" office:value="8166">
            <text:p>8166</text:p>
          </table:table-cell>
          <table:table-cell office:value-type="float" office:value="622801">
            <text:p>622801</text:p>
          </table:table-cell>
          <table:table-cell office:value-type="float" office:value="149091">
            <text:p>149091</text:p>
          </table:table-cell>
          <table:table-cell table:number-columns-repeated="2" office:value-type="float" office:value="0">
            <text:p>0</text:p>
          </table:table-cell>
          <table:table-cell office:value-type="float" office:value="1577062912">
            <text:p>1577062912</text:p>
          </table:table-cell>
          <table:table-cell office:value-type="float" office:value="602586884">
            <text:p>602586884</text:p>
          </table:table-cell>
          <table:table-cell table:number-columns-repeated="4" office:value-type="float" office:value="0">
            <text:p>0</text:p>
          </table:table-cell>
          <table:table-cell office:value-type="float" office:value="612437618">
            <text:p>612437618</text:p>
          </table:table-cell>
          <table:table-cell office:value-type="float" office:value="0">
            <text:p>0</text:p>
          </table:table-cell>
          <table:table-cell office:value-type="float" office:value="612437618">
            <text:p>612437618</text:p>
          </table:table-cell>
          <table:table-cell office:value-type="float" office:value="9569940">
            <text:p>9569940</text:p>
          </table:table-cell>
          <table:table-cell office:value-type="float" office:value="306218809">
            <text:p>306218809</text:p>
          </table:table-cell>
          <table:table-cell office:value-type="float" office:value="0">
            <text:p>0</text:p>
          </table:table-cell>
          <table:table-cell office:value-type="float" office:value="204145873">
            <text:p>204145873</text:p>
          </table:table-cell>
          <table:table-cell office:value-type="float" office:value="0">
            <text:p>0</text:p>
          </table:table-cell>
          <table:table-cell office:value-type="float" office:value="204145873">
            <text:p>204145873</text:p>
          </table:table-cell>
          <table:table-cell office:value-type="float" office:value="0">
            <text:p>0</text:p>
          </table:table-cell>
          <table:table-cell office:value-type="float" office:value="102072936">
            <text:p>102072936</text:p>
          </table:table-cell>
          <table:table-cell office:value-type="float" office:value="302798597">
            <text:p>302798597</text:p>
          </table:table-cell>
          <table:table-cell office:value-type="float" office:value="408291745">
            <text:p>408291745</text:p>
          </table:table-cell>
          <table:table-cell office:value-type="float" office:value="612437618">
            <text:p>612437618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1919655508">
            <text:p>1919655508</text:p>
          </table:table-cell>
          <table:table-cell office:value-type="float" office:value="704122214">
            <text:p>704122214</text:p>
          </table:table-cell>
          <table:table-cell office:value-type="float" office:value="1950319687">
            <text:p>1950319687</text:p>
          </table:table-cell>
          <table:table-cell office:value-type="float" office:value="698449840">
            <text:p>69844984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58611">
            <text:p>358611</text:p>
          </table:table-cell>
          <table:table-cell table:number-columns-repeated="14" office:value-type="float" office:value="270159606">
            <text:p>270159606</text:p>
          </table:table-cell>
          <table:table-cell office:value-type="float" office:value="1952059">
            <text:p>1952059</text:p>
          </table:table-cell>
          <table:table-cell table:number-columns-repeated="4" office:value-type="float" office:value="0">
            <text:p>0</text:p>
          </table:table-cell>
          <table:table-cell office:value-type="float" office:value="1424263">
            <text:p>1424263</text:p>
          </table:table-cell>
          <table:table-cell office:value-type="float" office:value="11926">
            <text:p>11926</text:p>
          </table:table-cell>
          <table:table-cell office:value-type="float" office:value="634065">
            <text:p>634065</text:p>
          </table:table-cell>
          <table:table-cell office:value-type="float" office:value="151108">
            <text:p>151108</text:p>
          </table:table-cell>
          <table:table-cell table:number-columns-repeated="2" office:value-type="float" office:value="0">
            <text:p>0</text:p>
          </table:table-cell>
          <table:table-cell office:value-type="float" office:value="1774195776">
            <text:p>1774195776</text:p>
          </table:table-cell>
          <table:table-cell office:value-type="float" office:value="692480768">
            <text:p>692480768</text:p>
          </table:table-cell>
          <table:table-cell table:number-columns-repeated="4" office:value-type="float" office:value="0">
            <text:p>0</text:p>
          </table:table-cell>
          <table:table-cell office:value-type="float" office:value="704122214">
            <text:p>704122214</text:p>
          </table:table-cell>
          <table:table-cell office:value-type="float" office:value="0">
            <text:p>0</text:p>
          </table:table-cell>
          <table:table-cell office:value-type="float" office:value="704122214">
            <text:p>704122214</text:p>
          </table:table-cell>
          <table:table-cell office:value-type="float" office:value="11002577">
            <text:p>11002577</text:p>
          </table:table-cell>
          <table:table-cell office:value-type="float" office:value="352061107">
            <text:p>352061107</text:p>
          </table:table-cell>
          <table:table-cell office:value-type="float" office:value="0">
            <text:p>0</text:p>
          </table:table-cell>
          <table:table-cell office:value-type="float" office:value="234707404">
            <text:p>234707404</text:p>
          </table:table-cell>
          <table:table-cell office:value-type="float" office:value="0">
            <text:p>0</text:p>
          </table:table-cell>
          <table:table-cell office:value-type="float" office:value="234707404">
            <text:p>234707404</text:p>
          </table:table-cell>
          <table:table-cell office:value-type="float" office:value="0">
            <text:p>0</text:p>
          </table:table-cell>
          <table:table-cell office:value-type="float" office:value="117353702">
            <text:p>117353702</text:p>
          </table:table-cell>
          <table:table-cell office:value-type="float" office:value="349656949">
            <text:p>349656949</text:p>
          </table:table-cell>
          <table:table-cell office:value-type="float" office:value="469414809">
            <text:p>469414809</text:p>
          </table:table-cell>
          <table:table-cell office:value-type="float" office:value="704122214">
            <text:p>70412221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1930267466">
            <text:p>1930267466</text:p>
          </table:table-cell>
          <table:table-cell office:value-type="float" office:value="796297123">
            <text:p>796297123</text:p>
          </table:table-cell>
          <table:table-cell office:value-type="float" office:value="2209098290">
            <text:p>2209098290</text:p>
          </table:table-cell>
          <table:table-cell office:value-type="float" office:value="790700433">
            <text:p>790700433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77760">
            <text:p>277760</text:p>
          </table:table-cell>
          <table:table-cell table:number-columns-repeated="14" office:value-type="float" office:value="299773911">
            <text:p>299773911</text:p>
          </table:table-cell>
          <table:table-cell office:value-type="float" office:value="1628834">
            <text:p>1628834</text:p>
          </table:table-cell>
          <table:table-cell table:number-columns-repeated="4" office:value-type="float" office:value="0">
            <text:p>0</text:p>
          </table:table-cell>
          <table:table-cell office:value-type="float" office:value="1104548">
            <text:p>1104548</text:p>
          </table:table-cell>
          <table:table-cell office:value-type="float" office:value="8166">
            <text:p>8166</text:p>
          </table:table-cell>
          <table:table-cell office:value-type="float" office:value="622799">
            <text:p>622799</text:p>
          </table:table-cell>
          <table:table-cell office:value-type="float" office:value="149052">
            <text:p>149052</text:p>
          </table:table-cell>
          <table:table-cell table:number-columns-repeated="2" office:value-type="float" office:value="0">
            <text:p>0</text:p>
          </table:table-cell>
          <table:table-cell office:value-type="float" office:value="1971328640">
            <text:p>1971328640</text:p>
          </table:table-cell>
          <table:table-cell office:value-type="float" office:value="786071972">
            <text:p>786071972</text:p>
          </table:table-cell>
          <table:table-cell table:number-columns-repeated="4" office:value-type="float" office:value="0">
            <text:p>0</text:p>
          </table:table-cell>
          <table:table-cell office:value-type="float" office:value="796297123">
            <text:p>796297123</text:p>
          </table:table-cell>
          <table:table-cell office:value-type="float" office:value="0">
            <text:p>0</text:p>
          </table:table-cell>
          <table:table-cell office:value-type="float" office:value="796297123">
            <text:p>796297123</text:p>
          </table:table-cell>
          <table:table-cell office:value-type="float" office:value="12442615">
            <text:p>12442615</text:p>
          </table:table-cell>
          <table:table-cell office:value-type="float" office:value="398148562">
            <text:p>398148562</text:p>
          </table:table-cell>
          <table:table-cell office:value-type="float" office:value="0">
            <text:p>0</text:p>
          </table:table-cell>
          <table:table-cell office:value-type="float" office:value="265432374">
            <text:p>265432374</text:p>
          </table:table-cell>
          <table:table-cell office:value-type="float" office:value="0">
            <text:p>0</text:p>
          </table:table-cell>
          <table:table-cell office:value-type="float" office:value="265432374">
            <text:p>265432374</text:p>
          </table:table-cell>
          <table:table-cell office:value-type="float" office:value="0">
            <text:p>0</text:p>
          </table:table-cell>
          <table:table-cell office:value-type="float" office:value="132716187">
            <text:p>132716187</text:p>
          </table:table-cell>
          <table:table-cell office:value-type="float" office:value="393001652">
            <text:p>393001652</text:p>
          </table:table-cell>
          <table:table-cell office:value-type="float" office:value="530864749">
            <text:p>530864749</text:p>
          </table:table-cell>
          <table:table-cell office:value-type="float" office:value="796297123">
            <text:p>796297123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1942314595">
            <text:p>1942314595</text:p>
          </table:table-cell>
          <table:table-cell office:value-type="float" office:value="913866968">
            <text:p>913866968</text:p>
          </table:table-cell>
          <table:table-cell office:value-type="float" office:value="2531185651">
            <text:p>2531185651</text:p>
          </table:table-cell>
          <table:table-cell office:value-type="float" office:value="908374838">
            <text:p>908374838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42896">
            <text:p>342896</text:p>
          </table:table-cell>
          <table:table-cell table:number-columns-repeated="14" office:value-type="float" office:value="331299808">
            <text:p>331299808</text:p>
          </table:table-cell>
          <table:table-cell office:value-type="float" office:value="1889267">
            <text:p>1889267</text:p>
          </table:table-cell>
          <table:table-cell table:number-columns-repeated="4" office:value-type="float" office:value="0">
            <text:p>0</text:p>
          </table:table-cell>
          <table:table-cell office:value-type="float" office:value="1362568">
            <text:p>1362568</text:p>
          </table:table-cell>
          <table:table-cell office:value-type="float" office:value="12915">
            <text:p>12915</text:p>
          </table:table-cell>
          <table:table-cell office:value-type="float" office:value="918426">
            <text:p>918426</text:p>
          </table:table-cell>
          <table:table-cell office:value-type="float" office:value="215202">
            <text:p>215202</text:p>
          </table:table-cell>
          <table:table-cell table:number-columns-repeated="2" office:value-type="float" office:value="0">
            <text:p>0</text:p>
          </table:table-cell>
          <table:table-cell office:value-type="float" office:value="2168461504">
            <text:p>2168461504</text:p>
          </table:table-cell>
          <table:table-cell office:value-type="float" office:value="904597596">
            <text:p>904597596</text:p>
          </table:table-cell>
          <table:table-cell table:number-columns-repeated="4" office:value-type="float" office:value="0">
            <text:p>0</text:p>
          </table:table-cell>
          <table:table-cell office:value-type="float" office:value="913866968">
            <text:p>913866968</text:p>
          </table:table-cell>
          <table:table-cell office:value-type="float" office:value="0">
            <text:p>0</text:p>
          </table:table-cell>
          <table:table-cell office:value-type="float" office:value="913866968">
            <text:p>913866968</text:p>
          </table:table-cell>
          <table:table-cell office:value-type="float" office:value="14281123">
            <text:p>14281123</text:p>
          </table:table-cell>
          <table:table-cell office:value-type="float" office:value="456933484">
            <text:p>456933484</text:p>
          </table:table-cell>
          <table:table-cell office:value-type="float" office:value="0">
            <text:p>0</text:p>
          </table:table-cell>
          <table:table-cell office:value-type="float" office:value="304622322">
            <text:p>304622322</text:p>
          </table:table-cell>
          <table:table-cell office:value-type="float" office:value="0">
            <text:p>0</text:p>
          </table:table-cell>
          <table:table-cell office:value-type="float" office:value="304622322">
            <text:p>304622322</text:p>
          </table:table-cell>
          <table:table-cell office:value-type="float" office:value="0">
            <text:p>0</text:p>
          </table:table-cell>
          <table:table-cell office:value-type="float" office:value="152311161">
            <text:p>152311161</text:p>
          </table:table-cell>
          <table:table-cell office:value-type="float" office:value="453605337">
            <text:p>453605337</text:p>
          </table:table-cell>
          <table:table-cell office:value-type="float" office:value="609244645">
            <text:p>609244645</text:p>
          </table:table-cell>
          <table:table-cell office:value-type="float" office:value="913866968">
            <text:p>913866968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1955961272">
            <text:p>1955961272</text:p>
          </table:table-cell>
          <table:table-cell office:value-type="float" office:value="1068752520">
            <text:p>1068752520</text:p>
          </table:table-cell>
          <table:table-cell office:value-type="float" office:value="2963033152">
            <text:p>2963033152</text:p>
          </table:table-cell>
          <table:table-cell office:value-type="float" office:value="1063040733">
            <text:p>106304073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09782">
            <text:p>409782</text:p>
          </table:table-cell>
          <table:table-cell table:number-columns-repeated="14" office:value-type="float" office:value="362731307">
            <text:p>362731307</text:p>
          </table:table-cell>
          <table:table-cell office:value-type="float" office:value="2674900">
            <text:p>2674900</text:p>
          </table:table-cell>
          <table:table-cell table:number-columns-repeated="4" office:value-type="float" office:value="0">
            <text:p>0</text:p>
          </table:table-cell>
          <table:table-cell office:value-type="float" office:value="1629839">
            <text:p>1629839</text:p>
          </table:table-cell>
          <table:table-cell office:value-type="float" office:value="12591">
            <text:p>12591</text:p>
          </table:table-cell>
          <table:table-cell office:value-type="float" office:value="634065">
            <text:p>634065</text:p>
          </table:table-cell>
          <table:table-cell office:value-type="float" office:value="150916">
            <text:p>150916</text:p>
          </table:table-cell>
          <table:table-cell table:number-columns-repeated="2" office:value-type="float" office:value="0">
            <text:p>0</text:p>
          </table:table-cell>
          <table:table-cell office:value-type="float" office:value="2365594368">
            <text:p>2365594368</text:p>
          </table:table-cell>
          <table:table-cell office:value-type="float" office:value="1063229124">
            <text:p>1063229124</text:p>
          </table:table-cell>
          <table:table-cell table:number-columns-repeated="4" office:value-type="float" office:value="0">
            <text:p>0</text:p>
          </table:table-cell>
          <table:table-cell office:value-type="float" office:value="1068752520">
            <text:p>1068752520</text:p>
          </table:table-cell>
          <table:table-cell office:value-type="float" office:value="0">
            <text:p>0</text:p>
          </table:table-cell>
          <table:table-cell office:value-type="float" office:value="1068752520">
            <text:p>1068752520</text:p>
          </table:table-cell>
          <table:table-cell office:value-type="float" office:value="16700655">
            <text:p>16700655</text:p>
          </table:table-cell>
          <table:table-cell office:value-type="float" office:value="534376260">
            <text:p>534376260</text:p>
          </table:table-cell>
          <table:table-cell office:value-type="float" office:value="0">
            <text:p>0</text:p>
          </table:table-cell>
          <table:table-cell office:value-type="float" office:value="356250840">
            <text:p>356250840</text:p>
          </table:table-cell>
          <table:table-cell office:value-type="float" office:value="0">
            <text:p>0</text:p>
          </table:table-cell>
          <table:table-cell office:value-type="float" office:value="356250840">
            <text:p>356250840</text:p>
          </table:table-cell>
          <table:table-cell office:value-type="float" office:value="0">
            <text:p>0</text:p>
          </table:table-cell>
          <table:table-cell office:value-type="float" office:value="178125420">
            <text:p>178125420</text:p>
          </table:table-cell>
          <table:table-cell office:value-type="float" office:value="3819660">
            <text:p>3819660</text:p>
          </table:table-cell>
          <table:table-cell office:value-type="float" office:value="712501680">
            <text:p>712501680</text:p>
          </table:table-cell>
          <table:table-cell office:value-type="float" office:value="1068752520">
            <text:p>1068752520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1971471067">
            <text:p>1971471067</text:p>
          </table:table-cell>
          <table:table-cell office:value-type="float" office:value="1149953327">
            <text:p>1149953327</text:p>
          </table:table-cell>
          <table:table-cell office:value-type="float" office:value="3195395017">
            <text:p>3195395017</text:p>
          </table:table-cell>
          <table:table-cell office:value-type="float" office:value="1144231551">
            <text:p>114423155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24362">
            <text:p>724362</text:p>
          </table:table-cell>
          <table:table-cell table:number-columns-repeated="14" office:value-type="float" office:value="395962861">
            <text:p>395962861</text:p>
          </table:table-cell>
          <table:table-cell office:value-type="float" office:value="3932691">
            <text:p>3932691</text:p>
          </table:table-cell>
          <table:table-cell table:number-columns-repeated="4" office:value-type="float" office:value="0">
            <text:p>0</text:p>
          </table:table-cell>
          <table:table-cell office:value-type="float" office:value="2870720">
            <text:p>2870720</text:p>
          </table:table-cell>
          <table:table-cell office:value-type="float" office:value="31079">
            <text:p>31079</text:p>
          </table:table-cell>
          <table:table-cell office:value-type="float" office:value="1972271">
            <text:p>1972271</text:p>
          </table:table-cell>
          <table:table-cell office:value-type="float" office:value="448167">
            <text:p>448167</text:p>
          </table:table-cell>
          <table:table-cell table:number-columns-repeated="2" office:value-type="float" office:value="0">
            <text:p>0</text:p>
          </table:table-cell>
          <table:table-cell office:value-type="float" office:value="2562727232">
            <text:p>2562727232</text:p>
          </table:table-cell>
          <table:table-cell office:value-type="float" office:value="1144955736">
            <text:p>1144955736</text:p>
          </table:table-cell>
          <table:table-cell table:number-columns-repeated="4" office:value-type="float" office:value="0">
            <text:p>0</text:p>
          </table:table-cell>
          <table:table-cell office:value-type="float" office:value="1149953327">
            <text:p>1149953327</text:p>
          </table:table-cell>
          <table:table-cell office:value-type="float" office:value="0">
            <text:p>0</text:p>
          </table:table-cell>
          <table:table-cell office:value-type="float" office:value="1149953327">
            <text:p>1149953327</text:p>
          </table:table-cell>
          <table:table-cell office:value-type="float" office:value="17969536">
            <text:p>17969536</text:p>
          </table:table-cell>
          <table:table-cell office:value-type="float" office:value="574976663">
            <text:p>574976663</text:p>
          </table:table-cell>
          <table:table-cell office:value-type="float" office:value="0">
            <text:p>0</text:p>
          </table:table-cell>
          <table:table-cell office:value-type="float" office:value="383317775">
            <text:p>383317775</text:p>
          </table:table-cell>
          <table:table-cell office:value-type="float" office:value="0">
            <text:p>0</text:p>
          </table:table-cell>
          <table:table-cell office:value-type="float" office:value="383317775">
            <text:p>383317775</text:p>
          </table:table-cell>
          <table:table-cell office:value-type="float" office:value="0">
            <text:p>0</text:p>
          </table:table-cell>
          <table:table-cell office:value-type="float" office:value="191658887">
            <text:p>191658887</text:p>
          </table:table-cell>
          <table:table-cell office:value-type="float" office:value="5484269">
            <text:p>5484269</text:p>
          </table:table-cell>
          <table:table-cell office:value-type="float" office:value="766635551">
            <text:p>766635551</text:p>
          </table:table-cell>
          <table:table-cell office:value-type="float" office:value="1149953327">
            <text:p>1149953327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988452385">
            <text:p>1988452385</text:p>
          </table:table-cell>
          <table:table-cell office:value-type="float" office:value="1297085632">
            <text:p>1297085632</text:p>
          </table:table-cell>
          <table:table-cell office:value-type="float" office:value="3594612982">
            <text:p>3594612982</text:p>
          </table:table-cell>
          <table:table-cell office:value-type="float" office:value="1291442397">
            <text:p>1291442397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483670">
            <text:p>483670</text:p>
          </table:table-cell>
          <table:table-cell table:number-columns-repeated="14" office:value-type="float" office:value="420941588">
            <text:p>420941588</text:p>
          </table:table-cell>
          <table:table-cell office:value-type="float" office:value="2970310">
            <text:p>2970310</text:p>
          </table:table-cell>
          <table:table-cell table:number-columns-repeated="4" office:value-type="float" office:value="0">
            <text:p>0</text:p>
          </table:table-cell>
          <table:table-cell office:value-type="float" office:value="1921418">
            <text:p>1921418</text:p>
          </table:table-cell>
          <table:table-cell office:value-type="float" office:value="21621">
            <text:p>21621</text:p>
          </table:table-cell>
          <table:table-cell office:value-type="float" office:value="998089">
            <text:p>998089</text:p>
          </table:table-cell>
          <table:table-cell office:value-type="float" office:value="226026">
            <text:p>226026</text:p>
          </table:table-cell>
          <table:table-cell table:number-columns-repeated="2" office:value-type="float" office:value="0">
            <text:p>0</text:p>
          </table:table-cell>
          <table:table-cell office:value-type="float" office:value="2759860096">
            <text:p>2759860096</text:p>
          </table:table-cell>
          <table:table-cell office:value-type="float" office:value="649945820">
            <text:p>649945820</text:p>
          </table:table-cell>
          <table:table-cell table:number-columns-repeated="4" office:value-type="float" office:value="0">
            <text:p>0</text:p>
          </table:table-cell>
          <table:table-cell office:value-type="float" office:value="1297085632">
            <text:p>1297085632</text:p>
          </table:table-cell>
          <table:table-cell office:value-type="float" office:value="0">
            <text:p>0</text:p>
          </table:table-cell>
          <table:table-cell office:value-type="float" office:value="1297085632">
            <text:p>1297085632</text:p>
          </table:table-cell>
          <table:table-cell office:value-type="float" office:value="20268306">
            <text:p>20268306</text:p>
          </table:table-cell>
          <table:table-cell office:value-type="float" office:value="648542816">
            <text:p>648542816</text:p>
          </table:table-cell>
          <table:table-cell office:value-type="float" office:value="0">
            <text:p>0</text:p>
          </table:table-cell>
          <table:table-cell office:value-type="float" office:value="432361878">
            <text:p>432361878</text:p>
          </table:table-cell>
          <table:table-cell office:value-type="float" office:value="0">
            <text:p>0</text:p>
          </table:table-cell>
          <table:table-cell office:value-type="float" office:value="432361877">
            <text:p>432361877</text:p>
          </table:table-cell>
          <table:table-cell office:value-type="float" office:value="642335403">
            <text:p>642335403</text:p>
          </table:table-cell>
          <table:table-cell office:value-type="float" office:value="216180938">
            <text:p>216180938</text:p>
          </table:table-cell>
          <table:table-cell office:value-type="float" office:value="3232891">
            <text:p>3232891</text:p>
          </table:table-cell>
          <table:table-cell office:value-type="float" office:value="864723755">
            <text:p>864723755</text:p>
          </table:table-cell>
          <table:table-cell office:value-type="float" office:value="1297085632">
            <text:p>1297085632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2007566402">
            <text:p>2007566402</text:p>
          </table:table-cell>
          <table:table-cell office:value-type="float" office:value="1488469730">
            <text:p>1488469730</text:p>
          </table:table-cell>
          <table:table-cell office:value-type="float" office:value="4126182840">
            <text:p>4126182840</text:p>
          </table:table-cell>
          <table:table-cell office:value-type="float" office:value="1482908348">
            <text:p>1482908348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650623">
            <text:p>650623</text:p>
          </table:table-cell>
          <table:table-cell table:number-columns-repeated="14" office:value-type="float" office:value="452203730">
            <text:p>452203730</text:p>
          </table:table-cell>
          <table:table-cell office:value-type="float" office:value="3637910">
            <text:p>3637910</text:p>
          </table:table-cell>
          <table:table-cell table:number-columns-repeated="4" office:value-type="float" office:value="0">
            <text:p>0</text:p>
          </table:table-cell>
          <table:table-cell office:value-type="float" office:value="2577757">
            <text:p>2577757</text:p>
          </table:table-cell>
          <table:table-cell office:value-type="float" office:value="25221">
            <text:p>25221</text:p>
          </table:table-cell>
          <table:table-cell office:value-type="float" office:value="1268329">
            <text:p>1268329</text:p>
          </table:table-cell>
          <table:table-cell office:value-type="float" office:value="301893">
            <text:p>301893</text:p>
          </table:table-cell>
          <table:table-cell table:number-columns-repeated="2" office:value-type="float" office:value="0">
            <text:p>0</text:p>
          </table:table-cell>
          <table:table-cell office:value-type="float" office:value="2956992960">
            <text:p>2956992960</text:p>
          </table:table-cell>
          <table:table-cell office:value-type="float" office:value="755541400">
            <text:p>755541400</text:p>
          </table:table-cell>
          <table:table-cell table:number-columns-repeated="4" office:value-type="float" office:value="0">
            <text:p>0</text:p>
          </table:table-cell>
          <table:table-cell office:value-type="float" office:value="1488469730">
            <text:p>1488469730</text:p>
          </table:table-cell>
          <table:table-cell office:value-type="float" office:value="0">
            <text:p>0</text:p>
          </table:table-cell>
          <table:table-cell office:value-type="float" office:value="1488469730">
            <text:p>1488469730</text:p>
          </table:table-cell>
          <table:table-cell office:value-type="float" office:value="23257488">
            <text:p>23257488</text:p>
          </table:table-cell>
          <table:table-cell office:value-type="float" office:value="744234865">
            <text:p>744234865</text:p>
          </table:table-cell>
          <table:table-cell office:value-type="float" office:value="0">
            <text:p>0</text:p>
          </table:table-cell>
          <table:table-cell office:value-type="float" office:value="496156576">
            <text:p>496156576</text:p>
          </table:table-cell>
          <table:table-cell office:value-type="float" office:value="0">
            <text:p>0</text:p>
          </table:table-cell>
          <table:table-cell office:value-type="float" office:value="496156577">
            <text:p>496156577</text:p>
          </table:table-cell>
          <table:table-cell office:value-type="float" office:value="1481921368">
            <text:p>1481921368</text:p>
          </table:table-cell>
          <table:table-cell office:value-type="float" office:value="248078288">
            <text:p>248078288</text:p>
          </table:table-cell>
          <table:table-cell office:value-type="float" office:value="6052163">
            <text:p>6052163</text:p>
          </table:table-cell>
          <table:table-cell office:value-type="float" office:value="992313153">
            <text:p>992313153</text:p>
          </table:table-cell>
          <table:table-cell office:value-type="float" office:value="1488469730">
            <text:p>1488469730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2025689913">
            <text:p>2025689913</text:p>
          </table:table-cell>
          <table:table-cell office:value-type="float" office:value="1390567436">
            <text:p>1390567436</text:p>
          </table:table-cell>
          <table:table-cell office:value-type="float" office:value="3862940722">
            <text:p>3862940722</text:p>
          </table:table-cell>
          <table:table-cell office:value-type="float" office:value="1384720643">
            <text:p>138472064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409782">
            <text:p>409782</text:p>
          </table:table-cell>
          <table:table-cell table:number-columns-repeated="14" office:value-type="float" office:value="479055710">
            <text:p>479055710</text:p>
          </table:table-cell>
          <table:table-cell office:value-type="float" office:value="2674900">
            <text:p>2674900</text:p>
          </table:table-cell>
          <table:table-cell table:number-columns-repeated="4" office:value-type="float" office:value="0">
            <text:p>0</text:p>
          </table:table-cell>
          <table:table-cell office:value-type="float" office:value="1629839">
            <text:p>1629839</text:p>
          </table:table-cell>
          <table:table-cell office:value-type="float" office:value="12591">
            <text:p>12591</text:p>
          </table:table-cell>
          <table:table-cell office:value-type="float" office:value="634065">
            <text:p>634065</text:p>
          </table:table-cell>
          <table:table-cell office:value-type="float" office:value="151078">
            <text:p>151078</text:p>
          </table:table-cell>
          <table:table-cell table:number-columns-repeated="2" office:value-type="float" office:value="0">
            <text:p>0</text:p>
          </table:table-cell>
          <table:table-cell office:value-type="float" office:value="3154125824">
            <text:p>3154125824</text:p>
          </table:table-cell>
          <table:table-cell office:value-type="float" office:value="693002096">
            <text:p>693002096</text:p>
          </table:table-cell>
          <table:table-cell table:number-columns-repeated="4" office:value-type="float" office:value="0">
            <text:p>0</text:p>
          </table:table-cell>
          <table:table-cell office:value-type="float" office:value="1390567436">
            <text:p>1390567436</text:p>
          </table:table-cell>
          <table:table-cell office:value-type="float" office:value="0">
            <text:p>0</text:p>
          </table:table-cell>
          <table:table-cell office:value-type="float" office:value="1390567436">
            <text:p>1390567436</text:p>
          </table:table-cell>
          <table:table-cell office:value-type="float" office:value="21727748">
            <text:p>21727748</text:p>
          </table:table-cell>
          <table:table-cell office:value-type="float" office:value="695283718">
            <text:p>695283718</text:p>
          </table:table-cell>
          <table:table-cell office:value-type="float" office:value="0">
            <text:p>0</text:p>
          </table:table-cell>
          <table:table-cell office:value-type="float" office:value="463522478">
            <text:p>463522478</text:p>
          </table:table-cell>
          <table:table-cell office:value-type="float" office:value="0">
            <text:p>0</text:p>
          </table:table-cell>
          <table:table-cell office:value-type="float" office:value="463522478">
            <text:p>463522478</text:p>
          </table:table-cell>
          <table:table-cell office:value-type="float" office:value="1386898401">
            <text:p>1386898401</text:p>
          </table:table-cell>
          <table:table-cell office:value-type="float" office:value="231761239">
            <text:p>231761239</text:p>
          </table:table-cell>
          <table:table-cell office:value-type="float" office:value="11690328">
            <text:p>11690328</text:p>
          </table:table-cell>
          <table:table-cell office:value-type="float" office:value="927044957">
            <text:p>927044957</text:p>
          </table:table-cell>
          <table:table-cell office:value-type="float" office:value="1390567436">
            <text:p>1390567436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2044951352">
            <text:p>2044951352</text:p>
          </table:table-cell>
          <table:table-cell office:value-type="float" office:value="1475352341">
            <text:p>1475352341</text:p>
          </table:table-cell>
          <table:table-cell office:value-type="float" office:value="4056540155">
            <text:p>4056540155</text:p>
          </table:table-cell>
          <table:table-cell office:value-type="float" office:value="1469667877">
            <text:p>1469667877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734057">
            <text:p>734057</text:p>
          </table:table-cell>
          <table:table-cell table:number-columns-repeated="14" office:value-type="float" office:value="516060453">
            <text:p>516060453</text:p>
          </table:table-cell>
          <table:table-cell office:value-type="float" office:value="3979327">
            <text:p>3979327</text:p>
          </table:table-cell>
          <table:table-cell table:number-columns-repeated="4" office:value-type="float" office:value="0">
            <text:p>0</text:p>
          </table:table-cell>
          <table:table-cell office:value-type="float" office:value="2897206">
            <text:p>2897206</text:p>
          </table:table-cell>
          <table:table-cell office:value-type="float" office:value="28962">
            <text:p>28962</text:p>
          </table:table-cell>
          <table:table-cell office:value-type="float" office:value="1620296">
            <text:p>1620296</text:p>
          </table:table-cell>
          <table:table-cell office:value-type="float" office:value="381889">
            <text:p>381889</text:p>
          </table:table-cell>
          <table:table-cell table:number-columns-repeated="2" office:value-type="float" office:value="0">
            <text:p>0</text:p>
          </table:table-cell>
          <table:table-cell office:value-type="float" office:value="3351258688">
            <text:p>3351258688</text:p>
          </table:table-cell>
          <table:table-cell office:value-type="float" office:value="738580924">
            <text:p>738580924</text:p>
          </table:table-cell>
          <table:table-cell table:number-columns-repeated="4" office:value-type="float" office:value="0">
            <text:p>0</text:p>
          </table:table-cell>
          <table:table-cell office:value-type="float" office:value="1475352341">
            <text:p>1475352341</text:p>
          </table:table-cell>
          <table:table-cell office:value-type="float" office:value="0">
            <text:p>0</text:p>
          </table:table-cell>
          <table:table-cell office:value-type="float" office:value="1475352341">
            <text:p>1475352341</text:p>
          </table:table-cell>
          <table:table-cell office:value-type="float" office:value="23052541">
            <text:p>23052541</text:p>
          </table:table-cell>
          <table:table-cell office:value-type="float" office:value="737676170">
            <text:p>737676170</text:p>
          </table:table-cell>
          <table:table-cell office:value-type="float" office:value="0">
            <text:p>0</text:p>
          </table:table-cell>
          <table:table-cell office:value-type="float" office:value="491784113">
            <text:p>491784113</text:p>
          </table:table-cell>
          <table:table-cell office:value-type="float" office:value="0">
            <text:p>0</text:p>
          </table:table-cell>
          <table:table-cell office:value-type="float" office:value="491784114">
            <text:p>491784114</text:p>
          </table:table-cell>
          <table:table-cell office:value-type="float" office:value="1460995195">
            <text:p>1460995195</text:p>
          </table:table-cell>
          <table:table-cell office:value-type="float" office:value="245892056">
            <text:p>245892056</text:p>
          </table:table-cell>
          <table:table-cell office:value-type="float" office:value="10214845">
            <text:p>10214845</text:p>
          </table:table-cell>
          <table:table-cell office:value-type="float" office:value="983568228">
            <text:p>983568228</text:p>
          </table:table-cell>
          <table:table-cell office:value-type="float" office:value="1475352341">
            <text:p>1475352341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2079939083">
            <text:p>2079939083</text:p>
          </table:table-cell>
          <table:table-cell office:value-type="float" office:value="2885747803">
            <text:p>2885747803</text:p>
          </table:table-cell>
          <table:table-cell office:value-type="float" office:value="3726239897">
            <text:p>3726239897</text:p>
          </table:table-cell>
          <table:table-cell office:value-type="float" office:value="2879620159">
            <text:p>2879620159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474918">
            <text:p>474918</text:p>
          </table:table-cell>
          <table:table-cell table:number-columns-repeated="14" office:value-type="float" office:value="544249897">
            <text:p>544249897</text:p>
          </table:table-cell>
          <table:table-cell office:value-type="float" office:value="2935332">
            <text:p>2935332</text:p>
          </table:table-cell>
          <table:table-cell table:number-columns-repeated="4" office:value-type="float" office:value="0">
            <text:p>0</text:p>
          </table:table-cell>
          <table:table-cell office:value-type="float" office:value="1887859">
            <text:p>1887859</text:p>
          </table:table-cell>
          <table:table-cell office:value-type="float" office:value="17340">
            <text:p>17340</text:p>
          </table:table-cell>
          <table:table-cell office:value-type="float" office:value="929692">
            <text:p>929692</text:p>
          </table:table-cell>
          <table:table-cell office:value-type="float" office:value="217141">
            <text:p>217141</text:p>
          </table:table-cell>
          <table:table-cell table:number-columns-repeated="2" office:value-type="float" office:value="0">
            <text:p>0</text:p>
          </table:table-cell>
          <table:table-cell office:value-type="float" office:value="3548391552">
            <text:p>3548391552</text:p>
          </table:table-cell>
          <table:table-cell office:value-type="float" office:value="1451340564">
            <text:p>1451340564</text:p>
          </table:table-cell>
          <table:table-cell table:number-columns-repeated="4" office:value-type="float" office:value="0">
            <text:p>0</text:p>
          </table:table-cell>
          <table:table-cell office:value-type="float" office:value="2885747803">
            <text:p>2885747803</text:p>
          </table:table-cell>
          <table:table-cell office:value-type="float" office:value="0">
            <text:p>0</text:p>
          </table:table-cell>
          <table:table-cell office:value-type="float" office:value="2885747803">
            <text:p>2885747803</text:p>
          </table:table-cell>
          <table:table-cell office:value-type="float" office:value="45090103">
            <text:p>45090103</text:p>
          </table:table-cell>
          <table:table-cell office:value-type="float" office:value="1442873901">
            <text:p>1442873901</text:p>
          </table:table-cell>
          <table:table-cell office:value-type="float" office:value="0">
            <text:p>0</text:p>
          </table:table-cell>
          <table:table-cell office:value-type="float" office:value="961915934">
            <text:p>961915934</text:p>
          </table:table-cell>
          <table:table-cell office:value-type="float" office:value="0">
            <text:p>0</text:p>
          </table:table-cell>
          <table:table-cell office:value-type="float" office:value="961915934">
            <text:p>961915934</text:p>
          </table:table-cell>
          <table:table-cell office:value-type="float" office:value="2866799561">
            <text:p>2866799561</text:p>
          </table:table-cell>
          <table:table-cell office:value-type="float" office:value="480957967">
            <text:p>480957967</text:p>
          </table:table-cell>
          <table:table-cell office:value-type="float" office:value="6377266">
            <text:p>6377266</text:p>
          </table:table-cell>
          <table:table-cell office:value-type="float" office:value="1923831869">
            <text:p>1923831869</text:p>
          </table:table-cell>
          <table:table-cell office:value-type="float" office:value="2885747803">
            <text:p>2885747803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2120968052">
            <text:p>2120968052</text:p>
          </table:table-cell>
          <table:table-cell office:value-type="float" office:value="3413078154">
            <text:p>3413078154</text:p>
          </table:table-cell>
          <table:table-cell office:value-type="float" office:value="897625552">
            <text:p>897625552</text:p>
          </table:table-cell>
          <table:table-cell office:value-type="float" office:value="3407451409">
            <text:p>3407451409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474927">
            <text:p>474927</text:p>
          </table:table-cell>
          <table:table-cell table:number-columns-repeated="14" office:value-type="float" office:value="571973294">
            <text:p>571973294</text:p>
          </table:table-cell>
          <table:table-cell office:value-type="float" office:value="2935370">
            <text:p>2935370</text:p>
          </table:table-cell>
          <table:table-cell table:number-columns-repeated="4" office:value-type="float" office:value="0">
            <text:p>0</text:p>
          </table:table-cell>
          <table:table-cell office:value-type="float" office:value="1887897">
            <text:p>1887897</text:p>
          </table:table-cell>
          <table:table-cell office:value-type="float" office:value="24319">
            <text:p>24319</text:p>
          </table:table-cell>
          <table:table-cell office:value-type="float" office:value="929882">
            <text:p>929882</text:p>
          </table:table-cell>
          <table:table-cell office:value-type="float" office:value="217132">
            <text:p>217132</text:p>
          </table:table-cell>
          <table:table-cell table:number-columns-repeated="2" office:value-type="float" office:value="0">
            <text:p>0</text:p>
          </table:table-cell>
          <table:table-cell office:value-type="float" office:value="3745524416">
            <text:p>3745524416</text:p>
          </table:table-cell>
          <table:table-cell office:value-type="float" office:value="3418122080">
            <text:p>3418122080</text:p>
          </table:table-cell>
          <table:table-cell table:number-columns-repeated="4" office:value-type="float" office:value="0">
            <text:p>0</text:p>
          </table:table-cell>
          <table:table-cell office:value-type="float" office:value="3413078154">
            <text:p>3413078154</text:p>
          </table:table-cell>
          <table:table-cell office:value-type="float" office:value="0">
            <text:p>0</text:p>
          </table:table-cell>
          <table:table-cell office:value-type="float" office:value="3413078154">
            <text:p>3413078154</text:p>
          </table:table-cell>
          <table:table-cell office:value-type="float" office:value="53329674">
            <text:p>53329674</text:p>
          </table:table-cell>
          <table:table-cell office:value-type="float" office:value="1706539076">
            <text:p>1706539076</text:p>
          </table:table-cell>
          <table:table-cell office:value-type="float" office:value="0">
            <text:p>0</text:p>
          </table:table-cell>
          <table:table-cell office:value-type="float" office:value="1137692718">
            <text:p>1137692718</text:p>
          </table:table-cell>
          <table:table-cell office:value-type="float" office:value="0">
            <text:p>0</text:p>
          </table:table-cell>
          <table:table-cell office:value-type="float" office:value="1137692717">
            <text:p>1137692717</text:p>
          </table:table-cell>
          <table:table-cell office:value-type="float" office:value="3402189751">
            <text:p>3402189751</text:p>
          </table:table-cell>
          <table:table-cell office:value-type="float" office:value="568846359">
            <text:p>568846359</text:p>
          </table:table-cell>
          <table:table-cell office:value-type="float" office:value="997438537">
            <text:p>997438537</text:p>
          </table:table-cell>
          <table:table-cell office:value-type="float" office:value="2275385436">
            <text:p>2275385436</text:p>
          </table:table-cell>
          <table:table-cell office:value-type="float" office:value="3413078154">
            <text:p>341307815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2169981400">
            <text:p>2169981400</text:p>
          </table:table-cell>
          <table:table-cell office:value-type="float" office:value="4077456054">
            <text:p>4077456054</text:p>
          </table:table-cell>
          <table:table-cell office:value-type="float" office:value="2736131920">
            <text:p>2736131920</text:p>
          </table:table-cell>
          <table:table-cell office:value-type="float" office:value="4071966393">
            <text:p>4071966393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511849">
            <text:p>511849</text:p>
          </table:table-cell>
          <table:table-cell table:number-columns-repeated="14" office:value-type="float" office:value="600479122">
            <text:p>600479122</text:p>
          </table:table-cell>
          <table:table-cell office:value-type="float" office:value="3090868">
            <text:p>3090868</text:p>
          </table:table-cell>
          <table:table-cell table:number-columns-repeated="4" office:value-type="float" office:value="0">
            <text:p>0</text:p>
          </table:table-cell>
          <table:table-cell office:value-type="float" office:value="2019346">
            <text:p>2019346</text:p>
          </table:table-cell>
          <table:table-cell office:value-type="float" office:value="29091">
            <text:p>29091</text:p>
          </table:table-cell>
          <table:table-cell office:value-type="float" office:value="986113">
            <text:p>986113</text:p>
          </table:table-cell>
          <table:table-cell office:value-type="float" office:value="223696">
            <text:p>223696</text:p>
          </table:table-cell>
          <table:table-cell table:number-columns-repeated="2" office:value-type="float" office:value="0">
            <text:p>0</text:p>
          </table:table-cell>
          <table:table-cell office:value-type="float" office:value="3942657280">
            <text:p>3942657280</text:p>
          </table:table-cell>
          <table:table-cell office:value-type="float" office:value="4049186676">
            <text:p>4049186676</text:p>
          </table:table-cell>
          <table:table-cell table:number-columns-repeated="4" office:value-type="float" office:value="0">
            <text:p>0</text:p>
          </table:table-cell>
          <table:table-cell office:value-type="float" office:value="4077456054">
            <text:p>4077456054</text:p>
          </table:table-cell>
          <table:table-cell office:value-type="float" office:value="0">
            <text:p>0</text:p>
          </table:table-cell>
          <table:table-cell office:value-type="float" office:value="4077456054">
            <text:p>4077456054</text:p>
          </table:table-cell>
          <table:table-cell office:value-type="float" office:value="63710654">
            <text:p>63710654</text:p>
          </table:table-cell>
          <table:table-cell office:value-type="float" office:value="2038728027">
            <text:p>2038728027</text:p>
          </table:table-cell>
          <table:table-cell office:value-type="float" office:value="0">
            <text:p>0</text:p>
          </table:table-cell>
          <table:table-cell office:value-type="float" office:value="1359152018">
            <text:p>1359152018</text:p>
          </table:table-cell>
          <table:table-cell office:value-type="float" office:value="0">
            <text:p>0</text:p>
          </table:table-cell>
          <table:table-cell office:value-type="float" office:value="1359152018">
            <text:p>1359152018</text:p>
          </table:table-cell>
          <table:table-cell office:value-type="float" office:value="4077456054">
            <text:p>4077456054</text:p>
          </table:table-cell>
          <table:table-cell office:value-type="float" office:value="679576009">
            <text:p>679576009</text:p>
          </table:table-cell>
          <table:table-cell office:value-type="float" office:value="1189004640">
            <text:p>1189004640</text:p>
          </table:table-cell>
          <table:table-cell office:value-type="float" office:value="2718304036">
            <text:p>2718304036</text:p>
          </table:table-cell>
          <table:table-cell office:value-type="float" office:value="4077456054">
            <text:p>407745605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2221685016">
            <text:p>2221685016</text:p>
          </table:table-cell>
          <table:table-cell office:value-type="float" office:value="47195085">
            <text:p>47195085</text:p>
          </table:table-cell>
          <table:table-cell office:value-type="float" office:value="3441984878">
            <text:p>3441984878</text:p>
          </table:table-cell>
          <table:table-cell office:value-type="float" office:value="4318458713">
            <text:p>4318458713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750409">
            <text:p>750409</text:p>
          </table:table-cell>
          <table:table-cell table:number-columns-repeated="14" office:value-type="float" office:value="638026943">
            <text:p>638026943</text:p>
          </table:table-cell>
          <table:table-cell office:value-type="float" office:value="4036894">
            <text:p>4036894</text:p>
          </table:table-cell>
          <table:table-cell table:number-columns-repeated="4" office:value-type="float" office:value="0">
            <text:p>0</text:p>
          </table:table-cell>
          <table:table-cell office:value-type="float" office:value="2949390">
            <text:p>2949390</text:p>
          </table:table-cell>
          <table:table-cell office:value-type="float" office:value="31054">
            <text:p>31054</text:p>
          </table:table-cell>
          <table:table-cell office:value-type="float" office:value="2042527">
            <text:p>2042527</text:p>
          </table:table-cell>
          <table:table-cell office:value-type="float" office:value="451190">
            <text:p>451190</text:p>
          </table:table-cell>
          <table:table-cell table:number-columns-repeated="2" office:value-type="float" office:value="0">
            <text:p>0</text:p>
          </table:table-cell>
          <table:table-cell office:value-type="float" office:value="4139790144">
            <text:p>4139790144</text:p>
          </table:table-cell>
          <table:table-cell office:value-type="float" office:value="18267516">
            <text:p>18267516</text:p>
          </table:table-cell>
          <table:table-cell table:number-columns-repeated="4" office:value-type="float" office:value="0">
            <text:p>0</text:p>
          </table:table-cell>
          <table:table-cell office:value-type="float" office:value="47195085">
            <text:p>47195085</text:p>
          </table:table-cell>
          <table:table-cell office:value-type="float" office:value="0">
            <text:p>0</text:p>
          </table:table-cell>
          <table:table-cell office:value-type="float" office:value="47195085">
            <text:p>47195085</text:p>
          </table:table-cell>
          <table:table-cell office:value-type="float" office:value="67566163">
            <text:p>67566163</text:p>
          </table:table-cell>
          <table:table-cell office:value-type="float" office:value="2162069480">
            <text:p>2162069480</text:p>
          </table:table-cell>
          <table:table-cell office:value-type="float" office:value="0">
            <text:p>0</text:p>
          </table:table-cell>
          <table:table-cell office:value-type="float" office:value="1441379653">
            <text:p>1441379653</text:p>
          </table:table-cell>
          <table:table-cell office:value-type="float" office:value="0">
            <text:p>0</text:p>
          </table:table-cell>
          <table:table-cell office:value-type="float" office:value="1441379653">
            <text:p>1441379653</text:p>
          </table:table-cell>
          <table:table-cell office:value-type="float" office:value="29171663">
            <text:p>29171663</text:p>
          </table:table-cell>
          <table:table-cell office:value-type="float" office:value="720689826">
            <text:p>720689826</text:p>
          </table:table-cell>
          <table:table-cell office:value-type="float" office:value="2143393962">
            <text:p>2143393962</text:p>
          </table:table-cell>
          <table:table-cell office:value-type="float" office:value="2882759306">
            <text:p>2882759306</text:p>
          </table:table-cell>
          <table:table-cell office:value-type="float" office:value="47195085">
            <text:p>47195085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2276000152">
            <text:p>2276000152</text:p>
          </table:table-cell>
          <table:table-cell office:value-type="float" office:value="238713095">
            <text:p>238713095</text:p>
          </table:table-cell>
          <table:table-cell office:value-type="float" office:value="4015729774">
            <text:p>4015729774</text:p>
          </table:table-cell>
          <table:table-cell office:value-type="float" office:value="4525407206">
            <text:p>4525407206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610958">
            <text:p>610958</text:p>
          </table:table-cell>
          <table:table-cell table:number-columns-repeated="14" office:value-type="float" office:value="668822097">
            <text:p>668822097</text:p>
          </table:table-cell>
          <table:table-cell office:value-type="float" office:value="3037423">
            <text:p>3037423</text:p>
          </table:table-cell>
          <table:table-cell table:number-columns-repeated="4" office:value-type="float" office:value="0">
            <text:p>0</text:p>
          </table:table-cell>
          <table:table-cell office:value-type="float" office:value="2422185">
            <text:p>2422185</text:p>
          </table:table-cell>
          <table:table-cell office:value-type="float" office:value="51652">
            <text:p>51652</text:p>
          </table:table-cell>
          <table:table-cell office:value-type="float" office:value="1486857">
            <text:p>1486857</text:p>
          </table:table-cell>
          <table:table-cell office:value-type="float" office:value="346949">
            <text:p>346949</text:p>
          </table:table-cell>
          <table:table-cell table:number-columns-repeated="2" office:value-type="float" office:value="0">
            <text:p>0</text:p>
          </table:table-cell>
          <table:table-cell office:value-type="float" office:value="41955712">
            <text:p>41955712</text:p>
          </table:table-cell>
          <table:table-cell office:value-type="float" office:value="229520988">
            <text:p>229520988</text:p>
          </table:table-cell>
          <table:table-cell table:number-columns-repeated="4" office:value-type="float" office:value="0">
            <text:p>0</text:p>
          </table:table-cell>
          <table:table-cell office:value-type="float" office:value="238713095">
            <text:p>238713095</text:p>
          </table:table-cell>
          <table:table-cell office:value-type="float" office:value="0">
            <text:p>0</text:p>
          </table:table-cell>
          <table:table-cell office:value-type="float" office:value="238713095">
            <text:p>238713095</text:p>
          </table:table-cell>
          <table:table-cell office:value-type="float" office:value="70840460">
            <text:p>70840460</text:p>
          </table:table-cell>
          <table:table-cell office:value-type="float" office:value="2266840196">
            <text:p>2266840196</text:p>
          </table:table-cell>
          <table:table-cell office:value-type="float" office:value="0">
            <text:p>0</text:p>
          </table:table-cell>
          <table:table-cell office:value-type="float" office:value="1511226797">
            <text:p>1511226797</text:p>
          </table:table-cell>
          <table:table-cell office:value-type="float" office:value="0">
            <text:p>0</text:p>
          </table:table-cell>
          <table:table-cell office:value-type="float" office:value="1511226797">
            <text:p>1511226797</text:p>
          </table:table-cell>
          <table:table-cell office:value-type="float" office:value="238713095">
            <text:p>238713095</text:p>
          </table:table-cell>
          <table:table-cell office:value-type="float" office:value="755613398">
            <text:p>755613398</text:p>
          </table:table-cell>
          <table:table-cell office:value-type="float" office:value="123812261">
            <text:p>123812261</text:p>
          </table:table-cell>
          <table:table-cell office:value-type="float" office:value="3022453594">
            <text:p>3022453594</text:p>
          </table:table-cell>
          <table:table-cell office:value-type="float" office:value="238713095">
            <text:p>238713095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2540110179">
            <text:p>2540110179</text:p>
          </table:table-cell>
          <table:table-cell office:value-type="float" office:value="454943276">
            <text:p>454943276</text:p>
          </table:table-cell>
          <table:table-cell office:value-type="float" office:value="317528926">
            <text:p>317528926</text:p>
          </table:table-cell>
          <table:table-cell office:value-type="float" office:value="4744503307">
            <text:p>4744503307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819580">
            <text:p>819580</text:p>
          </table:table-cell>
          <table:table-cell table:number-columns-repeated="14" office:value-type="float" office:value="695202062">
            <text:p>695202062</text:p>
          </table:table-cell>
          <table:table-cell office:value-type="float" office:value="4472229">
            <text:p>4472229</text:p>
          </table:table-cell>
          <table:table-cell table:number-columns-repeated="4" office:value-type="float" office:value="0">
            <text:p>0</text:p>
          </table:table-cell>
          <table:table-cell office:value-type="float" office:value="3259752">
            <text:p>3259752</text:p>
          </table:table-cell>
          <table:table-cell office:value-type="float" office:value="25259">
            <text:p>25259</text:p>
          </table:table-cell>
          <table:table-cell office:value-type="float" office:value="1268511">
            <text:p>1268511</text:p>
          </table:table-cell>
          <table:table-cell office:value-type="float" office:value="302084">
            <text:p>302084</text:p>
          </table:table-cell>
          <table:table-cell table:number-columns-repeated="2" office:value-type="float" office:value="0">
            <text:p>0</text:p>
          </table:table-cell>
          <table:table-cell office:value-type="float" office:value="239088576">
            <text:p>239088576</text:p>
          </table:table-cell>
          <table:table-cell office:value-type="float" office:value="427091776">
            <text:p>427091776</text:p>
          </table:table-cell>
          <table:table-cell table:number-columns-repeated="4" office:value-type="float" office:value="0">
            <text:p>0</text:p>
          </table:table-cell>
          <table:table-cell office:value-type="float" office:value="454943276">
            <text:p>454943276</text:p>
          </table:table-cell>
          <table:table-cell office:value-type="float" office:value="0">
            <text:p>0</text:p>
          </table:table-cell>
          <table:table-cell office:value-type="float" office:value="454943276">
            <text:p>454943276</text:p>
          </table:table-cell>
          <table:table-cell office:value-type="float" office:value="74220212">
            <text:p>74220212</text:p>
          </table:table-cell>
          <table:table-cell office:value-type="float" office:value="2374955286">
            <text:p>2374955286</text:p>
          </table:table-cell>
          <table:table-cell office:value-type="float" office:value="0">
            <text:p>0</text:p>
          </table:table-cell>
          <table:table-cell office:value-type="float" office:value="1583303524">
            <text:p>1583303524</text:p>
          </table:table-cell>
          <table:table-cell office:value-type="float" office:value="0">
            <text:p>0</text:p>
          </table:table-cell>
          <table:table-cell office:value-type="float" office:value="1583303524">
            <text:p>1583303524</text:p>
          </table:table-cell>
          <table:table-cell office:value-type="float" office:value="454943276">
            <text:p>454943276</text:p>
          </table:table-cell>
          <table:table-cell office:value-type="float" office:value="791651762">
            <text:p>791651762</text:p>
          </table:table-cell>
          <table:table-cell office:value-type="float" office:value="29280915">
            <text:p>29280915</text:p>
          </table:table-cell>
          <table:table-cell office:value-type="float" office:value="3166607048">
            <text:p>3166607048</text:p>
          </table:table-cell>
          <table:table-cell office:value-type="float" office:value="454943276">
            <text:p>454943276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2184436933">
            <text:p>2184436933</text:p>
          </table:table-cell>
          <table:table-cell office:value-type="float" office:value="657454252">
            <text:p>657454252</text:p>
          </table:table-cell>
          <table:table-cell office:value-type="float" office:value="895676413">
            <text:p>895676413</text:p>
          </table:table-cell>
          <table:table-cell office:value-type="float" office:value="4946585254">
            <text:p>494658525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819580">
            <text:p>819580</text:p>
          </table:table-cell>
          <table:table-cell table:number-columns-repeated="14" office:value-type="float" office:value="725346300">
            <text:p>725346300</text:p>
          </table:table-cell>
          <table:table-cell office:value-type="float" office:value="4141769">
            <text:p>4141769</text:p>
          </table:table-cell>
          <table:table-cell table:number-columns-repeated="4" office:value-type="float" office:value="0">
            <text:p>0</text:p>
          </table:table-cell>
          <table:table-cell office:value-type="float" office:value="3259752">
            <text:p>3259752</text:p>
          </table:table-cell>
          <table:table-cell office:value-type="float" office:value="25259">
            <text:p>25259</text:p>
          </table:table-cell>
          <table:table-cell office:value-type="float" office:value="1268511">
            <text:p>1268511</text:p>
          </table:table-cell>
          <table:table-cell office:value-type="float" office:value="302107">
            <text:p>302107</text:p>
          </table:table-cell>
          <table:table-cell table:number-columns-repeated="2" office:value-type="float" office:value="0">
            <text:p>0</text:p>
          </table:table-cell>
          <table:table-cell office:value-type="float" office:value="436221440">
            <text:p>436221440</text:p>
          </table:table-cell>
          <table:table-cell office:value-type="float" office:value="552947136">
            <text:p>552947136</text:p>
          </table:table-cell>
          <table:table-cell table:number-columns-repeated="4" office:value-type="float" office:value="0">
            <text:p>0</text:p>
          </table:table-cell>
          <table:table-cell office:value-type="float" office:value="657454252">
            <text:p>657454252</text:p>
          </table:table-cell>
          <table:table-cell office:value-type="float" office:value="0">
            <text:p>0</text:p>
          </table:table-cell>
          <table:table-cell office:value-type="float" office:value="657454252">
            <text:p>657454252</text:p>
          </table:table-cell>
          <table:table-cell office:value-type="float" office:value="77381984">
            <text:p>77381984</text:p>
          </table:table-cell>
          <table:table-cell office:value-type="float" office:value="2476210774">
            <text:p>2476210774</text:p>
          </table:table-cell>
          <table:table-cell office:value-type="float" office:value="0">
            <text:p>0</text:p>
          </table:table-cell>
          <table:table-cell office:value-type="float" office:value="1650807183">
            <text:p>1650807183</text:p>
          </table:table-cell>
          <table:table-cell office:value-type="float" office:value="0">
            <text:p>0</text:p>
          </table:table-cell>
          <table:table-cell office:value-type="float" office:value="1650807183">
            <text:p>1650807183</text:p>
          </table:table-cell>
          <table:table-cell office:value-type="float" office:value="558301033">
            <text:p>558301033</text:p>
          </table:table-cell>
          <table:table-cell office:value-type="float" office:value="825403591">
            <text:p>825403591</text:p>
          </table:table-cell>
          <table:table-cell office:value-type="float" office:value="58709162">
            <text:p>58709162</text:p>
          </table:table-cell>
          <table:table-cell office:value-type="float" office:value="3301614366">
            <text:p>3301614366</text:p>
          </table:table-cell>
          <table:table-cell office:value-type="float" office:value="657454252">
            <text:p>657454252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2245258020">
            <text:p>2245258020</text:p>
          </table:table-cell>
          <table:table-cell office:value-type="float" office:value="902073041">
            <text:p>902073041</text:p>
          </table:table-cell>
          <table:table-cell office:value-type="float" office:value="1562314121">
            <text:p>1562314121</text:p>
          </table:table-cell>
          <table:table-cell office:value-type="float" office:value="5190760807">
            <text:p>5190760807</text:p>
          </table:table-cell>
          <table:table-cell office:value-type="float" office:value="396">
            <text:p>396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998947">
            <text:p>998947</text:p>
          </table:table-cell>
          <table:table-cell table:number-columns-repeated="14" office:value-type="float" office:value="753078850">
            <text:p>753078850</text:p>
          </table:table-cell>
          <table:table-cell office:value-type="float" office:value="4771750">
            <text:p>4771750</text:p>
          </table:table-cell>
          <table:table-cell table:number-columns-repeated="4" office:value-type="float" office:value="0">
            <text:p>0</text:p>
          </table:table-cell>
          <table:table-cell office:value-type="float" office:value="3959966">
            <text:p>3959966</text:p>
          </table:table-cell>
          <table:table-cell office:value-type="float" office:value="57108">
            <text:p>57108</text:p>
          </table:table-cell>
          <table:table-cell office:value-type="float" office:value="2024750">
            <text:p>2024750</text:p>
          </table:table-cell>
          <table:table-cell office:value-type="float" office:value="470605">
            <text:p>470605</text:p>
          </table:table-cell>
          <table:table-cell table:number-columns-repeated="2" office:value-type="float" office:value="0">
            <text:p>0</text:p>
          </table:table-cell>
          <table:table-cell office:value-type="float" office:value="633354304">
            <text:p>633354304</text:p>
          </table:table-cell>
          <table:table-cell office:value-type="float" office:value="914685256">
            <text:p>914685256</text:p>
          </table:table-cell>
          <table:table-cell table:number-columns-repeated="4" office:value-type="float" office:value="0">
            <text:p>0</text:p>
          </table:table-cell>
          <table:table-cell office:value-type="float" office:value="902073041">
            <text:p>902073041</text:p>
          </table:table-cell>
          <table:table-cell office:value-type="float" office:value="0">
            <text:p>0</text:p>
          </table:table-cell>
          <table:table-cell office:value-type="float" office:value="902073041">
            <text:p>902073041</text:p>
          </table:table-cell>
          <table:table-cell office:value-type="float" office:value="81204394">
            <text:p>81204394</text:p>
          </table:table-cell>
          <table:table-cell office:value-type="float" office:value="2598520168">
            <text:p>2598520168</text:p>
          </table:table-cell>
          <table:table-cell office:value-type="float" office:value="0">
            <text:p>0</text:p>
          </table:table-cell>
          <table:table-cell office:value-type="float" office:value="1732346779">
            <text:p>1732346779</text:p>
          </table:table-cell>
          <table:table-cell office:value-type="float" office:value="0">
            <text:p>0</text:p>
          </table:table-cell>
          <table:table-cell office:value-type="float" office:value="1732346779">
            <text:p>1732346779</text:p>
          </table:table-cell>
          <table:table-cell office:value-type="float" office:value="843838281">
            <text:p>843838281</text:p>
          </table:table-cell>
          <table:table-cell office:value-type="float" office:value="866173390">
            <text:p>866173390</text:p>
          </table:table-cell>
          <table:table-cell office:value-type="float" office:value="100901736">
            <text:p>100901736</text:p>
          </table:table-cell>
          <table:table-cell office:value-type="float" office:value="3464693558">
            <text:p>3464693558</text:p>
          </table:table-cell>
          <table:table-cell office:value-type="float" office:value="902073041">
            <text:p>902073041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2304326073">
            <text:p>2304326073</text:p>
          </table:table-cell>
          <table:table-cell office:value-type="float" office:value="683461436">
            <text:p>683461436</text:p>
          </table:table-cell>
          <table:table-cell office:value-type="float" office:value="977245741">
            <text:p>977245741</text:p>
          </table:table-cell>
          <table:table-cell office:value-type="float" office:value="4972101950">
            <text:p>4972101950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74250">
            <text:p>274250</text:p>
          </table:table-cell>
          <table:table-cell table:number-columns-repeated="14" office:value-type="float" office:value="780538622">
            <text:p>780538622</text:p>
          </table:table-cell>
          <table:table-cell office:value-type="float" office:value="1127908">
            <text:p>1127908</text:p>
          </table:table-cell>
          <table:table-cell table:number-columns-repeated="4" office:value-type="float" office:value="0">
            <text:p>0</text:p>
          </table:table-cell>
          <table:table-cell office:value-type="float" office:value="1002883">
            <text:p>1002883</text:p>
          </table:table-cell>
          <table:table-cell office:value-type="float" office:value="25179">
            <text:p>25179</text:p>
          </table:table-cell>
          <table:table-cell office:value-type="float" office:value="1268078">
            <text:p>1268078</text:p>
          </table:table-cell>
          <table:table-cell office:value-type="float" office:value="206258">
            <text:p>206258</text:p>
          </table:table-cell>
          <table:table-cell table:number-columns-repeated="2" office:value-type="float" office:value="0">
            <text:p>0</text:p>
          </table:table-cell>
          <table:table-cell office:value-type="float" office:value="830487168">
            <text:p>830487168</text:p>
          </table:table-cell>
          <table:table-cell table:number-columns-repeated="5" office:value-type="float" office:value="0">
            <text:p>0</text:p>
          </table:table-cell>
          <table:table-cell office:value-type="float" office:value="683461436">
            <text:p>683461436</text:p>
          </table:table-cell>
          <table:table-cell office:value-type="float" office:value="0">
            <text:p>0</text:p>
          </table:table-cell>
          <table:table-cell office:value-type="float" office:value="683461436">
            <text:p>683461436</text:p>
          </table:table-cell>
          <table:table-cell office:value-type="float" office:value="77788479">
            <text:p>77788479</text:p>
          </table:table-cell>
          <table:table-cell office:value-type="float" office:value="2489214366">
            <text:p>2489214366</text:p>
          </table:table-cell>
          <table:table-cell office:value-type="float" office:value="0">
            <text:p>0</text:p>
          </table:table-cell>
          <table:table-cell office:value-type="float" office:value="1659476244">
            <text:p>1659476244</text:p>
          </table:table-cell>
          <table:table-cell office:value-type="float" office:value="0">
            <text:p>0</text:p>
          </table:table-cell>
          <table:table-cell office:value-type="float" office:value="1659476244">
            <text:p>1659476244</text:p>
          </table:table-cell>
          <table:table-cell office:value-type="float" office:value="668305665">
            <text:p>668305665</text:p>
          </table:table-cell>
          <table:table-cell office:value-type="float" office:value="829738122">
            <text:p>829738122</text:p>
          </table:table-cell>
          <table:table-cell office:value-type="float" office:value="50329936">
            <text:p>50329936</text:p>
          </table:table-cell>
          <table:table-cell office:value-type="float" office:value="3318952488">
            <text:p>3318952488</text:p>
          </table:table-cell>
          <table:table-cell office:value-type="float" office:value="683461436">
            <text:p>683461436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2364667872">
            <text:p>2364667872</text:p>
          </table:table-cell>
          <table:table-cell office:value-type="float" office:value="1042183187">
            <text:p>1042183187</text:p>
          </table:table-cell>
          <table:table-cell office:value-type="float" office:value="1977769475">
            <text:p>1977769475</text:p>
          </table:table-cell>
          <table:table-cell office:value-type="float" office:value="5330628352">
            <text:p>533062835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763325">
            <text:p>763325</text:p>
          </table:table-cell>
          <table:table-cell table:number-columns-repeated="14" office:value-type="float" office:value="815835078">
            <text:p>815835078</text:p>
          </table:table-cell>
          <table:table-cell office:value-type="float" office:value="3083933">
            <text:p>3083933</text:p>
          </table:table-cell>
          <table:table-cell table:number-columns-repeated="4" office:value-type="float" office:value="0">
            <text:p>0</text:p>
          </table:table-cell>
          <table:table-cell office:value-type="float" office:value="2917453">
            <text:p>2917453</text:p>
          </table:table-cell>
          <table:table-cell office:value-type="float" office:value="25179">
            <text:p>25179</text:p>
          </table:table-cell>
          <table:table-cell office:value-type="float" office:value="1268111">
            <text:p>1268111</text:p>
          </table:table-cell>
          <table:table-cell office:value-type="float" office:value="301828">
            <text:p>301828</text:p>
          </table:table-cell>
          <table:table-cell table:number-columns-repeated="2" office:value-type="float" office:value="0">
            <text:p>0</text:p>
          </table:table-cell>
          <table:table-cell office:value-type="float" office:value="1027620032">
            <text:p>1027620032</text:p>
          </table:table-cell>
          <table:table-cell office:value-type="float" office:value="1085339800">
            <text:p>1085339800</text:p>
          </table:table-cell>
          <table:table-cell table:number-columns-repeated="4" office:value-type="float" office:value="0">
            <text:p>0</text:p>
          </table:table-cell>
          <table:table-cell office:value-type="float" office:value="1042183187">
            <text:p>1042183187</text:p>
          </table:table-cell>
          <table:table-cell office:value-type="float" office:value="0">
            <text:p>0</text:p>
          </table:table-cell>
          <table:table-cell office:value-type="float" office:value="1042183187">
            <text:p>1042183187</text:p>
          </table:table-cell>
          <table:table-cell office:value-type="float" office:value="83393577">
            <text:p>83393577</text:p>
          </table:table-cell>
          <table:table-cell office:value-type="float" office:value="2668575242">
            <text:p>2668575242</text:p>
          </table:table-cell>
          <table:table-cell office:value-type="float" office:value="0">
            <text:p>0</text:p>
          </table:table-cell>
          <table:table-cell office:value-type="float" office:value="1779050161">
            <text:p>1779050161</text:p>
          </table:table-cell>
          <table:table-cell office:value-type="float" office:value="0">
            <text:p>0</text:p>
          </table:table-cell>
          <table:table-cell office:value-type="float" office:value="1779050161">
            <text:p>1779050161</text:p>
          </table:table-cell>
          <table:table-cell office:value-type="float" office:value="0">
            <text:p>0</text:p>
          </table:table-cell>
          <table:table-cell office:value-type="float" office:value="889525081">
            <text:p>889525081</text:p>
          </table:table-cell>
          <table:table-cell office:value-type="float" office:value="23404849">
            <text:p>23404849</text:p>
          </table:table-cell>
          <table:table-cell office:value-type="float" office:value="3558100321">
            <text:p>3558100321</text:p>
          </table:table-cell>
          <table:table-cell office:value-type="float" office:value="1042183187">
            <text:p>1042183187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2429041737">
            <text:p>2429041737</text:p>
          </table:table-cell>
          <table:table-cell office:value-type="float" office:value="1250698443">
            <text:p>1250698443</text:p>
          </table:table-cell>
          <table:table-cell office:value-type="float" office:value="2556137038">
            <text:p>2556137038</text:p>
          </table:table-cell>
          <table:table-cell office:value-type="float" office:value="5539966326">
            <text:p>5539966326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819562">
            <text:p>819562</text:p>
          </table:table-cell>
          <table:table-cell table:number-columns-repeated="14" office:value-type="float" office:value="841078414">
            <text:p>841078414</text:p>
          </table:table-cell>
          <table:table-cell office:value-type="float" office:value="5349794">
            <text:p>5349794</text:p>
          </table:table-cell>
          <table:table-cell table:number-columns-repeated="4" office:value-type="float" office:value="0">
            <text:p>0</text:p>
          </table:table-cell>
          <table:table-cell office:value-type="float" office:value="3259672">
            <text:p>3259672</text:p>
          </table:table-cell>
          <table:table-cell office:value-type="float" office:value="25179">
            <text:p>25179</text:p>
          </table:table-cell>
          <table:table-cell office:value-type="float" office:value="1268111">
            <text:p>1268111</text:p>
          </table:table-cell>
          <table:table-cell office:value-type="float" office:value="301827">
            <text:p>301827</text:p>
          </table:table-cell>
          <table:table-cell table:number-columns-repeated="2" office:value-type="float" office:value="0">
            <text:p>0</text:p>
          </table:table-cell>
          <table:table-cell office:value-type="float" office:value="1224752896">
            <text:p>1224752896</text:p>
          </table:table-cell>
          <table:table-cell office:value-type="float" office:value="1245239264">
            <text:p>1245239264</text:p>
          </table:table-cell>
          <table:table-cell table:number-columns-repeated="4" office:value-type="float" office:value="0">
            <text:p>0</text:p>
          </table:table-cell>
          <table:table-cell office:value-type="float" office:value="1250698443">
            <text:p>1250698443</text:p>
          </table:table-cell>
          <table:table-cell office:value-type="float" office:value="0">
            <text:p>0</text:p>
          </table:table-cell>
          <table:table-cell office:value-type="float" office:value="1250698443">
            <text:p>1250698443</text:p>
          </table:table-cell>
          <table:table-cell office:value-type="float" office:value="86651575">
            <text:p>86651575</text:p>
          </table:table-cell>
          <table:table-cell office:value-type="float" office:value="2772832869">
            <text:p>2772832869</text:p>
          </table:table-cell>
          <table:table-cell office:value-type="float" office:value="0">
            <text:p>0</text:p>
          </table:table-cell>
          <table:table-cell office:value-type="float" office:value="1848555246">
            <text:p>1848555246</text:p>
          </table:table-cell>
          <table:table-cell office:value-type="float" office:value="0">
            <text:p>0</text:p>
          </table:table-cell>
          <table:table-cell office:value-type="float" office:value="1848555247">
            <text:p>1848555247</text:p>
          </table:table-cell>
          <table:table-cell office:value-type="float" office:value="0">
            <text:p>0</text:p>
          </table:table-cell>
          <table:table-cell office:value-type="float" office:value="924277624">
            <text:p>924277624</text:p>
          </table:table-cell>
          <table:table-cell office:value-type="float" office:value="25457400">
            <text:p>25457400</text:p>
          </table:table-cell>
          <table:table-cell office:value-type="float" office:value="3697110493">
            <text:p>3697110493</text:p>
          </table:table-cell>
          <table:table-cell office:value-type="float" office:value="1250698443">
            <text:p>1250698443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2514658150">
            <text:p>2514658150</text:p>
          </table:table-cell>
          <table:table-cell office:value-type="float" office:value="1137310386">
            <text:p>1137310386</text:p>
          </table:table-cell>
          <table:table-cell office:value-type="float" office:value="2236526291">
            <text:p>2236526291</text:p>
          </table:table-cell>
          <table:table-cell office:value-type="float" office:value="5424995215">
            <text:p>5424995215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071294">
            <text:p>1071294</text:p>
          </table:table-cell>
          <table:table-cell table:number-columns-repeated="14" office:value-type="float" office:value="874304264">
            <text:p>874304264</text:p>
          </table:table-cell>
          <table:table-cell office:value-type="float" office:value="4283337">
            <text:p>4283337</text:p>
          </table:table-cell>
          <table:table-cell table:number-columns-repeated="4" office:value-type="float" office:value="0">
            <text:p>0</text:p>
          </table:table-cell>
          <table:table-cell office:value-type="float" office:value="4139246">
            <text:p>4139246</text:p>
          </table:table-cell>
          <table:table-cell office:value-type="float" office:value="34027">
            <text:p>34027</text:p>
          </table:table-cell>
          <table:table-cell office:value-type="float" office:value="1809716">
            <text:p>1809716</text:p>
          </table:table-cell>
          <table:table-cell office:value-type="float" office:value="439074">
            <text:p>439074</text:p>
          </table:table-cell>
          <table:table-cell table:number-columns-repeated="2" office:value-type="float" office:value="0">
            <text:p>0</text:p>
          </table:table-cell>
          <table:table-cell office:value-type="float" office:value="1421885760">
            <text:p>1421885760</text:p>
          </table:table-cell>
          <table:table-cell office:value-type="float" office:value="1104400224">
            <text:p>1104400224</text:p>
          </table:table-cell>
          <table:table-cell table:number-columns-repeated="4" office:value-type="float" office:value="0">
            <text:p>0</text:p>
          </table:table-cell>
          <table:table-cell office:value-type="float" office:value="1137310386">
            <text:p>1137310386</text:p>
          </table:table-cell>
          <table:table-cell office:value-type="float" office:value="0">
            <text:p>0</text:p>
          </table:table-cell>
          <table:table-cell office:value-type="float" office:value="1137310386">
            <text:p>1137310386</text:p>
          </table:table-cell>
          <table:table-cell office:value-type="float" office:value="84879847">
            <text:p>84879847</text:p>
          </table:table-cell>
          <table:table-cell office:value-type="float" office:value="2716138841">
            <text:p>2716138841</text:p>
          </table:table-cell>
          <table:table-cell office:value-type="float" office:value="0">
            <text:p>0</text:p>
          </table:table-cell>
          <table:table-cell office:value-type="float" office:value="1810759228">
            <text:p>1810759228</text:p>
          </table:table-cell>
          <table:table-cell office:value-type="float" office:value="0">
            <text:p>0</text:p>
          </table:table-cell>
          <table:table-cell office:value-type="float" office:value="1810759227">
            <text:p>1810759227</text:p>
          </table:table-cell>
          <table:table-cell office:value-type="float" office:value="1109679354">
            <text:p>1109679354</text:p>
          </table:table-cell>
          <table:table-cell office:value-type="float" office:value="905379613">
            <text:p>905379613</text:p>
          </table:table-cell>
          <table:table-cell office:value-type="float" office:value="21795430">
            <text:p>21795430</text:p>
          </table:table-cell>
          <table:table-cell office:value-type="float" office:value="3621518455">
            <text:p>3621518455</text:p>
          </table:table-cell>
          <table:table-cell office:value-type="float" office:value="1137310386">
            <text:p>1137310386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2830259341">
            <text:p>2830259341</text:p>
          </table:table-cell>
          <table:table-cell office:value-type="float" office:value="1174402932">
            <text:p>1174402932</text:p>
          </table:table-cell>
          <table:table-cell office:value-type="float" office:value="2340888573">
            <text:p>2340888573</text:p>
          </table:table-cell>
          <table:table-cell office:value-type="float" office:value="5463733074">
            <text:p>546373307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409757">
            <text:p>409757</text:p>
          </table:table-cell>
          <table:table-cell table:number-columns-repeated="14" office:value-type="float" office:value="900095041">
            <text:p>900095041</text:p>
          </table:table-cell>
          <table:table-cell office:value-type="float" office:value="2674876">
            <text:p>2674876</text:p>
          </table:table-cell>
          <table:table-cell table:number-columns-repeated="4" office:value-type="float" office:value="0">
            <text:p>0</text:p>
          </table:table-cell>
          <table:table-cell office:value-type="float" office:value="1629815">
            <text:p>1629815</text:p>
          </table:table-cell>
          <table:table-cell office:value-type="float" office:value="12589">
            <text:p>12589</text:p>
          </table:table-cell>
          <table:table-cell office:value-type="float" office:value="634039">
            <text:p>634039</text:p>
          </table:table-cell>
          <table:table-cell office:value-type="float" office:value="150906">
            <text:p>150906</text:p>
          </table:table-cell>
          <table:table-cell table:number-columns-repeated="2" office:value-type="float" office:value="0">
            <text:p>0</text:p>
          </table:table-cell>
          <table:table-cell office:value-type="float" office:value="1619018624">
            <text:p>1619018624</text:p>
          </table:table-cell>
          <table:table-cell office:value-type="float" office:value="560062024">
            <text:p>560062024</text:p>
          </table:table-cell>
          <table:table-cell table:number-columns-repeated="4" office:value-type="float" office:value="0">
            <text:p>0</text:p>
          </table:table-cell>
          <table:table-cell office:value-type="float" office:value="1174402932">
            <text:p>1174402932</text:p>
          </table:table-cell>
          <table:table-cell office:value-type="float" office:value="0">
            <text:p>0</text:p>
          </table:table-cell>
          <table:table-cell office:value-type="float" office:value="1174402932">
            <text:p>1174402932</text:p>
          </table:table-cell>
          <table:table-cell office:value-type="float" office:value="85459514">
            <text:p>85459514</text:p>
          </table:table-cell>
          <table:table-cell office:value-type="float" office:value="2734685113">
            <text:p>2734685113</text:p>
          </table:table-cell>
          <table:table-cell office:value-type="float" office:value="0">
            <text:p>0</text:p>
          </table:table-cell>
          <table:table-cell office:value-type="float" office:value="1823123409">
            <text:p>1823123409</text:p>
          </table:table-cell>
          <table:table-cell office:value-type="float" office:value="0">
            <text:p>0</text:p>
          </table:table-cell>
          <table:table-cell office:value-type="float" office:value="1823123409">
            <text:p>1823123409</text:p>
          </table:table-cell>
          <table:table-cell office:value-type="float" office:value="611628580">
            <text:p>611628580</text:p>
          </table:table-cell>
          <table:table-cell office:value-type="float" office:value="911561705">
            <text:p>911561705</text:p>
          </table:table-cell>
          <table:table-cell office:value-type="float" office:value="11195366">
            <text:p>11195366</text:p>
          </table:table-cell>
          <table:table-cell office:value-type="float" office:value="3646246819">
            <text:p>3646246819</text:p>
          </table:table-cell>
          <table:table-cell office:value-type="float" office:value="1174402932">
            <text:p>1174402932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2907870858">
            <text:p>2907870858</text:p>
          </table:table-cell>
          <table:table-cell office:value-type="float" office:value="1216270882">
            <text:p>1216270882</text:p>
          </table:table-cell>
          <table:table-cell office:value-type="float" office:value="2460640508">
            <text:p>2460640508</text:p>
          </table:table-cell>
          <table:table-cell office:value-type="float" office:value="5502655756">
            <text:p>5502655756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763552">
            <text:p>763552</text:p>
          </table:table-cell>
          <table:table-cell table:number-columns-repeated="14" office:value-type="float" office:value="933057272">
            <text:p>933057272</text:p>
          </table:table-cell>
          <table:table-cell office:value-type="float" office:value="4607642">
            <text:p>46076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34547">
            <text:p>3034547</text:p>
          </table:table-cell>
          <table:table-cell office:value-type="float" office:value="31909">
            <text:p>31909</text:p>
          </table:table-cell>
          <table:table-cell office:value-type="float" office:value="1662630">
            <text:p>1662630</text:p>
          </table:table-cell>
          <table:table-cell office:value-type="float" office:value="376646">
            <text:p>376646</text:p>
          </table:table-cell>
          <table:table-cell table:number-columns-repeated="2" office:value-type="float" office:value="0">
            <text:p>0</text:p>
          </table:table-cell>
          <table:table-cell office:value-type="float" office:value="1816151488">
            <text:p>1816151488</text:p>
          </table:table-cell>
          <table:table-cell office:value-type="float" office:value="649051440">
            <text:p>649051440</text:p>
          </table:table-cell>
          <table:table-cell table:number-columns-repeated="4" office:value-type="float" office:value="0">
            <text:p>0</text:p>
          </table:table-cell>
          <table:table-cell office:value-type="float" office:value="1216270882">
            <text:p>1216270882</text:p>
          </table:table-cell>
          <table:table-cell office:value-type="float" office:value="0">
            <text:p>0</text:p>
          </table:table-cell>
          <table:table-cell office:value-type="float" office:value="1216270882">
            <text:p>1216270882</text:p>
          </table:table-cell>
          <table:table-cell office:value-type="float" office:value="86115719">
            <text:p>86115719</text:p>
          </table:table-cell>
          <table:table-cell office:value-type="float" office:value="2755619089">
            <text:p>2755619089</text:p>
          </table:table-cell>
          <table:table-cell office:value-type="float" office:value="0">
            <text:p>0</text:p>
          </table:table-cell>
          <table:table-cell office:value-type="float" office:value="1837079393">
            <text:p>1837079393</text:p>
          </table:table-cell>
          <table:table-cell office:value-type="float" office:value="886705">
            <text:p>886705</text:p>
          </table:table-cell>
          <table:table-cell office:value-type="float" office:value="1837079392">
            <text:p>1837079392</text:p>
          </table:table-cell>
          <table:table-cell office:value-type="float" office:value="1216270882">
            <text:p>1216270882</text:p>
          </table:table-cell>
          <table:table-cell office:value-type="float" office:value="918539696">
            <text:p>918539696</text:p>
          </table:table-cell>
          <table:table-cell office:value-type="float" office:value="19948162">
            <text:p>19948162</text:p>
          </table:table-cell>
          <table:table-cell office:value-type="float" office:value="3674158786">
            <text:p>3674158786</text:p>
          </table:table-cell>
          <table:table-cell office:value-type="float" office:value="1216270882">
            <text:p>1216270882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2996863521">
            <text:p>2996863521</text:p>
          </table:table-cell>
          <table:table-cell office:value-type="float" office:value="1336684265">
            <text:p>1336684265</text:p>
          </table:table-cell>
          <table:table-cell office:value-type="float" office:value="2798064122">
            <text:p>2798064122</text:p>
          </table:table-cell>
          <table:table-cell office:value-type="float" office:value="5488509055">
            <text:p>5488509055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687517">
            <text:p>687517</text:p>
          </table:table-cell>
          <table:table-cell table:number-columns-repeated="14" office:value-type="float" office:value="959980730">
            <text:p>959980730</text:p>
          </table:table-cell>
          <table:table-cell office:value-type="float" office:value="4303710">
            <text:p>43037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34363">
            <text:p>2734363</text:p>
          </table:table-cell>
          <table:table-cell office:value-type="float" office:value="20754">
            <text:p>20754</text:p>
          </table:table-cell>
          <table:table-cell office:value-type="float" office:value="1256833">
            <text:p>1256833</text:p>
          </table:table-cell>
          <table:table-cell office:value-type="float" office:value="299946">
            <text:p>299946</text:p>
          </table:table-cell>
          <table:table-cell table:number-columns-repeated="2" office:value-type="float" office:value="0">
            <text:p>0</text:p>
          </table:table-cell>
          <table:table-cell office:value-type="float" office:value="2013284352">
            <text:p>2013284352</text:p>
          </table:table-cell>
          <table:table-cell office:value-type="float" office:value="649664856">
            <text:p>649664856</text:p>
          </table:table-cell>
          <table:table-cell table:number-columns-repeated="4" office:value-type="float" office:value="0">
            <text:p>0</text:p>
          </table:table-cell>
          <table:table-cell office:value-type="float" office:value="1336684265">
            <text:p>1336684265</text:p>
          </table:table-cell>
          <table:table-cell office:value-type="float" office:value="0">
            <text:p>0</text:p>
          </table:table-cell>
          <table:table-cell office:value-type="float" office:value="1336684265">
            <text:p>1336684265</text:p>
          </table:table-cell>
          <table:table-cell office:value-type="float" office:value="87995786">
            <text:p>87995786</text:p>
          </table:table-cell>
          <table:table-cell office:value-type="float" office:value="2815825780">
            <text:p>2815825780</text:p>
          </table:table-cell>
          <table:table-cell office:value-type="float" office:value="0">
            <text:p>0</text:p>
          </table:table-cell>
          <table:table-cell office:value-type="float" office:value="1877217187">
            <text:p>1877217187</text:p>
          </table:table-cell>
          <table:table-cell office:value-type="float" office:value="281304297">
            <text:p>281304297</text:p>
          </table:table-cell>
          <table:table-cell office:value-type="float" office:value="1877217186">
            <text:p>1877217186</text:p>
          </table:table-cell>
          <table:table-cell office:value-type="float" office:value="783053286">
            <text:p>783053286</text:p>
          </table:table-cell>
          <table:table-cell office:value-type="float" office:value="938608593">
            <text:p>938608593</text:p>
          </table:table-cell>
          <table:table-cell office:value-type="float" office:value="783382480">
            <text:p>783382480</text:p>
          </table:table-cell>
          <table:table-cell office:value-type="float" office:value="3754434374">
            <text:p>3754434374</text:p>
          </table:table-cell>
          <table:table-cell office:value-type="float" office:value="1336684265">
            <text:p>1336684265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251990688">
            <text:p>3251990688</text:p>
          </table:table-cell>
          <table:table-cell office:value-type="float" office:value="47996666">
            <text:p>47996666</text:p>
          </table:table-cell>
          <table:table-cell office:value-type="float" office:value="133729787">
            <text:p>133729787</text:p>
          </table:table-cell>
          <table:table-cell office:value-type="float" office:value="37041066">
            <text:p>3704106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40038">
            <text:p>3240038</text:p>
          </table:table-cell>
          <table:table-cell table:number-columns-repeated="11" office:value-type="float" office:value="0">
            <text:p>0</text:p>
          </table:table-cell>
          <table:table-cell office:value-type="float" office:value="761860">
            <text:p>761860</text:p>
          </table:table-cell>
          <table:table-cell office:value-type="float" office:value="37229336">
            <text:p>37229336</text:p>
          </table:table-cell>
          <table:table-cell table:number-columns-repeated="4" office:value-type="float" office:value="0">
            <text:p>0</text:p>
          </table:table-cell>
          <table:table-cell office:value-type="float" office:value="47996666">
            <text:p>47996666</text:p>
          </table:table-cell>
          <table:table-cell office:value-type="float" office:value="0">
            <text:p>0</text:p>
          </table:table-cell>
          <table:table-cell office:value-type="float" office:value="47996666">
            <text:p>47996666</text:p>
          </table:table-cell>
          <table:table-cell office:value-type="float" office:value="749954">
            <text:p>749954</text:p>
          </table:table-cell>
          <table:table-cell office:value-type="float" office:value="23998333">
            <text:p>23998333</text:p>
          </table:table-cell>
          <table:table-cell office:value-type="float" office:value="0">
            <text:p>0</text:p>
          </table:table-cell>
          <table:table-cell office:value-type="float" office:value="15998889">
            <text:p>15998889</text:p>
          </table:table-cell>
          <table:table-cell office:value-type="float" office:value="0">
            <text:p>0</text:p>
          </table:table-cell>
          <table:table-cell office:value-type="float" office:value="15998889">
            <text:p>15998889</text:p>
          </table:table-cell>
          <table:table-cell office:value-type="float" office:value="0">
            <text:p>0</text:p>
          </table:table-cell>
          <table:table-cell office:value-type="float" office:value="7999445">
            <text:p>7999445</text:p>
          </table:table-cell>
          <table:table-cell office:value-type="float" office:value="472">
            <text:p>472</text:p>
          </table:table-cell>
          <table:table-cell office:value-type="float" office:value="31997777">
            <text:p>31997777</text:p>
          </table:table-cell>
          <table:table-cell office:value-type="float" office:value="47996666">
            <text:p>47996666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53854127">
            <text:p>3253854127</text:p>
          </table:table-cell>
          <table:table-cell office:value-type="float" office:value="48262876">
            <text:p>48262876</text:p>
          </table:table-cell>
          <table:table-cell office:value-type="float" office:value="133514963">
            <text:p>133514963</text:p>
          </table:table-cell>
          <table:table-cell office:value-type="float" office:value="37394852">
            <text:p>3739485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40038">
            <text:p>3240038</text:p>
          </table:table-cell>
          <table:table-cell table:number-columns-repeated="11" office:value-type="float" office:value="0">
            <text:p>0</text:p>
          </table:table-cell>
          <table:table-cell office:value-type="float" office:value="1523720">
            <text:p>1523720</text:p>
          </table:table-cell>
          <table:table-cell table:number-columns-repeated="5" office:value-type="float" office:value="0">
            <text:p>0</text:p>
          </table:table-cell>
          <table:table-cell office:value-type="float" office:value="48262876">
            <text:p>48262876</text:p>
          </table:table-cell>
          <table:table-cell office:value-type="float" office:value="0">
            <text:p>0</text:p>
          </table:table-cell>
          <table:table-cell office:value-type="float" office:value="48262876">
            <text:p>48262876</text:p>
          </table:table-cell>
          <table:table-cell office:value-type="float" office:value="754108">
            <text:p>754108</text:p>
          </table:table-cell>
          <table:table-cell office:value-type="float" office:value="24131438">
            <text:p>24131438</text:p>
          </table:table-cell>
          <table:table-cell office:value-type="float" office:value="0">
            <text:p>0</text:p>
          </table:table-cell>
          <table:table-cell office:value-type="float" office:value="16087625">
            <text:p>16087625</text:p>
          </table:table-cell>
          <table:table-cell office:value-type="float" office:value="880">
            <text:p>880</text:p>
          </table:table-cell>
          <table:table-cell office:value-type="float" office:value="16087625">
            <text:p>16087625</text:p>
          </table:table-cell>
          <table:table-cell office:value-type="float" office:value="0">
            <text:p>0</text:p>
          </table:table-cell>
          <table:table-cell office:value-type="float" office:value="8043813">
            <text:p>8043813</text:p>
          </table:table-cell>
          <table:table-cell office:value-type="float" office:value="10711050">
            <text:p>10711050</text:p>
          </table:table-cell>
          <table:table-cell office:value-type="float" office:value="32175250">
            <text:p>32175250</text:p>
          </table:table-cell>
          <table:table-cell office:value-type="float" office:value="48262876">
            <text:p>48262876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56085535">
            <text:p>3256085535</text:p>
          </table:table-cell>
          <table:table-cell office:value-type="float" office:value="49494017">
            <text:p>49494017</text:p>
          </table:table-cell>
          <table:table-cell office:value-type="float" office:value="137756911">
            <text:p>137756911</text:p>
          </table:table-cell>
          <table:table-cell office:value-type="float" office:value="38203032">
            <text:p>3820303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40038">
            <text:p>3240038</text:p>
          </table:table-cell>
          <table:table-cell table:number-columns-repeated="11" office:value-type="float" office:value="0">
            <text:p>0</text:p>
          </table:table-cell>
          <table:table-cell office:value-type="float" office:value="3047436">
            <text:p>3047436</text:p>
          </table:table-cell>
          <table:table-cell office:value-type="float" office:value="38391296">
            <text:p>38391296</text:p>
          </table:table-cell>
          <table:table-cell table:number-columns-repeated="4" office:value-type="float" office:value="0">
            <text:p>0</text:p>
          </table:table-cell>
          <table:table-cell office:value-type="float" office:value="49494017">
            <text:p>49494017</text:p>
          </table:table-cell>
          <table:table-cell office:value-type="float" office:value="0">
            <text:p>0</text:p>
          </table:table-cell>
          <table:table-cell office:value-type="float" office:value="49494017">
            <text:p>49494017</text:p>
          </table:table-cell>
          <table:table-cell office:value-type="float" office:value="774003">
            <text:p>774003</text:p>
          </table:table-cell>
          <table:table-cell office:value-type="float" office:value="24747008">
            <text:p>24747008</text:p>
          </table:table-cell>
          <table:table-cell office:value-type="float" office:value="0">
            <text:p>0</text:p>
          </table:table-cell>
          <table:table-cell office:value-type="float" office:value="16498005">
            <text:p>16498005</text:p>
          </table:table-cell>
          <table:table-cell office:value-type="float" office:value="38136734">
            <text:p>38136734</text:p>
          </table:table-cell>
          <table:table-cell office:value-type="float" office:value="16498006">
            <text:p>16498006</text:p>
          </table:table-cell>
          <table:table-cell office:value-type="float" office:value="0">
            <text:p>0</text:p>
          </table:table-cell>
          <table:table-cell office:value-type="float" office:value="8249003">
            <text:p>8249003</text:p>
          </table:table-cell>
          <table:table-cell office:value-type="float" office:value="49176425">
            <text:p>49176425</text:p>
          </table:table-cell>
          <table:table-cell office:value-type="float" office:value="32996012">
            <text:p>32996012</text:p>
          </table:table-cell>
          <table:table-cell office:value-type="float" office:value="49494017">
            <text:p>49494017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58216137">
            <text:p>3258216137</text:p>
          </table:table-cell>
          <table:table-cell office:value-type="float" office:value="51216679">
            <text:p>51216679</text:p>
          </table:table-cell>
          <table:table-cell office:value-type="float" office:value="142343011">
            <text:p>142343011</text:p>
          </table:table-cell>
          <table:table-cell office:value-type="float" office:value="40105354">
            <text:p>4010535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40038">
            <text:p>3240038</text:p>
          </table:table-cell>
          <table:table-cell table:number-columns-repeated="11" office:value-type="float" office:value="0">
            <text:p>0</text:p>
          </table:table-cell>
          <table:table-cell office:value-type="float" office:value="6094868">
            <text:p>6094868</text:p>
          </table:table-cell>
          <table:table-cell office:value-type="float" office:value="40855080">
            <text:p>40855080</text:p>
          </table:table-cell>
          <table:table-cell table:number-columns-repeated="4" office:value-type="float" office:value="0">
            <text:p>0</text:p>
          </table:table-cell>
          <table:table-cell office:value-type="float" office:value="51216679">
            <text:p>51216679</text:p>
          </table:table-cell>
          <table:table-cell office:value-type="float" office:value="0">
            <text:p>0</text:p>
          </table:table-cell>
          <table:table-cell office:value-type="float" office:value="51216679">
            <text:p>51216679</text:p>
          </table:table-cell>
          <table:table-cell office:value-type="float" office:value="800264">
            <text:p>800264</text:p>
          </table:table-cell>
          <table:table-cell office:value-type="float" office:value="25608339">
            <text:p>25608339</text:p>
          </table:table-cell>
          <table:table-cell office:value-type="float" office:value="0">
            <text:p>0</text:p>
          </table:table-cell>
          <table:table-cell office:value-type="float" office:value="17072226">
            <text:p>17072226</text:p>
          </table:table-cell>
          <table:table-cell office:value-type="float" office:value="0">
            <text:p>0</text:p>
          </table:table-cell>
          <table:table-cell office:value-type="float" office:value="17072226">
            <text:p>17072226</text:p>
          </table:table-cell>
          <table:table-cell office:value-type="float" office:value="51216679">
            <text:p>51216679</text:p>
          </table:table-cell>
          <table:table-cell office:value-type="float" office:value="8536113">
            <text:p>8536113</text:p>
          </table:table-cell>
          <table:table-cell office:value-type="float" office:value="50970654">
            <text:p>50970654</text:p>
          </table:table-cell>
          <table:table-cell office:value-type="float" office:value="34144453">
            <text:p>34144453</text:p>
          </table:table-cell>
          <table:table-cell office:value-type="float" office:value="51216679">
            <text:p>51216679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260388556">
            <text:p>3260388556</text:p>
          </table:table-cell>
          <table:table-cell office:value-type="float" office:value="56475337">
            <text:p>56475337</text:p>
          </table:table-cell>
          <table:table-cell office:value-type="float" office:value="157293570">
            <text:p>157293570</text:p>
          </table:table-cell>
          <table:table-cell office:value-type="float" office:value="45181805">
            <text:p>4518180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386398">
            <text:p>5386398</text:p>
          </table:table-cell>
          <table:table-cell table:number-columns-repeated="11" office:value-type="float" office:value="0">
            <text:p>0</text:p>
          </table:table-cell>
          <table:table-cell office:value-type="float" office:value="12189736">
            <text:p>12189736</text:p>
          </table:table-cell>
          <table:table-cell table:number-columns-repeated="5" office:value-type="float" office:value="0">
            <text:p>0</text:p>
          </table:table-cell>
          <table:table-cell office:value-type="float" office:value="56475337">
            <text:p>56475337</text:p>
          </table:table-cell>
          <table:table-cell office:value-type="float" office:value="0">
            <text:p>0</text:p>
          </table:table-cell>
          <table:table-cell office:value-type="float" office:value="56475337">
            <text:p>56475337</text:p>
          </table:table-cell>
          <table:table-cell office:value-type="float" office:value="883110">
            <text:p>883110</text:p>
          </table:table-cell>
          <table:table-cell office:value-type="float" office:value="28237668">
            <text:p>28237668</text:p>
          </table:table-cell>
          <table:table-cell office:value-type="float" office:value="0">
            <text:p>0</text:p>
          </table:table-cell>
          <table:table-cell office:value-type="float" office:value="18825112">
            <text:p>18825112</text:p>
          </table:table-cell>
          <table:table-cell office:value-type="float" office:value="0">
            <text:p>0</text:p>
          </table:table-cell>
          <table:table-cell office:value-type="float" office:value="18825113">
            <text:p>18825113</text:p>
          </table:table-cell>
          <table:table-cell office:value-type="float" office:value="56475337">
            <text:p>56475337</text:p>
          </table:table-cell>
          <table:table-cell office:value-type="float" office:value="9412557">
            <text:p>9412557</text:p>
          </table:table-cell>
          <table:table-cell office:value-type="float" office:value="495">
            <text:p>495</text:p>
          </table:table-cell>
          <table:table-cell office:value-type="float" office:value="37650225">
            <text:p>37650225</text:p>
          </table:table-cell>
          <table:table-cell office:value-type="float" office:value="56475337">
            <text:p>56475337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262303439">
            <text:p>3262303439</text:p>
          </table:table-cell>
          <table:table-cell office:value-type="float" office:value="64696794">
            <text:p>64696794</text:p>
          </table:table-cell>
          <table:table-cell office:value-type="float" office:value="180147275">
            <text:p>180147275</text:p>
          </table:table-cell>
          <table:table-cell office:value-type="float" office:value="53212153">
            <text:p>532121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679118">
            <text:p>9679118</text:p>
          </table:table-cell>
          <table:table-cell table:number-columns-repeated="11" office:value-type="float" office:value="0">
            <text:p>0</text:p>
          </table:table-cell>
          <table:table-cell office:value-type="float" office:value="24379472">
            <text:p>24379472</text:p>
          </table:table-cell>
          <table:table-cell office:value-type="float" office:value="53400352">
            <text:p>53400352</text:p>
          </table:table-cell>
          <table:table-cell table:number-columns-repeated="4" office:value-type="float" office:value="0">
            <text:p>0</text:p>
          </table:table-cell>
          <table:table-cell office:value-type="float" office:value="64696794">
            <text:p>64696794</text:p>
          </table:table-cell>
          <table:table-cell office:value-type="float" office:value="0">
            <text:p>0</text:p>
          </table:table-cell>
          <table:table-cell office:value-type="float" office:value="64696794">
            <text:p>64696794</text:p>
          </table:table-cell>
          <table:table-cell office:value-type="float" office:value="1011638">
            <text:p>1011638</text:p>
          </table:table-cell>
          <table:table-cell office:value-type="float" office:value="32348397">
            <text:p>32348397</text:p>
          </table:table-cell>
          <table:table-cell office:value-type="float" office:value="0">
            <text:p>0</text:p>
          </table:table-cell>
          <table:table-cell office:value-type="float" office:value="21565598">
            <text:p>21565598</text:p>
          </table:table-cell>
          <table:table-cell office:value-type="float" office:value="0">
            <text:p>0</text:p>
          </table:table-cell>
          <table:table-cell office:value-type="float" office:value="21565598">
            <text:p>21565598</text:p>
          </table:table-cell>
          <table:table-cell office:value-type="float" office:value="64696794">
            <text:p>64696794</text:p>
          </table:table-cell>
          <table:table-cell office:value-type="float" office:value="10782799">
            <text:p>10782799</text:p>
          </table:table-cell>
          <table:table-cell office:value-type="float" office:value="64283215">
            <text:p>64283215</text:p>
          </table:table-cell>
          <table:table-cell office:value-type="float" office:value="43131196">
            <text:p>43131196</text:p>
          </table:table-cell>
          <table:table-cell office:value-type="float" office:value="64696794">
            <text:p>64696794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264508250">
            <text:p>3264508250</text:p>
          </table:table-cell>
          <table:table-cell office:value-type="float" office:value="64280009">
            <text:p>64280009</text:p>
          </table:table-cell>
          <table:table-cell office:value-type="float" office:value="178622440">
            <text:p>178622440</text:p>
          </table:table-cell>
          <table:table-cell office:value-type="float" office:value="53198002">
            <text:p>5319800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358236">
            <text:p>19358236</text:p>
          </table:table-cell>
          <table:table-cell table:number-columns-repeated="11" office:value-type="float" office:value="0">
            <text:p>0</text:p>
          </table:table-cell>
          <table:table-cell office:value-type="float" office:value="48758944">
            <text:p>48758944</text:p>
          </table:table-cell>
          <table:table-cell office:value-type="float" office:value="53386384">
            <text:p>53386384</text:p>
          </table:table-cell>
          <table:table-cell table:number-columns-repeated="4" office:value-type="float" office:value="0">
            <text:p>0</text:p>
          </table:table-cell>
          <table:table-cell office:value-type="float" office:value="64280009">
            <text:p>64280009</text:p>
          </table:table-cell>
          <table:table-cell office:value-type="float" office:value="0">
            <text:p>0</text:p>
          </table:table-cell>
          <table:table-cell office:value-type="float" office:value="64280009">
            <text:p>64280009</text:p>
          </table:table-cell>
          <table:table-cell office:value-type="float" office:value="1005096">
            <text:p>1005096</text:p>
          </table:table-cell>
          <table:table-cell office:value-type="float" office:value="32140005">
            <text:p>32140005</text:p>
          </table:table-cell>
          <table:table-cell office:value-type="float" office:value="0">
            <text:p>0</text:p>
          </table:table-cell>
          <table:table-cell office:value-type="float" office:value="21426669">
            <text:p>21426669</text:p>
          </table:table-cell>
          <table:table-cell office:value-type="float" office:value="7225">
            <text:p>7225</text:p>
          </table:table-cell>
          <table:table-cell office:value-type="float" office:value="21426670">
            <text:p>21426670</text:p>
          </table:table-cell>
          <table:table-cell office:value-type="float" office:value="64280009">
            <text:p>64280009</text:p>
          </table:table-cell>
          <table:table-cell office:value-type="float" office:value="10713335">
            <text:p>10713335</text:p>
          </table:table-cell>
          <table:table-cell office:value-type="float" office:value="64012862">
            <text:p>64012862</text:p>
          </table:table-cell>
          <table:table-cell office:value-type="float" office:value="42853339">
            <text:p>42853339</text:p>
          </table:table-cell>
          <table:table-cell office:value-type="float" office:value="64280009">
            <text:p>64280009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266686253">
            <text:p>3266686253</text:p>
          </table:table-cell>
          <table:table-cell office:value-type="float" office:value="65647358">
            <text:p>65647358</text:p>
          </table:table-cell>
          <table:table-cell office:value-type="float" office:value="182530819">
            <text:p>182530819</text:p>
          </table:table-cell>
          <table:table-cell office:value-type="float" office:value="54435553">
            <text:p>5443555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716472">
            <text:p>38716472</text:p>
          </table:table-cell>
          <table:table-cell table:number-columns-repeated="11" office:value-type="float" office:value="0">
            <text:p>0</text:p>
          </table:table-cell>
          <table:table-cell office:value-type="float" office:value="97517888">
            <text:p>97517888</text:p>
          </table:table-cell>
          <table:table-cell office:value-type="float" office:value="54623696">
            <text:p>54623696</text:p>
          </table:table-cell>
          <table:table-cell table:number-columns-repeated="4" office:value-type="float" office:value="0">
            <text:p>0</text:p>
          </table:table-cell>
          <table:table-cell office:value-type="float" office:value="65647358">
            <text:p>65647358</text:p>
          </table:table-cell>
          <table:table-cell office:value-type="float" office:value="0">
            <text:p>0</text:p>
          </table:table-cell>
          <table:table-cell office:value-type="float" office:value="65647358">
            <text:p>65647358</text:p>
          </table:table-cell>
          <table:table-cell office:value-type="float" office:value="1026421">
            <text:p>1026421</text:p>
          </table:table-cell>
          <table:table-cell office:value-type="float" office:value="32823679">
            <text:p>32823679</text:p>
          </table:table-cell>
          <table:table-cell office:value-type="float" office:value="0">
            <text:p>0</text:p>
          </table:table-cell>
          <table:table-cell office:value-type="float" office:value="21882452">
            <text:p>21882452</text:p>
          </table:table-cell>
          <table:table-cell office:value-type="float" office:value="0">
            <text:p>0</text:p>
          </table:table-cell>
          <table:table-cell office:value-type="float" office:value="21882453">
            <text:p>21882453</text:p>
          </table:table-cell>
          <table:table-cell office:value-type="float" office:value="0">
            <text:p>0</text:p>
          </table:table-cell>
          <table:table-cell office:value-type="float" office:value="10941226">
            <text:p>10941226</text:p>
          </table:table-cell>
          <table:table-cell office:value-type="float" office:value="65330018">
            <text:p>65330018</text:p>
          </table:table-cell>
          <table:table-cell office:value-type="float" office:value="43764906">
            <text:p>43764906</text:p>
          </table:table-cell>
          <table:table-cell office:value-type="float" office:value="65647358">
            <text:p>65647358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269061321">
            <text:p>3269061321</text:p>
          </table:table-cell>
          <table:table-cell office:value-type="float" office:value="92495865">
            <text:p>92495865</text:p>
          </table:table-cell>
          <table:table-cell office:value-type="float" office:value="257320875">
            <text:p>257320875</text:p>
          </table:table-cell>
          <table:table-cell office:value-type="float" office:value="81140896">
            <text:p>8114089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7432944">
            <text:p>77432944</text:p>
          </table:table-cell>
          <table:table-cell table:number-columns-repeated="11" office:value-type="float" office:value="0">
            <text:p>0</text:p>
          </table:table-cell>
          <table:table-cell office:value-type="float" office:value="195035776">
            <text:p>195035776</text:p>
          </table:table-cell>
          <table:table-cell office:value-type="float" office:value="169273856">
            <text:p>169273856</text:p>
          </table:table-cell>
          <table:table-cell table:number-columns-repeated="4" office:value-type="float" office:value="0">
            <text:p>0</text:p>
          </table:table-cell>
          <table:table-cell office:value-type="float" office:value="92495865">
            <text:p>92495865</text:p>
          </table:table-cell>
          <table:table-cell office:value-type="float" office:value="0">
            <text:p>0</text:p>
          </table:table-cell>
          <table:table-cell office:value-type="float" office:value="92495865">
            <text:p>92495865</text:p>
          </table:table-cell>
          <table:table-cell office:value-type="float" office:value="1445925">
            <text:p>1445925</text:p>
          </table:table-cell>
          <table:table-cell office:value-type="float" office:value="46247933">
            <text:p>46247933</text:p>
          </table:table-cell>
          <table:table-cell office:value-type="float" office:value="0">
            <text:p>0</text:p>
          </table:table-cell>
          <table:table-cell office:value-type="float" office:value="30831955">
            <text:p>30831955</text:p>
          </table:table-cell>
          <table:table-cell office:value-type="float" office:value="40833">
            <text:p>40833</text:p>
          </table:table-cell>
          <table:table-cell office:value-type="float" office:value="30831955">
            <text:p>30831955</text:p>
          </table:table-cell>
          <table:table-cell office:value-type="float" office:value="0">
            <text:p>0</text:p>
          </table:table-cell>
          <table:table-cell office:value-type="float" office:value="15415977">
            <text:p>15415977</text:p>
          </table:table-cell>
          <table:table-cell office:value-type="float" office:value="104794">
            <text:p>104794</text:p>
          </table:table-cell>
          <table:table-cell office:value-type="float" office:value="61663910">
            <text:p>61663910</text:p>
          </table:table-cell>
          <table:table-cell office:value-type="float" office:value="92495865">
            <text:p>92495865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272388260">
            <text:p>3272388260</text:p>
          </table:table-cell>
          <table:table-cell office:value-type="float" office:value="173303289">
            <text:p>173303289</text:p>
          </table:table-cell>
          <table:table-cell office:value-type="float" office:value="482404345">
            <text:p>482404345</text:p>
          </table:table-cell>
          <table:table-cell office:value-type="float" office:value="161838113">
            <text:p>161838113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4865888">
            <text:p>154865888</text:p>
          </table:table-cell>
          <table:table-cell table:number-columns-repeated="11" office:value-type="float" office:value="0">
            <text:p>0</text:p>
          </table:table-cell>
          <table:table-cell office:value-type="float" office:value="390071552">
            <text:p>390071552</text:p>
          </table:table-cell>
          <table:table-cell office:value-type="float" office:value="162027632">
            <text:p>162027632</text:p>
          </table:table-cell>
          <table:table-cell table:number-columns-repeated="4" office:value-type="float" office:value="0">
            <text:p>0</text:p>
          </table:table-cell>
          <table:table-cell office:value-type="float" office:value="173303289">
            <text:p>173303289</text:p>
          </table:table-cell>
          <table:table-cell office:value-type="float" office:value="0">
            <text:p>0</text:p>
          </table:table-cell>
          <table:table-cell office:value-type="float" office:value="173303289">
            <text:p>173303289</text:p>
          </table:table-cell>
          <table:table-cell office:value-type="float" office:value="2708729">
            <text:p>2708729</text:p>
          </table:table-cell>
          <table:table-cell office:value-type="float" office:value="86651644">
            <text:p>86651644</text:p>
          </table:table-cell>
          <table:table-cell office:value-type="float" office:value="0">
            <text:p>0</text:p>
          </table:table-cell>
          <table:table-cell office:value-type="float" office:value="57767763">
            <text:p>57767763</text:p>
          </table:table-cell>
          <table:table-cell office:value-type="float" office:value="20016838">
            <text:p>20016838</text:p>
          </table:table-cell>
          <table:table-cell office:value-type="float" office:value="57767763">
            <text:p>57767763</text:p>
          </table:table-cell>
          <table:table-cell office:value-type="float" office:value="173303289">
            <text:p>173303289</text:p>
          </table:table-cell>
          <table:table-cell office:value-type="float" office:value="28883882">
            <text:p>28883882</text:p>
          </table:table-cell>
          <table:table-cell office:value-type="float" office:value="172415094">
            <text:p>172415094</text:p>
          </table:table-cell>
          <table:table-cell office:value-type="float" office:value="115535526">
            <text:p>115535526</text:p>
          </table:table-cell>
          <table:table-cell office:value-type="float" office:value="173303289">
            <text:p>173303289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276967652">
            <text:p>3276967652</text:p>
          </table:table-cell>
          <table:table-cell office:value-type="float" office:value="260294196">
            <text:p>260294196</text:p>
          </table:table-cell>
          <table:table-cell office:value-type="float" office:value="725424797">
            <text:p>725424797</text:p>
          </table:table-cell>
          <table:table-cell office:value-type="float" office:value="248773995">
            <text:p>248773995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2298832">
            <text:p>232298832</text:p>
          </table:table-cell>
          <table:table-cell table:number-columns-repeated="11" office:value-type="float" office:value="0">
            <text:p>0</text:p>
          </table:table-cell>
          <table:table-cell office:value-type="float" office:value="585107328">
            <text:p>585107328</text:p>
          </table:table-cell>
          <table:table-cell office:value-type="float" office:value="248964312">
            <text:p>248964312</text:p>
          </table:table-cell>
          <table:table-cell table:number-columns-repeated="4" office:value-type="float" office:value="0">
            <text:p>0</text:p>
          </table:table-cell>
          <table:table-cell office:value-type="float" office:value="260294196">
            <text:p>260294196</text:p>
          </table:table-cell>
          <table:table-cell office:value-type="float" office:value="0">
            <text:p>0</text:p>
          </table:table-cell>
          <table:table-cell office:value-type="float" office:value="260294196">
            <text:p>260294196</text:p>
          </table:table-cell>
          <table:table-cell office:value-type="float" office:value="4067816">
            <text:p>4067816</text:p>
          </table:table-cell>
          <table:table-cell office:value-type="float" office:value="130147098">
            <text:p>130147098</text:p>
          </table:table-cell>
          <table:table-cell office:value-type="float" office:value="0">
            <text:p>0</text:p>
          </table:table-cell>
          <table:table-cell office:value-type="float" office:value="86764732">
            <text:p>86764732</text:p>
          </table:table-cell>
          <table:table-cell office:value-type="float" office:value="54856054">
            <text:p>54856054</text:p>
          </table:table-cell>
          <table:table-cell office:value-type="float" office:value="86764732">
            <text:p>86764732</text:p>
          </table:table-cell>
          <table:table-cell office:value-type="float" office:value="260294196">
            <text:p>260294196</text:p>
          </table:table-cell>
          <table:table-cell office:value-type="float" office:value="43382366">
            <text:p>43382366</text:p>
          </table:table-cell>
          <table:table-cell office:value-type="float" office:value="258658417">
            <text:p>258658417</text:p>
          </table:table-cell>
          <table:table-cell office:value-type="float" office:value="173529464">
            <text:p>173529464</text:p>
          </table:table-cell>
          <table:table-cell office:value-type="float" office:value="260294196">
            <text:p>260294196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3282462038">
            <text:p>3282462038</text:p>
          </table:table-cell>
          <table:table-cell office:value-type="float" office:value="360889222">
            <text:p>360889222</text:p>
          </table:table-cell>
          <table:table-cell office:value-type="float" office:value="988420541">
            <text:p>988420541</text:p>
          </table:table-cell>
          <table:table-cell office:value-type="float" office:value="349830324">
            <text:p>349830324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55520">
            <text:p>555520</text:p>
          </table:table-cell>
          <table:table-cell table:number-columns-repeated="14" office:value-type="float" office:value="238480188">
            <text:p>238480188</text:p>
          </table:table-cell>
          <table:table-cell office:value-type="float" office:value="3257667">
            <text:p>3257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09095">
            <text:p>2209095</text:p>
          </table:table-cell>
          <table:table-cell office:value-type="float" office:value="16330">
            <text:p>16330</text:p>
          </table:table-cell>
          <table:table-cell office:value-type="float" office:value="1245588">
            <text:p>1245588</text:p>
          </table:table-cell>
          <table:table-cell office:value-type="float" office:value="297974">
            <text:p>297974</text:p>
          </table:table-cell>
          <table:table-cell table:number-columns-repeated="2" office:value-type="float" office:value="0">
            <text:p>0</text:p>
          </table:table-cell>
          <table:table-cell office:value-type="float" office:value="780143104">
            <text:p>780143104</text:p>
          </table:table-cell>
          <table:table-cell office:value-type="float" office:value="350002824">
            <text:p>350002824</text:p>
          </table:table-cell>
          <table:table-cell table:number-columns-repeated="4" office:value-type="float" office:value="0">
            <text:p>0</text:p>
          </table:table-cell>
          <table:table-cell office:value-type="float" office:value="360889222">
            <text:p>360889222</text:p>
          </table:table-cell>
          <table:table-cell office:value-type="float" office:value="0">
            <text:p>0</text:p>
          </table:table-cell>
          <table:table-cell office:value-type="float" office:value="360889222">
            <text:p>360889222</text:p>
          </table:table-cell>
          <table:table-cell office:value-type="float" office:value="5641444">
            <text:p>5641444</text:p>
          </table:table-cell>
          <table:table-cell office:value-type="float" office:value="180444611">
            <text:p>180444611</text:p>
          </table:table-cell>
          <table:table-cell office:value-type="float" office:value="0">
            <text:p>0</text:p>
          </table:table-cell>
          <table:table-cell office:value-type="float" office:value="120296408">
            <text:p>120296408</text:p>
          </table:table-cell>
          <table:table-cell office:value-type="float" office:value="74806912">
            <text:p>74806912</text:p>
          </table:table-cell>
          <table:table-cell office:value-type="float" office:value="120296407">
            <text:p>120296407</text:p>
          </table:table-cell>
          <table:table-cell office:value-type="float" office:value="360889222">
            <text:p>360889222</text:p>
          </table:table-cell>
          <table:table-cell office:value-type="float" office:value="60148203">
            <text:p>60148203</text:p>
          </table:table-cell>
          <table:table-cell office:value-type="float" office:value="358956644">
            <text:p>358956644</text:p>
          </table:table-cell>
          <table:table-cell office:value-type="float" office:value="240592815">
            <text:p>240592815</text:p>
          </table:table-cell>
          <table:table-cell office:value-type="float" office:value="360889222">
            <text:p>360889222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3289733466">
            <text:p>3289733466</text:p>
          </table:table-cell>
          <table:table-cell office:value-type="float" office:value="521043000">
            <text:p>521043000</text:p>
          </table:table-cell>
          <table:table-cell office:value-type="float" office:value="1435296611">
            <text:p>1435296611</text:p>
          </table:table-cell>
          <table:table-cell office:value-type="float" office:value="509800465">
            <text:p>50980046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55516">
            <text:p>555516</text:p>
          </table:table-cell>
          <table:table-cell table:number-columns-repeated="14" office:value-type="float" office:value="238313862">
            <text:p>238313862</text:p>
          </table:table-cell>
          <table:table-cell office:value-type="float" office:value="3257657">
            <text:p>3257657</text:p>
          </table:table-cell>
          <table:table-cell table:number-columns-repeated="4" office:value-type="float" office:value="0">
            <text:p>0</text:p>
          </table:table-cell>
          <table:table-cell office:value-type="float" office:value="2209086">
            <text:p>2209086</text:p>
          </table:table-cell>
          <table:table-cell office:value-type="float" office:value="16331">
            <text:p>16331</text:p>
          </table:table-cell>
          <table:table-cell office:value-type="float" office:value="1245593">
            <text:p>1245593</text:p>
          </table:table-cell>
          <table:table-cell office:value-type="float" office:value="297988">
            <text:p>297988</text:p>
          </table:table-cell>
          <table:table-cell table:number-columns-repeated="2" office:value-type="float" office:value="0">
            <text:p>0</text:p>
          </table:table-cell>
          <table:table-cell office:value-type="float" office:value="975178880">
            <text:p>975178880</text:p>
          </table:table-cell>
          <table:table-cell office:value-type="float" office:value="509974408">
            <text:p>509974408</text:p>
          </table:table-cell>
          <table:table-cell table:number-columns-repeated="4" office:value-type="float" office:value="0">
            <text:p>0</text:p>
          </table:table-cell>
          <table:table-cell office:value-type="float" office:value="521043000">
            <text:p>521043000</text:p>
          </table:table-cell>
          <table:table-cell office:value-type="float" office:value="0">
            <text:p>0</text:p>
          </table:table-cell>
          <table:table-cell office:value-type="float" office:value="521043000">
            <text:p>521043000</text:p>
          </table:table-cell>
          <table:table-cell office:value-type="float" office:value="8143298">
            <text:p>8143298</text:p>
          </table:table-cell>
          <table:table-cell office:value-type="float" office:value="260521500">
            <text:p>260521500</text:p>
          </table:table-cell>
          <table:table-cell office:value-type="float" office:value="0">
            <text:p>0</text:p>
          </table:table-cell>
          <table:table-cell office:value-type="float" office:value="173681000">
            <text:p>173681000</text:p>
          </table:table-cell>
          <table:table-cell office:value-type="float" office:value="113910084">
            <text:p>113910084</text:p>
          </table:table-cell>
          <table:table-cell office:value-type="float" office:value="173681000">
            <text:p>173681000</text:p>
          </table:table-cell>
          <table:table-cell office:value-type="float" office:value="521043000">
            <text:p>521043000</text:p>
          </table:table-cell>
          <table:table-cell office:value-type="float" office:value="86840500">
            <text:p>86840500</text:p>
          </table:table-cell>
          <table:table-cell office:value-type="float" office:value="517898431">
            <text:p>517898431</text:p>
          </table:table-cell>
          <table:table-cell office:value-type="float" office:value="347362000">
            <text:p>347362000</text:p>
          </table:table-cell>
          <table:table-cell office:value-type="float" office:value="521043000">
            <text:p>521043000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3299588903">
            <text:p>3299588903</text:p>
          </table:table-cell>
          <table:table-cell office:value-type="float" office:value="715639505">
            <text:p>715639505</text:p>
          </table:table-cell>
          <table:table-cell office:value-type="float" office:value="1969468245">
            <text:p>1969468245</text:p>
          </table:table-cell>
          <table:table-cell office:value-type="float" office:value="704586052">
            <text:p>70458605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19562">
            <text:p>819562</text:p>
          </table:table-cell>
          <table:table-cell table:number-columns-repeated="14" office:value-type="float" office:value="239881450">
            <text:p>239881450</text:p>
          </table:table-cell>
          <table:table-cell office:value-type="float" office:value="5349794">
            <text:p>53497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672">
            <text:p>3259672</text:p>
          </table:table-cell>
          <table:table-cell office:value-type="float" office:value="25179">
            <text:p>25179</text:p>
          </table:table-cell>
          <table:table-cell office:value-type="float" office:value="1268111">
            <text:p>1268111</text:p>
          </table:table-cell>
          <table:table-cell office:value-type="float" office:value="301776">
            <text:p>301776</text:p>
          </table:table-cell>
          <table:table-cell table:number-columns-repeated="2" office:value-type="float" office:value="0">
            <text:p>0</text:p>
          </table:table-cell>
          <table:table-cell office:value-type="float" office:value="1170214656">
            <text:p>1170214656</text:p>
          </table:table-cell>
          <table:table-cell office:value-type="float" office:value="704791808">
            <text:p>704791808</text:p>
          </table:table-cell>
          <table:table-cell table:number-columns-repeated="4" office:value-type="float" office:value="0">
            <text:p>0</text:p>
          </table:table-cell>
          <table:table-cell office:value-type="float" office:value="715639505">
            <text:p>715639505</text:p>
          </table:table-cell>
          <table:table-cell office:value-type="float" office:value="0">
            <text:p>0</text:p>
          </table:table-cell>
          <table:table-cell office:value-type="float" office:value="715639505">
            <text:p>715639505</text:p>
          </table:table-cell>
          <table:table-cell office:value-type="float" office:value="11184622">
            <text:p>11184622</text:p>
          </table:table-cell>
          <table:table-cell office:value-type="float" office:value="357819752">
            <text:p>357819752</text:p>
          </table:table-cell>
          <table:table-cell office:value-type="float" office:value="0">
            <text:p>0</text:p>
          </table:table-cell>
          <table:table-cell office:value-type="float" office:value="238546501">
            <text:p>238546501</text:p>
          </table:table-cell>
          <table:table-cell office:value-type="float" office:value="168034932">
            <text:p>168034932</text:p>
          </table:table-cell>
          <table:table-cell office:value-type="float" office:value="238546502">
            <text:p>238546502</text:p>
          </table:table-cell>
          <table:table-cell office:value-type="float" office:value="715639505">
            <text:p>715639505</text:p>
          </table:table-cell>
          <table:table-cell office:value-type="float" office:value="119273251">
            <text:p>119273251</text:p>
          </table:table-cell>
          <table:table-cell office:value-type="float" office:value="712133620">
            <text:p>712133620</text:p>
          </table:table-cell>
          <table:table-cell office:value-type="float" office:value="477093004">
            <text:p>477093004</text:p>
          </table:table-cell>
          <table:table-cell office:value-type="float" office:value="715639505">
            <text:p>715639505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3310735995">
            <text:p>3310735995</text:p>
          </table:table-cell>
          <table:table-cell office:value-type="float" office:value="831748132">
            <text:p>831748132</text:p>
          </table:table-cell>
          <table:table-cell office:value-type="float" office:value="2293937167">
            <text:p>2293937167</text:p>
          </table:table-cell>
          <table:table-cell office:value-type="float" office:value="820884396">
            <text:p>820884396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819562">
            <text:p>819562</text:p>
          </table:table-cell>
          <table:table-cell table:number-columns-repeated="14" office:value-type="float" office:value="278511940">
            <text:p>278511940</text:p>
          </table:table-cell>
          <table:table-cell office:value-type="float" office:value="5349794">
            <text:p>53497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672">
            <text:p>3259672</text:p>
          </table:table-cell>
          <table:table-cell office:value-type="float" office:value="25179">
            <text:p>25179</text:p>
          </table:table-cell>
          <table:table-cell office:value-type="float" office:value="1268111">
            <text:p>1268111</text:p>
          </table:table-cell>
          <table:table-cell office:value-type="float" office:value="301739">
            <text:p>301739</text:p>
          </table:table-cell>
          <table:table-cell table:number-columns-repeated="2" office:value-type="float" office:value="0">
            <text:p>0</text:p>
          </table:table-cell>
          <table:table-cell office:value-type="float" office:value="1365250432">
            <text:p>1365250432</text:p>
          </table:table-cell>
          <table:table-cell office:value-type="float" office:value="906346520">
            <text:p>906346520</text:p>
          </table:table-cell>
          <table:table-cell table:number-columns-repeated="4" office:value-type="float" office:value="0">
            <text:p>0</text:p>
          </table:table-cell>
          <table:table-cell office:value-type="float" office:value="831748132">
            <text:p>831748132</text:p>
          </table:table-cell>
          <table:table-cell office:value-type="float" office:value="0">
            <text:p>0</text:p>
          </table:table-cell>
          <table:table-cell office:value-type="float" office:value="831748132">
            <text:p>831748132</text:p>
          </table:table-cell>
          <table:table-cell office:value-type="float" office:value="12998862">
            <text:p>12998862</text:p>
          </table:table-cell>
          <table:table-cell office:value-type="float" office:value="415874066">
            <text:p>415874066</text:p>
          </table:table-cell>
          <table:table-cell office:value-type="float" office:value="0">
            <text:p>0</text:p>
          </table:table-cell>
          <table:table-cell office:value-type="float" office:value="277249378">
            <text:p>277249378</text:p>
          </table:table-cell>
          <table:table-cell office:value-type="float" office:value="818894509">
            <text:p>818894509</text:p>
          </table:table-cell>
          <table:table-cell office:value-type="float" office:value="277249377">
            <text:p>277249377</text:p>
          </table:table-cell>
          <table:table-cell office:value-type="float" office:value="0">
            <text:p>0</text:p>
          </table:table-cell>
          <table:table-cell office:value-type="float" office:value="138624688">
            <text:p>138624688</text:p>
          </table:table-cell>
          <table:table-cell office:value-type="float" office:value="1921458">
            <text:p>1921458</text:p>
          </table:table-cell>
          <table:table-cell office:value-type="float" office:value="554498755">
            <text:p>554498755</text:p>
          </table:table-cell>
          <table:table-cell office:value-type="float" office:value="831748132">
            <text:p>831748132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323507575">
            <text:p>3323507575</text:p>
          </table:table-cell>
          <table:table-cell office:value-type="float" office:value="982916019">
            <text:p>982916019</text:p>
          </table:table-cell>
          <table:table-cell office:value-type="float" office:value="2707259055">
            <text:p>2707259055</text:p>
          </table:table-cell>
          <table:table-cell office:value-type="float" office:value="972133875">
            <text:p>972133875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981254">
            <text:p>981254</text:p>
          </table:table-cell>
          <table:table-cell table:number-columns-repeated="14" office:value-type="float" office:value="319361420">
            <text:p>319361420</text:p>
          </table:table-cell>
          <table:table-cell office:value-type="float" office:value="5996204">
            <text:p>59962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99061">
            <text:p>3899061</text:p>
          </table:table-cell>
          <table:table-cell office:value-type="float" office:value="32661">
            <text:p>32661</text:p>
          </table:table-cell>
          <table:table-cell office:value-type="float" office:value="1972061">
            <text:p>1972061</text:p>
          </table:table-cell>
          <table:table-cell office:value-type="float" office:value="462465">
            <text:p>462465</text:p>
          </table:table-cell>
          <table:table-cell table:number-columns-repeated="2" office:value-type="float" office:value="0">
            <text:p>0</text:p>
          </table:table-cell>
          <table:table-cell office:value-type="float" office:value="1560286208">
            <text:p>1560286208</text:p>
          </table:table-cell>
          <table:table-cell office:value-type="float" office:value="972365320">
            <text:p>972365320</text:p>
          </table:table-cell>
          <table:table-cell table:number-columns-repeated="4" office:value-type="float" office:value="0">
            <text:p>0</text:p>
          </table:table-cell>
          <table:table-cell office:value-type="float" office:value="982916019">
            <text:p>982916019</text:p>
          </table:table-cell>
          <table:table-cell office:value-type="float" office:value="0">
            <text:p>0</text:p>
          </table:table-cell>
          <table:table-cell office:value-type="float" office:value="982916019">
            <text:p>982916019</text:p>
          </table:table-cell>
          <table:table-cell office:value-type="float" office:value="15361069">
            <text:p>15361069</text:p>
          </table:table-cell>
          <table:table-cell office:value-type="float" office:value="491458009">
            <text:p>491458009</text:p>
          </table:table-cell>
          <table:table-cell office:value-type="float" office:value="0">
            <text:p>0</text:p>
          </table:table-cell>
          <table:table-cell office:value-type="float" office:value="327638673">
            <text:p>327638673</text:p>
          </table:table-cell>
          <table:table-cell office:value-type="float" office:value="943238913">
            <text:p>943238913</text:p>
          </table:table-cell>
          <table:table-cell office:value-type="float" office:value="327638673">
            <text:p>327638673</text:p>
          </table:table-cell>
          <table:table-cell office:value-type="float" office:value="0">
            <text:p>0</text:p>
          </table:table-cell>
          <table:table-cell office:value-type="float" office:value="163819336">
            <text:p>163819336</text:p>
          </table:table-cell>
          <table:table-cell office:value-type="float" office:value="2368613">
            <text:p>2368613</text:p>
          </table:table-cell>
          <table:table-cell office:value-type="float" office:value="655277347">
            <text:p>655277347</text:p>
          </table:table-cell>
          <table:table-cell office:value-type="float" office:value="982916019">
            <text:p>982916019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3338758527">
            <text:p>3338758527</text:p>
          </table:table-cell>
          <table:table-cell office:value-type="float" office:value="1169224860">
            <text:p>1169224860</text:p>
          </table:table-cell>
          <table:table-cell office:value-type="float" office:value="3232273394">
            <text:p>3232273394</text:p>
          </table:table-cell>
          <table:table-cell office:value-type="float" office:value="1158415459">
            <text:p>1158415459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19562">
            <text:p>819562</text:p>
          </table:table-cell>
          <table:table-cell table:number-columns-repeated="14" office:value-type="float" office:value="356012968">
            <text:p>356012968</text:p>
          </table:table-cell>
          <table:table-cell office:value-type="float" office:value="5349794">
            <text:p>53497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672">
            <text:p>3259672</text:p>
          </table:table-cell>
          <table:table-cell office:value-type="float" office:value="25179">
            <text:p>25179</text:p>
          </table:table-cell>
          <table:table-cell office:value-type="float" office:value="1268111">
            <text:p>1268111</text:p>
          </table:table-cell>
          <table:table-cell office:value-type="float" office:value="301666">
            <text:p>301666</text:p>
          </table:table-cell>
          <table:table-cell table:number-columns-repeated="2" office:value-type="float" office:value="0">
            <text:p>0</text:p>
          </table:table-cell>
          <table:table-cell office:value-type="float" office:value="1755321984">
            <text:p>1755321984</text:p>
          </table:table-cell>
          <table:table-cell table:number-columns-repeated="5" office:value-type="float" office:value="0">
            <text:p>0</text:p>
          </table:table-cell>
          <table:table-cell office:value-type="float" office:value="1169224860">
            <text:p>1169224860</text:p>
          </table:table-cell>
          <table:table-cell office:value-type="float" office:value="0">
            <text:p>0</text:p>
          </table:table-cell>
          <table:table-cell office:value-type="float" office:value="1169224860">
            <text:p>1169224860</text:p>
          </table:table-cell>
          <table:table-cell office:value-type="float" office:value="18271828">
            <text:p>18271828</text:p>
          </table:table-cell>
          <table:table-cell office:value-type="float" office:value="584612430">
            <text:p>584612430</text:p>
          </table:table-cell>
          <table:table-cell office:value-type="float" office:value="0">
            <text:p>0</text:p>
          </table:table-cell>
          <table:table-cell office:value-type="float" office:value="389741620">
            <text:p>389741620</text:p>
          </table:table-cell>
          <table:table-cell office:value-type="float" office:value="1157502456">
            <text:p>1157502456</text:p>
          </table:table-cell>
          <table:table-cell office:value-type="float" office:value="389741620">
            <text:p>389741620</text:p>
          </table:table-cell>
          <table:table-cell office:value-type="float" office:value="0">
            <text:p>0</text:p>
          </table:table-cell>
          <table:table-cell office:value-type="float" office:value="194870810">
            <text:p>194870810</text:p>
          </table:table-cell>
          <table:table-cell office:value-type="float" office:value="2489718">
            <text:p>2489718</text:p>
          </table:table-cell>
          <table:table-cell office:value-type="float" office:value="779483240">
            <text:p>779483240</text:p>
          </table:table-cell>
          <table:table-cell office:value-type="float" office:value="1169224860">
            <text:p>1169224860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3355034899">
            <text:p>3355034899</text:p>
          </table:table-cell>
          <table:table-cell office:value-type="float" office:value="1261579400">
            <text:p>1261579400</text:p>
          </table:table-cell>
          <table:table-cell office:value-type="float" office:value="3489214887">
            <text:p>3489214887</text:p>
          </table:table-cell>
          <table:table-cell office:value-type="float" office:value="1250595491">
            <text:p>1250595491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19572">
            <text:p>819572</text:p>
          </table:table-cell>
          <table:table-cell table:number-columns-repeated="14" office:value-type="float" office:value="394992726">
            <text:p>394992726</text:p>
          </table:table-cell>
          <table:table-cell office:value-type="float" office:value="5349836">
            <text:p>53498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714">
            <text:p>3259714</text:p>
          </table:table-cell>
          <table:table-cell office:value-type="float" office:value="25221">
            <text:p>25221</text:p>
          </table:table-cell>
          <table:table-cell office:value-type="float" office:value="1268321">
            <text:p>1268321</text:p>
          </table:table-cell>
          <table:table-cell office:value-type="float" office:value="302105">
            <text:p>302105</text:p>
          </table:table-cell>
          <table:table-cell table:number-columns-repeated="2" office:value-type="float" office:value="0">
            <text:p>0</text:p>
          </table:table-cell>
          <table:table-cell office:value-type="float" office:value="1950357760">
            <text:p>1950357760</text:p>
          </table:table-cell>
          <table:table-cell table:number-columns-repeated="5" office:value-type="float" office:value="0">
            <text:p>0</text:p>
          </table:table-cell>
          <table:table-cell office:value-type="float" office:value="1261579400">
            <text:p>1261579400</text:p>
          </table:table-cell>
          <table:table-cell office:value-type="float" office:value="0">
            <text:p>0</text:p>
          </table:table-cell>
          <table:table-cell office:value-type="float" office:value="1261579400">
            <text:p>1261579400</text:p>
          </table:table-cell>
          <table:table-cell office:value-type="float" office:value="19714663">
            <text:p>19714663</text:p>
          </table:table-cell>
          <table:table-cell office:value-type="float" office:value="630789700">
            <text:p>630789700</text:p>
          </table:table-cell>
          <table:table-cell office:value-type="float" office:value="0">
            <text:p>0</text:p>
          </table:table-cell>
          <table:table-cell office:value-type="float" office:value="420526467">
            <text:p>420526467</text:p>
          </table:table-cell>
          <table:table-cell office:value-type="float" office:value="1249857535">
            <text:p>1249857535</text:p>
          </table:table-cell>
          <table:table-cell office:value-type="float" office:value="420526467">
            <text:p>420526467</text:p>
          </table:table-cell>
          <table:table-cell office:value-type="float" office:value="0">
            <text:p>0</text:p>
          </table:table-cell>
          <table:table-cell office:value-type="float" office:value="210263234">
            <text:p>210263234</text:p>
          </table:table-cell>
          <table:table-cell office:value-type="float" office:value="4361865">
            <text:p>4361865</text:p>
          </table:table-cell>
          <table:table-cell office:value-type="float" office:value="841052933">
            <text:p>841052933</text:p>
          </table:table-cell>
          <table:table-cell office:value-type="float" office:value="1261579400">
            <text:p>1261579400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3372620294">
            <text:p>3372620294</text:p>
          </table:table-cell>
          <table:table-cell office:value-type="float" office:value="1383719678">
            <text:p>1383719678</text:p>
          </table:table-cell>
          <table:table-cell office:value-type="float" office:value="3829335487">
            <text:p>3829335487</text:p>
          </table:table-cell>
          <table:table-cell office:value-type="float" office:value="1372920708">
            <text:p>1372920708</text:p>
          </table:table-cell>
          <table:table-cell office:value-type="float" office:value="346">
            <text:p>346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37247">
            <text:p>837247</text:p>
          </table:table-cell>
          <table:table-cell table:number-columns-repeated="14" office:value-type="float" office:value="434337290">
            <text:p>434337290</text:p>
          </table:table-cell>
          <table:table-cell office:value-type="float" office:value="5436686">
            <text:p>54366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20545">
            <text:p>3320545</text:p>
          </table:table-cell>
          <table:table-cell office:value-type="float" office:value="49595">
            <text:p>49595</text:p>
          </table:table-cell>
          <table:table-cell office:value-type="float" office:value="1320611">
            <text:p>1320611</text:p>
          </table:table-cell>
          <table:table-cell office:value-type="float" office:value="310183">
            <text:p>310183</text:p>
          </table:table-cell>
          <table:table-cell table:number-columns-repeated="2" office:value-type="float" office:value="0">
            <text:p>0</text:p>
          </table:table-cell>
          <table:table-cell office:value-type="float" office:value="2145393536">
            <text:p>2145393536</text:p>
          </table:table-cell>
          <table:table-cell table:number-columns-repeated="5" office:value-type="float" office:value="0">
            <text:p>0</text:p>
          </table:table-cell>
          <table:table-cell office:value-type="float" office:value="1383719678">
            <text:p>1383719678</text:p>
          </table:table-cell>
          <table:table-cell office:value-type="float" office:value="0">
            <text:p>0</text:p>
          </table:table-cell>
          <table:table-cell office:value-type="float" office:value="1383719678">
            <text:p>1383719678</text:p>
          </table:table-cell>
          <table:table-cell office:value-type="float" office:value="21623649">
            <text:p>21623649</text:p>
          </table:table-cell>
          <table:table-cell office:value-type="float" office:value="691859839">
            <text:p>691859839</text:p>
          </table:table-cell>
          <table:table-cell office:value-type="float" office:value="0">
            <text:p>0</text:p>
          </table:table-cell>
          <table:table-cell office:value-type="float" office:value="461239892">
            <text:p>461239892</text:p>
          </table:table-cell>
          <table:table-cell office:value-type="float" office:value="1371866769">
            <text:p>1371866769</text:p>
          </table:table-cell>
          <table:table-cell office:value-type="float" office:value="461239893">
            <text:p>461239893</text:p>
          </table:table-cell>
          <table:table-cell office:value-type="float" office:value="0">
            <text:p>0</text:p>
          </table:table-cell>
          <table:table-cell office:value-type="float" office:value="230619947">
            <text:p>230619947</text:p>
          </table:table-cell>
          <table:table-cell office:value-type="float" office:value="3182861">
            <text:p>3182861</text:p>
          </table:table-cell>
          <table:table-cell office:value-type="float" office:value="922479785">
            <text:p>922479785</text:p>
          </table:table-cell>
          <table:table-cell office:value-type="float" office:value="1383719678">
            <text:p>1383719678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3392542565">
            <text:p>3392542565</text:p>
          </table:table-cell>
          <table:table-cell office:value-type="float" office:value="1563908238">
            <text:p>1563908238</text:p>
          </table:table-cell>
          <table:table-cell office:value-type="float" office:value="35232783">
            <text:p>35232783</text:p>
          </table:table-cell>
          <table:table-cell office:value-type="float" office:value="1553141037">
            <text:p>1553141037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19572">
            <text:p>819572</text:p>
          </table:table-cell>
          <table:table-cell table:number-columns-repeated="14" office:value-type="float" office:value="472463776">
            <text:p>472463776</text:p>
          </table:table-cell>
          <table:table-cell office:value-type="float" office:value="5349836">
            <text:p>53498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714">
            <text:p>3259714</text:p>
          </table:table-cell>
          <table:table-cell office:value-type="float" office:value="25221">
            <text:p>25221</text:p>
          </table:table-cell>
          <table:table-cell office:value-type="float" office:value="1268321">
            <text:p>1268321</text:p>
          </table:table-cell>
          <table:table-cell office:value-type="float" office:value="302188">
            <text:p>302188</text:p>
          </table:table-cell>
          <table:table-cell table:number-columns-repeated="2" office:value-type="float" office:value="0">
            <text:p>0</text:p>
          </table:table-cell>
          <table:table-cell office:value-type="float" office:value="2340429312">
            <text:p>2340429312</text:p>
          </table:table-cell>
          <table:table-cell table:number-columns-repeated="5" office:value-type="float" office:value="0">
            <text:p>0</text:p>
          </table:table-cell>
          <table:table-cell office:value-type="float" office:value="1563908238">
            <text:p>1563908238</text:p>
          </table:table-cell>
          <table:table-cell office:value-type="float" office:value="0">
            <text:p>0</text:p>
          </table:table-cell>
          <table:table-cell office:value-type="float" office:value="1563908238">
            <text:p>1563908238</text:p>
          </table:table-cell>
          <table:table-cell office:value-type="float" office:value="24438526">
            <text:p>24438526</text:p>
          </table:table-cell>
          <table:table-cell office:value-type="float" office:value="781954119">
            <text:p>781954119</text:p>
          </table:table-cell>
          <table:table-cell office:value-type="float" office:value="0">
            <text:p>0</text:p>
          </table:table-cell>
          <table:table-cell office:value-type="float" office:value="521302746">
            <text:p>521302746</text:p>
          </table:table-cell>
          <table:table-cell office:value-type="float" office:value="1552399502">
            <text:p>1552399502</text:p>
          </table:table-cell>
          <table:table-cell office:value-type="float" office:value="521302746">
            <text:p>521302746</text:p>
          </table:table-cell>
          <table:table-cell office:value-type="float" office:value="0">
            <text:p>0</text:p>
          </table:table-cell>
          <table:table-cell office:value-type="float" office:value="260651373">
            <text:p>260651373</text:p>
          </table:table-cell>
          <table:table-cell office:value-type="float" office:value="2961883">
            <text:p>2961883</text:p>
          </table:table-cell>
          <table:table-cell office:value-type="float" office:value="1042605492">
            <text:p>1042605492</text:p>
          </table:table-cell>
          <table:table-cell office:value-type="float" office:value="1563908238">
            <text:p>1563908238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3414048620">
            <text:p>3414048620</text:p>
          </table:table-cell>
          <table:table-cell office:value-type="float" office:value="1679141776">
            <text:p>1679141776</text:p>
          </table:table-cell>
          <table:table-cell office:value-type="float" office:value="361473643">
            <text:p>361473643</text:p>
          </table:table-cell>
          <table:table-cell office:value-type="float" office:value="1668287970">
            <text:p>166828797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19572">
            <text:p>819572</text:p>
          </table:table-cell>
          <table:table-cell table:number-columns-repeated="14" office:value-type="float" office:value="511082598">
            <text:p>511082598</text:p>
          </table:table-cell>
          <table:table-cell office:value-type="float" office:value="5349836">
            <text:p>53498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714">
            <text:p>3259714</text:p>
          </table:table-cell>
          <table:table-cell office:value-type="float" office:value="25221">
            <text:p>25221</text:p>
          </table:table-cell>
          <table:table-cell office:value-type="float" office:value="1268321">
            <text:p>1268321</text:p>
          </table:table-cell>
          <table:table-cell office:value-type="float" office:value="301968">
            <text:p>301968</text:p>
          </table:table-cell>
          <table:table-cell table:number-columns-repeated="2" office:value-type="float" office:value="0">
            <text:p>0</text:p>
          </table:table-cell>
          <table:table-cell office:value-type="float" office:value="2535465088">
            <text:p>2535465088</text:p>
          </table:table-cell>
          <table:table-cell table:number-columns-repeated="5" office:value-type="float" office:value="0">
            <text:p>0</text:p>
          </table:table-cell>
          <table:table-cell office:value-type="float" office:value="1679141776">
            <text:p>1679141776</text:p>
          </table:table-cell>
          <table:table-cell office:value-type="float" office:value="0">
            <text:p>0</text:p>
          </table:table-cell>
          <table:table-cell office:value-type="float" office:value="1679141776">
            <text:p>1679141776</text:p>
          </table:table-cell>
          <table:table-cell office:value-type="float" office:value="26239072">
            <text:p>26239072</text:p>
          </table:table-cell>
          <table:table-cell office:value-type="float" office:value="839570888">
            <text:p>839570888</text:p>
          </table:table-cell>
          <table:table-cell office:value-type="float" office:value="0">
            <text:p>0</text:p>
          </table:table-cell>
          <table:table-cell office:value-type="float" office:value="559713926">
            <text:p>559713926</text:p>
          </table:table-cell>
          <table:table-cell office:value-type="float" office:value="1667414431">
            <text:p>1667414431</text:p>
          </table:table-cell>
          <table:table-cell office:value-type="float" office:value="559713925">
            <text:p>559713925</text:p>
          </table:table-cell>
          <table:table-cell office:value-type="float" office:value="0">
            <text:p>0</text:p>
          </table:table-cell>
          <table:table-cell office:value-type="float" office:value="279856963">
            <text:p>279856963</text:p>
          </table:table-cell>
          <table:table-cell office:value-type="float" office:value="4003267">
            <text:p>4003267</text:p>
          </table:table-cell>
          <table:table-cell office:value-type="float" office:value="1119427850">
            <text:p>1119427850</text:p>
          </table:table-cell>
          <table:table-cell office:value-type="float" office:value="1679141776">
            <text:p>1679141776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435960847">
            <text:p>3435960847</text:p>
          </table:table-cell>
          <table:table-cell office:value-type="float" office:value="1732023749">
            <text:p>1732023749</text:p>
          </table:table-cell>
          <table:table-cell office:value-type="float" office:value="506407667">
            <text:p>506407667</text:p>
          </table:table-cell>
          <table:table-cell office:value-type="float" office:value="1721222609">
            <text:p>1721222609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819572">
            <text:p>819572</text:p>
          </table:table-cell>
          <table:table-cell table:number-columns-repeated="14" office:value-type="float" office:value="549701624">
            <text:p>549701624</text:p>
          </table:table-cell>
          <table:table-cell office:value-type="float" office:value="5349836">
            <text:p>53498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714">
            <text:p>3259714</text:p>
          </table:table-cell>
          <table:table-cell office:value-type="float" office:value="25221">
            <text:p>25221</text:p>
          </table:table-cell>
          <table:table-cell office:value-type="float" office:value="1268321">
            <text:p>1268321</text:p>
          </table:table-cell>
          <table:table-cell office:value-type="float" office:value="302090">
            <text:p>302090</text:p>
          </table:table-cell>
          <table:table-cell table:number-columns-repeated="2" office:value-type="float" office:value="0">
            <text:p>0</text:p>
          </table:table-cell>
          <table:table-cell office:value-type="float" office:value="2730500864">
            <text:p>2730500864</text:p>
          </table:table-cell>
          <table:table-cell table:number-columns-repeated="5" office:value-type="float" office:value="0">
            <text:p>0</text:p>
          </table:table-cell>
          <table:table-cell office:value-type="float" office:value="1732023749">
            <text:p>1732023749</text:p>
          </table:table-cell>
          <table:table-cell office:value-type="float" office:value="0">
            <text:p>0</text:p>
          </table:table-cell>
          <table:table-cell office:value-type="float" office:value="1732023749">
            <text:p>1732023749</text:p>
          </table:table-cell>
          <table:table-cell office:value-type="float" office:value="27065409">
            <text:p>27065409</text:p>
          </table:table-cell>
          <table:table-cell office:value-type="float" office:value="866011875">
            <text:p>866011875</text:p>
          </table:table-cell>
          <table:table-cell office:value-type="float" office:value="0">
            <text:p>0</text:p>
          </table:table-cell>
          <table:table-cell office:value-type="float" office:value="577341250">
            <text:p>577341250</text:p>
          </table:table-cell>
          <table:table-cell office:value-type="float" office:value="1720430802">
            <text:p>1720430802</text:p>
          </table:table-cell>
          <table:table-cell office:value-type="float" office:value="577341250">
            <text:p>577341250</text:p>
          </table:table-cell>
          <table:table-cell office:value-type="float" office:value="0">
            <text:p>0</text:p>
          </table:table-cell>
          <table:table-cell office:value-type="float" office:value="288670625">
            <text:p>288670625</text:p>
          </table:table-cell>
          <table:table-cell office:value-type="float" office:value="5455103">
            <text:p>5455103</text:p>
          </table:table-cell>
          <table:table-cell office:value-type="float" office:value="1154682499">
            <text:p>1154682499</text:p>
          </table:table-cell>
          <table:table-cell office:value-type="float" office:value="1732023749">
            <text:p>1732023749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460688325">
            <text:p>3460688325</text:p>
          </table:table-cell>
          <table:table-cell office:value-type="float" office:value="1963419880">
            <text:p>1963419880</text:p>
          </table:table-cell>
          <table:table-cell office:value-type="float" office:value="1138042781">
            <text:p>1138042781</text:p>
          </table:table-cell>
          <table:table-cell office:value-type="float" office:value="1952567991">
            <text:p>1952567991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981264">
            <text:p>981264</text:p>
          </table:table-cell>
          <table:table-cell table:number-columns-repeated="14" office:value-type="float" office:value="589583468">
            <text:p>589583468</text:p>
          </table:table-cell>
          <table:table-cell office:value-type="float" office:value="5996246">
            <text:p>59962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99103">
            <text:p>3899103</text:p>
          </table:table-cell>
          <table:table-cell office:value-type="float" office:value="32703">
            <text:p>32703</text:p>
          </table:table-cell>
          <table:table-cell office:value-type="float" office:value="1972271">
            <text:p>1972271</text:p>
          </table:table-cell>
          <table:table-cell office:value-type="float" office:value="462619">
            <text:p>462619</text:p>
          </table:table-cell>
          <table:table-cell table:number-columns-repeated="2" office:value-type="float" office:value="0">
            <text:p>0</text:p>
          </table:table-cell>
          <table:table-cell office:value-type="float" office:value="2925536640">
            <text:p>2925536640</text:p>
          </table:table-cell>
          <table:table-cell table:number-columns-repeated="5" office:value-type="float" office:value="0">
            <text:p>0</text:p>
          </table:table-cell>
          <table:table-cell office:value-type="float" office:value="1963419880">
            <text:p>1963419880</text:p>
          </table:table-cell>
          <table:table-cell office:value-type="float" office:value="0">
            <text:p>0</text:p>
          </table:table-cell>
          <table:table-cell office:value-type="float" office:value="1963419880">
            <text:p>1963419880</text:p>
          </table:table-cell>
          <table:table-cell office:value-type="float" office:value="30681277">
            <text:p>30681277</text:p>
          </table:table-cell>
          <table:table-cell office:value-type="float" office:value="981709940">
            <text:p>981709940</text:p>
          </table:table-cell>
          <table:table-cell office:value-type="float" office:value="0">
            <text:p>0</text:p>
          </table:table-cell>
          <table:table-cell office:value-type="float" office:value="654473293">
            <text:p>654473293</text:p>
          </table:table-cell>
          <table:table-cell office:value-type="float" office:value="1951420625">
            <text:p>1951420625</text:p>
          </table:table-cell>
          <table:table-cell office:value-type="float" office:value="654473294">
            <text:p>654473294</text:p>
          </table:table-cell>
          <table:table-cell office:value-type="float" office:value="0">
            <text:p>0</text:p>
          </table:table-cell>
          <table:table-cell office:value-type="float" office:value="327236647">
            <text:p>327236647</text:p>
          </table:table-cell>
          <table:table-cell office:value-type="float" office:value="15369143">
            <text:p>15369143</text:p>
          </table:table-cell>
          <table:table-cell office:value-type="float" office:value="1308946587">
            <text:p>1308946587</text:p>
          </table:table-cell>
          <table:table-cell office:value-type="float" office:value="1963419880">
            <text:p>1963419880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3486419495">
            <text:p>3486419495</text:p>
          </table:table-cell>
          <table:table-cell office:value-type="float" office:value="2074792955">
            <text:p>2074792955</text:p>
          </table:table-cell>
          <table:table-cell office:value-type="float" office:value="1461088920">
            <text:p>1461088920</text:p>
          </table:table-cell>
          <table:table-cell office:value-type="float" office:value="2063875477">
            <text:p>2063875477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19572">
            <text:p>819572</text:p>
          </table:table-cell>
          <table:table-cell table:number-columns-repeated="14" office:value-type="float" office:value="626144906">
            <text:p>626144906</text:p>
          </table:table-cell>
          <table:table-cell office:value-type="float" office:value="5349836">
            <text:p>53498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714">
            <text:p>3259714</text:p>
          </table:table-cell>
          <table:table-cell office:value-type="float" office:value="25221">
            <text:p>25221</text:p>
          </table:table-cell>
          <table:table-cell office:value-type="float" office:value="1268321">
            <text:p>1268321</text:p>
          </table:table-cell>
          <table:table-cell office:value-type="float" office:value="302051">
            <text:p>302051</text:p>
          </table:table-cell>
          <table:table-cell table:number-columns-repeated="2" office:value-type="float" office:value="0">
            <text:p>0</text:p>
          </table:table-cell>
          <table:table-cell office:value-type="float" office:value="3120572416">
            <text:p>3120572416</text:p>
          </table:table-cell>
          <table:table-cell table:number-columns-repeated="5" office:value-type="float" office:value="0">
            <text:p>0</text:p>
          </table:table-cell>
          <table:table-cell office:value-type="float" office:value="2074792955">
            <text:p>2074792955</text:p>
          </table:table-cell>
          <table:table-cell office:value-type="float" office:value="0">
            <text:p>0</text:p>
          </table:table-cell>
          <table:table-cell office:value-type="float" office:value="2074792955">
            <text:p>2074792955</text:p>
          </table:table-cell>
          <table:table-cell office:value-type="float" office:value="32418860">
            <text:p>32418860</text:p>
          </table:table-cell>
          <table:table-cell office:value-type="float" office:value="1037396477">
            <text:p>1037396477</text:p>
          </table:table-cell>
          <table:table-cell office:value-type="float" office:value="0">
            <text:p>0</text:p>
          </table:table-cell>
          <table:table-cell office:value-type="float" office:value="691597651">
            <text:p>691597651</text:p>
          </table:table-cell>
          <table:table-cell office:value-type="float" office:value="0">
            <text:p>0</text:p>
          </table:table-cell>
          <table:table-cell office:value-type="float" office:value="691597652">
            <text:p>691597652</text:p>
          </table:table-cell>
          <table:table-cell office:value-type="float" office:value="2074792955">
            <text:p>2074792955</text:p>
          </table:table-cell>
          <table:table-cell office:value-type="float" office:value="345798826">
            <text:p>345798826</text:p>
          </table:table-cell>
          <table:table-cell office:value-type="float" office:value="7822080">
            <text:p>7822080</text:p>
          </table:table-cell>
          <table:table-cell office:value-type="float" office:value="1383195304">
            <text:p>1383195304</text:p>
          </table:table-cell>
          <table:table-cell office:value-type="float" office:value="2074792955">
            <text:p>2074792955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513242199">
            <text:p>3513242199</text:p>
          </table:table-cell>
          <table:table-cell office:value-type="float" office:value="2175163239">
            <text:p>2175163239</text:p>
          </table:table-cell>
          <table:table-cell office:value-type="float" office:value="1737812891">
            <text:p>1737812891</text:p>
          </table:table-cell>
          <table:table-cell office:value-type="float" office:value="2164375366">
            <text:p>2164375366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819572">
            <text:p>819572</text:p>
          </table:table-cell>
          <table:table-cell table:number-columns-repeated="14" office:value-type="float" office:value="664565928">
            <text:p>664565928</text:p>
          </table:table-cell>
          <table:table-cell office:value-type="float" office:value="5349836">
            <text:p>53498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714">
            <text:p>3259714</text:p>
          </table:table-cell>
          <table:table-cell office:value-type="float" office:value="25221">
            <text:p>25221</text:p>
          </table:table-cell>
          <table:table-cell office:value-type="float" office:value="1268321">
            <text:p>1268321</text:p>
          </table:table-cell>
          <table:table-cell office:value-type="float" office:value="302075">
            <text:p>302075</text:p>
          </table:table-cell>
          <table:table-cell table:number-columns-repeated="2" office:value-type="float" office:value="0">
            <text:p>0</text:p>
          </table:table-cell>
          <table:table-cell office:value-type="float" office:value="3315608192">
            <text:p>3315608192</text:p>
          </table:table-cell>
          <table:table-cell table:number-columns-repeated="5" office:value-type="float" office:value="0">
            <text:p>0</text:p>
          </table:table-cell>
          <table:table-cell office:value-type="float" office:value="2175163239">
            <text:p>2175163239</text:p>
          </table:table-cell>
          <table:table-cell office:value-type="float" office:value="0">
            <text:p>0</text:p>
          </table:table-cell>
          <table:table-cell office:value-type="float" office:value="2175163239">
            <text:p>2175163239</text:p>
          </table:table-cell>
          <table:table-cell office:value-type="float" office:value="33987128">
            <text:p>33987128</text:p>
          </table:table-cell>
          <table:table-cell office:value-type="float" office:value="1087581619">
            <text:p>1087581619</text:p>
          </table:table-cell>
          <table:table-cell office:value-type="float" office:value="0">
            <text:p>0</text:p>
          </table:table-cell>
          <table:table-cell office:value-type="float" office:value="725054413">
            <text:p>725054413</text:p>
          </table:table-cell>
          <table:table-cell office:value-type="float" office:value="0">
            <text:p>0</text:p>
          </table:table-cell>
          <table:table-cell office:value-type="float" office:value="725054413">
            <text:p>725054413</text:p>
          </table:table-cell>
          <table:table-cell office:value-type="float" office:value="2175163239">
            <text:p>2175163239</text:p>
          </table:table-cell>
          <table:table-cell office:value-type="float" office:value="362527207">
            <text:p>362527207</text:p>
          </table:table-cell>
          <table:table-cell office:value-type="float" office:value="11980591">
            <text:p>11980591</text:p>
          </table:table-cell>
          <table:table-cell office:value-type="float" office:value="1450108826">
            <text:p>1450108826</text:p>
          </table:table-cell>
          <table:table-cell office:value-type="float" office:value="2175163239">
            <text:p>2175163239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567440414">
            <text:p>3567440414</text:p>
          </table:table-cell>
          <table:table-cell office:value-type="float" office:value="233874396">
            <text:p>233874396</text:p>
          </table:table-cell>
          <table:table-cell office:value-type="float" office:value="4005093039">
            <text:p>4005093039</text:p>
          </table:table-cell>
          <table:table-cell office:value-type="float" office:value="4517820852">
            <text:p>4517820852</text:p>
          </table:table-cell>
          <table:table-cell office:value-type="float" office:value="468">
            <text:p>468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850539">
            <text:p>850539</text:p>
          </table:table-cell>
          <table:table-cell table:number-columns-repeated="14" office:value-type="float" office:value="702336662">
            <text:p>702336662</text:p>
          </table:table-cell>
          <table:table-cell office:value-type="float" office:value="5506006">
            <text:p>55060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63846">
            <text:p>3363846</text:p>
          </table:table-cell>
          <table:table-cell office:value-type="float" office:value="73969">
            <text:p>73969</text:p>
          </table:table-cell>
          <table:table-cell office:value-type="float" office:value="1355679">
            <text:p>1355679</text:p>
          </table:table-cell>
          <table:table-cell office:value-type="float" office:value="313357">
            <text:p>313357</text:p>
          </table:table-cell>
          <table:table-cell table:number-columns-repeated="2" office:value-type="float" office:value="0">
            <text:p>0</text:p>
          </table:table-cell>
          <table:table-cell office:value-type="float" office:value="3510643968">
            <text:p>3510643968</text:p>
          </table:table-cell>
          <table:table-cell table:number-columns-repeated="5" office:value-type="float" office:value="0">
            <text:p>0</text:p>
          </table:table-cell>
          <table:table-cell office:value-type="float" office:value="233874396">
            <text:p>233874396</text:p>
          </table:table-cell>
          <table:table-cell office:value-type="float" office:value="0">
            <text:p>0</text:p>
          </table:table-cell>
          <table:table-cell office:value-type="float" office:value="233874396">
            <text:p>233874396</text:p>
          </table:table-cell>
          <table:table-cell office:value-type="float" office:value="70763629">
            <text:p>70763629</text:p>
          </table:table-cell>
          <table:table-cell office:value-type="float" office:value="2264420846">
            <text:p>2264420846</text:p>
          </table:table-cell>
          <table:table-cell office:value-type="float" office:value="0">
            <text:p>0</text:p>
          </table:table-cell>
          <table:table-cell office:value-type="float" office:value="1509613898">
            <text:p>1509613898</text:p>
          </table:table-cell>
          <table:table-cell office:value-type="float" office:value="0">
            <text:p>0</text:p>
          </table:table-cell>
          <table:table-cell office:value-type="float" office:value="1509613897">
            <text:p>1509613897</text:p>
          </table:table-cell>
          <table:table-cell office:value-type="float" office:value="233874396">
            <text:p>233874396</text:p>
          </table:table-cell>
          <table:table-cell office:value-type="float" office:value="754806949">
            <text:p>754806949</text:p>
          </table:table-cell>
          <table:table-cell office:value-type="float" office:value="30744910">
            <text:p>30744910</text:p>
          </table:table-cell>
          <table:table-cell office:value-type="float" office:value="3019227794">
            <text:p>3019227794</text:p>
          </table:table-cell>
          <table:table-cell office:value-type="float" office:value="233874396">
            <text:p>233874396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3627199931">
            <text:p>3627199931</text:p>
          </table:table-cell>
          <table:table-cell office:value-type="float" office:value="729055259">
            <text:p>729055259</text:p>
          </table:table-cell>
          <table:table-cell office:value-type="float" office:value="1083418357">
            <text:p>1083418357</text:p>
          </table:table-cell>
          <table:table-cell office:value-type="float" office:value="5013072467">
            <text:p>5013072467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819572">
            <text:p>819572</text:p>
          </table:table-cell>
          <table:table-cell table:number-columns-repeated="14" office:value-type="float" office:value="739168348">
            <text:p>739168348</text:p>
          </table:table-cell>
          <table:table-cell office:value-type="float" office:value="5349836">
            <text:p>53498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714">
            <text:p>3259714</text:p>
          </table:table-cell>
          <table:table-cell office:value-type="float" office:value="25221">
            <text:p>25221</text:p>
          </table:table-cell>
          <table:table-cell office:value-type="float" office:value="1268321">
            <text:p>1268321</text:p>
          </table:table-cell>
          <table:table-cell office:value-type="float" office:value="301850">
            <text:p>301850</text:p>
          </table:table-cell>
          <table:table-cell table:number-columns-repeated="2" office:value-type="float" office:value="0">
            <text:p>0</text:p>
          </table:table-cell>
          <table:table-cell office:value-type="float" office:value="3705679744">
            <text:p>3705679744</text:p>
          </table:table-cell>
          <table:table-cell table:number-columns-repeated="5" office:value-type="float" office:value="0">
            <text:p>0</text:p>
          </table:table-cell>
          <table:table-cell office:value-type="float" office:value="729055259">
            <text:p>729055259</text:p>
          </table:table-cell>
          <table:table-cell office:value-type="float" office:value="0">
            <text:p>0</text:p>
          </table:table-cell>
          <table:table-cell office:value-type="float" office:value="729055259">
            <text:p>729055259</text:p>
          </table:table-cell>
          <table:table-cell office:value-type="float" office:value="78503942">
            <text:p>78503942</text:p>
          </table:table-cell>
          <table:table-cell office:value-type="float" office:value="2512011277">
            <text:p>2512011277</text:p>
          </table:table-cell>
          <table:table-cell office:value-type="float" office:value="0">
            <text:p>0</text:p>
          </table:table-cell>
          <table:table-cell office:value-type="float" office:value="1674674185">
            <text:p>1674674185</text:p>
          </table:table-cell>
          <table:table-cell office:value-type="float" office:value="0">
            <text:p>0</text:p>
          </table:table-cell>
          <table:table-cell office:value-type="float" office:value="1674674185">
            <text:p>1674674185</text:p>
          </table:table-cell>
          <table:table-cell office:value-type="float" office:value="0">
            <text:p>0</text:p>
          </table:table-cell>
          <table:table-cell office:value-type="float" office:value="837337093">
            <text:p>837337093</text:p>
          </table:table-cell>
          <table:table-cell office:value-type="float" office:value="715843658">
            <text:p>715843658</text:p>
          </table:table-cell>
          <table:table-cell office:value-type="float" office:value="3349348370">
            <text:p>3349348370</text:p>
          </table:table-cell>
          <table:table-cell office:value-type="float" office:value="729055259">
            <text:p>729055259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3694596097">
            <text:p>3694596097</text:p>
          </table:table-cell>
          <table:table-cell office:value-type="float" office:value="1406340796">
            <text:p>1406340796</text:p>
          </table:table-cell>
          <table:table-cell office:value-type="float" office:value="2980353207">
            <text:p>2980353207</text:p>
          </table:table-cell>
          <table:table-cell office:value-type="float" office:value="5690328783">
            <text:p>5690328783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981264">
            <text:p>981264</text:p>
          </table:table-cell>
          <table:table-cell table:number-columns-repeated="14" office:value-type="float" office:value="777657482">
            <text:p>777657482</text:p>
          </table:table-cell>
          <table:table-cell office:value-type="float" office:value="5996246">
            <text:p>59962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99103">
            <text:p>3899103</text:p>
          </table:table-cell>
          <table:table-cell office:value-type="float" office:value="32703">
            <text:p>32703</text:p>
          </table:table-cell>
          <table:table-cell office:value-type="float" office:value="1972271">
            <text:p>1972271</text:p>
          </table:table-cell>
          <table:table-cell office:value-type="float" office:value="462433">
            <text:p>462433</text:p>
          </table:table-cell>
          <table:table-cell table:number-columns-repeated="2" office:value-type="float" office:value="0">
            <text:p>0</text:p>
          </table:table-cell>
          <table:table-cell office:value-type="float" office:value="3900715520">
            <text:p>3900715520</text:p>
          </table:table-cell>
          <table:table-cell table:number-columns-repeated="5" office:value-type="float" office:value="0">
            <text:p>0</text:p>
          </table:table-cell>
          <table:table-cell office:value-type="float" office:value="1406340796">
            <text:p>1406340796</text:p>
          </table:table-cell>
          <table:table-cell office:value-type="float" office:value="0">
            <text:p>0</text:p>
          </table:table-cell>
          <table:table-cell office:value-type="float" office:value="1406340796">
            <text:p>1406340796</text:p>
          </table:table-cell>
          <table:table-cell office:value-type="float" office:value="89086280">
            <text:p>89086280</text:p>
          </table:table-cell>
          <table:table-cell office:value-type="float" office:value="2850654046">
            <text:p>2850654046</text:p>
          </table:table-cell>
          <table:table-cell office:value-type="float" office:value="0">
            <text:p>0</text:p>
          </table:table-cell>
          <table:table-cell office:value-type="float" office:value="1900436031">
            <text:p>1900436031</text:p>
          </table:table-cell>
          <table:table-cell office:value-type="float" office:value="0">
            <text:p>0</text:p>
          </table:table-cell>
          <table:table-cell office:value-type="float" office:value="1900436030">
            <text:p>1900436030</text:p>
          </table:table-cell>
          <table:table-cell office:value-type="float" office:value="0">
            <text:p>0</text:p>
          </table:table-cell>
          <table:table-cell office:value-type="float" office:value="950218015">
            <text:p>950218015</text:p>
          </table:table-cell>
          <table:table-cell office:value-type="float" office:value="1392361259">
            <text:p>1392361259</text:p>
          </table:table-cell>
          <table:table-cell office:value-type="float" office:value="3800872061">
            <text:p>3800872061</text:p>
          </table:table-cell>
          <table:table-cell office:value-type="float" office:value="1406340796">
            <text:p>1406340796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3787802206">
            <text:p>3787802206</text:p>
          </table:table-cell>
          <table:table-cell office:value-type="float" office:value="1731353172">
            <text:p>1731353172</text:p>
          </table:table-cell>
          <table:table-cell office:value-type="float" office:value="3880868972">
            <text:p>3880868972</text:p>
          </table:table-cell>
          <table:table-cell office:value-type="float" office:value="6007712103">
            <text:p>6007712103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213354">
            <text:p>1213354</text:p>
          </table:table-cell>
          <table:table-cell table:number-columns-repeated="14" office:value-type="float" office:value="819275400">
            <text:p>819275400</text:p>
          </table:table-cell>
          <table:table-cell office:value-type="float" office:value="7961069">
            <text:p>79610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829396">
            <text:p>4829396</text:p>
          </table:table-cell>
          <table:table-cell office:value-type="float" office:value="34090">
            <text:p>34090</text:p>
          </table:table-cell>
          <table:table-cell office:value-type="float" office:value="1810031">
            <text:p>1810031</text:p>
          </table:table-cell>
          <table:table-cell office:value-type="float" office:value="439477">
            <text:p>439477</text:p>
          </table:table-cell>
          <table:table-cell table:number-columns-repeated="2" office:value-type="float" office:value="0">
            <text:p>0</text:p>
          </table:table-cell>
          <table:table-cell office:value-type="float" office:value="4095751296">
            <text:p>4095751296</text:p>
          </table:table-cell>
          <table:table-cell office:value-type="float" office:value="1713151192">
            <text:p>1713151192</text:p>
          </table:table-cell>
          <table:table-cell table:number-columns-repeated="4" office:value-type="float" office:value="0">
            <text:p>0</text:p>
          </table:table-cell>
          <table:table-cell office:value-type="float" office:value="1731353172">
            <text:p>1731353172</text:p>
          </table:table-cell>
          <table:table-cell office:value-type="float" office:value="0">
            <text:p>0</text:p>
          </table:table-cell>
          <table:table-cell office:value-type="float" office:value="1731353172">
            <text:p>1731353172</text:p>
          </table:table-cell>
          <table:table-cell office:value-type="float" office:value="94161751">
            <text:p>94161751</text:p>
          </table:table-cell>
          <table:table-cell office:value-type="float" office:value="3013160234">
            <text:p>3013160234</text:p>
          </table:table-cell>
          <table:table-cell office:value-type="float" office:value="0">
            <text:p>0</text:p>
          </table:table-cell>
          <table:table-cell office:value-type="float" office:value="2008773489">
            <text:p>2008773489</text:p>
          </table:table-cell>
          <table:table-cell office:value-type="float" office:value="0">
            <text:p>0</text:p>
          </table:table-cell>
          <table:table-cell office:value-type="float" office:value="2008773490">
            <text:p>2008773490</text:p>
          </table:table-cell>
          <table:table-cell office:value-type="float" office:value="1731353172">
            <text:p>1731353172</text:p>
          </table:table-cell>
          <table:table-cell office:value-type="float" office:value="1004386745">
            <text:p>1004386745</text:p>
          </table:table-cell>
          <table:table-cell office:value-type="float" office:value="69441354">
            <text:p>69441354</text:p>
          </table:table-cell>
          <table:table-cell office:value-type="float" office:value="4017546979">
            <text:p>4017546979</text:p>
          </table:table-cell>
          <table:table-cell office:value-type="float" office:value="1731353172">
            <text:p>1731353172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3874845670">
            <text:p>3874845670</text:p>
          </table:table-cell>
          <table:table-cell office:value-type="float" office:value="1862990480">
            <text:p>1862990480</text:p>
          </table:table-cell>
          <table:table-cell office:value-type="float" office:value="4252399885">
            <text:p>4252399885</text:p>
          </table:table-cell>
          <table:table-cell office:value-type="float" office:value="6147048068">
            <text:p>614704806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819521">
            <text:p>819521</text:p>
          </table:table-cell>
          <table:table-cell table:number-columns-repeated="14" office:value-type="float" office:value="862855332">
            <text:p>862855332</text:p>
          </table:table-cell>
          <table:table-cell office:value-type="float" office:value="5349791">
            <text:p>53497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669">
            <text:p>3259669</text:p>
          </table:table-cell>
          <table:table-cell office:value-type="float" office:value="25221">
            <text:p>25221</text:p>
          </table:table-cell>
          <table:table-cell office:value-type="float" office:value="1268288">
            <text:p>1268288</text:p>
          </table:table-cell>
          <table:table-cell office:value-type="float" office:value="301994">
            <text:p>301994</text:p>
          </table:table-cell>
          <table:table-cell table:number-columns-repeated="2" office:value-type="float" office:value="0">
            <text:p>0</text:p>
          </table:table-cell>
          <table:table-cell office:value-type="float" office:value="4290787072">
            <text:p>4290787072</text:p>
          </table:table-cell>
          <table:table-cell office:value-type="float" office:value="1852271736">
            <text:p>1852271736</text:p>
          </table:table-cell>
          <table:table-cell table:number-columns-repeated="4" office:value-type="float" office:value="0">
            <text:p>0</text:p>
          </table:table-cell>
          <table:table-cell office:value-type="float" office:value="1862990480">
            <text:p>1862990480</text:p>
          </table:table-cell>
          <table:table-cell office:value-type="float" office:value="0">
            <text:p>0</text:p>
          </table:table-cell>
          <table:table-cell office:value-type="float" office:value="1862990480">
            <text:p>1862990480</text:p>
          </table:table-cell>
          <table:table-cell office:value-type="float" office:value="96220702">
            <text:p>96220702</text:p>
          </table:table-cell>
          <table:table-cell office:value-type="float" office:value="3078978888">
            <text:p>3078978888</text:p>
          </table:table-cell>
          <table:table-cell office:value-type="float" office:value="0">
            <text:p>0</text:p>
          </table:table-cell>
          <table:table-cell office:value-type="float" office:value="2052652592">
            <text:p>2052652592</text:p>
          </table:table-cell>
          <table:table-cell office:value-type="float" office:value="0">
            <text:p>0</text:p>
          </table:table-cell>
          <table:table-cell office:value-type="float" office:value="2052652592">
            <text:p>2052652592</text:p>
          </table:table-cell>
          <table:table-cell office:value-type="float" office:value="1862990480">
            <text:p>1862990480</text:p>
          </table:table-cell>
          <table:table-cell office:value-type="float" office:value="1026326296">
            <text:p>1026326296</text:p>
          </table:table-cell>
          <table:table-cell office:value-type="float" office:value="65440338">
            <text:p>65440338</text:p>
          </table:table-cell>
          <table:table-cell office:value-type="float" office:value="4105305184">
            <text:p>4105305184</text:p>
          </table:table-cell>
          <table:table-cell office:value-type="float" office:value="1862990480">
            <text:p>1862990480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3971149863">
            <text:p>3971149863</text:p>
          </table:table-cell>
          <table:table-cell office:value-type="float" office:value="1926767537">
            <text:p>1926767537</text:p>
          </table:table-cell>
          <table:table-cell office:value-type="float" office:value="148821201">
            <text:p>148821201</text:p>
          </table:table-cell>
          <table:table-cell office:value-type="float" office:value="6210895683">
            <text:p>6210895683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981162">
            <text:p>981162</text:p>
          </table:table-cell>
          <table:table-cell table:number-columns-repeated="14" office:value-type="float" office:value="898721152">
            <text:p>898721152</text:p>
          </table:table-cell>
          <table:table-cell office:value-type="float" office:value="5996156">
            <text:p>59961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99013">
            <text:p>3899013</text:p>
          </table:table-cell>
          <table:table-cell office:value-type="float" office:value="32703">
            <text:p>32703</text:p>
          </table:table-cell>
          <table:table-cell office:value-type="float" office:value="1972205">
            <text:p>1972205</text:p>
          </table:table-cell>
          <table:table-cell office:value-type="float" office:value="462439">
            <text:p>462439</text:p>
          </table:table-cell>
          <table:table-cell table:number-columns-repeated="2" office:value-type="float" office:value="0">
            <text:p>0</text:p>
          </table:table-cell>
          <table:table-cell office:value-type="float" office:value="190855552">
            <text:p>190855552</text:p>
          </table:table-cell>
          <table:table-cell office:value-type="float" office:value="1916148856">
            <text:p>1916148856</text:p>
          </table:table-cell>
          <table:table-cell table:number-columns-repeated="4" office:value-type="float" office:value="0">
            <text:p>0</text:p>
          </table:table-cell>
          <table:table-cell office:value-type="float" office:value="1926767537">
            <text:p>1926767537</text:p>
          </table:table-cell>
          <table:table-cell office:value-type="float" office:value="0">
            <text:p>0</text:p>
          </table:table-cell>
          <table:table-cell office:value-type="float" office:value="1926767537">
            <text:p>1926767537</text:p>
          </table:table-cell>
          <table:table-cell office:value-type="float" office:value="97218308">
            <text:p>97218308</text:p>
          </table:table-cell>
          <table:table-cell office:value-type="float" office:value="3110867417">
            <text:p>3110867417</text:p>
          </table:table-cell>
          <table:table-cell office:value-type="float" office:value="0">
            <text:p>0</text:p>
          </table:table-cell>
          <table:table-cell office:value-type="float" office:value="2073911611">
            <text:p>2073911611</text:p>
          </table:table-cell>
          <table:table-cell office:value-type="float" office:value="1152623561">
            <text:p>1152623561</text:p>
          </table:table-cell>
          <table:table-cell office:value-type="float" office:value="2073911611">
            <text:p>2073911611</text:p>
          </table:table-cell>
          <table:table-cell office:value-type="float" office:value="1926767537">
            <text:p>1926767537</text:p>
          </table:table-cell>
          <table:table-cell office:value-type="float" office:value="1036955805">
            <text:p>1036955805</text:p>
          </table:table-cell>
          <table:table-cell office:value-type="float" office:value="19318373">
            <text:p>19318373</text:p>
          </table:table-cell>
          <table:table-cell office:value-type="float" office:value="4147823222">
            <text:p>4147823222</text:p>
          </table:table-cell>
          <table:table-cell office:value-type="float" office:value="1926767537">
            <text:p>1926767537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4072710568">
            <text:p>4072710568</text:p>
          </table:table-cell>
          <table:table-cell office:value-type="float" office:value="2465690353">
            <text:p>2465690353</text:p>
          </table:table-cell>
          <table:table-cell office:value-type="float" office:value="1649631060">
            <text:p>1649631060</text:p>
          </table:table-cell>
          <table:table-cell office:value-type="float" office:value="6670470261">
            <text:p>6670470261</text:p>
          </table:table-cell>
          <table:table-cell office:value-type="float" office:value="835">
            <text:p>835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884170">
            <text:p>1884170</text:p>
          </table:table-cell>
          <table:table-cell table:number-columns-repeated="14" office:value-type="float" office:value="945823814">
            <text:p>945823814</text:p>
          </table:table-cell>
          <table:table-cell office:value-type="float" office:value="10693073">
            <text:p>10693073</text:p>
          </table:table-cell>
          <table:table-cell office:value-type="float" office:value="1416">
            <text:p>1416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7460725">
            <text:p>7460725</text:p>
          </table:table-cell>
          <table:table-cell office:value-type="float" office:value="129658">
            <text:p>129658</text:p>
          </table:table-cell>
          <table:table-cell office:value-type="float" office:value="4611282">
            <text:p>4611282</text:p>
          </table:table-cell>
          <table:table-cell office:value-type="float" office:value="1080754">
            <text:p>1080754</text:p>
          </table:table-cell>
          <table:table-cell table:number-columns-repeated="2" office:value-type="float" office:value="0">
            <text:p>0</text:p>
          </table:table-cell>
          <table:table-cell office:value-type="float" office:value="385891328">
            <text:p>385891328</text:p>
          </table:table-cell>
          <table:table-cell table:number-columns-repeated="5" office:value-type="float" office:value="0">
            <text:p>0</text:p>
          </table:table-cell>
          <table:table-cell office:value-type="float" office:value="2465690353">
            <text:p>2465690353</text:p>
          </table:table-cell>
          <table:table-cell office:value-type="float" office:value="0">
            <text:p>0</text:p>
          </table:table-cell>
          <table:table-cell office:value-type="float" office:value="2465690353">
            <text:p>2465690353</text:p>
          </table:table-cell>
          <table:table-cell office:value-type="float" office:value="105635946">
            <text:p>105635946</text:p>
          </table:table-cell>
          <table:table-cell office:value-type="float" office:value="3380328825">
            <text:p>3380328825</text:p>
          </table:table-cell>
          <table:table-cell office:value-type="float" office:value="0">
            <text:p>0</text:p>
          </table:table-cell>
          <table:table-cell office:value-type="float" office:value="2253552550">
            <text:p>2253552550</text:p>
          </table:table-cell>
          <table:table-cell office:value-type="float" office:value="0">
            <text:p>0</text:p>
          </table:table-cell>
          <table:table-cell office:value-type="float" office:value="2253552550">
            <text:p>2253552550</text:p>
          </table:table-cell>
          <table:table-cell office:value-type="float" office:value="0">
            <text:p>0</text:p>
          </table:table-cell>
          <table:table-cell office:value-type="float" office:value="1126776275">
            <text:p>1126776275</text:p>
          </table:table-cell>
          <table:table-cell office:value-type="float" office:value="2429652621">
            <text:p>2429652621</text:p>
          </table:table-cell>
          <table:table-cell office:value-type="float" office:value="212137803">
            <text:p>212137803</text:p>
          </table:table-cell>
          <table:table-cell office:value-type="float" office:value="2465690353">
            <text:p>2465690353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4167749648">
            <text:p>4167749648</text:p>
          </table:table-cell>
          <table:table-cell office:value-type="float" office:value="2460741724">
            <text:p>2460741724</text:p>
          </table:table-cell>
          <table:table-cell office:value-type="float" office:value="1583968604">
            <text:p>1583968604</text:p>
          </table:table-cell>
          <table:table-cell office:value-type="float" office:value="6744371251">
            <text:p>6744371251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981162">
            <text:p>981162</text:p>
          </table:table-cell>
          <table:table-cell table:number-columns-repeated="14" office:value-type="float" office:value="970923244">
            <text:p>970923244</text:p>
          </table:table-cell>
          <table:table-cell office:value-type="float" office:value="5996154">
            <text:p>59961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99011">
            <text:p>3899011</text:p>
          </table:table-cell>
          <table:table-cell office:value-type="float" office:value="32701">
            <text:p>32701</text:p>
          </table:table-cell>
          <table:table-cell office:value-type="float" office:value="1972195">
            <text:p>1972195</text:p>
          </table:table-cell>
          <table:table-cell office:value-type="float" office:value="462680">
            <text:p>462680</text:p>
          </table:table-cell>
          <table:table-cell table:number-columns-repeated="2" office:value-type="float" office:value="0">
            <text:p>0</text:p>
          </table:table-cell>
          <table:table-cell office:value-type="float" office:value="580927104">
            <text:p>580927104</text:p>
          </table:table-cell>
          <table:table-cell office:value-type="float" office:value="2449642752">
            <text:p>2449642752</text:p>
          </table:table-cell>
          <table:table-cell table:number-columns-repeated="4" office:value-type="float" office:value="0">
            <text:p>0</text:p>
          </table:table-cell>
          <table:table-cell office:value-type="float" office:value="2460741724">
            <text:p>2460741724</text:p>
          </table:table-cell>
          <table:table-cell office:value-type="float" office:value="0">
            <text:p>0</text:p>
          </table:table-cell>
          <table:table-cell office:value-type="float" office:value="2460741724">
            <text:p>2460741724</text:p>
          </table:table-cell>
          <table:table-cell office:value-type="float" office:value="105558476">
            <text:p>105558476</text:p>
          </table:table-cell>
          <table:table-cell office:value-type="float" office:value="3377854510">
            <text:p>3377854510</text:p>
          </table:table-cell>
          <table:table-cell office:value-type="float" office:value="0">
            <text:p>0</text:p>
          </table:table-cell>
          <table:table-cell office:value-type="float" office:value="2251903006">
            <text:p>2251903006</text:p>
          </table:table-cell>
          <table:table-cell office:value-type="float" office:value="1150494608">
            <text:p>1150494608</text:p>
          </table:table-cell>
          <table:table-cell office:value-type="float" office:value="2251903007">
            <text:p>2251903007</text:p>
          </table:table-cell>
          <table:table-cell office:value-type="float" office:value="0">
            <text:p>0</text:p>
          </table:table-cell>
          <table:table-cell office:value-type="float" office:value="1125951504">
            <text:p>1125951504</text:p>
          </table:table-cell>
          <table:table-cell office:value-type="float" office:value="106184431">
            <text:p>106184431</text:p>
          </table:table-cell>
          <table:table-cell office:value-type="float" office:value="208838717">
            <text:p>208838717</text:p>
          </table:table-cell>
          <table:table-cell office:value-type="float" office:value="2460741724">
            <text:p>2460741724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4257126158">
            <text:p>4257126158</text:p>
          </table:table-cell>
          <table:table-cell office:value-type="float" office:value="2778337385">
            <text:p>2778337385</text:p>
          </table:table-cell>
          <table:table-cell office:value-type="float" office:value="2509467426">
            <text:p>2509467426</text:p>
          </table:table-cell>
          <table:table-cell office:value-type="float" office:value="7053221594">
            <text:p>7053221594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1375042">
            <text:p>1375042</text:p>
          </table:table-cell>
          <table:table-cell table:number-columns-repeated="14" office:value-type="float" office:value="1023491828">
            <text:p>1023491828</text:p>
          </table:table-cell>
          <table:table-cell office:value-type="float" office:value="8607466">
            <text:p>86074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468773">
            <text:p>5468773</text:p>
          </table:table-cell>
          <table:table-cell office:value-type="float" office:value="41570">
            <text:p>41570</text:p>
          </table:table-cell>
          <table:table-cell office:value-type="float" office:value="2513971">
            <text:p>2513971</text:p>
          </table:table-cell>
          <table:table-cell office:value-type="float" office:value="600150">
            <text:p>600150</text:p>
          </table:table-cell>
          <table:table-cell table:number-columns-repeated="2" office:value-type="float" office:value="0">
            <text:p>0</text:p>
          </table:table-cell>
          <table:table-cell office:value-type="float" office:value="775962880">
            <text:p>775962880</text:p>
          </table:table-cell>
          <table:table-cell office:value-type="float" office:value="2760312016">
            <text:p>2760312016</text:p>
          </table:table-cell>
          <table:table-cell table:number-columns-repeated="4" office:value-type="float" office:value="0">
            <text:p>0</text:p>
          </table:table-cell>
          <table:table-cell office:value-type="float" office:value="2778337385">
            <text:p>2778337385</text:p>
          </table:table-cell>
          <table:table-cell office:value-type="float" office:value="0">
            <text:p>0</text:p>
          </table:table-cell>
          <table:table-cell office:value-type="float" office:value="2778337385">
            <text:p>2778337385</text:p>
          </table:table-cell>
          <table:table-cell office:value-type="float" office:value="110521040">
            <text:p>110521040</text:p>
          </table:table-cell>
          <table:table-cell office:value-type="float" office:value="3536652341">
            <text:p>3536652341</text:p>
          </table:table-cell>
          <table:table-cell office:value-type="float" office:value="0">
            <text:p>0</text:p>
          </table:table-cell>
          <table:table-cell office:value-type="float" office:value="2357768227">
            <text:p>2357768227</text:p>
          </table:table-cell>
          <table:table-cell office:value-type="float" office:value="1205906664">
            <text:p>1205906664</text:p>
          </table:table-cell>
          <table:table-cell office:value-type="float" office:value="2357768227">
            <text:p>2357768227</text:p>
          </table:table-cell>
          <table:table-cell office:value-type="float" office:value="0">
            <text:p>0</text:p>
          </table:table-cell>
          <table:table-cell office:value-type="float" office:value="1178884113">
            <text:p>1178884113</text:p>
          </table:table-cell>
          <table:table-cell office:value-type="float" office:value="67680817">
            <text:p>67680817</text:p>
          </table:table-cell>
          <table:table-cell office:value-type="float" office:value="420569158">
            <text:p>420569158</text:p>
          </table:table-cell>
          <table:table-cell office:value-type="float" office:value="2778337385">
            <text:p>2778337385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62583204">
            <text:p>62583204</text:p>
          </table:table-cell>
          <table:table-cell office:value-type="float" office:value="3201725660">
            <text:p>3201725660</text:p>
          </table:table-cell>
          <table:table-cell office:value-type="float" office:value="3684839158">
            <text:p>3684839158</text:p>
          </table:table-cell>
          <table:table-cell office:value-type="float" office:value="7161770437">
            <text:p>7161770437</text:p>
          </table:table-cell>
          <table:table-cell office:value-type="float" office:value="399">
            <text:p>399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1536687">
            <text:p>1536687</text:p>
          </table:table-cell>
          <table:table-cell table:number-columns-repeated="14" office:value-type="float" office:value="1059913660">
            <text:p>1059913660</text:p>
          </table:table-cell>
          <table:table-cell office:value-type="float" office:value="9253841">
            <text:p>92538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108126">
            <text:p>6108126</text:p>
          </table:table-cell>
          <table:table-cell office:value-type="float" office:value="49051">
            <text:p>49051</text:p>
          </table:table-cell>
          <table:table-cell office:value-type="float" office:value="3217883">
            <text:p>3217883</text:p>
          </table:table-cell>
          <table:table-cell office:value-type="float" office:value="760387">
            <text:p>760387</text:p>
          </table:table-cell>
          <table:table-cell table:number-columns-repeated="2" office:value-type="float" office:value="0">
            <text:p>0</text:p>
          </table:table-cell>
          <table:table-cell office:value-type="float" office:value="970998656">
            <text:p>970998656</text:p>
          </table:table-cell>
          <table:table-cell office:value-type="float" office:value="2907690160">
            <text:p>2907690160</text:p>
          </table:table-cell>
          <table:table-cell table:number-columns-repeated="4" office:value-type="float" office:value="0">
            <text:p>0</text:p>
          </table:table-cell>
          <table:table-cell office:value-type="float" office:value="3201725660">
            <text:p>3201725660</text:p>
          </table:table-cell>
          <table:table-cell office:value-type="float" office:value="0">
            <text:p>0</text:p>
          </table:table-cell>
          <table:table-cell office:value-type="float" office:value="3201725660">
            <text:p>3201725660</text:p>
          </table:table-cell>
          <table:table-cell office:value-type="float" office:value="117136489">
            <text:p>117136489</text:p>
          </table:table-cell>
          <table:table-cell office:value-type="float" office:value="3748346478">
            <text:p>3748346478</text:p>
          </table:table-cell>
          <table:table-cell office:value-type="float" office:value="0">
            <text:p>0</text:p>
          </table:table-cell>
          <table:table-cell office:value-type="float" office:value="2498897652">
            <text:p>2498897652</text:p>
          </table:table-cell>
          <table:table-cell office:value-type="float" office:value="1166276521">
            <text:p>1166276521</text:p>
          </table:table-cell>
          <table:table-cell office:value-type="float" office:value="2498897652">
            <text:p>2498897652</text:p>
          </table:table-cell>
          <table:table-cell office:value-type="float" office:value="0">
            <text:p>0</text:p>
          </table:table-cell>
          <table:table-cell office:value-type="float" office:value="1249448826">
            <text:p>1249448826</text:p>
          </table:table-cell>
          <table:table-cell office:value-type="float" office:value="71284603">
            <text:p>71284603</text:p>
          </table:table-cell>
          <table:table-cell office:value-type="float" office:value="702828008">
            <text:p>702828008</text:p>
          </table:table-cell>
          <table:table-cell office:value-type="float" office:value="3201725660">
            <text:p>3201725660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57884151">
            <text:p>157884151</text:p>
          </table:table-cell>
          <table:table-cell office:value-type="float" office:value="3189908477">
            <text:p>3189908477</text:p>
          </table:table-cell>
          <table:table-cell office:value-type="float" office:value="3654988842">
            <text:p>3654988842</text:p>
          </table:table-cell>
          <table:table-cell office:value-type="float" office:value="7382348945">
            <text:p>7382348945</text:p>
          </table:table-cell>
          <table:table-cell office:value-type="float" office:value="391">
            <text:p>391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536632">
            <text:p>1536632</text:p>
          </table:table-cell>
          <table:table-cell table:number-columns-repeated="14" office:value-type="float" office:value="1118787300">
            <text:p>1118787300</text:p>
          </table:table-cell>
          <table:table-cell office:value-type="float" office:value="9253786">
            <text:p>92537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108072">
            <text:p>6108072</text:p>
          </table:table-cell>
          <table:table-cell office:value-type="float" office:value="49052">
            <text:p>49052</text:p>
          </table:table-cell>
          <table:table-cell office:value-type="float" office:value="3217855">
            <text:p>3217855</text:p>
          </table:table-cell>
          <table:table-cell office:value-type="float" office:value="760391">
            <text:p>760391</text:p>
          </table:table-cell>
          <table:table-cell table:number-columns-repeated="2" office:value-type="float" office:value="0">
            <text:p>0</text:p>
          </table:table-cell>
          <table:table-cell office:value-type="float" office:value="1166034432">
            <text:p>1166034432</text:p>
          </table:table-cell>
          <table:table-cell office:value-type="float" office:value="3094645424">
            <text:p>3094645424</text:p>
          </table:table-cell>
          <table:table-cell table:number-columns-repeated="4" office:value-type="float" office:value="0">
            <text:p>0</text:p>
          </table:table-cell>
          <table:table-cell office:value-type="float" office:value="3189908477">
            <text:p>3189908477</text:p>
          </table:table-cell>
          <table:table-cell office:value-type="float" office:value="0">
            <text:p>0</text:p>
          </table:table-cell>
          <table:table-cell office:value-type="float" office:value="3189908477">
            <text:p>3189908477</text:p>
          </table:table-cell>
          <table:table-cell office:value-type="float" office:value="116955815">
            <text:p>116955815</text:p>
          </table:table-cell>
          <table:table-cell office:value-type="float" office:value="3742437886">
            <text:p>3742437886</text:p>
          </table:table-cell>
          <table:table-cell office:value-type="float" office:value="0">
            <text:p>0</text:p>
          </table:table-cell>
          <table:table-cell office:value-type="float" office:value="2494958591">
            <text:p>2494958591</text:p>
          </table:table-cell>
          <table:table-cell office:value-type="float" office:value="0">
            <text:p>0</text:p>
          </table:table-cell>
          <table:table-cell office:value-type="float" office:value="2494958591">
            <text:p>2494958591</text:p>
          </table:table-cell>
          <table:table-cell office:value-type="float" office:value="3189908477">
            <text:p>3189908477</text:p>
          </table:table-cell>
          <table:table-cell office:value-type="float" office:value="1247479296">
            <text:p>1247479296</text:p>
          </table:table-cell>
          <table:table-cell office:value-type="float" office:value="3753366946">
            <text:p>3753366946</text:p>
          </table:table-cell>
          <table:table-cell office:value-type="float" office:value="694949886">
            <text:p>694949886</text:p>
          </table:table-cell>
          <table:table-cell office:value-type="float" office:value="3189908477">
            <text:p>3189908477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256430652">
            <text:p>256430652</text:p>
          </table:table-cell>
          <table:table-cell office:value-type="float" office:value="3476915044">
            <text:p>3476915044</text:p>
          </table:table-cell>
          <table:table-cell office:value-type="float" office:value="131316756">
            <text:p>131316756</text:p>
          </table:table-cell>
          <table:table-cell office:value-type="float" office:value="7761035944">
            <text:p>7761035944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981213">
            <text:p>981213</text:p>
          </table:table-cell>
          <table:table-cell table:number-columns-repeated="14" office:value-type="float" office:value="1125457320">
            <text:p>1125457320</text:p>
          </table:table-cell>
          <table:table-cell office:value-type="float" office:value="5996199">
            <text:p>59961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99056">
            <text:p>3899056</text:p>
          </table:table-cell>
          <table:table-cell office:value-type="float" office:value="32701">
            <text:p>32701</text:p>
          </table:table-cell>
          <table:table-cell office:value-type="float" office:value="1972228">
            <text:p>1972228</text:p>
          </table:table-cell>
          <table:table-cell office:value-type="float" office:value="462257">
            <text:p>462257</text:p>
          </table:table-cell>
          <table:table-cell table:number-columns-repeated="2" office:value-type="float" office:value="0">
            <text:p>0</text:p>
          </table:table-cell>
          <table:table-cell office:value-type="float" office:value="1361070208">
            <text:p>1361070208</text:p>
          </table:table-cell>
          <table:table-cell office:value-type="float" office:value="3466299200">
            <text:p>3466299200</text:p>
          </table:table-cell>
          <table:table-cell table:number-columns-repeated="4" office:value-type="float" office:value="0">
            <text:p>0</text:p>
          </table:table-cell>
          <table:table-cell office:value-type="float" office:value="3476915044">
            <text:p>3476915044</text:p>
          </table:table-cell>
          <table:table-cell office:value-type="float" office:value="0">
            <text:p>0</text:p>
          </table:table-cell>
          <table:table-cell office:value-type="float" office:value="3476915044">
            <text:p>3476915044</text:p>
          </table:table-cell>
          <table:table-cell office:value-type="float" office:value="121436399">
            <text:p>121436399</text:p>
          </table:table-cell>
          <table:table-cell office:value-type="float" office:value="3885941170">
            <text:p>3885941170</text:p>
          </table:table-cell>
          <table:table-cell office:value-type="float" office:value="0">
            <text:p>0</text:p>
          </table:table-cell>
          <table:table-cell office:value-type="float" office:value="2590627447">
            <text:p>2590627447</text:p>
          </table:table-cell>
          <table:table-cell office:value-type="float" office:value="0">
            <text:p>0</text:p>
          </table:table-cell>
          <table:table-cell office:value-type="float" office:value="2590627447">
            <text:p>2590627447</text:p>
          </table:table-cell>
          <table:table-cell office:value-type="float" office:value="0">
            <text:p>0</text:p>
          </table:table-cell>
          <table:table-cell office:value-type="float" office:value="1295313723">
            <text:p>1295313723</text:p>
          </table:table-cell>
          <table:table-cell office:value-type="float" office:value="3797063231">
            <text:p>3797063231</text:p>
          </table:table-cell>
          <table:table-cell office:value-type="float" office:value="886287598">
            <text:p>886287598</text:p>
          </table:table-cell>
          <table:table-cell office:value-type="float" office:value="3476915044">
            <text:p>3476915044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357567934">
            <text:p>357567934</text:p>
          </table:table-cell>
          <table:table-cell office:value-type="float" office:value="3800578419">
            <text:p>3800578419</text:p>
          </table:table-cell>
          <table:table-cell office:value-type="float" office:value="1026505045">
            <text:p>1026505045</text:p>
          </table:table-cell>
          <table:table-cell office:value-type="float" office:value="8084575270">
            <text:p>8084575270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981213">
            <text:p>981213</text:p>
          </table:table-cell>
          <table:table-cell table:number-columns-repeated="14" office:value-type="float" office:value="1170637716">
            <text:p>1170637716</text:p>
          </table:table-cell>
          <table:table-cell office:value-type="float" office:value="5996199">
            <text:p>59961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99056">
            <text:p>3899056</text:p>
          </table:table-cell>
          <table:table-cell office:value-type="float" office:value="32701">
            <text:p>32701</text:p>
          </table:table-cell>
          <table:table-cell office:value-type="float" office:value="1972228">
            <text:p>1972228</text:p>
          </table:table-cell>
          <table:table-cell office:value-type="float" office:value="462252">
            <text:p>462252</text:p>
          </table:table-cell>
          <table:table-cell table:number-columns-repeated="2" office:value-type="float" office:value="0">
            <text:p>0</text:p>
          </table:table-cell>
          <table:table-cell office:value-type="float" office:value="1556105984">
            <text:p>1556105984</text:p>
          </table:table-cell>
          <table:table-cell office:value-type="float" office:value="3789836392">
            <text:p>3789836392</text:p>
          </table:table-cell>
          <table:table-cell table:number-columns-repeated="4" office:value-type="float" office:value="0">
            <text:p>0</text:p>
          </table:table-cell>
          <table:table-cell office:value-type="float" office:value="3800578419">
            <text:p>3800578419</text:p>
          </table:table-cell>
          <table:table-cell office:value-type="float" office:value="0">
            <text:p>0</text:p>
          </table:table-cell>
          <table:table-cell office:value-type="float" office:value="3800578419">
            <text:p>3800578419</text:p>
          </table:table-cell>
          <table:table-cell office:value-type="float" office:value="126494128">
            <text:p>126494128</text:p>
          </table:table-cell>
          <table:table-cell office:value-type="float" office:value="4047772858">
            <text:p>4047772858</text:p>
          </table:table-cell>
          <table:table-cell office:value-type="float" office:value="0">
            <text:p>0</text:p>
          </table:table-cell>
          <table:table-cell office:value-type="float" office:value="2698515238">
            <text:p>2698515238</text:p>
          </table:table-cell>
          <table:table-cell office:value-type="float" office:value="1272457600">
            <text:p>1272457600</text:p>
          </table:table-cell>
          <table:table-cell office:value-type="float" office:value="2698515238">
            <text:p>2698515238</text:p>
          </table:table-cell>
          <table:table-cell office:value-type="float" office:value="3800578419">
            <text:p>3800578419</text:p>
          </table:table-cell>
          <table:table-cell office:value-type="float" office:value="1349257619">
            <text:p>1349257619</text:p>
          </table:table-cell>
          <table:table-cell office:value-type="float" office:value="66240760">
            <text:p>66240760</text:p>
          </table:table-cell>
          <table:table-cell office:value-type="float" office:value="1102063180">
            <text:p>1102063180</text:p>
          </table:table-cell>
          <table:table-cell office:value-type="float" office:value="3800578419">
            <text:p>3800578419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459382524">
            <text:p>459382524</text:p>
          </table:table-cell>
          <table:table-cell office:value-type="float" office:value="3864010630">
            <text:p>3864010630</text:p>
          </table:table-cell>
          <table:table-cell office:value-type="float" office:value="1210879379">
            <text:p>1210879379</text:p>
          </table:table-cell>
          <table:table-cell office:value-type="float" office:value="8148145135">
            <text:p>8148145135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819572">
            <text:p>819572</text:p>
          </table:table-cell>
          <table:table-cell table:number-columns-repeated="14" office:value-type="float" office:value="1212368256">
            <text:p>1212368256</text:p>
          </table:table-cell>
          <table:table-cell office:value-type="float" office:value="5349834">
            <text:p>53498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9712">
            <text:p>3259712</text:p>
          </table:table-cell>
          <table:table-cell office:value-type="float" office:value="25219">
            <text:p>25219</text:p>
          </table:table-cell>
          <table:table-cell office:value-type="float" office:value="1268311">
            <text:p>1268311</text:p>
          </table:table-cell>
          <table:table-cell office:value-type="float" office:value="301915">
            <text:p>301915</text:p>
          </table:table-cell>
          <table:table-cell table:number-columns-repeated="2" office:value-type="float" office:value="0">
            <text:p>0</text:p>
          </table:table-cell>
          <table:table-cell office:value-type="float" office:value="1751141760">
            <text:p>1751141760</text:p>
          </table:table-cell>
          <table:table-cell office:value-type="float" office:value="3853390176">
            <text:p>3853390176</text:p>
          </table:table-cell>
          <table:table-cell table:number-columns-repeated="4" office:value-type="float" office:value="0">
            <text:p>0</text:p>
          </table:table-cell>
          <table:table-cell office:value-type="float" office:value="3864010630">
            <text:p>3864010630</text:p>
          </table:table-cell>
          <table:table-cell office:value-type="float" office:value="0">
            <text:p>0</text:p>
          </table:table-cell>
          <table:table-cell office:value-type="float" office:value="3864010630">
            <text:p>3864010630</text:p>
          </table:table-cell>
          <table:table-cell office:value-type="float" office:value="127485160">
            <text:p>127485160</text:p>
          </table:table-cell>
          <table:table-cell office:value-type="float" office:value="4079488963">
            <text:p>4079488963</text:p>
          </table:table-cell>
          <table:table-cell office:value-type="float" office:value="0">
            <text:p>0</text:p>
          </table:table-cell>
          <table:table-cell office:value-type="float" office:value="2719659309">
            <text:p>2719659309</text:p>
          </table:table-cell>
          <table:table-cell office:value-type="float" office:value="1340116996">
            <text:p>1340116996</text:p>
          </table:table-cell>
          <table:table-cell office:value-type="float" office:value="2719659309">
            <text:p>2719659309</text:p>
          </table:table-cell>
          <table:table-cell office:value-type="float" office:value="3864010630">
            <text:p>3864010630</text:p>
          </table:table-cell>
          <table:table-cell office:value-type="float" office:value="1359829655">
            <text:p>1359829655</text:p>
          </table:table-cell>
          <table:table-cell office:value-type="float" office:value="105189859">
            <text:p>105189859</text:p>
          </table:table-cell>
          <table:table-cell office:value-type="float" office:value="1144351321">
            <text:p>1144351321</text:p>
          </table:table-cell>
          <table:table-cell office:value-type="float" office:value="3864010630">
            <text:p>3864010630</text:p>
          </table:table-cell>
          <table:table-cell table:number-columns-repeated="966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563113268">
            <text:p>563113268</text:p>
          </table:table-cell>
          <table:table-cell office:value-type="float" office:value="4003620622">
            <text:p>4003620622</text:p>
          </table:table-cell>
          <table:table-cell office:value-type="float" office:value="1604394728">
            <text:p>1604394728</text:p>
          </table:table-cell>
          <table:table-cell office:value-type="float" office:value="8287627978">
            <text:p>8287627978</text:p>
          </table:table-cell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837196">
            <text:p>837196</text:p>
          </table:table-cell>
          <table:table-cell table:number-columns-repeated="14" office:value-type="float" office:value="1245893934">
            <text:p>1245893934</text:p>
          </table:table-cell>
          <table:table-cell office:value-type="float" office:value="5436639">
            <text:p>5436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20500">
            <text:p>3320500</text:p>
          </table:table-cell>
          <table:table-cell office:value-type="float" office:value="49595">
            <text:p>49595</text:p>
          </table:table-cell>
          <table:table-cell office:value-type="float" office:value="1320568">
            <text:p>1320568</text:p>
          </table:table-cell>
          <table:table-cell office:value-type="float" office:value="309995">
            <text:p>309995</text:p>
          </table:table-cell>
          <table:table-cell table:number-columns-repeated="2" office:value-type="float" office:value="0">
            <text:p>0</text:p>
          </table:table-cell>
          <table:table-cell office:value-type="float" office:value="1946177536">
            <text:p>1946177536</text:p>
          </table:table-cell>
          <table:table-cell office:value-type="float" office:value="3992944184">
            <text:p>3992944184</text:p>
          </table:table-cell>
          <table:table-cell table:number-columns-repeated="4" office:value-type="float" office:value="0">
            <text:p>0</text:p>
          </table:table-cell>
          <table:table-cell office:value-type="float" office:value="4003620622">
            <text:p>4003620622</text:p>
          </table:table-cell>
          <table:table-cell office:value-type="float" office:value="0">
            <text:p>0</text:p>
          </table:table-cell>
          <table:table-cell office:value-type="float" office:value="4003620622">
            <text:p>4003620622</text:p>
          </table:table-cell>
          <table:table-cell office:value-type="float" office:value="129666850">
            <text:p>129666850</text:p>
          </table:table-cell>
          <table:table-cell office:value-type="float" office:value="4149293959">
            <text:p>4149293959</text:p>
          </table:table-cell>
          <table:table-cell office:value-type="float" office:value="0">
            <text:p>0</text:p>
          </table:table-cell>
          <table:table-cell office:value-type="float" office:value="2766195973">
            <text:p>2766195973</text:p>
          </table:table-cell>
          <table:table-cell office:value-type="float" office:value="1379822640">
            <text:p>1379822640</text:p>
          </table:table-cell>
          <table:table-cell office:value-type="float" office:value="2766195973">
            <text:p>2766195973</text:p>
          </table:table-cell>
          <table:table-cell office:value-type="float" office:value="4003620622">
            <text:p>4003620622</text:p>
          </table:table-cell>
          <table:table-cell office:value-type="float" office:value="1383097986">
            <text:p>1383097986</text:p>
          </table:table-cell>
          <table:table-cell office:value-type="float" office:value="89206983">
            <text:p>89206983</text:p>
          </table:table-cell>
          <table:table-cell office:value-type="float" office:value="1237424650">
            <text:p>1237424650</text:p>
          </table:table-cell>
          <table:table-cell office:value-type="float" office:value="4003620622">
            <text:p>4003620622</text:p>
          </table:table-cell>
          <table:table-cell table:number-columns-repeated="966"/>
        </table:table-row>
      </table:table>
      <table:table table:name="Sheet2" table:style-name="ta1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1" table:default-cell-style-name="ce6"/>
        <table:table-column table:style-name="co22" table:default-cell-style-name="ce6"/>
        <table:table-column table:style-name="co23" table:default-cell-style-name="Default"/>
        <table:table-column table:style-name="co13" table:number-columns-repeated="958" table:default-cell-style-name="Default"/>
        <table:table-row table:style-name="ro3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Total threads</text:p>
          </table:table-cell>
          <table:table-cell table:style-name="ce1" office:value-type="string">
            <text:p># iter</text:p>
          </table:table-cell>
          <table:table-cell table:style-name="ce1" office:value-type="string">
            <text:p># Intructions</text:p>
          </table:table-cell>
          <table:table-cell table:style-name="ce2" office:value-type="string">
            <text:p>Data size in bytes</text:p>
          </table:table-cell>
          <table:table-cell table:style-name="ce1" office:value-type="string">
            <text:p>Bytes read</text:p>
          </table:table-cell>
          <table:table-cell table:style-name="ce1" office:value-type="string">
            <text:p>Bytes written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Total bytes / EU</text:p>
          </table:table-cell>
          <table:table-cell table:style-name="ce5" office:value-type="string">
            <text:p>Bandwidth/EU (bytes/cy) with A17</text:p>
          </table:table-cell>
          <table:table-cell table:style-name="ce5" office:value-type="string">
            <text:p>Bandwidth/EU (bytes/cy) with TIMESTAMP</text:p>
          </table:table-cell>
          <table:table-cell table:style-name="ce5" office:value-type="string">
            <text:p>Bandwidth/EU (bytes/cy) with GPU_TICKS</text:p>
          </table:table-cell>
          <table:table-cell table:style-name="ce1"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table:number-columns-repeated="2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]" office:value-type="float" office:value="524800">
            <text:p>524800</text:p>
          </table:table-cell>
          <table:table-cell table:formula="of:=IF( ISNUMBER( SEARCH(&quot;scalar&quot;;[.A2]));1;IF( ISNUMBER( SEARCH(&quot;vect2&quot;;[.A2]));2;IF( ISNUMBER( SEARCH(&quot;vect4&quot;;[.A2]));4;IF( ISNUMBER( SEARCH(&quot;vect8&quot;;[.A2]));8;IF( ISNUMBER( SEARCH(&quot;vect16&quot;;[.A2]));16;0)))))" office:value-type="float" office:value="1">
            <text:p>1</text:p>
          </table:table-cell>
          <table:table-cell table:style-name="ce3" table:formula="of:=(256*2+256*2*1024)*[.D2]" office:value-type="float" office:value="524800">
            <text:p>524.800</text:p>
          </table:table-cell>
          <table:table-cell table:style-name="ce3" table:formula="of:=(256*2+256*1024)*[.D2]" office:value-type="float" office:value="262656">
            <text:p>262.656</text:p>
          </table:table-cell>
          <table:table-cell table:formula="of:=[counters.X2]" office:value-type="float" office:value="2666586">
            <text:p>2666586</text:p>
          </table:table-cell>
          <table:table-cell table:style-name="ce3" table:formula="of:=([.H2]+[.I2])*[.G2]" office:value-type="float" office:value="787456">
            <text:p>787.456</text:p>
          </table:table-cell>
          <table:table-cell table:formula="of:=[.K2]/[.J2]" office:value-type="float" office:value="0.295304932974222">
            <text:p>0,295</text:p>
          </table:table-cell>
          <table:table-cell table:formula="of:=[.K2]/[counters.D2]" office:value-type="float" office:value="0.000424868235522006">
            <text:p>0,000</text:p>
          </table:table-cell>
          <table:table-cell table:formula="of:=[.K2]/[counters.E2]" office:value-type="float" office:value="0.0183159881506729">
            <text:p>0,0183159882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]*[.C3]" office:value-type="float" office:value="2">
            <text:p>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]" office:value-type="float" office:value="1049600">
            <text:p>1049600</text:p>
          </table:table-cell>
          <table:table-cell table:formula="of:=IF( ISNUMBER( SEARCH(&quot;scalar&quot;;[.A3]));1;IF( ISNUMBER( SEARCH(&quot;vect2&quot;;[.A3]));2;IF( ISNUMBER( SEARCH(&quot;vect4&quot;;[.A3]));4;IF( ISNUMBER( SEARCH(&quot;vect8&quot;;[.A3]));8;IF( ISNUMBER( SEARCH(&quot;vect16&quot;;[.A3]));16;0)))))" office:value-type="float" office:value="1">
            <text:p>1</text:p>
          </table:table-cell>
          <table:table-cell table:style-name="ce3" table:formula="of:=(256*2+256*2*1024)*[.D3]" office:value-type="float" office:value="1049600">
            <text:p>1.049.600</text:p>
          </table:table-cell>
          <table:table-cell table:style-name="ce3" table:formula="of:=(256*2+256*1024)*[.D3]" office:value-type="float" office:value="525312">
            <text:p>525.312</text:p>
          </table:table-cell>
          <table:table-cell table:formula="of:=[counters.X3]" office:value-type="float" office:value="2666586">
            <text:p>2666586</text:p>
          </table:table-cell>
          <table:table-cell table:style-name="ce3" table:formula="of:=([.H3]+[.I3])*[.G3]" office:value-type="float" office:value="1574912">
            <text:p>1.574.912</text:p>
          </table:table-cell>
          <table:table-cell table:formula="of:=[.K3]/[.J3]" office:value-type="float" office:value="0.590609865948445">
            <text:p>0,591</text:p>
          </table:table-cell>
          <table:table-cell table:formula="of:=[.K3]/[counters.D3]" office:value-type="float" office:value="0.000848784508777294">
            <text:p>0,001</text:p>
          </table:table-cell>
          <table:table-cell table:formula="of:=[.K3]/[counters.E3]" office:value-type="float" office:value="0.0360991875899507">
            <text:p>0,0360991876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]*[.C4]" office:value-type="float" office:value="4">
            <text:p>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]" office:value-type="float" office:value="2099200">
            <text:p>2099200</text:p>
          </table:table-cell>
          <table:table-cell table:formula="of:=IF( ISNUMBER( SEARCH(&quot;scalar&quot;;[.A4]));1;IF( ISNUMBER( SEARCH(&quot;vect2&quot;;[.A4]));2;IF( ISNUMBER( SEARCH(&quot;vect4&quot;;[.A4]));4;IF( ISNUMBER( SEARCH(&quot;vect8&quot;;[.A4]));8;IF( ISNUMBER( SEARCH(&quot;vect16&quot;;[.A4]));16;0)))))" office:value-type="float" office:value="1">
            <text:p>1</text:p>
          </table:table-cell>
          <table:table-cell table:style-name="ce3" table:formula="of:=(256*2+256*2*1024)*[.D4]" office:value-type="float" office:value="2099200">
            <text:p>2.099.200</text:p>
          </table:table-cell>
          <table:table-cell table:style-name="ce3" table:formula="of:=(256*2+256*1024)*[.D4]" office:value-type="float" office:value="1050624">
            <text:p>1.050.624</text:p>
          </table:table-cell>
          <table:table-cell table:formula="of:=[counters.X4]" office:value-type="float" office:value="2666586">
            <text:p>2666586</text:p>
          </table:table-cell>
          <table:table-cell table:style-name="ce3" table:formula="of:=([.H4]+[.I4])*[.G4]" office:value-type="float" office:value="3149824">
            <text:p>3.149.824</text:p>
          </table:table-cell>
          <table:table-cell table:formula="of:=[.K4]/[.J4]" office:value-type="float" office:value="1.18121973189689">
            <text:p>1,181</text:p>
          </table:table-cell>
          <table:table-cell table:formula="of:=[.K4]/[counters.D4]" office:value-type="float" office:value="0.00169587341739761">
            <text:p>0,002</text:p>
          </table:table-cell>
          <table:table-cell table:formula="of:=[.K4]/[counters.E4]" office:value-type="float" office:value="0.0705838168034725">
            <text:p>0,0705838168</text:p>
          </table:table-cell>
          <table:table-cell>
            <draw:frame table:end-cell-address="Sheet2.X25" table:end-x="0.063cm" table:end-y="0.08cm" draw:z-index="0" draw:style-name="gr1" draw:text-style-name="P1" svg:width="20.356cm" svg:height="8.999cm" svg:x="0.03cm" svg:y="0.012cm">
              <draw:object draw:notify-on-update-of-ranges="Sheet2.D2:Sheet2.D41 Sheet2.A2:Sheet2.A2 Sheet2.L2:Sheet2.L41 Sheet2.A42:Sheet2.A42 Sheet2.L42:Sheet2.L8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57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]*[.C5]" office:value-type="float" office:value="8">
            <text:p>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]" office:value-type="float" office:value="4198400">
            <text:p>4198400</text:p>
          </table:table-cell>
          <table:table-cell table:formula="of:=IF( ISNUMBER( SEARCH(&quot;scalar&quot;;[.A5]));1;IF( ISNUMBER( SEARCH(&quot;vect2&quot;;[.A5]));2;IF( ISNUMBER( SEARCH(&quot;vect4&quot;;[.A5]));4;IF( ISNUMBER( SEARCH(&quot;vect8&quot;;[.A5]));8;IF( ISNUMBER( SEARCH(&quot;vect16&quot;;[.A5]));16;0)))))" office:value-type="float" office:value="1">
            <text:p>1</text:p>
          </table:table-cell>
          <table:table-cell table:style-name="ce3" table:formula="of:=(256*2+256*2*1024)*[.D5]" office:value-type="float" office:value="4198400">
            <text:p>4.198.400</text:p>
          </table:table-cell>
          <table:table-cell table:style-name="ce3" table:formula="of:=(256*2+256*1024)*[.D5]" office:value-type="float" office:value="2101248">
            <text:p>2.101.248</text:p>
          </table:table-cell>
          <table:table-cell table:formula="of:=[counters.X5]" office:value-type="float" office:value="2666586">
            <text:p>2666586</text:p>
          </table:table-cell>
          <table:table-cell table:style-name="ce3" table:formula="of:=([.H5]+[.I5])*[.G5]" office:value-type="float" office:value="6299648">
            <text:p>6.299.648</text:p>
          </table:table-cell>
          <table:table-cell table:formula="of:=[.K5]/[.J5]" office:value-type="float" office:value="2.36243946379378">
            <text:p>2,362</text:p>
          </table:table-cell>
          <table:table-cell table:formula="of:=[.K5]/[counters.D5]" office:value-type="float" office:value="0.00338884023895066">
            <text:p>0,003</text:p>
          </table:table-cell>
          <table:table-cell table:formula="of:=[.K5]/[counters.E5]" office:value-type="float" office:value="0.135162784456587">
            <text:p>0,1351627845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6]*[.C6]" office:value-type="float" office:value="16">
            <text:p>1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]" office:value-type="float" office:value="8396800">
            <text:p>8396800</text:p>
          </table:table-cell>
          <table:table-cell table:formula="of:=IF( ISNUMBER( SEARCH(&quot;scalar&quot;;[.A6]));1;IF( ISNUMBER( SEARCH(&quot;vect2&quot;;[.A6]));2;IF( ISNUMBER( SEARCH(&quot;vect4&quot;;[.A6]));4;IF( ISNUMBER( SEARCH(&quot;vect8&quot;;[.A6]));8;IF( ISNUMBER( SEARCH(&quot;vect16&quot;;[.A6]));16;0)))))" office:value-type="float" office:value="1">
            <text:p>1</text:p>
          </table:table-cell>
          <table:table-cell table:style-name="ce3" table:formula="of:=(256*2+256*2*1024)*[.D6]" office:value-type="float" office:value="8396800">
            <text:p>8.396.800</text:p>
          </table:table-cell>
          <table:table-cell table:style-name="ce3" table:formula="of:=(256*2+256*1024)*[.D6]" office:value-type="float" office:value="4202496">
            <text:p>4.202.496</text:p>
          </table:table-cell>
          <table:table-cell table:formula="of:=[counters.X6]" office:value-type="float" office:value="4255878">
            <text:p>4255878</text:p>
          </table:table-cell>
          <table:table-cell table:style-name="ce3" table:formula="of:=([.H6]+[.I6])*[.G6]" office:value-type="float" office:value="12599296">
            <text:p>12.599.296</text:p>
          </table:table-cell>
          <table:table-cell table:formula="of:=[.K6]/[.J6]" office:value-type="float" office:value="2.96044576465773">
            <text:p>2,960</text:p>
          </table:table-cell>
          <table:table-cell table:formula="of:=[.K6]/[counters.D6]" office:value-type="float" office:value="0.00677026733176359">
            <text:p>0,007</text:p>
          </table:table-cell>
          <table:table-cell table:formula="of:=[.K6]/[counters.E6]" office:value-type="float" office:value="0.245682038284275">
            <text:p>0,2456820383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7]*[.C7]" office:value-type="float" office:value="32">
            <text:p>3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]" office:value-type="float" office:value="16793600">
            <text:p>16793600</text:p>
          </table:table-cell>
          <table:table-cell table:formula="of:=IF( ISNUMBER( SEARCH(&quot;scalar&quot;;[.A7]));1;IF( ISNUMBER( SEARCH(&quot;vect2&quot;;[.A7]));2;IF( ISNUMBER( SEARCH(&quot;vect4&quot;;[.A7]));4;IF( ISNUMBER( SEARCH(&quot;vect8&quot;;[.A7]));8;IF( ISNUMBER( SEARCH(&quot;vect16&quot;;[.A7]));16;0)))))" office:value-type="float" office:value="1">
            <text:p>1</text:p>
          </table:table-cell>
          <table:table-cell table:style-name="ce3" table:formula="of:=(256*2+256*2*1024)*[.D7]" office:value-type="float" office:value="16793600">
            <text:p>16.793.600</text:p>
          </table:table-cell>
          <table:table-cell table:style-name="ce3" table:formula="of:=(256*2+256*1024)*[.D7]" office:value-type="float" office:value="8404992">
            <text:p>8.404.992</text:p>
          </table:table-cell>
          <table:table-cell table:formula="of:=[counters.X7]" office:value-type="float" office:value="7434462">
            <text:p>7434462</text:p>
          </table:table-cell>
          <table:table-cell table:style-name="ce3" table:formula="of:=([.H7]+[.I7])*[.G7]" office:value-type="float" office:value="25198592">
            <text:p>25.198.592</text:p>
          </table:table-cell>
          <table:table-cell table:formula="of:=[.K7]/[.J7]" office:value-type="float" office:value="3.38943046584945">
            <text:p>3,389</text:p>
          </table:table-cell>
          <table:table-cell table:formula="of:=[.K7]/[counters.D7]" office:value-type="float" office:value="0.0135235482961032">
            <text:p>0,014</text:p>
          </table:table-cell>
          <table:table-cell table:formula="of:=[.K7]/[counters.E7]" office:value-type="float" office:value="0.433976566745959">
            <text:p>0,4339765667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8]*[.C8]" office:value-type="float" office:value="64">
            <text:p>6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8]" office:value-type="float" office:value="33587200">
            <text:p>33587200</text:p>
          </table:table-cell>
          <table:table-cell table:formula="of:=IF( ISNUMBER( SEARCH(&quot;scalar&quot;;[.A8]));1;IF( ISNUMBER( SEARCH(&quot;vect2&quot;;[.A8]));2;IF( ISNUMBER( SEARCH(&quot;vect4&quot;;[.A8]));4;IF( ISNUMBER( SEARCH(&quot;vect8&quot;;[.A8]));8;IF( ISNUMBER( SEARCH(&quot;vect16&quot;;[.A8]));16;0)))))" office:value-type="float" office:value="1">
            <text:p>1</text:p>
          </table:table-cell>
          <table:table-cell table:style-name="ce3" table:formula="of:=(256*2+256*2*1024)*[.D8]" office:value-type="float" office:value="33587200">
            <text:p>33.587.200</text:p>
          </table:table-cell>
          <table:table-cell table:style-name="ce3" table:formula="of:=(256*2+256*1024)*[.D8]" office:value-type="float" office:value="16809984">
            <text:p>16.809.984</text:p>
          </table:table-cell>
          <table:table-cell table:formula="of:=[counters.X8]" office:value-type="float" office:value="14868924">
            <text:p>14868924</text:p>
          </table:table-cell>
          <table:table-cell table:style-name="ce3" table:formula="of:=([.H8]+[.I8])*[.G8]" office:value-type="float" office:value="50397184">
            <text:p>50.397.184</text:p>
          </table:table-cell>
          <table:table-cell table:formula="of:=[.K8]/[.J8]" office:value-type="float" office:value="3.38943046584945">
            <text:p>3,389</text:p>
          </table:table-cell>
          <table:table-cell table:formula="of:=[.K8]/[counters.D8]" office:value-type="float" office:value="0.0270157648310042">
            <text:p>0,027</text:p>
          </table:table-cell>
          <table:table-cell table:formula="of:=[.K8]/[counters.E8]" office:value-type="float" office:value="0.864424551125044">
            <text:p>0,8644245511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9]*[.C9]" office:value-type="float" office:value="128">
            <text:p>12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9]" office:value-type="float" office:value="67174400">
            <text:p>67174400</text:p>
          </table:table-cell>
          <table:table-cell table:formula="of:=IF( ISNUMBER( SEARCH(&quot;scalar&quot;;[.A9]));1;IF( ISNUMBER( SEARCH(&quot;vect2&quot;;[.A9]));2;IF( ISNUMBER( SEARCH(&quot;vect4&quot;;[.A9]));4;IF( ISNUMBER( SEARCH(&quot;vect8&quot;;[.A9]));8;IF( ISNUMBER( SEARCH(&quot;vect16&quot;;[.A9]));16;0)))))" office:value-type="float" office:value="1">
            <text:p>1</text:p>
          </table:table-cell>
          <table:table-cell table:style-name="ce3" table:formula="of:=(256*2+256*2*1024)*[.D9]" office:value-type="float" office:value="67174400">
            <text:p>67.174.400</text:p>
          </table:table-cell>
          <table:table-cell table:style-name="ce3" table:formula="of:=(256*2+256*1024)*[.D9]" office:value-type="float" office:value="33619968">
            <text:p>33.619.968</text:p>
          </table:table-cell>
          <table:table-cell table:formula="of:=[counters.X9]" office:value-type="float" office:value="29737848">
            <text:p>29737848</text:p>
          </table:table-cell>
          <table:table-cell table:style-name="ce3" table:formula="of:=([.H9]+[.I9])*[.G9]" office:value-type="float" office:value="100794368">
            <text:p>100.794.368</text:p>
          </table:table-cell>
          <table:table-cell table:formula="of:=[.K9]/[.J9]" office:value-type="float" office:value="3.38943046584945">
            <text:p>3,389</text:p>
          </table:table-cell>
          <table:table-cell table:formula="of:=[.K9]/[counters.D9]" office:value-type="float" office:value="0.053972164287479">
            <text:p>0,054</text:p>
          </table:table-cell>
          <table:table-cell table:formula="of:=[.K9]/[counters.E9]" office:value-type="float" office:value="1.70599165560982">
            <text:p>1,7059916556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0]*[.C10]" office:value-type="float" office:value="256">
            <text:p>25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10]" office:value-type="float" office:value="134348800">
            <text:p>134348800</text:p>
          </table:table-cell>
          <table:table-cell table:formula="of:=IF( ISNUMBER( SEARCH(&quot;scalar&quot;;[.A10]));1;IF( ISNUMBER( SEARCH(&quot;vect2&quot;;[.A10]));2;IF( ISNUMBER( SEARCH(&quot;vect4&quot;;[.A10]));4;IF( ISNUMBER( SEARCH(&quot;vect8&quot;;[.A10]));8;IF( ISNUMBER( SEARCH(&quot;vect16&quot;;[.A10]));16;0)))))" office:value-type="float" office:value="1">
            <text:p>1</text:p>
          </table:table-cell>
          <table:table-cell table:style-name="ce3" table:formula="of:=(256*2+256*2*1024)*[.D10]" office:value-type="float" office:value="134348800">
            <text:p>134.348.800</text:p>
          </table:table-cell>
          <table:table-cell table:style-name="ce3" table:formula="of:=(256*2+256*1024)*[.D10]" office:value-type="float" office:value="67239936">
            <text:p>67.239.936</text:p>
          </table:table-cell>
          <table:table-cell table:formula="of:=[counters.X10]" office:value-type="float" office:value="59475696">
            <text:p>59475696</text:p>
          </table:table-cell>
          <table:table-cell table:style-name="ce3" table:formula="of:=([.H10]+[.I10])*[.G10]" office:value-type="float" office:value="201588736">
            <text:p>201.588.736</text:p>
          </table:table-cell>
          <table:table-cell table:formula="of:=[.K10]/[.J10]" office:value-type="float" office:value="3.38943046584945">
            <text:p>3,389</text:p>
          </table:table-cell>
          <table:table-cell table:formula="of:=[.K10]/[counters.D10]" office:value-type="float" office:value="0.107801873959335">
            <text:p>0,108</text:p>
          </table:table-cell>
          <table:table-cell table:formula="of:=[.K10]/[counters.E10]" office:value-type="float" office:value="2.46570441007924">
            <text:p>2,4657044101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1]*[.C11]" office:value-type="float" office:value="512">
            <text:p>51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11]" office:value-type="float" office:value="268697600">
            <text:p>268697600</text:p>
          </table:table-cell>
          <table:table-cell table:formula="of:=IF( ISNUMBER( SEARCH(&quot;scalar&quot;;[.A11]));1;IF( ISNUMBER( SEARCH(&quot;vect2&quot;;[.A11]));2;IF( ISNUMBER( SEARCH(&quot;vect4&quot;;[.A11]));4;IF( ISNUMBER( SEARCH(&quot;vect8&quot;;[.A11]));8;IF( ISNUMBER( SEARCH(&quot;vect16&quot;;[.A11]));16;0)))))" office:value-type="float" office:value="1">
            <text:p>1</text:p>
          </table:table-cell>
          <table:table-cell table:style-name="ce3" table:formula="of:=(256*2+256*2*1024)*[.D11]" office:value-type="float" office:value="268697600">
            <text:p>268.697.600</text:p>
          </table:table-cell>
          <table:table-cell table:style-name="ce3" table:formula="of:=(256*2+256*1024)*[.D11]" office:value-type="float" office:value="134479872">
            <text:p>134.479.872</text:p>
          </table:table-cell>
          <table:table-cell table:formula="of:=[counters.X11]" office:value-type="float" office:value="118951392">
            <text:p>118951392</text:p>
          </table:table-cell>
          <table:table-cell table:style-name="ce3" table:formula="of:=([.H11]+[.I11])*[.G11]" office:value-type="float" office:value="403177472">
            <text:p>403.177.472</text:p>
          </table:table-cell>
          <table:table-cell table:formula="of:=[.K11]/[.J11]" office:value-type="float" office:value="3.38943046584945">
            <text:p>3,389</text:p>
          </table:table-cell>
          <table:table-cell table:formula="of:=[.K11]/[counters.D11]" office:value-type="float" office:value="0.215221287989118">
            <text:p>0,215</text:p>
          </table:table-cell>
          <table:table-cell table:formula="of:=[.K11]/[counters.E11]" office:value-type="float" office:value="2.5189394092747">
            <text:p>2,5189394093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2]*[.C12]" office:value-type="float" office:value="768">
            <text:p>76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12]" office:value-type="float" office:value="403046400">
            <text:p>403046400</text:p>
          </table:table-cell>
          <table:table-cell table:formula="of:=IF( ISNUMBER( SEARCH(&quot;scalar&quot;;[.A12]));1;IF( ISNUMBER( SEARCH(&quot;vect2&quot;;[.A12]));2;IF( ISNUMBER( SEARCH(&quot;vect4&quot;;[.A12]));4;IF( ISNUMBER( SEARCH(&quot;vect8&quot;;[.A12]));8;IF( ISNUMBER( SEARCH(&quot;vect16&quot;;[.A12]));16;0)))))" office:value-type="float" office:value="1">
            <text:p>1</text:p>
          </table:table-cell>
          <table:table-cell table:style-name="ce3" table:formula="of:=(256*2+256*2*1024)*[.D12]" office:value-type="float" office:value="403046400">
            <text:p>403.046.400</text:p>
          </table:table-cell>
          <table:table-cell table:style-name="ce3" table:formula="of:=(256*2+256*1024)*[.D12]" office:value-type="float" office:value="201719808">
            <text:p>201.719.808</text:p>
          </table:table-cell>
          <table:table-cell table:formula="of:=[counters.X12]" office:value-type="float" office:value="178427148">
            <text:p>178427148</text:p>
          </table:table-cell>
          <table:table-cell table:style-name="ce3" table:formula="of:=([.H12]+[.I12])*[.G12]" office:value-type="float" office:value="604766208">
            <text:p>604.766.208</text:p>
          </table:table-cell>
          <table:table-cell table:formula="of:=[.K12]/[.J12]" office:value-type="float" office:value="3.38942932607991">
            <text:p>3,389</text:p>
          </table:table-cell>
          <table:table-cell table:formula="of:=[.K12]/[counters.D12]" office:value-type="float" office:value="0.322163753916489">
            <text:p>0,322</text:p>
          </table:table-cell>
          <table:table-cell table:formula="of:=[.K12]/[counters.E12]" office:value-type="float" office:value="2.84134515047532">
            <text:p>2,8413451505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3]*[.C13]" office:value-type="float" office:value="1024">
            <text:p>102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13]" office:value-type="float" office:value="537395200">
            <text:p>537395200</text:p>
          </table:table-cell>
          <table:table-cell table:formula="of:=IF( ISNUMBER( SEARCH(&quot;scalar&quot;;[.A13]));1;IF( ISNUMBER( SEARCH(&quot;vect2&quot;;[.A13]));2;IF( ISNUMBER( SEARCH(&quot;vect4&quot;;[.A13]));4;IF( ISNUMBER( SEARCH(&quot;vect8&quot;;[.A13]));8;IF( ISNUMBER( SEARCH(&quot;vect16&quot;;[.A13]));16;0)))))" office:value-type="float" office:value="1">
            <text:p>1</text:p>
          </table:table-cell>
          <table:table-cell table:style-name="ce3" table:formula="of:=(256*2+256*2*1024)*[.D13]" office:value-type="float" office:value="537395200">
            <text:p>537.395.200</text:p>
          </table:table-cell>
          <table:table-cell table:style-name="ce3" table:formula="of:=(256*2+256*1024)*[.D13]" office:value-type="float" office:value="268959744">
            <text:p>268.959.744</text:p>
          </table:table-cell>
          <table:table-cell table:formula="of:=[counters.X13]" office:value-type="float" office:value="179515325">
            <text:p>179515325</text:p>
          </table:table-cell>
          <table:table-cell table:style-name="ce3" table:formula="of:=([.H13]+[.I13])*[.G13]" office:value-type="float" office:value="806354944">
            <text:p>806.354.944</text:p>
          </table:table-cell>
          <table:table-cell table:formula="of:=[.K13]/[.J13]" office:value-type="float" office:value="4.49184460435342">
            <text:p>4,492</text:p>
          </table:table-cell>
          <table:table-cell table:formula="of:=[.K13]/[counters.D13]" office:value-type="float" office:value="0.428507755159245">
            <text:p>0,429</text:p>
          </table:table-cell>
          <table:table-cell table:formula="of:=[.K13]/[counters.E13]" office:value-type="float" office:value="2.76409999950981">
            <text:p>2,7640999995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4]*[.C14]" office:value-type="float" office:value="1280">
            <text:p>128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14]" office:value-type="float" office:value="671744000">
            <text:p>671744000</text:p>
          </table:table-cell>
          <table:table-cell table:formula="of:=IF( ISNUMBER( SEARCH(&quot;scalar&quot;;[.A14]));1;IF( ISNUMBER( SEARCH(&quot;vect2&quot;;[.A14]));2;IF( ISNUMBER( SEARCH(&quot;vect4&quot;;[.A14]));4;IF( ISNUMBER( SEARCH(&quot;vect8&quot;;[.A14]));8;IF( ISNUMBER( SEARCH(&quot;vect16&quot;;[.A14]));16;0)))))" office:value-type="float" office:value="1">
            <text:p>1</text:p>
          </table:table-cell>
          <table:table-cell table:style-name="ce3" table:formula="of:=(256*2+256*2*1024)*[.D14]" office:value-type="float" office:value="671744000">
            <text:p>671.744.000</text:p>
          </table:table-cell>
          <table:table-cell table:style-name="ce3" table:formula="of:=(256*2+256*1024)*[.D14]" office:value-type="float" office:value="336199680">
            <text:p>336.199.680</text:p>
          </table:table-cell>
          <table:table-cell table:formula="of:=[counters.X14]" office:value-type="float" office:value="180466324">
            <text:p>180466324</text:p>
          </table:table-cell>
          <table:table-cell table:style-name="ce3" table:formula="of:=([.H14]+[.I14])*[.G14]" office:value-type="float" office:value="1007943680">
            <text:p>1.007.943.680</text:p>
          </table:table-cell>
          <table:table-cell table:formula="of:=[.K14]/[.J14]" office:value-type="float" office:value="5.58521755006214">
            <text:p>5,585</text:p>
          </table:table-cell>
          <table:table-cell table:formula="of:=[.K14]/[counters.D14]" office:value-type="float" office:value="0.534005607951782">
            <text:p>0,534</text:p>
          </table:table-cell>
          <table:table-cell table:formula="of:=[.K14]/[counters.E14]" office:value-type="float" office:value="2.6945339028745">
            <text:p>2,6945339029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5]*[.C15]" office:value-type="float" office:value="1536">
            <text:p>153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15]" office:value-type="float" office:value="806092800">
            <text:p>806092800</text:p>
          </table:table-cell>
          <table:table-cell table:formula="of:=IF( ISNUMBER( SEARCH(&quot;scalar&quot;;[.A15]));1;IF( ISNUMBER( SEARCH(&quot;vect2&quot;;[.A15]));2;IF( ISNUMBER( SEARCH(&quot;vect4&quot;;[.A15]));4;IF( ISNUMBER( SEARCH(&quot;vect8&quot;;[.A15]));8;IF( ISNUMBER( SEARCH(&quot;vect16&quot;;[.A15]));16;0)))))" office:value-type="float" office:value="1">
            <text:p>1</text:p>
          </table:table-cell>
          <table:table-cell table:style-name="ce3" table:formula="of:=(256*2+256*2*1024)*[.D15]" office:value-type="float" office:value="806092800">
            <text:p>806.092.800</text:p>
          </table:table-cell>
          <table:table-cell table:style-name="ce3" table:formula="of:=(256*2+256*1024)*[.D15]" office:value-type="float" office:value="403439616">
            <text:p>403.439.616</text:p>
          </table:table-cell>
          <table:table-cell table:formula="of:=[counters.X15]" office:value-type="float" office:value="183063682">
            <text:p>183063682</text:p>
          </table:table-cell>
          <table:table-cell table:style-name="ce3" table:formula="of:=([.H15]+[.I15])*[.G15]" office:value-type="float" office:value="1209532416">
            <text:p>1.209.532.416</text:p>
          </table:table-cell>
          <table:table-cell table:formula="of:=[.K15]/[.J15]" office:value-type="float" office:value="6.6071675320067">
            <text:p>6,607</text:p>
          </table:table-cell>
          <table:table-cell table:formula="of:=[.K15]/[counters.D15]" office:value-type="float" office:value="0.638544400293974">
            <text:p>0,639</text:p>
          </table:table-cell>
          <table:table-cell table:formula="of:=[.K15]/[counters.E15]" office:value-type="float" office:value="2.71400183855178">
            <text:p>2,7140018386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6]*[.C16]" office:value-type="float" office:value="1792">
            <text:p>179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16]" office:value-type="float" office:value="940441600">
            <text:p>940441600</text:p>
          </table:table-cell>
          <table:table-cell table:formula="of:=IF( ISNUMBER( SEARCH(&quot;scalar&quot;;[.A16]));1;IF( ISNUMBER( SEARCH(&quot;vect2&quot;;[.A16]));2;IF( ISNUMBER( SEARCH(&quot;vect4&quot;;[.A16]));4;IF( ISNUMBER( SEARCH(&quot;vect8&quot;;[.A16]));8;IF( ISNUMBER( SEARCH(&quot;vect16&quot;;[.A16]));16;0)))))" office:value-type="float" office:value="1">
            <text:p>1</text:p>
          </table:table-cell>
          <table:table-cell table:style-name="ce3" table:formula="of:=(256*2+256*2*1024)*[.D16]" office:value-type="float" office:value="940441600">
            <text:p>940.441.600</text:p>
          </table:table-cell>
          <table:table-cell table:style-name="ce3" table:formula="of:=(256*2+256*1024)*[.D16]" office:value-type="float" office:value="470679552">
            <text:p>470.679.552</text:p>
          </table:table-cell>
          <table:table-cell table:formula="of:=[counters.X16]" office:value-type="float" office:value="213750262">
            <text:p>213750262</text:p>
          </table:table-cell>
          <table:table-cell table:style-name="ce3" table:formula="of:=([.H16]+[.I16])*[.G16]" office:value-type="float" office:value="1411121152">
            <text:p>1.411.121.152</text:p>
          </table:table-cell>
          <table:table-cell table:formula="of:=[.K16]/[.J16]" office:value-type="float" office:value="6.60172829168275">
            <text:p>6,602</text:p>
          </table:table-cell>
          <table:table-cell table:formula="of:=[.K16]/[counters.D16]" office:value-type="float" office:value="0.742048738680743">
            <text:p>0,742</text:p>
          </table:table-cell>
          <table:table-cell table:formula="of:=[.K16]/[counters.E16]" office:value-type="float" office:value="2.70059919294728">
            <text:p>2,7005991929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7]*[.C17]" office:value-type="float" office:value="2048">
            <text:p>204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17]" office:value-type="float" office:value="1074790400">
            <text:p>1074790400</text:p>
          </table:table-cell>
          <table:table-cell table:formula="of:=IF( ISNUMBER( SEARCH(&quot;scalar&quot;;[.A17]));1;IF( ISNUMBER( SEARCH(&quot;vect2&quot;;[.A17]));2;IF( ISNUMBER( SEARCH(&quot;vect4&quot;;[.A17]));4;IF( ISNUMBER( SEARCH(&quot;vect8&quot;;[.A17]));8;IF( ISNUMBER( SEARCH(&quot;vect16&quot;;[.A17]));16;0)))))" office:value-type="float" office:value="1">
            <text:p>1</text:p>
          </table:table-cell>
          <table:table-cell table:style-name="ce3" table:formula="of:=(256*2+256*2*1024)*[.D17]" office:value-type="float" office:value="1074790400">
            <text:p>1.074.790.400</text:p>
          </table:table-cell>
          <table:table-cell table:style-name="ce3" table:formula="of:=(256*2+256*1024)*[.D17]" office:value-type="float" office:value="537919488">
            <text:p>537.919.488</text:p>
          </table:table-cell>
          <table:table-cell table:formula="of:=[counters.X17]" office:value-type="float" office:value="241741726">
            <text:p>241741726</text:p>
          </table:table-cell>
          <table:table-cell table:style-name="ce3" table:formula="of:=([.H17]+[.I17])*[.G17]" office:value-type="float" office:value="1612709888">
            <text:p>1.612.709.888</text:p>
          </table:table-cell>
          <table:table-cell table:formula="of:=[.K17]/[.J17]" office:value-type="float" office:value="6.67121028167061">
            <text:p>6,671</text:p>
          </table:table-cell>
          <table:table-cell table:formula="of:=[.K17]/[counters.D17]" office:value-type="float" office:value="0.844273303303435">
            <text:p>0,844</text:p>
          </table:table-cell>
          <table:table-cell table:formula="of:=[.K17]/[counters.E17]" office:value-type="float" office:value="2.63326392860473">
            <text:p>2,6332639286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8]*[.C18]" office:value-type="float" office:value="2304">
            <text:p>230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18]" office:value-type="float" office:value="1209139200">
            <text:p>1209139200</text:p>
          </table:table-cell>
          <table:table-cell table:formula="of:=IF( ISNUMBER( SEARCH(&quot;scalar&quot;;[.A18]));1;IF( ISNUMBER( SEARCH(&quot;vect2&quot;;[.A18]));2;IF( ISNUMBER( SEARCH(&quot;vect4&quot;;[.A18]));4;IF( ISNUMBER( SEARCH(&quot;vect8&quot;;[.A18]));8;IF( ISNUMBER( SEARCH(&quot;vect16&quot;;[.A18]));16;0)))))" office:value-type="float" office:value="1">
            <text:p>1</text:p>
          </table:table-cell>
          <table:table-cell table:style-name="ce3" table:formula="of:=(256*2+256*2*1024)*[.D18]" office:value-type="float" office:value="1209139200">
            <text:p>1.209.139.200</text:p>
          </table:table-cell>
          <table:table-cell table:style-name="ce3" table:formula="of:=(256*2+256*1024)*[.D18]" office:value-type="float" office:value="605159424">
            <text:p>605.159.424</text:p>
          </table:table-cell>
          <table:table-cell table:formula="of:=[counters.X18]" office:value-type="float" office:value="270159606">
            <text:p>270159606</text:p>
          </table:table-cell>
          <table:table-cell table:style-name="ce3" table:formula="of:=([.H18]+[.I18])*[.G18]" office:value-type="float" office:value="1814298624">
            <text:p>1.814.298.624</text:p>
          </table:table-cell>
          <table:table-cell table:formula="of:=[.K18]/[.J18]" office:value-type="float" office:value="6.71565468599329">
            <text:p>6,716</text:p>
          </table:table-cell>
          <table:table-cell table:formula="of:=[.K18]/[counters.D18]" office:value-type="float" office:value="0.94511677560847">
            <text:p>0,945</text:p>
          </table:table-cell>
          <table:table-cell table:formula="of:=[.K18]/[counters.E18]" office:value-type="float" office:value="2.57668141684279">
            <text:p>2,5766814168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9]*[.C19]" office:value-type="float" office:value="2560">
            <text:p>256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19]" office:value-type="float" office:value="1343488000">
            <text:p>1343488000</text:p>
          </table:table-cell>
          <table:table-cell table:formula="of:=IF( ISNUMBER( SEARCH(&quot;scalar&quot;;[.A19]));1;IF( ISNUMBER( SEARCH(&quot;vect2&quot;;[.A19]));2;IF( ISNUMBER( SEARCH(&quot;vect4&quot;;[.A19]));4;IF( ISNUMBER( SEARCH(&quot;vect8&quot;;[.A19]));8;IF( ISNUMBER( SEARCH(&quot;vect16&quot;;[.A19]));16;0)))))" office:value-type="float" office:value="1">
            <text:p>1</text:p>
          </table:table-cell>
          <table:table-cell table:style-name="ce3" table:formula="of:=(256*2+256*2*1024)*[.D19]" office:value-type="float" office:value="1343488000">
            <text:p>1.343.488.000</text:p>
          </table:table-cell>
          <table:table-cell table:style-name="ce3" table:formula="of:=(256*2+256*1024)*[.D19]" office:value-type="float" office:value="672399360">
            <text:p>672.399.360</text:p>
          </table:table-cell>
          <table:table-cell table:formula="of:=[counters.X19]" office:value-type="float" office:value="299773911">
            <text:p>299773911</text:p>
          </table:table-cell>
          <table:table-cell table:style-name="ce3" table:formula="of:=([.H19]+[.I19])*[.G19]" office:value-type="float" office:value="2015887360">
            <text:p>2.015.887.360</text:p>
          </table:table-cell>
          <table:table-cell table:formula="of:=[.K19]/[.J19]" office:value-type="float" office:value="6.72469246331446">
            <text:p>6,725</text:p>
          </table:table-cell>
          <table:table-cell table:formula="of:=[.K19]/[counters.D19]" office:value-type="float" office:value="1.04435649230385">
            <text:p>1,044</text:p>
          </table:table-cell>
          <table:table-cell table:formula="of:=[.K19]/[counters.E19]" office:value-type="float" office:value="2.53157684710108">
            <text:p>2,5315768471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0]*[.C20]" office:value-type="float" office:value="2816">
            <text:p>281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0]" office:value-type="float" office:value="1477836800">
            <text:p>1477836800</text:p>
          </table:table-cell>
          <table:table-cell table:formula="of:=IF( ISNUMBER( SEARCH(&quot;scalar&quot;;[.A20]));1;IF( ISNUMBER( SEARCH(&quot;vect2&quot;;[.A20]));2;IF( ISNUMBER( SEARCH(&quot;vect4&quot;;[.A20]));4;IF( ISNUMBER( SEARCH(&quot;vect8&quot;;[.A20]));8;IF( ISNUMBER( SEARCH(&quot;vect16&quot;;[.A20]));16;0)))))" office:value-type="float" office:value="1">
            <text:p>1</text:p>
          </table:table-cell>
          <table:table-cell table:style-name="ce3" table:formula="of:=(256*2+256*2*1024)*[.D20]" office:value-type="float" office:value="1477836800">
            <text:p>1.477.836.800</text:p>
          </table:table-cell>
          <table:table-cell table:style-name="ce3" table:formula="of:=(256*2+256*1024)*[.D20]" office:value-type="float" office:value="739639296">
            <text:p>739.639.296</text:p>
          </table:table-cell>
          <table:table-cell table:formula="of:=[counters.X20]" office:value-type="float" office:value="331299808">
            <text:p>331299808</text:p>
          </table:table-cell>
          <table:table-cell table:style-name="ce3" table:formula="of:=([.H20]+[.I20])*[.G20]" office:value-type="float" office:value="2217476096">
            <text:p>2.217.476.096</text:p>
          </table:table-cell>
          <table:table-cell table:formula="of:=[.K20]/[.J20]" office:value-type="float" office:value="6.69326103563574">
            <text:p>6,693</text:p>
          </table:table-cell>
          <table:table-cell table:formula="of:=[.K20]/[counters.D20]" office:value-type="float" office:value="1.14166680398136">
            <text:p>1,142</text:p>
          </table:table-cell>
          <table:table-cell table:formula="of:=[.K20]/[counters.E20]" office:value-type="float" office:value="2.42647581502256">
            <text:p>2,426475815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1]*[.C21]" office:value-type="float" office:value="3072">
            <text:p>307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1]" office:value-type="float" office:value="1612185600">
            <text:p>1612185600</text:p>
          </table:table-cell>
          <table:table-cell table:formula="of:=IF( ISNUMBER( SEARCH(&quot;scalar&quot;;[.A21]));1;IF( ISNUMBER( SEARCH(&quot;vect2&quot;;[.A21]));2;IF( ISNUMBER( SEARCH(&quot;vect4&quot;;[.A21]));4;IF( ISNUMBER( SEARCH(&quot;vect8&quot;;[.A21]));8;IF( ISNUMBER( SEARCH(&quot;vect16&quot;;[.A21]));16;0)))))" office:value-type="float" office:value="1">
            <text:p>1</text:p>
          </table:table-cell>
          <table:table-cell table:style-name="ce3" table:formula="of:=(256*2+256*2*1024)*[.D21]" office:value-type="float" office:value="1612185600">
            <text:p>1.612.185.600</text:p>
          </table:table-cell>
          <table:table-cell table:style-name="ce3" table:formula="of:=(256*2+256*1024)*[.D21]" office:value-type="float" office:value="806879232">
            <text:p>806.879.232</text:p>
          </table:table-cell>
          <table:table-cell table:formula="of:=[counters.X21]" office:value-type="float" office:value="362731307">
            <text:p>362731307</text:p>
          </table:table-cell>
          <table:table-cell table:style-name="ce3" table:formula="of:=([.H21]+[.I21])*[.G21]" office:value-type="float" office:value="2419064832">
            <text:p>2.419.064.832</text:p>
          </table:table-cell>
          <table:table-cell table:formula="of:=[.K21]/[.J21]" office:value-type="float" office:value="6.66902686731697">
            <text:p>6,669</text:p>
          </table:table-cell>
          <table:table-cell table:formula="of:=[.K21]/[counters.D21]" office:value-type="float" office:value="1.23676519910155">
            <text:p>1,237</text:p>
          </table:table-cell>
          <table:table-cell table:formula="of:=[.K21]/[counters.E21]" office:value-type="float" office:value="2.26344713741587">
            <text:p>2,2634471374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2]*[.C22]" office:value-type="float" office:value="3328">
            <text:p>332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2]" office:value-type="float" office:value="1746534400">
            <text:p>1746534400</text:p>
          </table:table-cell>
          <table:table-cell table:formula="of:=IF( ISNUMBER( SEARCH(&quot;scalar&quot;;[.A22]));1;IF( ISNUMBER( SEARCH(&quot;vect2&quot;;[.A22]));2;IF( ISNUMBER( SEARCH(&quot;vect4&quot;;[.A22]));4;IF( ISNUMBER( SEARCH(&quot;vect8&quot;;[.A22]));8;IF( ISNUMBER( SEARCH(&quot;vect16&quot;;[.A22]));16;0)))))" office:value-type="float" office:value="1">
            <text:p>1</text:p>
          </table:table-cell>
          <table:table-cell table:style-name="ce3" table:formula="of:=(256*2+256*2*1024)*[.D22]" office:value-type="float" office:value="1746534400">
            <text:p>1.746.534.400</text:p>
          </table:table-cell>
          <table:table-cell table:style-name="ce3" table:formula="of:=(256*2+256*1024)*[.D22]" office:value-type="float" office:value="874119168">
            <text:p>874.119.168</text:p>
          </table:table-cell>
          <table:table-cell table:formula="of:=[counters.X22]" office:value-type="float" office:value="395962861">
            <text:p>395962861</text:p>
          </table:table-cell>
          <table:table-cell table:style-name="ce3" table:formula="of:=([.H22]+[.I22])*[.G22]" office:value-type="float" office:value="2620653568">
            <text:p>2.620.653.568</text:p>
          </table:table-cell>
          <table:table-cell table:formula="of:=[.K22]/[.J22]" office:value-type="float" office:value="6.61843275245958">
            <text:p>6,618</text:p>
          </table:table-cell>
          <table:table-cell table:formula="of:=[.K22]/[counters.D22]" office:value-type="float" office:value="1.32928837347223">
            <text:p>1,329</text:p>
          </table:table-cell>
          <table:table-cell table:formula="of:=[.K22]/[counters.E22]" office:value-type="float" office:value="2.27892168009702">
            <text:p>2,2789216801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3]*[.C23]" office:value-type="float" office:value="3584">
            <text:p>358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3]" office:value-type="float" office:value="1880883200">
            <text:p>1880883200</text:p>
          </table:table-cell>
          <table:table-cell table:formula="of:=IF( ISNUMBER( SEARCH(&quot;scalar&quot;;[.A23]));1;IF( ISNUMBER( SEARCH(&quot;vect2&quot;;[.A23]));2;IF( ISNUMBER( SEARCH(&quot;vect4&quot;;[.A23]));4;IF( ISNUMBER( SEARCH(&quot;vect8&quot;;[.A23]));8;IF( ISNUMBER( SEARCH(&quot;vect16&quot;;[.A23]));16;0)))))" office:value-type="float" office:value="1">
            <text:p>1</text:p>
          </table:table-cell>
          <table:table-cell table:style-name="ce3" table:formula="of:=(256*2+256*2*1024)*[.D23]" office:value-type="float" office:value="1880883200">
            <text:p>1.880.883.200</text:p>
          </table:table-cell>
          <table:table-cell table:style-name="ce3" table:formula="of:=(256*2+256*1024)*[.D23]" office:value-type="float" office:value="941359104">
            <text:p>941.359.104</text:p>
          </table:table-cell>
          <table:table-cell table:formula="of:=[counters.X23]" office:value-type="float" office:value="420941588">
            <text:p>420941588</text:p>
          </table:table-cell>
          <table:table-cell table:style-name="ce3" table:formula="of:=([.H23]+[.I23])*[.G23]" office:value-type="float" office:value="2822242304">
            <text:p>2.822.242.304</text:p>
          </table:table-cell>
          <table:table-cell table:formula="of:=[.K23]/[.J23]" office:value-type="float" office:value="6.70459366443023">
            <text:p>6,705</text:p>
          </table:table-cell>
          <table:table-cell table:formula="of:=[.K23]/[counters.D23]" office:value-type="float" office:value="1.41931600942006">
            <text:p>1,419</text:p>
          </table:table-cell>
          <table:table-cell table:formula="of:=[.K23]/[counters.E23]" office:value-type="float" office:value="2.17583344875105">
            <text:p>2,1758334488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4]*[.C24]" office:value-type="float" office:value="3840">
            <text:p>384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4]" office:value-type="float" office:value="2015232000">
            <text:p>2015232000</text:p>
          </table:table-cell>
          <table:table-cell table:formula="of:=IF( ISNUMBER( SEARCH(&quot;scalar&quot;;[.A24]));1;IF( ISNUMBER( SEARCH(&quot;vect2&quot;;[.A24]));2;IF( ISNUMBER( SEARCH(&quot;vect4&quot;;[.A24]));4;IF( ISNUMBER( SEARCH(&quot;vect8&quot;;[.A24]));8;IF( ISNUMBER( SEARCH(&quot;vect16&quot;;[.A24]));16;0)))))" office:value-type="float" office:value="1">
            <text:p>1</text:p>
          </table:table-cell>
          <table:table-cell table:style-name="ce3" table:formula="of:=(256*2+256*2*1024)*[.D24]" office:value-type="float" office:value="2015232000">
            <text:p>2.015.232.000</text:p>
          </table:table-cell>
          <table:table-cell table:style-name="ce3" table:formula="of:=(256*2+256*1024)*[.D24]" office:value-type="float" office:value="1008599040">
            <text:p>1.008.599.040</text:p>
          </table:table-cell>
          <table:table-cell table:formula="of:=[counters.X24]" office:value-type="float" office:value="452203730">
            <text:p>452203730</text:p>
          </table:table-cell>
          <table:table-cell table:style-name="ce3" table:formula="of:=([.H24]+[.I24])*[.G24]" office:value-type="float" office:value="3023831040">
            <text:p>3.023.831.040</text:p>
          </table:table-cell>
          <table:table-cell table:formula="of:=[.K24]/[.J24]" office:value-type="float" office:value="6.68687770443645">
            <text:p>6,687</text:p>
          </table:table-cell>
          <table:table-cell table:formula="of:=[.K24]/[counters.D24]" office:value-type="float" office:value="1.50621719759185">
            <text:p>1,506</text:p>
          </table:table-cell>
          <table:table-cell table:formula="of:=[.K24]/[counters.E24]" office:value-type="float" office:value="2.0315032137066">
            <text:p>2,0315032137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5]*[.C25]" office:value-type="float" office:value="4096">
            <text:p>409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5]" office:value-type="float" office:value="2149580800">
            <text:p>2149580800</text:p>
          </table:table-cell>
          <table:table-cell table:formula="of:=IF( ISNUMBER( SEARCH(&quot;scalar&quot;;[.A25]));1;IF( ISNUMBER( SEARCH(&quot;vect2&quot;;[.A25]));2;IF( ISNUMBER( SEARCH(&quot;vect4&quot;;[.A25]));4;IF( ISNUMBER( SEARCH(&quot;vect8&quot;;[.A25]));8;IF( ISNUMBER( SEARCH(&quot;vect16&quot;;[.A25]));16;0)))))" office:value-type="float" office:value="1">
            <text:p>1</text:p>
          </table:table-cell>
          <table:table-cell table:style-name="ce3" table:formula="of:=(256*2+256*2*1024)*[.D25]" office:value-type="float" office:value="2149580800">
            <text:p>2.149.580.800</text:p>
          </table:table-cell>
          <table:table-cell table:style-name="ce3" table:formula="of:=(256*2+256*1024)*[.D25]" office:value-type="float" office:value="1075838976">
            <text:p>1.075.838.976</text:p>
          </table:table-cell>
          <table:table-cell table:formula="of:=[counters.X25]" office:value-type="float" office:value="479055710">
            <text:p>479055710</text:p>
          </table:table-cell>
          <table:table-cell table:style-name="ce3" table:formula="of:=([.H25]+[.I25])*[.G25]" office:value-type="float" office:value="3225419776">
            <text:p>3.225.419.776</text:p>
          </table:table-cell>
          <table:table-cell table:formula="of:=[.K25]/[.J25]" office:value-type="float" office:value="6.73286991193571">
            <text:p>6,733</text:p>
          </table:table-cell>
          <table:table-cell table:formula="of:=[.K25]/[counters.D25]" office:value-type="float" office:value="1.5922574108212">
            <text:p>1,592</text:p>
          </table:table-cell>
          <table:table-cell table:formula="of:=[.K25]/[counters.E25]" office:value-type="float" office:value="2.31949899911219">
            <text:p>2,3194989991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6]*[.C26]" office:value-type="float" office:value="4352">
            <text:p>435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6]" office:value-type="float" office:value="2283929600">
            <text:p>2283929600</text:p>
          </table:table-cell>
          <table:table-cell table:formula="of:=IF( ISNUMBER( SEARCH(&quot;scalar&quot;;[.A26]));1;IF( ISNUMBER( SEARCH(&quot;vect2&quot;;[.A26]));2;IF( ISNUMBER( SEARCH(&quot;vect4&quot;;[.A26]));4;IF( ISNUMBER( SEARCH(&quot;vect8&quot;;[.A26]));8;IF( ISNUMBER( SEARCH(&quot;vect16&quot;;[.A26]));16;0)))))" office:value-type="float" office:value="1">
            <text:p>1</text:p>
          </table:table-cell>
          <table:table-cell table:style-name="ce3" table:formula="of:=(256*2+256*2*1024)*[.D26]" office:value-type="float" office:value="2283929600">
            <text:p>2.283.929.600</text:p>
          </table:table-cell>
          <table:table-cell table:style-name="ce3" table:formula="of:=(256*2+256*1024)*[.D26]" office:value-type="float" office:value="1143078912">
            <text:p>1.143.078.912</text:p>
          </table:table-cell>
          <table:table-cell table:formula="of:=[counters.X26]" office:value-type="float" office:value="516060453">
            <text:p>516060453</text:p>
          </table:table-cell>
          <table:table-cell table:style-name="ce3" table:formula="of:=([.H26]+[.I26])*[.G26]" office:value-type="float" office:value="3427008512">
            <text:p>3.427.008.512</text:p>
          </table:table-cell>
          <table:table-cell table:formula="of:=[.K26]/[.J26]" office:value-type="float" office:value="6.64071135867487">
            <text:p>6,641</text:p>
          </table:table-cell>
          <table:table-cell table:formula="of:=[.K26]/[counters.D26]" office:value-type="float" office:value="1.67583864948588">
            <text:p>1,676</text:p>
          </table:table-cell>
          <table:table-cell table:formula="of:=[.K26]/[counters.E26]" office:value-type="float" office:value="2.32284073218548">
            <text:p>2,3228407322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7]*[.C27]" office:value-type="float" office:value="4608">
            <text:p>460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7]" office:value-type="float" office:value="2418278400">
            <text:p>2418278400</text:p>
          </table:table-cell>
          <table:table-cell table:formula="of:=IF( ISNUMBER( SEARCH(&quot;scalar&quot;;[.A27]));1;IF( ISNUMBER( SEARCH(&quot;vect2&quot;;[.A27]));2;IF( ISNUMBER( SEARCH(&quot;vect4&quot;;[.A27]));4;IF( ISNUMBER( SEARCH(&quot;vect8&quot;;[.A27]));8;IF( ISNUMBER( SEARCH(&quot;vect16&quot;;[.A27]));16;0)))))" office:value-type="float" office:value="1">
            <text:p>1</text:p>
          </table:table-cell>
          <table:table-cell table:style-name="ce3" table:formula="of:=(256*2+256*2*1024)*[.D27]" office:value-type="float" office:value="2418278400">
            <text:p>2.418.278.400</text:p>
          </table:table-cell>
          <table:table-cell table:style-name="ce3" table:formula="of:=(256*2+256*1024)*[.D27]" office:value-type="float" office:value="1210318848">
            <text:p>1.210.318.848</text:p>
          </table:table-cell>
          <table:table-cell table:formula="of:=[counters.X27]" office:value-type="float" office:value="544249897">
            <text:p>544249897</text:p>
          </table:table-cell>
          <table:table-cell table:style-name="ce3" table:formula="of:=([.H27]+[.I27])*[.G27]" office:value-type="float" office:value="3628597248">
            <text:p>3.628.597.248</text:p>
          </table:table-cell>
          <table:table-cell table:formula="of:=[.K27]/[.J27]" office:value-type="float" office:value="6.66715284284197">
            <text:p>6,667</text:p>
          </table:table-cell>
          <table:table-cell table:formula="of:=[.K27]/[counters.D27]" office:value-type="float" office:value="1.74456900091819">
            <text:p>1,745</text:p>
          </table:table-cell>
          <table:table-cell table:formula="of:=[.K27]/[counters.E27]" office:value-type="float" office:value="1.2574200850912">
            <text:p>1,2574200851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8]*[.C28]" office:value-type="float" office:value="4864">
            <text:p>486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8]" office:value-type="float" office:value="2552627200">
            <text:p>2552627200</text:p>
          </table:table-cell>
          <table:table-cell table:formula="of:=IF( ISNUMBER( SEARCH(&quot;scalar&quot;;[.A28]));1;IF( ISNUMBER( SEARCH(&quot;vect2&quot;;[.A28]));2;IF( ISNUMBER( SEARCH(&quot;vect4&quot;;[.A28]));4;IF( ISNUMBER( SEARCH(&quot;vect8&quot;;[.A28]));8;IF( ISNUMBER( SEARCH(&quot;vect16&quot;;[.A28]));16;0)))))" office:value-type="float" office:value="1">
            <text:p>1</text:p>
          </table:table-cell>
          <table:table-cell table:style-name="ce3" table:formula="of:=(256*2+256*2*1024)*[.D28]" office:value-type="float" office:value="2552627200">
            <text:p>2.552.627.200</text:p>
          </table:table-cell>
          <table:table-cell table:style-name="ce3" table:formula="of:=(256*2+256*1024)*[.D28]" office:value-type="float" office:value="1277558784">
            <text:p>1.277.558.784</text:p>
          </table:table-cell>
          <table:table-cell table:formula="of:=[counters.X28]" office:value-type="float" office:value="571973294">
            <text:p>571973294</text:p>
          </table:table-cell>
          <table:table-cell table:style-name="ce3" table:formula="of:=([.H28]+[.I28])*[.G28]" office:value-type="float" office:value="3830185984">
            <text:p>3.830.185.984</text:p>
          </table:table-cell>
          <table:table-cell table:formula="of:=[.K28]/[.J28]" office:value-type="float" office:value="6.69644199157312">
            <text:p>6,696</text:p>
          </table:table-cell>
          <table:table-cell table:formula="of:=[.K28]/[counters.D28]" office:value-type="float" office:value="1.80586689195449">
            <text:p>1,806</text:p>
          </table:table-cell>
          <table:table-cell table:formula="of:=[.K28]/[counters.E28]" office:value-type="float" office:value="1.1222086958399">
            <text:p>1,1222086958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9]*[.C29]" office:value-type="float" office:value="5120">
            <text:p>512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29]" office:value-type="float" office:value="2686976000">
            <text:p>2686976000</text:p>
          </table:table-cell>
          <table:table-cell table:formula="of:=IF( ISNUMBER( SEARCH(&quot;scalar&quot;;[.A29]));1;IF( ISNUMBER( SEARCH(&quot;vect2&quot;;[.A29]));2;IF( ISNUMBER( SEARCH(&quot;vect4&quot;;[.A29]));4;IF( ISNUMBER( SEARCH(&quot;vect8&quot;;[.A29]));8;IF( ISNUMBER( SEARCH(&quot;vect16&quot;;[.A29]));16;0)))))" office:value-type="float" office:value="1">
            <text:p>1</text:p>
          </table:table-cell>
          <table:table-cell table:style-name="ce3" table:formula="of:=(256*2+256*2*1024)*[.D29]" office:value-type="float" office:value="2686976000">
            <text:p>2.686.976.000</text:p>
          </table:table-cell>
          <table:table-cell table:style-name="ce3" table:formula="of:=(256*2+256*1024)*[.D29]" office:value-type="float" office:value="1344798720">
            <text:p>1.344.798.720</text:p>
          </table:table-cell>
          <table:table-cell table:formula="of:=[counters.X29]" office:value-type="float" office:value="600479122">
            <text:p>600479122</text:p>
          </table:table-cell>
          <table:table-cell table:style-name="ce3" table:formula="of:=([.H29]+[.I29])*[.G29]" office:value-type="float" office:value="4031774720">
            <text:p>4.031.774.720</text:p>
          </table:table-cell>
          <table:table-cell table:formula="of:=[.K29]/[.J29]" office:value-type="float" office:value="6.71426294817957">
            <text:p>6,714</text:p>
          </table:table-cell>
          <table:table-cell table:formula="of:=[.K29]/[counters.D29]" office:value-type="float" office:value="1.85797662597477">
            <text:p>1,858</text:p>
          </table:table-cell>
          <table:table-cell table:formula="of:=[.K29]/[counters.E29]" office:value-type="float" office:value="0.988796609112393">
            <text:p>0,9887966091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0]*[.C30]" office:value-type="float" office:value="5376">
            <text:p>537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0]" office:value-type="float" office:value="2821324800">
            <text:p>2821324800</text:p>
          </table:table-cell>
          <table:table-cell table:formula="of:=IF( ISNUMBER( SEARCH(&quot;scalar&quot;;[.A30]));1;IF( ISNUMBER( SEARCH(&quot;vect2&quot;;[.A30]));2;IF( ISNUMBER( SEARCH(&quot;vect4&quot;;[.A30]));4;IF( ISNUMBER( SEARCH(&quot;vect8&quot;;[.A30]));8;IF( ISNUMBER( SEARCH(&quot;vect16&quot;;[.A30]));16;0)))))" office:value-type="float" office:value="1">
            <text:p>1</text:p>
          </table:table-cell>
          <table:table-cell table:style-name="ce3" table:formula="of:=(256*2+256*2*1024)*[.D30]" office:value-type="float" office:value="2821324800">
            <text:p>2.821.324.800</text:p>
          </table:table-cell>
          <table:table-cell table:style-name="ce3" table:formula="of:=(256*2+256*1024)*[.D30]" office:value-type="float" office:value="1412038656">
            <text:p>1.412.038.656</text:p>
          </table:table-cell>
          <table:table-cell table:formula="of:=[counters.X30]" office:value-type="float" office:value="638026943">
            <text:p>638026943</text:p>
          </table:table-cell>
          <table:table-cell table:style-name="ce3" table:formula="of:=([.H30]+[.I30])*[.G30]" office:value-type="float" office:value="4233363456">
            <text:p>4.233.363.456</text:p>
          </table:table-cell>
          <table:table-cell table:formula="of:=[.K30]/[.J30]" office:value-type="float" office:value="6.63508571612155">
            <text:p>6,635</text:p>
          </table:table-cell>
          <table:table-cell table:formula="of:=[.K30]/[counters.D30]" office:value-type="float" office:value="1.90547418986599">
            <text:p>1,905</text:p>
          </table:table-cell>
          <table:table-cell table:formula="of:=[.K30]/[counters.E30]" office:value-type="float" office:value="89.6992442327416">
            <text:p>89,6992442327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1]*[.C31]" office:value-type="float" office:value="5632">
            <text:p>563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1]" office:value-type="float" office:value="2955673600">
            <text:p>2955673600</text:p>
          </table:table-cell>
          <table:table-cell table:formula="of:=IF( ISNUMBER( SEARCH(&quot;scalar&quot;;[.A31]));1;IF( ISNUMBER( SEARCH(&quot;vect2&quot;;[.A31]));2;IF( ISNUMBER( SEARCH(&quot;vect4&quot;;[.A31]));4;IF( ISNUMBER( SEARCH(&quot;vect8&quot;;[.A31]));8;IF( ISNUMBER( SEARCH(&quot;vect16&quot;;[.A31]));16;0)))))" office:value-type="float" office:value="1">
            <text:p>1</text:p>
          </table:table-cell>
          <table:table-cell table:style-name="ce3" table:formula="of:=(256*2+256*2*1024)*[.D31]" office:value-type="float" office:value="2955673600">
            <text:p>2.955.673.600</text:p>
          </table:table-cell>
          <table:table-cell table:style-name="ce3" table:formula="of:=(256*2+256*1024)*[.D31]" office:value-type="float" office:value="1479278592">
            <text:p>1.479.278.592</text:p>
          </table:table-cell>
          <table:table-cell table:formula="of:=[counters.X31]" office:value-type="float" office:value="668822097">
            <text:p>668822097</text:p>
          </table:table-cell>
          <table:table-cell table:style-name="ce3" table:formula="of:=([.H31]+[.I31])*[.G31]" office:value-type="float" office:value="4434952192">
            <text:p>4.434.952.192</text:p>
          </table:table-cell>
          <table:table-cell table:formula="of:=[.K31]/[.J31]" office:value-type="float" office:value="6.63098933467206">
            <text:p>6,631</text:p>
          </table:table-cell>
          <table:table-cell table:formula="of:=[.K31]/[counters.D31]" office:value-type="float" office:value="1.948572889199">
            <text:p>1,949</text:p>
          </table:table-cell>
          <table:table-cell table:formula="of:=[.K31]/[counters.E31]" office:value-type="float" office:value="18.5785877896644">
            <text:p>18,5785877897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2]*[.C32]" office:value-type="float" office:value="5888">
            <text:p>588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2]" office:value-type="float" office:value="3090022400">
            <text:p>3090022400</text:p>
          </table:table-cell>
          <table:table-cell table:formula="of:=IF( ISNUMBER( SEARCH(&quot;scalar&quot;;[.A32]));1;IF( ISNUMBER( SEARCH(&quot;vect2&quot;;[.A32]));2;IF( ISNUMBER( SEARCH(&quot;vect4&quot;;[.A32]));4;IF( ISNUMBER( SEARCH(&quot;vect8&quot;;[.A32]));8;IF( ISNUMBER( SEARCH(&quot;vect16&quot;;[.A32]));16;0)))))" office:value-type="float" office:value="1">
            <text:p>1</text:p>
          </table:table-cell>
          <table:table-cell table:style-name="ce3" table:formula="of:=(256*2+256*2*1024)*[.D32]" office:value-type="float" office:value="3090022400">
            <text:p>3.090.022.400</text:p>
          </table:table-cell>
          <table:table-cell table:style-name="ce3" table:formula="of:=(256*2+256*1024)*[.D32]" office:value-type="float" office:value="1546518528">
            <text:p>1.546.518.528</text:p>
          </table:table-cell>
          <table:table-cell table:formula="of:=[counters.X32]" office:value-type="float" office:value="695202062">
            <text:p>695202062</text:p>
          </table:table-cell>
          <table:table-cell table:style-name="ce3" table:formula="of:=([.H32]+[.I32])*[.G32]" office:value-type="float" office:value="4636540928">
            <text:p>4.636.540.928</text:p>
          </table:table-cell>
          <table:table-cell table:formula="of:=[.K32]/[.J32]" office:value-type="float" office:value="6.66934288811128">
            <text:p>6,669</text:p>
          </table:table-cell>
          <table:table-cell table:formula="of:=[.K32]/[counters.D32]" office:value-type="float" office:value="1.82533063578578">
            <text:p>1,825</text:p>
          </table:table-cell>
          <table:table-cell table:formula="of:=[.K32]/[counters.E32]" office:value-type="float" office:value="10.1914703933332">
            <text:p>10,1914703933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3]*[.C33]" office:value-type="float" office:value="6144">
            <text:p>614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3]" office:value-type="float" office:value="3224371200">
            <text:p>3224371200</text:p>
          </table:table-cell>
          <table:table-cell table:formula="of:=IF( ISNUMBER( SEARCH(&quot;scalar&quot;;[.A33]));1;IF( ISNUMBER( SEARCH(&quot;vect2&quot;;[.A33]));2;IF( ISNUMBER( SEARCH(&quot;vect4&quot;;[.A33]));4;IF( ISNUMBER( SEARCH(&quot;vect8&quot;;[.A33]));8;IF( ISNUMBER( SEARCH(&quot;vect16&quot;;[.A33]));16;0)))))" office:value-type="float" office:value="1">
            <text:p>1</text:p>
          </table:table-cell>
          <table:table-cell table:style-name="ce3" table:formula="of:=(256*2+256*2*1024)*[.D33]" office:value-type="float" office:value="3224371200">
            <text:p>3.224.371.200</text:p>
          </table:table-cell>
          <table:table-cell table:style-name="ce3" table:formula="of:=(256*2+256*1024)*[.D33]" office:value-type="float" office:value="1613758464">
            <text:p>1.613.758.464</text:p>
          </table:table-cell>
          <table:table-cell table:formula="of:=[counters.X33]" office:value-type="float" office:value="725346300">
            <text:p>725346300</text:p>
          </table:table-cell>
          <table:table-cell table:style-name="ce3" table:formula="of:=([.H33]+[.I33])*[.G33]" office:value-type="float" office:value="4838129664">
            <text:p>4.838.129.664</text:p>
          </table:table-cell>
          <table:table-cell table:formula="of:=[.K33]/[.J33]" office:value-type="float" office:value="6.67009628917939">
            <text:p>6,670</text:p>
          </table:table-cell>
          <table:table-cell table:formula="of:=[.K33]/[counters.D33]" office:value-type="float" office:value="2.21481773674077">
            <text:p>2,215</text:p>
          </table:table-cell>
          <table:table-cell table:formula="of:=[.K33]/[counters.E33]" office:value-type="float" office:value="7.3588841341922">
            <text:p>7,3588841342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4]*[.C34]" office:value-type="float" office:value="6400">
            <text:p>640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4]" office:value-type="float" office:value="3358720000">
            <text:p>3358720000</text:p>
          </table:table-cell>
          <table:table-cell table:formula="of:=IF( ISNUMBER( SEARCH(&quot;scalar&quot;;[.A34]));1;IF( ISNUMBER( SEARCH(&quot;vect2&quot;;[.A34]));2;IF( ISNUMBER( SEARCH(&quot;vect4&quot;;[.A34]));4;IF( ISNUMBER( SEARCH(&quot;vect8&quot;;[.A34]));8;IF( ISNUMBER( SEARCH(&quot;vect16&quot;;[.A34]));16;0)))))" office:value-type="float" office:value="1">
            <text:p>1</text:p>
          </table:table-cell>
          <table:table-cell table:style-name="ce3" table:formula="of:=(256*2+256*2*1024)*[.D34]" office:value-type="float" office:value="3358720000">
            <text:p>3.358.720.000</text:p>
          </table:table-cell>
          <table:table-cell table:style-name="ce3" table:formula="of:=(256*2+256*1024)*[.D34]" office:value-type="float" office:value="1680998400">
            <text:p>1.680.998.400</text:p>
          </table:table-cell>
          <table:table-cell table:formula="of:=[counters.X34]" office:value-type="float" office:value="753078850">
            <text:p>753078850</text:p>
          </table:table-cell>
          <table:table-cell table:style-name="ce3" table:formula="of:=([.H34]+[.I34])*[.G34]" office:value-type="float" office:value="5039718400">
            <text:p>5.039.718.400</text:p>
          </table:table-cell>
          <table:table-cell table:formula="of:=[.K34]/[.J34]" office:value-type="float" office:value="6.69215235562651">
            <text:p>6,692</text:p>
          </table:table-cell>
          <table:table-cell table:formula="of:=[.K34]/[counters.D34]" office:value-type="float" office:value="2.24460545518951">
            <text:p>2,245</text:p>
          </table:table-cell>
          <table:table-cell table:formula="of:=[.K34]/[counters.E34]" office:value-type="float" office:value="5.58681855120422">
            <text:p>5,5868185512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5]*[.C35]" office:value-type="float" office:value="6656">
            <text:p>665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5]" office:value-type="float" office:value="3493068800">
            <text:p>3493068800</text:p>
          </table:table-cell>
          <table:table-cell table:formula="of:=IF( ISNUMBER( SEARCH(&quot;scalar&quot;;[.A35]));1;IF( ISNUMBER( SEARCH(&quot;vect2&quot;;[.A35]));2;IF( ISNUMBER( SEARCH(&quot;vect4&quot;;[.A35]));4;IF( ISNUMBER( SEARCH(&quot;vect8&quot;;[.A35]));8;IF( ISNUMBER( SEARCH(&quot;vect16&quot;;[.A35]));16;0)))))" office:value-type="float" office:value="1">
            <text:p>1</text:p>
          </table:table-cell>
          <table:table-cell table:style-name="ce3" table:formula="of:=(256*2+256*2*1024)*[.D35]" office:value-type="float" office:value="3493068800">
            <text:p>3.493.068.800</text:p>
          </table:table-cell>
          <table:table-cell table:style-name="ce3" table:formula="of:=(256*2+256*1024)*[.D35]" office:value-type="float" office:value="1748238336">
            <text:p>1.748.238.336</text:p>
          </table:table-cell>
          <table:table-cell table:formula="of:=[counters.X35]" office:value-type="float" office:value="780538622">
            <text:p>780538622</text:p>
          </table:table-cell>
          <table:table-cell table:style-name="ce3" table:formula="of:=([.H35]+[.I35])*[.G35]" office:value-type="float" office:value="5241307136">
            <text:p>5.241.307.136</text:p>
          </table:table-cell>
          <table:table-cell table:formula="of:=[.K35]/[.J35]" office:value-type="float" office:value="6.71498755893722">
            <text:p>6,715</text:p>
          </table:table-cell>
          <table:table-cell table:formula="of:=[.K35]/[counters.D35]" office:value-type="float" office:value="2.27455098365326">
            <text:p>2,275</text:p>
          </table:table-cell>
          <table:table-cell table:formula="of:=[.K35]/[counters.E35]" office:value-type="float" office:value="7.66876792153054">
            <text:p>7,6687679215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6]*[.C36]" office:value-type="float" office:value="6912">
            <text:p>691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6]" office:value-type="float" office:value="3627417600">
            <text:p>3627417600</text:p>
          </table:table-cell>
          <table:table-cell table:formula="of:=IF( ISNUMBER( SEARCH(&quot;scalar&quot;;[.A36]));1;IF( ISNUMBER( SEARCH(&quot;vect2&quot;;[.A36]));2;IF( ISNUMBER( SEARCH(&quot;vect4&quot;;[.A36]));4;IF( ISNUMBER( SEARCH(&quot;vect8&quot;;[.A36]));8;IF( ISNUMBER( SEARCH(&quot;vect16&quot;;[.A36]));16;0)))))" office:value-type="float" office:value="1">
            <text:p>1</text:p>
          </table:table-cell>
          <table:table-cell table:style-name="ce3" table:formula="of:=(256*2+256*2*1024)*[.D36]" office:value-type="float" office:value="3627417600">
            <text:p>3.627.417.600</text:p>
          </table:table-cell>
          <table:table-cell table:style-name="ce3" table:formula="of:=(256*2+256*1024)*[.D36]" office:value-type="float" office:value="1815478272">
            <text:p>1.815.478.272</text:p>
          </table:table-cell>
          <table:table-cell table:formula="of:=[counters.X36]" office:value-type="float" office:value="815835078">
            <text:p>815835078</text:p>
          </table:table-cell>
          <table:table-cell table:style-name="ce3" table:formula="of:=([.H36]+[.I36])*[.G36]" office:value-type="float" office:value="5442895872">
            <text:p>5.442.895.872</text:p>
          </table:table-cell>
          <table:table-cell table:formula="of:=[.K36]/[.J36]" office:value-type="float" office:value="6.67156392115809">
            <text:p>6,672</text:p>
          </table:table-cell>
          <table:table-cell table:formula="of:=[.K36]/[counters.D36]" office:value-type="float" office:value="2.30175913347039">
            <text:p>2,302</text:p>
          </table:table-cell>
          <table:table-cell table:formula="of:=[.K36]/[counters.E36]" office:value-type="float" office:value="5.22259036596797">
            <text:p>5,222590366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7]*[.C37]" office:value-type="float" office:value="7168">
            <text:p>716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7]" office:value-type="float" office:value="3761766400">
            <text:p>3761766400</text:p>
          </table:table-cell>
          <table:table-cell table:formula="of:=IF( ISNUMBER( SEARCH(&quot;scalar&quot;;[.A37]));1;IF( ISNUMBER( SEARCH(&quot;vect2&quot;;[.A37]));2;IF( ISNUMBER( SEARCH(&quot;vect4&quot;;[.A37]));4;IF( ISNUMBER( SEARCH(&quot;vect8&quot;;[.A37]));8;IF( ISNUMBER( SEARCH(&quot;vect16&quot;;[.A37]));16;0)))))" office:value-type="float" office:value="1">
            <text:p>1</text:p>
          </table:table-cell>
          <table:table-cell table:style-name="ce3" table:formula="of:=(256*2+256*2*1024)*[.D37]" office:value-type="float" office:value="3761766400">
            <text:p>3.761.766.400</text:p>
          </table:table-cell>
          <table:table-cell table:style-name="ce3" table:formula="of:=(256*2+256*1024)*[.D37]" office:value-type="float" office:value="1882718208">
            <text:p>1.882.718.208</text:p>
          </table:table-cell>
          <table:table-cell table:formula="of:=[counters.X37]" office:value-type="float" office:value="841078414">
            <text:p>841078414</text:p>
          </table:table-cell>
          <table:table-cell table:style-name="ce3" table:formula="of:=([.H37]+[.I37])*[.G37]" office:value-type="float" office:value="5644484608">
            <text:p>5.644.484.608</text:p>
          </table:table-cell>
          <table:table-cell table:formula="of:=[.K37]/[.J37]" office:value-type="float" office:value="6.71100876451693">
            <text:p>6,711</text:p>
          </table:table-cell>
          <table:table-cell table:formula="of:=[.K37]/[counters.D37]" office:value-type="float" office:value="2.32374953547371">
            <text:p>2,324</text:p>
          </table:table-cell>
          <table:table-cell table:formula="of:=[.K37]/[counters.E37]" office:value-type="float" office:value="4.51306599092008">
            <text:p>4,5130659909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8]*[.C38]" office:value-type="float" office:value="7424">
            <text:p>742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8]" office:value-type="float" office:value="3896115200">
            <text:p>3896115200</text:p>
          </table:table-cell>
          <table:table-cell table:formula="of:=IF( ISNUMBER( SEARCH(&quot;scalar&quot;;[.A38]));1;IF( ISNUMBER( SEARCH(&quot;vect2&quot;;[.A38]));2;IF( ISNUMBER( SEARCH(&quot;vect4&quot;;[.A38]));4;IF( ISNUMBER( SEARCH(&quot;vect8&quot;;[.A38]));8;IF( ISNUMBER( SEARCH(&quot;vect16&quot;;[.A38]));16;0)))))" office:value-type="float" office:value="1">
            <text:p>1</text:p>
          </table:table-cell>
          <table:table-cell table:style-name="ce3" table:formula="of:=(256*2+256*2*1024)*[.D38]" office:value-type="float" office:value="3896115200">
            <text:p>3.896.115.200</text:p>
          </table:table-cell>
          <table:table-cell table:style-name="ce3" table:formula="of:=(256*2+256*1024)*[.D38]" office:value-type="float" office:value="1949958144">
            <text:p>1.949.958.144</text:p>
          </table:table-cell>
          <table:table-cell table:formula="of:=[counters.X38]" office:value-type="float" office:value="874304264">
            <text:p>874304264</text:p>
          </table:table-cell>
          <table:table-cell table:style-name="ce3" table:formula="of:=([.H38]+[.I38])*[.G38]" office:value-type="float" office:value="5846073344">
            <text:p>5.846.073.344</text:p>
          </table:table-cell>
          <table:table-cell table:formula="of:=[.K38]/[.J38]" office:value-type="float" office:value="6.68654332903951">
            <text:p>6,687</text:p>
          </table:table-cell>
          <table:table-cell table:formula="of:=[.K38]/[counters.D38]" office:value-type="float" office:value="2.32479843989928">
            <text:p>2,325</text:p>
          </table:table-cell>
          <table:table-cell table:formula="of:=[.K38]/[counters.E38]" office:value-type="float" office:value="5.14026198649346">
            <text:p>5,1402619865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9]*[.C39]" office:value-type="float" office:value="7680">
            <text:p>768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39]" office:value-type="float" office:value="4030464000">
            <text:p>4030464000</text:p>
          </table:table-cell>
          <table:table-cell table:formula="of:=IF( ISNUMBER( SEARCH(&quot;scalar&quot;;[.A39]));1;IF( ISNUMBER( SEARCH(&quot;vect2&quot;;[.A39]));2;IF( ISNUMBER( SEARCH(&quot;vect4&quot;;[.A39]));4;IF( ISNUMBER( SEARCH(&quot;vect8&quot;;[.A39]));8;IF( ISNUMBER( SEARCH(&quot;vect16&quot;;[.A39]));16;0)))))" office:value-type="float" office:value="1">
            <text:p>1</text:p>
          </table:table-cell>
          <table:table-cell table:style-name="ce3" table:formula="of:=(256*2+256*2*1024)*[.D39]" office:value-type="float" office:value="4030464000">
            <text:p>4.030.464.000</text:p>
          </table:table-cell>
          <table:table-cell table:style-name="ce3" table:formula="of:=(256*2+256*1024)*[.D39]" office:value-type="float" office:value="2017198080">
            <text:p>2.017.198.080</text:p>
          </table:table-cell>
          <table:table-cell table:formula="of:=[counters.X39]" office:value-type="float" office:value="900095041">
            <text:p>900095041</text:p>
          </table:table-cell>
          <table:table-cell table:style-name="ce3" table:formula="of:=([.H39]+[.I39])*[.G39]" office:value-type="float" office:value="6047662080">
            <text:p>6.047.662.080</text:p>
          </table:table-cell>
          <table:table-cell table:formula="of:=[.K39]/[.J39]" office:value-type="float" office:value="6.71891500844298">
            <text:p>6,719</text:p>
          </table:table-cell>
          <table:table-cell table:formula="of:=[.K39]/[counters.D39]" office:value-type="float" office:value="2.13678725210504">
            <text:p>2,137</text:p>
          </table:table-cell>
          <table:table-cell table:formula="of:=[.K39]/[counters.E39]" office:value-type="float" office:value="5.14956316542984">
            <text:p>5,1495631654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0]*[.C40]" office:value-type="float" office:value="7936">
            <text:p>793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0]" office:value-type="float" office:value="4164812800">
            <text:p>4164812800</text:p>
          </table:table-cell>
          <table:table-cell table:formula="of:=IF( ISNUMBER( SEARCH(&quot;scalar&quot;;[.A40]));1;IF( ISNUMBER( SEARCH(&quot;vect2&quot;;[.A40]));2;IF( ISNUMBER( SEARCH(&quot;vect4&quot;;[.A40]));4;IF( ISNUMBER( SEARCH(&quot;vect8&quot;;[.A40]));8;IF( ISNUMBER( SEARCH(&quot;vect16&quot;;[.A40]));16;0)))))" office:value-type="float" office:value="1">
            <text:p>1</text:p>
          </table:table-cell>
          <table:table-cell table:style-name="ce3" table:formula="of:=(256*2+256*2*1024)*[.D40]" office:value-type="float" office:value="4164812800">
            <text:p>4.164.812.800</text:p>
          </table:table-cell>
          <table:table-cell table:style-name="ce3" table:formula="of:=(256*2+256*1024)*[.D40]" office:value-type="float" office:value="2084438016">
            <text:p>2.084.438.016</text:p>
          </table:table-cell>
          <table:table-cell table:formula="of:=[counters.X40]" office:value-type="float" office:value="933057272">
            <text:p>933057272</text:p>
          </table:table-cell>
          <table:table-cell table:style-name="ce3" table:formula="of:=([.H40]+[.I40])*[.G40]" office:value-type="float" office:value="6249250816">
            <text:p>6.249.250.816</text:p>
          </table:table-cell>
          <table:table-cell table:formula="of:=[.K40]/[.J40]" office:value-type="float" office:value="6.69760689245236">
            <text:p>6,698</text:p>
          </table:table-cell>
          <table:table-cell table:formula="of:=[.K40]/[counters.D40]" office:value-type="float" office:value="2.14908127670366">
            <text:p>2,149</text:p>
          </table:table-cell>
          <table:table-cell table:formula="of:=[.K40]/[counters.E40]" office:value-type="float" office:value="5.13804195141457">
            <text:p>5,1380419514</text:p>
          </table:table-cell>
          <table:table-cell table:number-columns-repeated="958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1]*[.C41]" office:value-type="float" office:value="8192">
            <text:p>819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1]" office:value-type="float" office:value="4299161600">
            <text:p>4299161600</text:p>
          </table:table-cell>
          <table:table-cell table:formula="of:=IF( ISNUMBER( SEARCH(&quot;scalar&quot;;[.A41]));1;IF( ISNUMBER( SEARCH(&quot;vect2&quot;;[.A41]));2;IF( ISNUMBER( SEARCH(&quot;vect4&quot;;[.A41]));4;IF( ISNUMBER( SEARCH(&quot;vect8&quot;;[.A41]));8;IF( ISNUMBER( SEARCH(&quot;vect16&quot;;[.A41]));16;0)))))" office:value-type="float" office:value="1">
            <text:p>1</text:p>
          </table:table-cell>
          <table:table-cell table:style-name="ce3" table:formula="of:=(256*2+256*2*1024)*[.D41]" office:value-type="float" office:value="4299161600">
            <text:p>4.299.161.600</text:p>
          </table:table-cell>
          <table:table-cell table:style-name="ce3" table:formula="of:=(256*2+256*1024)*[.D41]" office:value-type="float" office:value="2151677952">
            <text:p>2.151.677.952</text:p>
          </table:table-cell>
          <table:table-cell table:formula="of:=[counters.X41]" office:value-type="float" office:value="959980730">
            <text:p>959980730</text:p>
          </table:table-cell>
          <table:table-cell table:style-name="ce3" table:formula="of:=([.H41]+[.I41])*[.G41]" office:value-type="float" office:value="6450839552">
            <text:p>6.450.839.552</text:p>
          </table:table-cell>
          <table:table-cell table:formula="of:=[.K41]/[.J41]" office:value-type="float" office:value="6.71975941850416">
            <text:p>6,720</text:p>
          </table:table-cell>
          <table:table-cell table:formula="of:=[.K41]/[counters.D41]" office:value-type="float" office:value="2.15253030603391">
            <text:p>2,153</text:p>
          </table:table-cell>
          <table:table-cell table:formula="of:=[.K41]/[counters.E41]" office:value-type="float" office:value="4.82600096440875">
            <text:p>4,8260009644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table:number-columns-repeated="2" office:value-type="float" office:value="1">
            <text:p>1</text:p>
          </table:table-cell>
          <table:table-cell table:formula="of:=[.B42]*[.C42]" office:value-type="float" office:value="1">
            <text:p>1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2]" office:value-type="float" office:value="524800">
            <text:p>524800</text:p>
          </table:table-cell>
          <table:table-cell table:formula="of:=IF( ISNUMBER( SEARCH(&quot;scalar&quot;;[.A42]));1;IF( ISNUMBER( SEARCH(&quot;vect2&quot;;[.A42]));2;IF( ISNUMBER( SEARCH(&quot;vect4&quot;;[.A42]));4;IF( ISNUMBER( SEARCH(&quot;vect8&quot;;[.A42]));8;IF( ISNUMBER( SEARCH(&quot;vect16&quot;;[.A42]));16;0)))))" office:value-type="float" office:value="2">
            <text:p>2</text:p>
          </table:table-cell>
          <table:table-cell table:style-name="ce3" table:formula="of:=(256*2+256*2*1024)*[.D42]" office:value-type="float" office:value="524800">
            <text:p>524.800</text:p>
          </table:table-cell>
          <table:table-cell table:style-name="ce3" table:formula="of:=(256*2+256*1024)*[.D42]" office:value-type="float" office:value="262656">
            <text:p>262.656</text:p>
          </table:table-cell>
          <table:table-cell table:formula="of:=[counters.X42]" office:value-type="float" office:value="3240038">
            <text:p>3240038</text:p>
          </table:table-cell>
          <table:table-cell table:style-name="ce3" table:formula="of:=([.H42]+[.I42])*[.G42]" office:value-type="float" office:value="1574912">
            <text:p>1.574.912</text:p>
          </table:table-cell>
          <table:table-cell table:formula="of:=[.K42]/[.J42]" office:value-type="float" office:value="0.486078249699541">
            <text:p>0,486</text:p>
          </table:table-cell>
          <table:table-cell table:formula="of:=[.K42]/[counters.D42]" office:value-type="float" office:value="0.000484291669656835">
            <text:p>0,000</text:p>
          </table:table-cell>
          <table:table-cell table:formula="of:=[.K42]/[counters.E42]" office:value-type="float" office:value="0.0328129457991936">
            <text:p>0,0328129458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3]*[.C43]" office:value-type="float" office:value="2">
            <text:p>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3]" office:value-type="float" office:value="1049600">
            <text:p>1049600</text:p>
          </table:table-cell>
          <table:table-cell table:formula="of:=IF( ISNUMBER( SEARCH(&quot;scalar&quot;;[.A43]));1;IF( ISNUMBER( SEARCH(&quot;vect2&quot;;[.A43]));2;IF( ISNUMBER( SEARCH(&quot;vect4&quot;;[.A43]));4;IF( ISNUMBER( SEARCH(&quot;vect8&quot;;[.A43]));8;IF( ISNUMBER( SEARCH(&quot;vect16&quot;;[.A43]));16;0)))))" office:value-type="float" office:value="2">
            <text:p>2</text:p>
          </table:table-cell>
          <table:table-cell table:style-name="ce3" table:formula="of:=(256*2+256*2*1024)*[.D43]" office:value-type="float" office:value="1049600">
            <text:p>1.049.600</text:p>
          </table:table-cell>
          <table:table-cell table:style-name="ce3" table:formula="of:=(256*2+256*1024)*[.D43]" office:value-type="float" office:value="525312">
            <text:p>525.312</text:p>
          </table:table-cell>
          <table:table-cell table:formula="of:=[counters.X43]" office:value-type="float" office:value="3240038">
            <text:p>3240038</text:p>
          </table:table-cell>
          <table:table-cell table:style-name="ce3" table:formula="of:=([.H43]+[.I43])*[.G43]" office:value-type="float" office:value="3149824">
            <text:p>3.149.824</text:p>
          </table:table-cell>
          <table:table-cell table:formula="of:=[.K43]/[.J43]" office:value-type="float" office:value="0.972156499399081">
            <text:p>0,972</text:p>
          </table:table-cell>
          <table:table-cell table:formula="of:=[.K43]/[counters.D43]" office:value-type="float" office:value="0.000968028644512127">
            <text:p>0,001</text:p>
          </table:table-cell>
          <table:table-cell table:formula="of:=[.K43]/[counters.E43]" office:value-type="float" office:value="0.0652639100910605">
            <text:p>0,0652639101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4]*[.C44]" office:value-type="float" office:value="4">
            <text:p>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4]" office:value-type="float" office:value="2099200">
            <text:p>2099200</text:p>
          </table:table-cell>
          <table:table-cell table:formula="of:=IF( ISNUMBER( SEARCH(&quot;scalar&quot;;[.A44]));1;IF( ISNUMBER( SEARCH(&quot;vect2&quot;;[.A44]));2;IF( ISNUMBER( SEARCH(&quot;vect4&quot;;[.A44]));4;IF( ISNUMBER( SEARCH(&quot;vect8&quot;;[.A44]));8;IF( ISNUMBER( SEARCH(&quot;vect16&quot;;[.A44]));16;0)))))" office:value-type="float" office:value="2">
            <text:p>2</text:p>
          </table:table-cell>
          <table:table-cell table:style-name="ce3" table:formula="of:=(256*2+256*2*1024)*[.D44]" office:value-type="float" office:value="2099200">
            <text:p>2.099.200</text:p>
          </table:table-cell>
          <table:table-cell table:style-name="ce3" table:formula="of:=(256*2+256*1024)*[.D44]" office:value-type="float" office:value="1050624">
            <text:p>1.050.624</text:p>
          </table:table-cell>
          <table:table-cell table:formula="of:=[counters.X44]" office:value-type="float" office:value="3240038">
            <text:p>3240038</text:p>
          </table:table-cell>
          <table:table-cell table:style-name="ce3" table:formula="of:=([.H44]+[.I44])*[.G44]" office:value-type="float" office:value="6299648">
            <text:p>6.299.648</text:p>
          </table:table-cell>
          <table:table-cell table:formula="of:=[.K44]/[.J44]" office:value-type="float" office:value="1.94431299879816">
            <text:p>1,944</text:p>
          </table:table-cell>
          <table:table-cell table:formula="of:=[.K44]/[counters.D44]" office:value-type="float" office:value="0.00193473050148236">
            <text:p>0,002</text:p>
          </table:table-cell>
          <table:table-cell table:formula="of:=[.K44]/[counters.E44]" office:value-type="float" office:value="0.127281000449004">
            <text:p>0,1272810004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45]*[.C45]" office:value-type="float" office:value="8">
            <text:p>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5]" office:value-type="float" office:value="4198400">
            <text:p>4198400</text:p>
          </table:table-cell>
          <table:table-cell table:formula="of:=IF( ISNUMBER( SEARCH(&quot;scalar&quot;;[.A45]));1;IF( ISNUMBER( SEARCH(&quot;vect2&quot;;[.A45]));2;IF( ISNUMBER( SEARCH(&quot;vect4&quot;;[.A45]));4;IF( ISNUMBER( SEARCH(&quot;vect8&quot;;[.A45]));8;IF( ISNUMBER( SEARCH(&quot;vect16&quot;;[.A45]));16;0)))))" office:value-type="float" office:value="2">
            <text:p>2</text:p>
          </table:table-cell>
          <table:table-cell table:style-name="ce3" table:formula="of:=(256*2+256*2*1024)*[.D45]" office:value-type="float" office:value="4198400">
            <text:p>4.198.400</text:p>
          </table:table-cell>
          <table:table-cell table:style-name="ce3" table:formula="of:=(256*2+256*1024)*[.D45]" office:value-type="float" office:value="2101248">
            <text:p>2.101.248</text:p>
          </table:table-cell>
          <table:table-cell table:formula="of:=[counters.X45]" office:value-type="float" office:value="3240038">
            <text:p>3240038</text:p>
          </table:table-cell>
          <table:table-cell table:style-name="ce3" table:formula="of:=([.H45]+[.I45])*[.G45]" office:value-type="float" office:value="12599296">
            <text:p>12.599.296</text:p>
          </table:table-cell>
          <table:table-cell table:formula="of:=[.K45]/[.J45]" office:value-type="float" office:value="3.88862599759632">
            <text:p>3,889</text:p>
          </table:table-cell>
          <table:table-cell table:formula="of:=[.K45]/[counters.D45]" office:value-type="float" office:value="0.0038669306977286">
            <text:p>0,004</text:p>
          </table:table-cell>
          <table:table-cell table:formula="of:=[.K45]/[counters.E45]" office:value-type="float" office:value="0.245999862661927">
            <text:p>0,2459998627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46]*[.C46]" office:value-type="float" office:value="16">
            <text:p>1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6]" office:value-type="float" office:value="8396800">
            <text:p>8396800</text:p>
          </table:table-cell>
          <table:table-cell table:formula="of:=IF( ISNUMBER( SEARCH(&quot;scalar&quot;;[.A46]));1;IF( ISNUMBER( SEARCH(&quot;vect2&quot;;[.A46]));2;IF( ISNUMBER( SEARCH(&quot;vect4&quot;;[.A46]));4;IF( ISNUMBER( SEARCH(&quot;vect8&quot;;[.A46]));8;IF( ISNUMBER( SEARCH(&quot;vect16&quot;;[.A46]));16;0)))))" office:value-type="float" office:value="2">
            <text:p>2</text:p>
          </table:table-cell>
          <table:table-cell table:style-name="ce3" table:formula="of:=(256*2+256*2*1024)*[.D46]" office:value-type="float" office:value="8396800">
            <text:p>8.396.800</text:p>
          </table:table-cell>
          <table:table-cell table:style-name="ce3" table:formula="of:=(256*2+256*1024)*[.D46]" office:value-type="float" office:value="4202496">
            <text:p>4.202.496</text:p>
          </table:table-cell>
          <table:table-cell table:formula="of:=[counters.X46]" office:value-type="float" office:value="5386398">
            <text:p>5386398</text:p>
          </table:table-cell>
          <table:table-cell table:style-name="ce3" table:formula="of:=([.H46]+[.I46])*[.G46]" office:value-type="float" office:value="25198592">
            <text:p>25.198.592</text:p>
          </table:table-cell>
          <table:table-cell table:formula="of:=[.K46]/[.J46]" office:value-type="float" office:value="4.67818976614799">
            <text:p>4,678</text:p>
          </table:table-cell>
          <table:table-cell table:formula="of:=[.K46]/[counters.D46]" office:value-type="float" office:value="0.00772870827117453">
            <text:p>0,008</text:p>
          </table:table-cell>
          <table:table-cell table:formula="of:=[.K46]/[counters.E46]" office:value-type="float" office:value="0.446187545547537">
            <text:p>0,4461875455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47]*[.C47]" office:value-type="float" office:value="32">
            <text:p>3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7]" office:value-type="float" office:value="16793600">
            <text:p>16793600</text:p>
          </table:table-cell>
          <table:table-cell table:formula="of:=IF( ISNUMBER( SEARCH(&quot;scalar&quot;;[.A47]));1;IF( ISNUMBER( SEARCH(&quot;vect2&quot;;[.A47]));2;IF( ISNUMBER( SEARCH(&quot;vect4&quot;;[.A47]));4;IF( ISNUMBER( SEARCH(&quot;vect8&quot;;[.A47]));8;IF( ISNUMBER( SEARCH(&quot;vect16&quot;;[.A47]));16;0)))))" office:value-type="float" office:value="2">
            <text:p>2</text:p>
          </table:table-cell>
          <table:table-cell table:style-name="ce3" table:formula="of:=(256*2+256*2*1024)*[.D47]" office:value-type="float" office:value="16793600">
            <text:p>16.793.600</text:p>
          </table:table-cell>
          <table:table-cell table:style-name="ce3" table:formula="of:=(256*2+256*1024)*[.D47]" office:value-type="float" office:value="8404992">
            <text:p>8.404.992</text:p>
          </table:table-cell>
          <table:table-cell table:formula="of:=[counters.X47]" office:value-type="float" office:value="9679118">
            <text:p>9679118</text:p>
          </table:table-cell>
          <table:table-cell table:style-name="ce3" table:formula="of:=([.H47]+[.I47])*[.G47]" office:value-type="float" office:value="50397184">
            <text:p>50.397.184</text:p>
          </table:table-cell>
          <table:table-cell table:formula="of:=[.K47]/[.J47]" office:value-type="float" office:value="5.20679508194858">
            <text:p>5,207</text:p>
          </table:table-cell>
          <table:table-cell table:formula="of:=[.K47]/[counters.D47]" office:value-type="float" office:value="0.0154483434611001">
            <text:p>0,015</text:p>
          </table:table-cell>
          <table:table-cell table:formula="of:=[.K47]/[counters.E47]" office:value-type="float" office:value="0.778974982902553">
            <text:p>0,7789749829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48]*[.C48]" office:value-type="float" office:value="64">
            <text:p>6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8]" office:value-type="float" office:value="33587200">
            <text:p>33587200</text:p>
          </table:table-cell>
          <table:table-cell table:formula="of:=IF( ISNUMBER( SEARCH(&quot;scalar&quot;;[.A48]));1;IF( ISNUMBER( SEARCH(&quot;vect2&quot;;[.A48]));2;IF( ISNUMBER( SEARCH(&quot;vect4&quot;;[.A48]));4;IF( ISNUMBER( SEARCH(&quot;vect8&quot;;[.A48]));8;IF( ISNUMBER( SEARCH(&quot;vect16&quot;;[.A48]));16;0)))))" office:value-type="float" office:value="2">
            <text:p>2</text:p>
          </table:table-cell>
          <table:table-cell table:style-name="ce3" table:formula="of:=(256*2+256*2*1024)*[.D48]" office:value-type="float" office:value="33587200">
            <text:p>33.587.200</text:p>
          </table:table-cell>
          <table:table-cell table:style-name="ce3" table:formula="of:=(256*2+256*1024)*[.D48]" office:value-type="float" office:value="16809984">
            <text:p>16.809.984</text:p>
          </table:table-cell>
          <table:table-cell table:formula="of:=[counters.X48]" office:value-type="float" office:value="19358236">
            <text:p>19358236</text:p>
          </table:table-cell>
          <table:table-cell table:style-name="ce3" table:formula="of:=([.H48]+[.I48])*[.G48]" office:value-type="float" office:value="100794368">
            <text:p>100.794.368</text:p>
          </table:table-cell>
          <table:table-cell table:formula="of:=[.K48]/[.J48]" office:value-type="float" office:value="5.20679508194858">
            <text:p>5,207</text:p>
          </table:table-cell>
          <table:table-cell table:formula="of:=[.K48]/[counters.D48]" office:value-type="float" office:value="0.03087581965829">
            <text:p>0,031</text:p>
          </table:table-cell>
          <table:table-cell table:formula="of:=[.K48]/[counters.E48]" office:value-type="float" office:value="1.56805155394424">
            <text:p>1,5680515539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49]*[.C49]" office:value-type="float" office:value="128">
            <text:p>12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49]" office:value-type="float" office:value="67174400">
            <text:p>67174400</text:p>
          </table:table-cell>
          <table:table-cell table:formula="of:=IF( ISNUMBER( SEARCH(&quot;scalar&quot;;[.A49]));1;IF( ISNUMBER( SEARCH(&quot;vect2&quot;;[.A49]));2;IF( ISNUMBER( SEARCH(&quot;vect4&quot;;[.A49]));4;IF( ISNUMBER( SEARCH(&quot;vect8&quot;;[.A49]));8;IF( ISNUMBER( SEARCH(&quot;vect16&quot;;[.A49]));16;0)))))" office:value-type="float" office:value="2">
            <text:p>2</text:p>
          </table:table-cell>
          <table:table-cell table:style-name="ce3" table:formula="of:=(256*2+256*2*1024)*[.D49]" office:value-type="float" office:value="67174400">
            <text:p>67.174.400</text:p>
          </table:table-cell>
          <table:table-cell table:style-name="ce3" table:formula="of:=(256*2+256*1024)*[.D49]" office:value-type="float" office:value="33619968">
            <text:p>33.619.968</text:p>
          </table:table-cell>
          <table:table-cell table:formula="of:=[counters.X49]" office:value-type="float" office:value="38716472">
            <text:p>38716472</text:p>
          </table:table-cell>
          <table:table-cell table:style-name="ce3" table:formula="of:=([.H49]+[.I49])*[.G49]" office:value-type="float" office:value="201588736">
            <text:p>201.588.736</text:p>
          </table:table-cell>
          <table:table-cell table:formula="of:=[.K49]/[.J49]" office:value-type="float" office:value="5.20679508194858">
            <text:p>5,207</text:p>
          </table:table-cell>
          <table:table-cell table:formula="of:=[.K49]/[counters.D49]" office:value-type="float" office:value="0.0617104675463916">
            <text:p>0,062</text:p>
          </table:table-cell>
          <table:table-cell table:formula="of:=[.K49]/[counters.E49]" office:value-type="float" office:value="3.07078216308416">
            <text:p>3,0707821631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50]*[.C50]" office:value-type="float" office:value="256">
            <text:p>25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0]" office:value-type="float" office:value="134348800">
            <text:p>134348800</text:p>
          </table:table-cell>
          <table:table-cell table:formula="of:=IF( ISNUMBER( SEARCH(&quot;scalar&quot;;[.A50]));1;IF( ISNUMBER( SEARCH(&quot;vect2&quot;;[.A50]));2;IF( ISNUMBER( SEARCH(&quot;vect4&quot;;[.A50]));4;IF( ISNUMBER( SEARCH(&quot;vect8&quot;;[.A50]));8;IF( ISNUMBER( SEARCH(&quot;vect16&quot;;[.A50]));16;0)))))" office:value-type="float" office:value="2">
            <text:p>2</text:p>
          </table:table-cell>
          <table:table-cell table:style-name="ce3" table:formula="of:=(256*2+256*2*1024)*[.D50]" office:value-type="float" office:value="134348800">
            <text:p>134.348.800</text:p>
          </table:table-cell>
          <table:table-cell table:style-name="ce3" table:formula="of:=(256*2+256*1024)*[.D50]" office:value-type="float" office:value="67239936">
            <text:p>67.239.936</text:p>
          </table:table-cell>
          <table:table-cell table:formula="of:=[counters.X50]" office:value-type="float" office:value="77432944">
            <text:p>77432944</text:p>
          </table:table-cell>
          <table:table-cell table:style-name="ce3" table:formula="of:=([.H50]+[.I50])*[.G50]" office:value-type="float" office:value="403177472">
            <text:p>403.177.472</text:p>
          </table:table-cell>
          <table:table-cell table:formula="of:=[.K50]/[.J50]" office:value-type="float" office:value="5.20679508194858">
            <text:p>5,207</text:p>
          </table:table-cell>
          <table:table-cell table:formula="of:=[.K50]/[counters.D50]" office:value-type="float" office:value="0.123331266198662">
            <text:p>0,123</text:p>
          </table:table-cell>
          <table:table-cell table:formula="of:=[.K50]/[counters.E50]" office:value-type="float" office:value="4.35887022625282">
            <text:p>4,3588702263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51]*[.C51]" office:value-type="float" office:value="512">
            <text:p>51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1]" office:value-type="float" office:value="268697600">
            <text:p>268697600</text:p>
          </table:table-cell>
          <table:table-cell table:formula="of:=IF( ISNUMBER( SEARCH(&quot;scalar&quot;;[.A51]));1;IF( ISNUMBER( SEARCH(&quot;vect2&quot;;[.A51]));2;IF( ISNUMBER( SEARCH(&quot;vect4&quot;;[.A51]));4;IF( ISNUMBER( SEARCH(&quot;vect8&quot;;[.A51]));8;IF( ISNUMBER( SEARCH(&quot;vect16&quot;;[.A51]));16;0)))))" office:value-type="float" office:value="2">
            <text:p>2</text:p>
          </table:table-cell>
          <table:table-cell table:style-name="ce3" table:formula="of:=(256*2+256*2*1024)*[.D51]" office:value-type="float" office:value="268697600">
            <text:p>268.697.600</text:p>
          </table:table-cell>
          <table:table-cell table:style-name="ce3" table:formula="of:=(256*2+256*1024)*[.D51]" office:value-type="float" office:value="134479872">
            <text:p>134.479.872</text:p>
          </table:table-cell>
          <table:table-cell table:formula="of:=[counters.X51]" office:value-type="float" office:value="154865888">
            <text:p>154865888</text:p>
          </table:table-cell>
          <table:table-cell table:style-name="ce3" table:formula="of:=([.H51]+[.I51])*[.G51]" office:value-type="float" office:value="806354944">
            <text:p>806.354.944</text:p>
          </table:table-cell>
          <table:table-cell table:formula="of:=[.K51]/[.J51]" office:value-type="float" office:value="5.20679508194858">
            <text:p>5,207</text:p>
          </table:table-cell>
          <table:table-cell table:formula="of:=[.K51]/[counters.D51]" office:value-type="float" office:value="0.246411757998423">
            <text:p>0,246</text:p>
          </table:table-cell>
          <table:table-cell table:formula="of:=[.K51]/[counters.E51]" office:value-type="float" office:value="4.65285424559946">
            <text:p>4,6528542456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52]*[.C52]" office:value-type="float" office:value="768">
            <text:p>76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2]" office:value-type="float" office:value="403046400">
            <text:p>403046400</text:p>
          </table:table-cell>
          <table:table-cell table:formula="of:=IF( ISNUMBER( SEARCH(&quot;scalar&quot;;[.A52]));1;IF( ISNUMBER( SEARCH(&quot;vect2&quot;;[.A52]));2;IF( ISNUMBER( SEARCH(&quot;vect4&quot;;[.A52]));4;IF( ISNUMBER( SEARCH(&quot;vect8&quot;;[.A52]));8;IF( ISNUMBER( SEARCH(&quot;vect16&quot;;[.A52]));16;0)))))" office:value-type="float" office:value="2">
            <text:p>2</text:p>
          </table:table-cell>
          <table:table-cell table:style-name="ce3" table:formula="of:=(256*2+256*2*1024)*[.D52]" office:value-type="float" office:value="403046400">
            <text:p>403.046.400</text:p>
          </table:table-cell>
          <table:table-cell table:style-name="ce3" table:formula="of:=(256*2+256*1024)*[.D52]" office:value-type="float" office:value="201719808">
            <text:p>201.719.808</text:p>
          </table:table-cell>
          <table:table-cell table:formula="of:=[counters.X52]" office:value-type="float" office:value="232298832">
            <text:p>232298832</text:p>
          </table:table-cell>
          <table:table-cell table:style-name="ce3" table:formula="of:=([.H52]+[.I52])*[.G52]" office:value-type="float" office:value="1209532416">
            <text:p>1.209.532.416</text:p>
          </table:table-cell>
          <table:table-cell table:formula="of:=[.K52]/[.J52]" office:value-type="float" office:value="5.20679508194858">
            <text:p>5,207</text:p>
          </table:table-cell>
          <table:table-cell table:formula="of:=[.K52]/[counters.D52]" office:value-type="float" office:value="0.369101115557792">
            <text:p>0,369</text:p>
          </table:table-cell>
          <table:table-cell table:formula="of:=[.K52]/[counters.E52]" office:value-type="float" office:value="4.64678980394938">
            <text:p>4,6467898039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53]*[.C53]" office:value-type="float" office:value="1024">
            <text:p>102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3]" office:value-type="float" office:value="537395200">
            <text:p>537395200</text:p>
          </table:table-cell>
          <table:table-cell table:formula="of:=IF( ISNUMBER( SEARCH(&quot;scalar&quot;;[.A53]));1;IF( ISNUMBER( SEARCH(&quot;vect2&quot;;[.A53]));2;IF( ISNUMBER( SEARCH(&quot;vect4&quot;;[.A53]));4;IF( ISNUMBER( SEARCH(&quot;vect8&quot;;[.A53]));8;IF( ISNUMBER( SEARCH(&quot;vect16&quot;;[.A53]));16;0)))))" office:value-type="float" office:value="2">
            <text:p>2</text:p>
          </table:table-cell>
          <table:table-cell table:style-name="ce3" table:formula="of:=(256*2+256*2*1024)*[.D53]" office:value-type="float" office:value="537395200">
            <text:p>537.395.200</text:p>
          </table:table-cell>
          <table:table-cell table:style-name="ce3" table:formula="of:=(256*2+256*1024)*[.D53]" office:value-type="float" office:value="268959744">
            <text:p>268.959.744</text:p>
          </table:table-cell>
          <table:table-cell table:formula="of:=[counters.X53]" office:value-type="float" office:value="238480188">
            <text:p>238480188</text:p>
          </table:table-cell>
          <table:table-cell table:style-name="ce3" table:formula="of:=([.H53]+[.I53])*[.G53]" office:value-type="float" office:value="1612709888">
            <text:p>1.612.709.888</text:p>
          </table:table-cell>
          <table:table-cell table:formula="of:=[.K53]/[.J53]" office:value-type="float" office:value="6.76244807388361">
            <text:p>6,762</text:p>
          </table:table-cell>
          <table:table-cell table:formula="of:=[.K53]/[counters.D53]" office:value-type="float" office:value="0.491311055339005">
            <text:p>0,491</text:p>
          </table:table-cell>
          <table:table-cell table:formula="of:=[.K53]/[counters.E53]" office:value-type="float" office:value="4.46871169790712">
            <text:p>4,4687116979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54]*[.C54]" office:value-type="float" office:value="1280">
            <text:p>128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4]" office:value-type="float" office:value="671744000">
            <text:p>671744000</text:p>
          </table:table-cell>
          <table:table-cell table:formula="of:=IF( ISNUMBER( SEARCH(&quot;scalar&quot;;[.A54]));1;IF( ISNUMBER( SEARCH(&quot;vect2&quot;;[.A54]));2;IF( ISNUMBER( SEARCH(&quot;vect4&quot;;[.A54]));4;IF( ISNUMBER( SEARCH(&quot;vect8&quot;;[.A54]));8;IF( ISNUMBER( SEARCH(&quot;vect16&quot;;[.A54]));16;0)))))" office:value-type="float" office:value="2">
            <text:p>2</text:p>
          </table:table-cell>
          <table:table-cell table:style-name="ce3" table:formula="of:=(256*2+256*2*1024)*[.D54]" office:value-type="float" office:value="671744000">
            <text:p>671.744.000</text:p>
          </table:table-cell>
          <table:table-cell table:style-name="ce3" table:formula="of:=(256*2+256*1024)*[.D54]" office:value-type="float" office:value="336199680">
            <text:p>336.199.680</text:p>
          </table:table-cell>
          <table:table-cell table:formula="of:=[counters.X54]" office:value-type="float" office:value="238313862">
            <text:p>238313862</text:p>
          </table:table-cell>
          <table:table-cell table:style-name="ce3" table:formula="of:=([.H54]+[.I54])*[.G54]" office:value-type="float" office:value="2015887360">
            <text:p>2.015.887.360</text:p>
          </table:table-cell>
          <table:table-cell table:formula="of:=[.K54]/[.J54]" office:value-type="float" office:value="8.45895972261991">
            <text:p>8,459</text:p>
          </table:table-cell>
          <table:table-cell table:formula="of:=[.K54]/[counters.D54]" office:value-type="float" office:value="0.612781363850466">
            <text:p>0,613</text:p>
          </table:table-cell>
          <table:table-cell table:formula="of:=[.K54]/[counters.E54]" office:value-type="float" office:value="3.86894624819833">
            <text:p>3,8689462482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55]*[.C55]" office:value-type="float" office:value="1536">
            <text:p>153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5]" office:value-type="float" office:value="806092800">
            <text:p>806092800</text:p>
          </table:table-cell>
          <table:table-cell table:formula="of:=IF( ISNUMBER( SEARCH(&quot;scalar&quot;;[.A55]));1;IF( ISNUMBER( SEARCH(&quot;vect2&quot;;[.A55]));2;IF( ISNUMBER( SEARCH(&quot;vect4&quot;;[.A55]));4;IF( ISNUMBER( SEARCH(&quot;vect8&quot;;[.A55]));8;IF( ISNUMBER( SEARCH(&quot;vect16&quot;;[.A55]));16;0)))))" office:value-type="float" office:value="2">
            <text:p>2</text:p>
          </table:table-cell>
          <table:table-cell table:style-name="ce3" table:formula="of:=(256*2+256*2*1024)*[.D55]" office:value-type="float" office:value="806092800">
            <text:p>806.092.800</text:p>
          </table:table-cell>
          <table:table-cell table:style-name="ce3" table:formula="of:=(256*2+256*1024)*[.D55]" office:value-type="float" office:value="403439616">
            <text:p>403.439.616</text:p>
          </table:table-cell>
          <table:table-cell table:formula="of:=[counters.X55]" office:value-type="float" office:value="239881450">
            <text:p>239881450</text:p>
          </table:table-cell>
          <table:table-cell table:style-name="ce3" table:formula="of:=([.H55]+[.I55])*[.G55]" office:value-type="float" office:value="2419064832">
            <text:p>2.419.064.832</text:p>
          </table:table-cell>
          <table:table-cell table:formula="of:=[.K55]/[.J55]" office:value-type="float" office:value="10.0844180823486">
            <text:p>10,084</text:p>
          </table:table-cell>
          <table:table-cell table:formula="of:=[.K55]/[counters.D55]" office:value-type="float" office:value="0.73314128005479">
            <text:p>0,733</text:p>
          </table:table-cell>
          <table:table-cell table:formula="of:=[.K55]/[counters.E55]" office:value-type="float" office:value="3.38028408870469">
            <text:p>3,3802840887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56]*[.C56]" office:value-type="float" office:value="1792">
            <text:p>179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6]" office:value-type="float" office:value="940441600">
            <text:p>940441600</text:p>
          </table:table-cell>
          <table:table-cell table:formula="of:=IF( ISNUMBER( SEARCH(&quot;scalar&quot;;[.A56]));1;IF( ISNUMBER( SEARCH(&quot;vect2&quot;;[.A56]));2;IF( ISNUMBER( SEARCH(&quot;vect4&quot;;[.A56]));4;IF( ISNUMBER( SEARCH(&quot;vect8&quot;;[.A56]));8;IF( ISNUMBER( SEARCH(&quot;vect16&quot;;[.A56]));16;0)))))" office:value-type="float" office:value="2">
            <text:p>2</text:p>
          </table:table-cell>
          <table:table-cell table:style-name="ce3" table:formula="of:=(256*2+256*2*1024)*[.D56]" office:value-type="float" office:value="940441600">
            <text:p>940.441.600</text:p>
          </table:table-cell>
          <table:table-cell table:style-name="ce3" table:formula="of:=(256*2+256*1024)*[.D56]" office:value-type="float" office:value="470679552">
            <text:p>470.679.552</text:p>
          </table:table-cell>
          <table:table-cell table:formula="of:=[counters.X56]" office:value-type="float" office:value="278511940">
            <text:p>278511940</text:p>
          </table:table-cell>
          <table:table-cell table:style-name="ce3" table:formula="of:=([.H56]+[.I56])*[.G56]" office:value-type="float" office:value="2822242304">
            <text:p>2.822.242.304</text:p>
          </table:table-cell>
          <table:table-cell table:formula="of:=[.K56]/[.J56]" office:value-type="float" office:value="10.1332901706117">
            <text:p>10,133</text:p>
          </table:table-cell>
          <table:table-cell table:formula="of:=[.K56]/[counters.D56]" office:value-type="float" office:value="0.852451632586307">
            <text:p>0,852</text:p>
          </table:table-cell>
          <table:table-cell table:formula="of:=[.K56]/[counters.E56]" office:value-type="float" office:value="3.39314534703397">
            <text:p>3,393145347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57]*[.C57]" office:value-type="float" office:value="2048">
            <text:p>204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7]" office:value-type="float" office:value="1074790400">
            <text:p>1074790400</text:p>
          </table:table-cell>
          <table:table-cell table:formula="of:=IF( ISNUMBER( SEARCH(&quot;scalar&quot;;[.A57]));1;IF( ISNUMBER( SEARCH(&quot;vect2&quot;;[.A57]));2;IF( ISNUMBER( SEARCH(&quot;vect4&quot;;[.A57]));4;IF( ISNUMBER( SEARCH(&quot;vect8&quot;;[.A57]));8;IF( ISNUMBER( SEARCH(&quot;vect16&quot;;[.A57]));16;0)))))" office:value-type="float" office:value="2">
            <text:p>2</text:p>
          </table:table-cell>
          <table:table-cell table:style-name="ce3" table:formula="of:=(256*2+256*2*1024)*[.D57]" office:value-type="float" office:value="1074790400">
            <text:p>1.074.790.400</text:p>
          </table:table-cell>
          <table:table-cell table:style-name="ce3" table:formula="of:=(256*2+256*1024)*[.D57]" office:value-type="float" office:value="537919488">
            <text:p>537.919.488</text:p>
          </table:table-cell>
          <table:table-cell table:formula="of:=[counters.X57]" office:value-type="float" office:value="319361420">
            <text:p>319361420</text:p>
          </table:table-cell>
          <table:table-cell table:style-name="ce3" table:formula="of:=([.H57]+[.I57])*[.G57]" office:value-type="float" office:value="3225419776">
            <text:p>3.225.419.776</text:p>
          </table:table-cell>
          <table:table-cell table:formula="of:=[.K57]/[.J57]" office:value-type="float" office:value="10.099591165395">
            <text:p>10,100</text:p>
          </table:table-cell>
          <table:table-cell table:formula="of:=[.K57]/[counters.D57]" office:value-type="float" office:value="0.970486663024982">
            <text:p>0,970</text:p>
          </table:table-cell>
          <table:table-cell table:formula="of:=[.K57]/[counters.E57]" office:value-type="float" office:value="3.28148052697471">
            <text:p>3,281480527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58]*[.C58]" office:value-type="float" office:value="2304">
            <text:p>230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8]" office:value-type="float" office:value="1209139200">
            <text:p>1209139200</text:p>
          </table:table-cell>
          <table:table-cell table:formula="of:=IF( ISNUMBER( SEARCH(&quot;scalar&quot;;[.A58]));1;IF( ISNUMBER( SEARCH(&quot;vect2&quot;;[.A58]));2;IF( ISNUMBER( SEARCH(&quot;vect4&quot;;[.A58]));4;IF( ISNUMBER( SEARCH(&quot;vect8&quot;;[.A58]));8;IF( ISNUMBER( SEARCH(&quot;vect16&quot;;[.A58]));16;0)))))" office:value-type="float" office:value="2">
            <text:p>2</text:p>
          </table:table-cell>
          <table:table-cell table:style-name="ce3" table:formula="of:=(256*2+256*2*1024)*[.D58]" office:value-type="float" office:value="1209139200">
            <text:p>1.209.139.200</text:p>
          </table:table-cell>
          <table:table-cell table:style-name="ce3" table:formula="of:=(256*2+256*1024)*[.D58]" office:value-type="float" office:value="605159424">
            <text:p>605.159.424</text:p>
          </table:table-cell>
          <table:table-cell table:formula="of:=[counters.X58]" office:value-type="float" office:value="356012968">
            <text:p>356012968</text:p>
          </table:table-cell>
          <table:table-cell table:style-name="ce3" table:formula="of:=([.H58]+[.I58])*[.G58]" office:value-type="float" office:value="3628597248">
            <text:p>3.628.597.248</text:p>
          </table:table-cell>
          <table:table-cell table:formula="of:=[.K58]/[.J58]" office:value-type="float" office:value="10.1923176236659">
            <text:p>10,192</text:p>
          </table:table-cell>
          <table:table-cell table:formula="of:=[.K58]/[counters.D58]" office:value-type="float" office:value="1.0868103274484">
            <text:p>1,087</text:p>
          </table:table-cell>
          <table:table-cell table:formula="of:=[.K58]/[counters.E58]" office:value-type="float" office:value="3.10342122558017">
            <text:p>3,1034212256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59]*[.C59]" office:value-type="float" office:value="2560">
            <text:p>256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59]" office:value-type="float" office:value="1343488000">
            <text:p>1343488000</text:p>
          </table:table-cell>
          <table:table-cell table:formula="of:=IF( ISNUMBER( SEARCH(&quot;scalar&quot;;[.A59]));1;IF( ISNUMBER( SEARCH(&quot;vect2&quot;;[.A59]));2;IF( ISNUMBER( SEARCH(&quot;vect4&quot;;[.A59]));4;IF( ISNUMBER( SEARCH(&quot;vect8&quot;;[.A59]));8;IF( ISNUMBER( SEARCH(&quot;vect16&quot;;[.A59]));16;0)))))" office:value-type="float" office:value="2">
            <text:p>2</text:p>
          </table:table-cell>
          <table:table-cell table:style-name="ce3" table:formula="of:=(256*2+256*2*1024)*[.D59]" office:value-type="float" office:value="1343488000">
            <text:p>1.343.488.000</text:p>
          </table:table-cell>
          <table:table-cell table:style-name="ce3" table:formula="of:=(256*2+256*1024)*[.D59]" office:value-type="float" office:value="672399360">
            <text:p>672.399.360</text:p>
          </table:table-cell>
          <table:table-cell table:formula="of:=[counters.X59]" office:value-type="float" office:value="394992726">
            <text:p>394992726</text:p>
          </table:table-cell>
          <table:table-cell table:style-name="ce3" table:formula="of:=([.H59]+[.I59])*[.G59]" office:value-type="float" office:value="4031774720">
            <text:p>4.031.774.720</text:p>
          </table:table-cell>
          <table:table-cell table:formula="of:=[.K59]/[.J59]" office:value-type="float" office:value="10.2072125753526">
            <text:p>10,207</text:p>
          </table:table-cell>
          <table:table-cell table:formula="of:=[.K59]/[counters.D59]" office:value-type="float" office:value="1.20170872773982">
            <text:p>1,202</text:p>
          </table:table-cell>
          <table:table-cell table:formula="of:=[.K59]/[counters.E59]" office:value-type="float" office:value="3.19581527726277">
            <text:p>3,1958152773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60]*[.C60]" office:value-type="float" office:value="2816">
            <text:p>281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0]" office:value-type="float" office:value="1477836800">
            <text:p>1477836800</text:p>
          </table:table-cell>
          <table:table-cell table:formula="of:=IF( ISNUMBER( SEARCH(&quot;scalar&quot;;[.A60]));1;IF( ISNUMBER( SEARCH(&quot;vect2&quot;;[.A60]));2;IF( ISNUMBER( SEARCH(&quot;vect4&quot;;[.A60]));4;IF( ISNUMBER( SEARCH(&quot;vect8&quot;;[.A60]));8;IF( ISNUMBER( SEARCH(&quot;vect16&quot;;[.A60]));16;0)))))" office:value-type="float" office:value="2">
            <text:p>2</text:p>
          </table:table-cell>
          <table:table-cell table:style-name="ce3" table:formula="of:=(256*2+256*2*1024)*[.D60]" office:value-type="float" office:value="1477836800">
            <text:p>1.477.836.800</text:p>
          </table:table-cell>
          <table:table-cell table:style-name="ce3" table:formula="of:=(256*2+256*1024)*[.D60]" office:value-type="float" office:value="739639296">
            <text:p>739.639.296</text:p>
          </table:table-cell>
          <table:table-cell table:formula="of:=[counters.X60]" office:value-type="float" office:value="434337290">
            <text:p>434337290</text:p>
          </table:table-cell>
          <table:table-cell table:style-name="ce3" table:formula="of:=([.H60]+[.I60])*[.G60]" office:value-type="float" office:value="4434952192">
            <text:p>4.434.952.192</text:p>
          </table:table-cell>
          <table:table-cell table:formula="of:=[.K60]/[.J60]" office:value-type="float" office:value="10.210848329417">
            <text:p>10,211</text:p>
          </table:table-cell>
          <table:table-cell table:formula="of:=[.K60]/[counters.D60]" office:value-type="float" office:value="1.31498710361493">
            <text:p>1,315</text:p>
          </table:table-cell>
          <table:table-cell table:formula="of:=[.K60]/[counters.E60]" office:value-type="float" office:value="3.20509440063047">
            <text:p>3,2050944006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61]*[.C61]" office:value-type="float" office:value="3072">
            <text:p>307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1]" office:value-type="float" office:value="1612185600">
            <text:p>1612185600</text:p>
          </table:table-cell>
          <table:table-cell table:formula="of:=IF( ISNUMBER( SEARCH(&quot;scalar&quot;;[.A61]));1;IF( ISNUMBER( SEARCH(&quot;vect2&quot;;[.A61]));2;IF( ISNUMBER( SEARCH(&quot;vect4&quot;;[.A61]));4;IF( ISNUMBER( SEARCH(&quot;vect8&quot;;[.A61]));8;IF( ISNUMBER( SEARCH(&quot;vect16&quot;;[.A61]));16;0)))))" office:value-type="float" office:value="2">
            <text:p>2</text:p>
          </table:table-cell>
          <table:table-cell table:style-name="ce3" table:formula="of:=(256*2+256*2*1024)*[.D61]" office:value-type="float" office:value="1612185600">
            <text:p>1.612.185.600</text:p>
          </table:table-cell>
          <table:table-cell table:style-name="ce3" table:formula="of:=(256*2+256*1024)*[.D61]" office:value-type="float" office:value="806879232">
            <text:p>806.879.232</text:p>
          </table:table-cell>
          <table:table-cell table:formula="of:=[counters.X61]" office:value-type="float" office:value="472463776">
            <text:p>472463776</text:p>
          </table:table-cell>
          <table:table-cell table:style-name="ce3" table:formula="of:=([.H61]+[.I61])*[.G61]" office:value-type="float" office:value="4838129664">
            <text:p>4.838.129.664</text:p>
          </table:table-cell>
          <table:table-cell table:formula="of:=[.K61]/[.J61]" office:value-type="float" office:value="10.2402129216357">
            <text:p>10,240</text:p>
          </table:table-cell>
          <table:table-cell table:formula="of:=[.K61]/[counters.D61]" office:value-type="float" office:value="1.42610728422799">
            <text:p>1,426</text:p>
          </table:table-cell>
          <table:table-cell table:formula="of:=[.K61]/[counters.E61]" office:value-type="float" office:value="3.093614795576">
            <text:p>3,0936147956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62]*[.C62]" office:value-type="float" office:value="3328">
            <text:p>332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2]" office:value-type="float" office:value="1746534400">
            <text:p>1746534400</text:p>
          </table:table-cell>
          <table:table-cell table:formula="of:=IF( ISNUMBER( SEARCH(&quot;scalar&quot;;[.A62]));1;IF( ISNUMBER( SEARCH(&quot;vect2&quot;;[.A62]));2;IF( ISNUMBER( SEARCH(&quot;vect4&quot;;[.A62]));4;IF( ISNUMBER( SEARCH(&quot;vect8&quot;;[.A62]));8;IF( ISNUMBER( SEARCH(&quot;vect16&quot;;[.A62]));16;0)))))" office:value-type="float" office:value="2">
            <text:p>2</text:p>
          </table:table-cell>
          <table:table-cell table:style-name="ce3" table:formula="of:=(256*2+256*2*1024)*[.D62]" office:value-type="float" office:value="1746534400">
            <text:p>1.746.534.400</text:p>
          </table:table-cell>
          <table:table-cell table:style-name="ce3" table:formula="of:=(256*2+256*1024)*[.D62]" office:value-type="float" office:value="874119168">
            <text:p>874.119.168</text:p>
          </table:table-cell>
          <table:table-cell table:formula="of:=[counters.X62]" office:value-type="float" office:value="511082598">
            <text:p>511082598</text:p>
          </table:table-cell>
          <table:table-cell table:style-name="ce3" table:formula="of:=([.H62]+[.I62])*[.G62]" office:value-type="float" office:value="5241307136">
            <text:p>5.241.307.136</text:p>
          </table:table-cell>
          <table:table-cell table:formula="of:=[.K62]/[.J62]" office:value-type="float" office:value="10.2553034607529">
            <text:p>10,255</text:p>
          </table:table-cell>
          <table:table-cell table:formula="of:=[.K62]/[counters.D62]" office:value-type="float" office:value="1.53521748498122">
            <text:p>1,535</text:p>
          </table:table-cell>
          <table:table-cell table:formula="of:=[.K62]/[counters.E62]" office:value-type="float" office:value="3.12142024629134">
            <text:p>3,1214202463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63]*[.C63]" office:value-type="float" office:value="3584">
            <text:p>358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3]" office:value-type="float" office:value="1880883200">
            <text:p>1880883200</text:p>
          </table:table-cell>
          <table:table-cell table:formula="of:=IF( ISNUMBER( SEARCH(&quot;scalar&quot;;[.A63]));1;IF( ISNUMBER( SEARCH(&quot;vect2&quot;;[.A63]));2;IF( ISNUMBER( SEARCH(&quot;vect4&quot;;[.A63]));4;IF( ISNUMBER( SEARCH(&quot;vect8&quot;;[.A63]));8;IF( ISNUMBER( SEARCH(&quot;vect16&quot;;[.A63]));16;0)))))" office:value-type="float" office:value="2">
            <text:p>2</text:p>
          </table:table-cell>
          <table:table-cell table:style-name="ce3" table:formula="of:=(256*2+256*2*1024)*[.D63]" office:value-type="float" office:value="1880883200">
            <text:p>1.880.883.200</text:p>
          </table:table-cell>
          <table:table-cell table:style-name="ce3" table:formula="of:=(256*2+256*1024)*[.D63]" office:value-type="float" office:value="941359104">
            <text:p>941.359.104</text:p>
          </table:table-cell>
          <table:table-cell table:formula="of:=[counters.X63]" office:value-type="float" office:value="549701624">
            <text:p>549701624</text:p>
          </table:table-cell>
          <table:table-cell table:style-name="ce3" table:formula="of:=([.H63]+[.I63])*[.G63]" office:value-type="float" office:value="5644484608">
            <text:p>5.644.484.608</text:p>
          </table:table-cell>
          <table:table-cell table:formula="of:=[.K63]/[.J63]" office:value-type="float" office:value="10.2682698423318">
            <text:p>10,268</text:p>
          </table:table-cell>
          <table:table-cell table:formula="of:=[.K63]/[counters.D63]" office:value-type="float" office:value="1.64276744099931">
            <text:p>1,643</text:p>
          </table:table-cell>
          <table:table-cell table:formula="of:=[.K63]/[counters.E63]" office:value-type="float" office:value="3.25889561921936">
            <text:p>3,2588956192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64]*[.C64]" office:value-type="float" office:value="3840">
            <text:p>384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4]" office:value-type="float" office:value="2015232000">
            <text:p>2015232000</text:p>
          </table:table-cell>
          <table:table-cell table:formula="of:=IF( ISNUMBER( SEARCH(&quot;scalar&quot;;[.A64]));1;IF( ISNUMBER( SEARCH(&quot;vect2&quot;;[.A64]));2;IF( ISNUMBER( SEARCH(&quot;vect4&quot;;[.A64]));4;IF( ISNUMBER( SEARCH(&quot;vect8&quot;;[.A64]));8;IF( ISNUMBER( SEARCH(&quot;vect16&quot;;[.A64]));16;0)))))" office:value-type="float" office:value="2">
            <text:p>2</text:p>
          </table:table-cell>
          <table:table-cell table:style-name="ce3" table:formula="of:=(256*2+256*2*1024)*[.D64]" office:value-type="float" office:value="2015232000">
            <text:p>2.015.232.000</text:p>
          </table:table-cell>
          <table:table-cell table:style-name="ce3" table:formula="of:=(256*2+256*1024)*[.D64]" office:value-type="float" office:value="1008599040">
            <text:p>1.008.599.040</text:p>
          </table:table-cell>
          <table:table-cell table:formula="of:=[counters.X64]" office:value-type="float" office:value="589583468">
            <text:p>589583468</text:p>
          </table:table-cell>
          <table:table-cell table:style-name="ce3" table:formula="of:=([.H64]+[.I64])*[.G64]" office:value-type="float" office:value="6047662080">
            <text:p>6.047.662.080</text:p>
          </table:table-cell>
          <table:table-cell table:formula="of:=[.K64]/[.J64]" office:value-type="float" office:value="10.2575163793433">
            <text:p>10,258</text:p>
          </table:table-cell>
          <table:table-cell table:formula="of:=[.K64]/[counters.D64]" office:value-type="float" office:value="1.74753156368105">
            <text:p>1,748</text:p>
          </table:table-cell>
          <table:table-cell table:formula="of:=[.K64]/[counters.E64]" office:value-type="float" office:value="3.08016748816865">
            <text:p>3,0801674882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65]*[.C65]" office:value-type="float" office:value="4096">
            <text:p>409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5]" office:value-type="float" office:value="2149580800">
            <text:p>2149580800</text:p>
          </table:table-cell>
          <table:table-cell table:formula="of:=IF( ISNUMBER( SEARCH(&quot;scalar&quot;;[.A65]));1;IF( ISNUMBER( SEARCH(&quot;vect2&quot;;[.A65]));2;IF( ISNUMBER( SEARCH(&quot;vect4&quot;;[.A65]));4;IF( ISNUMBER( SEARCH(&quot;vect8&quot;;[.A65]));8;IF( ISNUMBER( SEARCH(&quot;vect16&quot;;[.A65]));16;0)))))" office:value-type="float" office:value="2">
            <text:p>2</text:p>
          </table:table-cell>
          <table:table-cell table:style-name="ce3" table:formula="of:=(256*2+256*2*1024)*[.D65]" office:value-type="float" office:value="2149580800">
            <text:p>2.149.580.800</text:p>
          </table:table-cell>
          <table:table-cell table:style-name="ce3" table:formula="of:=(256*2+256*1024)*[.D65]" office:value-type="float" office:value="1075838976">
            <text:p>1.075.838.976</text:p>
          </table:table-cell>
          <table:table-cell table:formula="of:=[counters.X65]" office:value-type="float" office:value="626144906">
            <text:p>626144906</text:p>
          </table:table-cell>
          <table:table-cell table:style-name="ce3" table:formula="of:=([.H65]+[.I65])*[.G65]" office:value-type="float" office:value="6450839552">
            <text:p>6.450.839.552</text:p>
          </table:table-cell>
          <table:table-cell table:formula="of:=[.K65]/[.J65]" office:value-type="float" office:value="10.3024707063575">
            <text:p>10,302</text:p>
          </table:table-cell>
          <table:table-cell table:formula="of:=[.K65]/[counters.D65]" office:value-type="float" office:value="1.85027635407942">
            <text:p>1,850</text:p>
          </table:table-cell>
          <table:table-cell table:formula="of:=[.K65]/[counters.E65]" office:value-type="float" office:value="3.10914857140528">
            <text:p>3,1091485714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66]*[.C66]" office:value-type="float" office:value="4352">
            <text:p>435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6]" office:value-type="float" office:value="2283929600">
            <text:p>2283929600</text:p>
          </table:table-cell>
          <table:table-cell table:formula="of:=IF( ISNUMBER( SEARCH(&quot;scalar&quot;;[.A66]));1;IF( ISNUMBER( SEARCH(&quot;vect2&quot;;[.A66]));2;IF( ISNUMBER( SEARCH(&quot;vect4&quot;;[.A66]));4;IF( ISNUMBER( SEARCH(&quot;vect8&quot;;[.A66]));8;IF( ISNUMBER( SEARCH(&quot;vect16&quot;;[.A66]));16;0)))))" office:value-type="float" office:value="2">
            <text:p>2</text:p>
          </table:table-cell>
          <table:table-cell table:style-name="ce3" table:formula="of:=(256*2+256*2*1024)*[.D66]" office:value-type="float" office:value="2283929600">
            <text:p>2.283.929.600</text:p>
          </table:table-cell>
          <table:table-cell table:style-name="ce3" table:formula="of:=(256*2+256*1024)*[.D66]" office:value-type="float" office:value="1143078912">
            <text:p>1.143.078.912</text:p>
          </table:table-cell>
          <table:table-cell table:formula="of:=[counters.X66]" office:value-type="float" office:value="664565928">
            <text:p>664565928</text:p>
          </table:table-cell>
          <table:table-cell table:style-name="ce3" table:formula="of:=([.H66]+[.I66])*[.G66]" office:value-type="float" office:value="6854017024">
            <text:p>6.854.017.024</text:p>
          </table:table-cell>
          <table:table-cell table:formula="of:=[.K66]/[.J66]" office:value-type="float" office:value="10.3135245657674">
            <text:p>10,314</text:p>
          </table:table-cell>
          <table:table-cell table:formula="of:=[.K66]/[counters.D66]" office:value-type="float" office:value="1.95090934122074">
            <text:p>1,951</text:p>
          </table:table-cell>
          <table:table-cell table:formula="of:=[.K66]/[counters.E66]" office:value-type="float" office:value="3.15103570210714">
            <text:p>3,1510357021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67]*[.C67]" office:value-type="float" office:value="4608">
            <text:p>460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7]" office:value-type="float" office:value="2418278400">
            <text:p>2418278400</text:p>
          </table:table-cell>
          <table:table-cell table:formula="of:=IF( ISNUMBER( SEARCH(&quot;scalar&quot;;[.A67]));1;IF( ISNUMBER( SEARCH(&quot;vect2&quot;;[.A67]));2;IF( ISNUMBER( SEARCH(&quot;vect4&quot;;[.A67]));4;IF( ISNUMBER( SEARCH(&quot;vect8&quot;;[.A67]));8;IF( ISNUMBER( SEARCH(&quot;vect16&quot;;[.A67]));16;0)))))" office:value-type="float" office:value="2">
            <text:p>2</text:p>
          </table:table-cell>
          <table:table-cell table:style-name="ce3" table:formula="of:=(256*2+256*2*1024)*[.D67]" office:value-type="float" office:value="2418278400">
            <text:p>2.418.278.400</text:p>
          </table:table-cell>
          <table:table-cell table:style-name="ce3" table:formula="of:=(256*2+256*1024)*[.D67]" office:value-type="float" office:value="1210318848">
            <text:p>1.210.318.848</text:p>
          </table:table-cell>
          <table:table-cell table:formula="of:=[counters.X67]" office:value-type="float" office:value="702336662">
            <text:p>702336662</text:p>
          </table:table-cell>
          <table:table-cell table:style-name="ce3" table:formula="of:=([.H67]+[.I67])*[.G67]" office:value-type="float" office:value="7257194496">
            <text:p>7.257.194.496</text:p>
          </table:table-cell>
          <table:table-cell table:formula="of:=[.K67]/[.J67]" office:value-type="float" office:value="10.3329284781093">
            <text:p>10,333</text:p>
          </table:table-cell>
          <table:table-cell table:formula="of:=[.K67]/[counters.D67]" office:value-type="float" office:value="2.03428611379744">
            <text:p>2,034</text:p>
          </table:table-cell>
          <table:table-cell table:formula="of:=[.K67]/[counters.E67]" office:value-type="float" office:value="31.0303078067597">
            <text:p>31,0303078068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68]*[.C68]" office:value-type="float" office:value="4864">
            <text:p>486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8]" office:value-type="float" office:value="2552627200">
            <text:p>2552627200</text:p>
          </table:table-cell>
          <table:table-cell table:formula="of:=IF( ISNUMBER( SEARCH(&quot;scalar&quot;;[.A68]));1;IF( ISNUMBER( SEARCH(&quot;vect2&quot;;[.A68]));2;IF( ISNUMBER( SEARCH(&quot;vect4&quot;;[.A68]));4;IF( ISNUMBER( SEARCH(&quot;vect8&quot;;[.A68]));8;IF( ISNUMBER( SEARCH(&quot;vect16&quot;;[.A68]));16;0)))))" office:value-type="float" office:value="2">
            <text:p>2</text:p>
          </table:table-cell>
          <table:table-cell table:style-name="ce3" table:formula="of:=(256*2+256*2*1024)*[.D68]" office:value-type="float" office:value="2552627200">
            <text:p>2.552.627.200</text:p>
          </table:table-cell>
          <table:table-cell table:style-name="ce3" table:formula="of:=(256*2+256*1024)*[.D68]" office:value-type="float" office:value="1277558784">
            <text:p>1.277.558.784</text:p>
          </table:table-cell>
          <table:table-cell table:formula="of:=[counters.X68]" office:value-type="float" office:value="739168348">
            <text:p>739168348</text:p>
          </table:table-cell>
          <table:table-cell table:style-name="ce3" table:formula="of:=([.H68]+[.I68])*[.G68]" office:value-type="float" office:value="7660371968">
            <text:p>7.660.371.968</text:p>
          </table:table-cell>
          <table:table-cell table:formula="of:=[.K68]/[.J68]" office:value-type="float" office:value="10.3635010735065">
            <text:p>10,364</text:p>
          </table:table-cell>
          <table:table-cell table:formula="of:=[.K68]/[counters.D68]" office:value-type="float" office:value="2.11192438071316">
            <text:p>2,112</text:p>
          </table:table-cell>
          <table:table-cell table:formula="of:=[.K68]/[counters.E68]" office:value-type="float" office:value="10.5072583640742">
            <text:p>10,5072583641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69]*[.C69]" office:value-type="float" office:value="5120">
            <text:p>512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69]" office:value-type="float" office:value="2686976000">
            <text:p>2686976000</text:p>
          </table:table-cell>
          <table:table-cell table:formula="of:=IF( ISNUMBER( SEARCH(&quot;scalar&quot;;[.A69]));1;IF( ISNUMBER( SEARCH(&quot;vect2&quot;;[.A69]));2;IF( ISNUMBER( SEARCH(&quot;vect4&quot;;[.A69]));4;IF( ISNUMBER( SEARCH(&quot;vect8&quot;;[.A69]));8;IF( ISNUMBER( SEARCH(&quot;vect16&quot;;[.A69]));16;0)))))" office:value-type="float" office:value="2">
            <text:p>2</text:p>
          </table:table-cell>
          <table:table-cell table:style-name="ce3" table:formula="of:=(256*2+256*2*1024)*[.D69]" office:value-type="float" office:value="2686976000">
            <text:p>2.686.976.000</text:p>
          </table:table-cell>
          <table:table-cell table:style-name="ce3" table:formula="of:=(256*2+256*1024)*[.D69]" office:value-type="float" office:value="1344798720">
            <text:p>1.344.798.720</text:p>
          </table:table-cell>
          <table:table-cell table:formula="of:=[counters.X69]" office:value-type="float" office:value="777657482">
            <text:p>777657482</text:p>
          </table:table-cell>
          <table:table-cell table:style-name="ce3" table:formula="of:=([.H69]+[.I69])*[.G69]" office:value-type="float" office:value="8063549440">
            <text:p>8.063.549.440</text:p>
          </table:table-cell>
          <table:table-cell table:formula="of:=[.K69]/[.J69]" office:value-type="float" office:value="10.3690244441061">
            <text:p>10,369</text:p>
          </table:table-cell>
          <table:table-cell table:formula="of:=[.K69]/[counters.D69]" office:value-type="float" office:value="2.18252529594441">
            <text:p>2,183</text:p>
          </table:table-cell>
          <table:table-cell table:formula="of:=[.K69]/[counters.E69]" office:value-type="float" office:value="5.7337093988419">
            <text:p>5,7337093988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70]*[.C70]" office:value-type="float" office:value="5376">
            <text:p>537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0]" office:value-type="float" office:value="2821324800">
            <text:p>2821324800</text:p>
          </table:table-cell>
          <table:table-cell table:formula="of:=IF( ISNUMBER( SEARCH(&quot;scalar&quot;;[.A70]));1;IF( ISNUMBER( SEARCH(&quot;vect2&quot;;[.A70]));2;IF( ISNUMBER( SEARCH(&quot;vect4&quot;;[.A70]));4;IF( ISNUMBER( SEARCH(&quot;vect8&quot;;[.A70]));8;IF( ISNUMBER( SEARCH(&quot;vect16&quot;;[.A70]));16;0)))))" office:value-type="float" office:value="2">
            <text:p>2</text:p>
          </table:table-cell>
          <table:table-cell table:style-name="ce3" table:formula="of:=(256*2+256*2*1024)*[.D70]" office:value-type="float" office:value="2821324800">
            <text:p>2.821.324.800</text:p>
          </table:table-cell>
          <table:table-cell table:style-name="ce3" table:formula="of:=(256*2+256*1024)*[.D70]" office:value-type="float" office:value="1412038656">
            <text:p>1.412.038.656</text:p>
          </table:table-cell>
          <table:table-cell table:formula="of:=[counters.X70]" office:value-type="float" office:value="819275400">
            <text:p>819275400</text:p>
          </table:table-cell>
          <table:table-cell table:style-name="ce3" table:formula="of:=([.H70]+[.I70])*[.G70]" office:value-type="float" office:value="8466726912">
            <text:p>8.466.726.912</text:p>
          </table:table-cell>
          <table:table-cell table:formula="of:=[.K70]/[.J70]" office:value-type="float" office:value="10.3344088105172">
            <text:p>10,334</text:p>
          </table:table-cell>
          <table:table-cell table:formula="of:=[.K70]/[counters.D70]" office:value-type="float" office:value="2.23526109641851">
            <text:p>2,235</text:p>
          </table:table-cell>
          <table:table-cell table:formula="of:=[.K70]/[counters.E70]" office:value-type="float" office:value="4.8902367517654">
            <text:p>4,8902367518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71]*[.C71]" office:value-type="float" office:value="5632">
            <text:p>563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1]" office:value-type="float" office:value="2955673600">
            <text:p>2955673600</text:p>
          </table:table-cell>
          <table:table-cell table:formula="of:=IF( ISNUMBER( SEARCH(&quot;scalar&quot;;[.A71]));1;IF( ISNUMBER( SEARCH(&quot;vect2&quot;;[.A71]));2;IF( ISNUMBER( SEARCH(&quot;vect4&quot;;[.A71]));4;IF( ISNUMBER( SEARCH(&quot;vect8&quot;;[.A71]));8;IF( ISNUMBER( SEARCH(&quot;vect16&quot;;[.A71]));16;0)))))" office:value-type="float" office:value="2">
            <text:p>2</text:p>
          </table:table-cell>
          <table:table-cell table:style-name="ce3" table:formula="of:=(256*2+256*2*1024)*[.D71]" office:value-type="float" office:value="2955673600">
            <text:p>2.955.673.600</text:p>
          </table:table-cell>
          <table:table-cell table:style-name="ce3" table:formula="of:=(256*2+256*1024)*[.D71]" office:value-type="float" office:value="1479278592">
            <text:p>1.479.278.592</text:p>
          </table:table-cell>
          <table:table-cell table:formula="of:=[counters.X71]" office:value-type="float" office:value="862855332">
            <text:p>862855332</text:p>
          </table:table-cell>
          <table:table-cell table:style-name="ce3" table:formula="of:=([.H71]+[.I71])*[.G71]" office:value-type="float" office:value="8869904384">
            <text:p>8.869.904.384</text:p>
          </table:table-cell>
          <table:table-cell table:formula="of:=[.K71]/[.J71]" office:value-type="float" office:value="10.2797120850381">
            <text:p>10,280</text:p>
          </table:table-cell>
          <table:table-cell table:formula="of:=[.K71]/[counters.D71]" office:value-type="float" office:value="2.28909875112523">
            <text:p>2,289</text:p>
          </table:table-cell>
          <table:table-cell table:formula="of:=[.K71]/[counters.E71]" office:value-type="float" office:value="4.76111095532812">
            <text:p>4,7611109553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72]*[.C72]" office:value-type="float" office:value="5888">
            <text:p>588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2]" office:value-type="float" office:value="3090022400">
            <text:p>3090022400</text:p>
          </table:table-cell>
          <table:table-cell table:formula="of:=IF( ISNUMBER( SEARCH(&quot;scalar&quot;;[.A72]));1;IF( ISNUMBER( SEARCH(&quot;vect2&quot;;[.A72]));2;IF( ISNUMBER( SEARCH(&quot;vect4&quot;;[.A72]));4;IF( ISNUMBER( SEARCH(&quot;vect8&quot;;[.A72]));8;IF( ISNUMBER( SEARCH(&quot;vect16&quot;;[.A72]));16;0)))))" office:value-type="float" office:value="2">
            <text:p>2</text:p>
          </table:table-cell>
          <table:table-cell table:style-name="ce3" table:formula="of:=(256*2+256*2*1024)*[.D72]" office:value-type="float" office:value="3090022400">
            <text:p>3.090.022.400</text:p>
          </table:table-cell>
          <table:table-cell table:style-name="ce3" table:formula="of:=(256*2+256*1024)*[.D72]" office:value-type="float" office:value="1546518528">
            <text:p>1.546.518.528</text:p>
          </table:table-cell>
          <table:table-cell table:formula="of:=[counters.X72]" office:value-type="float" office:value="898721152">
            <text:p>898721152</text:p>
          </table:table-cell>
          <table:table-cell table:style-name="ce3" table:formula="of:=([.H72]+[.I72])*[.G72]" office:value-type="float" office:value="9273081856">
            <text:p>9.273.081.856</text:p>
          </table:table-cell>
          <table:table-cell table:formula="of:=[.K72]/[.J72]" office:value-type="float" office:value="10.3180856880511">
            <text:p>10,318</text:p>
          </table:table-cell>
          <table:table-cell table:formula="of:=[.K72]/[counters.D72]" office:value-type="float" office:value="2.3351125431954">
            <text:p>2,335</text:p>
          </table:table-cell>
          <table:table-cell table:formula="of:=[.K72]/[counters.E72]" office:value-type="float" office:value="4.81276629273">
            <text:p>4,8127662927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73]*[.C73]" office:value-type="float" office:value="6144">
            <text:p>614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3]" office:value-type="float" office:value="3224371200">
            <text:p>3224371200</text:p>
          </table:table-cell>
          <table:table-cell table:formula="of:=IF( ISNUMBER( SEARCH(&quot;scalar&quot;;[.A73]));1;IF( ISNUMBER( SEARCH(&quot;vect2&quot;;[.A73]));2;IF( ISNUMBER( SEARCH(&quot;vect4&quot;;[.A73]));4;IF( ISNUMBER( SEARCH(&quot;vect8&quot;;[.A73]));8;IF( ISNUMBER( SEARCH(&quot;vect16&quot;;[.A73]));16;0)))))" office:value-type="float" office:value="2">
            <text:p>2</text:p>
          </table:table-cell>
          <table:table-cell table:style-name="ce3" table:formula="of:=(256*2+256*2*1024)*[.D73]" office:value-type="float" office:value="3224371200">
            <text:p>3.224.371.200</text:p>
          </table:table-cell>
          <table:table-cell table:style-name="ce3" table:formula="of:=(256*2+256*1024)*[.D73]" office:value-type="float" office:value="1613758464">
            <text:p>1.613.758.464</text:p>
          </table:table-cell>
          <table:table-cell table:formula="of:=[counters.X73]" office:value-type="float" office:value="945823814">
            <text:p>945823814</text:p>
          </table:table-cell>
          <table:table-cell table:style-name="ce3" table:formula="of:=([.H73]+[.I73])*[.G73]" office:value-type="float" office:value="9676259328">
            <text:p>9.676.259.328</text:p>
          </table:table-cell>
          <table:table-cell table:formula="of:=[.K73]/[.J73]" office:value-type="float" office:value="10.2305093028668">
            <text:p>10,231</text:p>
          </table:table-cell>
          <table:table-cell table:formula="of:=[.K73]/[counters.D73]" office:value-type="float" office:value="2.37587699062832">
            <text:p>2,376</text:p>
          </table:table-cell>
          <table:table-cell table:formula="of:=[.K73]/[counters.E73]" office:value-type="float" office:value="3.92436110893929">
            <text:p>3,9243611089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74]*[.C74]" office:value-type="float" office:value="6400">
            <text:p>640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4]" office:value-type="float" office:value="3358720000">
            <text:p>3358720000</text:p>
          </table:table-cell>
          <table:table-cell table:formula="of:=IF( ISNUMBER( SEARCH(&quot;scalar&quot;;[.A74]));1;IF( ISNUMBER( SEARCH(&quot;vect2&quot;;[.A74]));2;IF( ISNUMBER( SEARCH(&quot;vect4&quot;;[.A74]));4;IF( ISNUMBER( SEARCH(&quot;vect8&quot;;[.A74]));8;IF( ISNUMBER( SEARCH(&quot;vect16&quot;;[.A74]));16;0)))))" office:value-type="float" office:value="2">
            <text:p>2</text:p>
          </table:table-cell>
          <table:table-cell table:style-name="ce3" table:formula="of:=(256*2+256*2*1024)*[.D74]" office:value-type="float" office:value="3358720000">
            <text:p>3.358.720.000</text:p>
          </table:table-cell>
          <table:table-cell table:style-name="ce3" table:formula="of:=(256*2+256*1024)*[.D74]" office:value-type="float" office:value="1680998400">
            <text:p>1.680.998.400</text:p>
          </table:table-cell>
          <table:table-cell table:formula="of:=[counters.X74]" office:value-type="float" office:value="970923244">
            <text:p>970923244</text:p>
          </table:table-cell>
          <table:table-cell table:style-name="ce3" table:formula="of:=([.H74]+[.I74])*[.G74]" office:value-type="float" office:value="10079436800">
            <text:p>10.079.436.800</text:p>
          </table:table-cell>
          <table:table-cell table:formula="of:=[.K74]/[.J74]" office:value-type="float" office:value="10.3812910673297">
            <text:p>10,381</text:p>
          </table:table-cell>
          <table:table-cell table:formula="of:=[.K74]/[counters.D74]" office:value-type="float" office:value="2.41843624288634">
            <text:p>2,418</text:p>
          </table:table-cell>
          <table:table-cell table:formula="of:=[.K74]/[counters.E74]" office:value-type="float" office:value="4.0960970026613">
            <text:p>4,0960970027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75]*[.C75]" office:value-type="float" office:value="6656">
            <text:p>665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5]" office:value-type="float" office:value="3493068800">
            <text:p>3493068800</text:p>
          </table:table-cell>
          <table:table-cell table:formula="of:=IF( ISNUMBER( SEARCH(&quot;scalar&quot;;[.A75]));1;IF( ISNUMBER( SEARCH(&quot;vect2&quot;;[.A75]));2;IF( ISNUMBER( SEARCH(&quot;vect4&quot;;[.A75]));4;IF( ISNUMBER( SEARCH(&quot;vect8&quot;;[.A75]));8;IF( ISNUMBER( SEARCH(&quot;vect16&quot;;[.A75]));16;0)))))" office:value-type="float" office:value="2">
            <text:p>2</text:p>
          </table:table-cell>
          <table:table-cell table:style-name="ce3" table:formula="of:=(256*2+256*2*1024)*[.D75]" office:value-type="float" office:value="3493068800">
            <text:p>3.493.068.800</text:p>
          </table:table-cell>
          <table:table-cell table:style-name="ce3" table:formula="of:=(256*2+256*1024)*[.D75]" office:value-type="float" office:value="1748238336">
            <text:p>1.748.238.336</text:p>
          </table:table-cell>
          <table:table-cell table:formula="of:=[counters.X75]" office:value-type="float" office:value="1023491828">
            <text:p>1023491828</text:p>
          </table:table-cell>
          <table:table-cell table:style-name="ce3" table:formula="of:=([.H75]+[.I75])*[.G75]" office:value-type="float" office:value="10482614272">
            <text:p>10.482.614.272</text:p>
          </table:table-cell>
          <table:table-cell table:formula="of:=[.K75]/[.J75]" office:value-type="float" office:value="10.2420107178423">
            <text:p>10,242</text:p>
          </table:table-cell>
          <table:table-cell table:formula="of:=[.K75]/[counters.D75]" office:value-type="float" office:value="2.4623687161117">
            <text:p>2,462</text:p>
          </table:table-cell>
          <table:table-cell table:formula="of:=[.K75]/[counters.E75]" office:value-type="float" office:value="3.77298103844217">
            <text:p>3,7729810384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76]*[.C76]" office:value-type="float" office:value="6912">
            <text:p>691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6]" office:value-type="float" office:value="3627417600">
            <text:p>3627417600</text:p>
          </table:table-cell>
          <table:table-cell table:formula="of:=IF( ISNUMBER( SEARCH(&quot;scalar&quot;;[.A76]));1;IF( ISNUMBER( SEARCH(&quot;vect2&quot;;[.A76]));2;IF( ISNUMBER( SEARCH(&quot;vect4&quot;;[.A76]));4;IF( ISNUMBER( SEARCH(&quot;vect8&quot;;[.A76]));8;IF( ISNUMBER( SEARCH(&quot;vect16&quot;;[.A76]));16;0)))))" office:value-type="float" office:value="2">
            <text:p>2</text:p>
          </table:table-cell>
          <table:table-cell table:style-name="ce3" table:formula="of:=(256*2+256*2*1024)*[.D76]" office:value-type="float" office:value="3627417600">
            <text:p>3.627.417.600</text:p>
          </table:table-cell>
          <table:table-cell table:style-name="ce3" table:formula="of:=(256*2+256*1024)*[.D76]" office:value-type="float" office:value="1815478272">
            <text:p>1.815.478.272</text:p>
          </table:table-cell>
          <table:table-cell table:formula="of:=[counters.X76]" office:value-type="float" office:value="1059913660">
            <text:p>1059913660</text:p>
          </table:table-cell>
          <table:table-cell table:style-name="ce3" table:formula="of:=([.H76]+[.I76])*[.G76]" office:value-type="float" office:value="10885791744">
            <text:p>10.885.791.744</text:p>
          </table:table-cell>
          <table:table-cell table:formula="of:=[.K76]/[.J76]" office:value-type="float" office:value="10.2704514101649">
            <text:p>10,270</text:p>
          </table:table-cell>
          <table:table-cell table:formula="of:=[.K76]/[counters.D76]" office:value-type="float" office:value="173.941106370968">
            <text:p>173,941</text:p>
          </table:table-cell>
          <table:table-cell table:formula="of:=[.K76]/[counters.E76]" office:value-type="float" office:value="3.39997641896651">
            <text:p>3,399976419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77]*[.C77]" office:value-type="float" office:value="7168">
            <text:p>7168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7]" office:value-type="float" office:value="3761766400">
            <text:p>3761766400</text:p>
          </table:table-cell>
          <table:table-cell table:formula="of:=IF( ISNUMBER( SEARCH(&quot;scalar&quot;;[.A77]));1;IF( ISNUMBER( SEARCH(&quot;vect2&quot;;[.A77]));2;IF( ISNUMBER( SEARCH(&quot;vect4&quot;;[.A77]));4;IF( ISNUMBER( SEARCH(&quot;vect8&quot;;[.A77]));8;IF( ISNUMBER( SEARCH(&quot;vect16&quot;;[.A77]));16;0)))))" office:value-type="float" office:value="2">
            <text:p>2</text:p>
          </table:table-cell>
          <table:table-cell table:style-name="ce3" table:formula="of:=(256*2+256*2*1024)*[.D77]" office:value-type="float" office:value="3761766400">
            <text:p>3.761.766.400</text:p>
          </table:table-cell>
          <table:table-cell table:style-name="ce3" table:formula="of:=(256*2+256*1024)*[.D77]" office:value-type="float" office:value="1882718208">
            <text:p>1.882.718.208</text:p>
          </table:table-cell>
          <table:table-cell table:formula="of:=[counters.X77]" office:value-type="float" office:value="1118787300">
            <text:p>1118787300</text:p>
          </table:table-cell>
          <table:table-cell table:style-name="ce3" table:formula="of:=([.H77]+[.I77])*[.G77]" office:value-type="float" office:value="11288969216">
            <text:p>11.288.969.216</text:p>
          </table:table-cell>
          <table:table-cell table:formula="of:=[.K77]/[.J77]" office:value-type="float" office:value="10.090362319987">
            <text:p>10,090</text:p>
          </table:table-cell>
          <table:table-cell table:formula="of:=[.K77]/[counters.D77]" office:value-type="float" office:value="71.5015987640203">
            <text:p>71,502</text:p>
          </table:table-cell>
          <table:table-cell table:formula="of:=[.K77]/[counters.E77]" office:value-type="float" office:value="3.53896335816408">
            <text:p>3,5389633582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78]*[.C78]" office:value-type="float" office:value="7424">
            <text:p>7424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8]" office:value-type="float" office:value="3896115200">
            <text:p>3896115200</text:p>
          </table:table-cell>
          <table:table-cell table:formula="of:=IF( ISNUMBER( SEARCH(&quot;scalar&quot;;[.A78]));1;IF( ISNUMBER( SEARCH(&quot;vect2&quot;;[.A78]));2;IF( ISNUMBER( SEARCH(&quot;vect4&quot;;[.A78]));4;IF( ISNUMBER( SEARCH(&quot;vect8&quot;;[.A78]));8;IF( ISNUMBER( SEARCH(&quot;vect16&quot;;[.A78]));16;0)))))" office:value-type="float" office:value="2">
            <text:p>2</text:p>
          </table:table-cell>
          <table:table-cell table:style-name="ce3" table:formula="of:=(256*2+256*2*1024)*[.D78]" office:value-type="float" office:value="3896115200">
            <text:p>3.896.115.200</text:p>
          </table:table-cell>
          <table:table-cell table:style-name="ce3" table:formula="of:=(256*2+256*1024)*[.D78]" office:value-type="float" office:value="1949958144">
            <text:p>1.949.958.144</text:p>
          </table:table-cell>
          <table:table-cell table:formula="of:=[counters.X78]" office:value-type="float" office:value="1125457320">
            <text:p>1125457320</text:p>
          </table:table-cell>
          <table:table-cell table:style-name="ce3" table:formula="of:=([.H78]+[.I78])*[.G78]" office:value-type="float" office:value="11692146688">
            <text:p>11.692.146.688</text:p>
          </table:table-cell>
          <table:table-cell table:formula="of:=[.K78]/[.J78]" office:value-type="float" office:value="10.3887961633232">
            <text:p>10,389</text:p>
          </table:table-cell>
          <table:table-cell table:formula="of:=[.K78]/[counters.D78]" office:value-type="float" office:value="45.5957452699531">
            <text:p>45,596</text:p>
          </table:table-cell>
          <table:table-cell table:formula="of:=[.K78]/[counters.E78]" office:value-type="float" office:value="3.36279332110135">
            <text:p>3,3627933211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79]*[.C79]" office:value-type="float" office:value="7680">
            <text:p>7680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79]" office:value-type="float" office:value="4030464000">
            <text:p>4030464000</text:p>
          </table:table-cell>
          <table:table-cell table:formula="of:=IF( ISNUMBER( SEARCH(&quot;scalar&quot;;[.A79]));1;IF( ISNUMBER( SEARCH(&quot;vect2&quot;;[.A79]));2;IF( ISNUMBER( SEARCH(&quot;vect4&quot;;[.A79]));4;IF( ISNUMBER( SEARCH(&quot;vect8&quot;;[.A79]));8;IF( ISNUMBER( SEARCH(&quot;vect16&quot;;[.A79]));16;0)))))" office:value-type="float" office:value="2">
            <text:p>2</text:p>
          </table:table-cell>
          <table:table-cell table:style-name="ce3" table:formula="of:=(256*2+256*2*1024)*[.D79]" office:value-type="float" office:value="4030464000">
            <text:p>4.030.464.000</text:p>
          </table:table-cell>
          <table:table-cell table:style-name="ce3" table:formula="of:=(256*2+256*1024)*[.D79]" office:value-type="float" office:value="2017198080">
            <text:p>2.017.198.080</text:p>
          </table:table-cell>
          <table:table-cell table:formula="of:=[counters.X79]" office:value-type="float" office:value="1170637716">
            <text:p>1170637716</text:p>
          </table:table-cell>
          <table:table-cell table:style-name="ce3" table:formula="of:=([.H79]+[.I79])*[.G79]" office:value-type="float" office:value="12095324160">
            <text:p>12.095.324.160</text:p>
          </table:table-cell>
          <table:table-cell table:formula="of:=[.K79]/[.J79]" office:value-type="float" office:value="10.3322522371217">
            <text:p>10,332</text:p>
          </table:table-cell>
          <table:table-cell table:formula="of:=[.K79]/[counters.D79]" office:value-type="float" office:value="33.8266466589815">
            <text:p>33,827</text:p>
          </table:table-cell>
          <table:table-cell table:formula="of:=[.K79]/[counters.E79]" office:value-type="float" office:value="3.18249561685995">
            <text:p>3,1824956169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80]*[.C80]" office:value-type="float" office:value="7936">
            <text:p>7936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80]" office:value-type="float" office:value="4164812800">
            <text:p>4164812800</text:p>
          </table:table-cell>
          <table:table-cell table:formula="of:=IF( ISNUMBER( SEARCH(&quot;scalar&quot;;[.A80]));1;IF( ISNUMBER( SEARCH(&quot;vect2&quot;;[.A80]));2;IF( ISNUMBER( SEARCH(&quot;vect4&quot;;[.A80]));4;IF( ISNUMBER( SEARCH(&quot;vect8&quot;;[.A80]));8;IF( ISNUMBER( SEARCH(&quot;vect16&quot;;[.A80]));16;0)))))" office:value-type="float" office:value="2">
            <text:p>2</text:p>
          </table:table-cell>
          <table:table-cell table:style-name="ce3" table:formula="of:=(256*2+256*2*1024)*[.D80]" office:value-type="float" office:value="4164812800">
            <text:p>4.164.812.800</text:p>
          </table:table-cell>
          <table:table-cell table:style-name="ce3" table:formula="of:=(256*2+256*1024)*[.D80]" office:value-type="float" office:value="2084438016">
            <text:p>2.084.438.016</text:p>
          </table:table-cell>
          <table:table-cell table:formula="of:=[counters.X80]" office:value-type="float" office:value="1212368256">
            <text:p>1212368256</text:p>
          </table:table-cell>
          <table:table-cell table:style-name="ce3" table:formula="of:=([.H80]+[.I80])*[.G80]" office:value-type="float" office:value="12498501632">
            <text:p>12.498.501.632</text:p>
          </table:table-cell>
          <table:table-cell table:formula="of:=[.K80]/[.J80]" office:value-type="float" office:value="10.3091627235743">
            <text:p>10,309</text:p>
          </table:table-cell>
          <table:table-cell table:formula="of:=[.K80]/[counters.D80]" office:value-type="float" office:value="27.2071769800281">
            <text:p>27,207</text:p>
          </table:table-cell>
          <table:table-cell table:formula="of:=[.K80]/[counters.E80]" office:value-type="float" office:value="3.23459297315649">
            <text:p>3,2345929732</text:p>
          </table:table-cell>
          <table:table-cell table:number-columns-repeated="958"/>
        </table:table-row>
        <table:table-row table:style-name="ro2">
          <table:table-cell office:value-type="string">
            <text:p>vect2_sp_add_shm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81]*[.C81]" office:value-type="float" office:value="8192">
            <text:p>8192</text:p>
          </table:table-cell>
          <table:table-cell table:formula="of:=256+256*1024" office:value-type="float" office:value="262400">
            <text:p>262400</text:p>
          </table:table-cell>
          <table:table-cell table:formula="of:=(256*2+256*2*1024)*[.D81]" office:value-type="float" office:value="4299161600">
            <text:p>4299161600</text:p>
          </table:table-cell>
          <table:table-cell table:formula="of:=IF( ISNUMBER( SEARCH(&quot;scalar&quot;;[.A81]));1;IF( ISNUMBER( SEARCH(&quot;vect2&quot;;[.A81]));2;IF( ISNUMBER( SEARCH(&quot;vect4&quot;;[.A81]));4;IF( ISNUMBER( SEARCH(&quot;vect8&quot;;[.A81]));8;IF( ISNUMBER( SEARCH(&quot;vect16&quot;;[.A81]));16;0)))))" office:value-type="float" office:value="2">
            <text:p>2</text:p>
          </table:table-cell>
          <table:table-cell table:style-name="ce3" table:formula="of:=(256*2+256*2*1024)*[.D81]" office:value-type="float" office:value="4299161600">
            <text:p>4.299.161.600</text:p>
          </table:table-cell>
          <table:table-cell table:style-name="ce3" table:formula="of:=(256*2+256*1024)*[.D81]" office:value-type="float" office:value="2151677952">
            <text:p>2.151.677.952</text:p>
          </table:table-cell>
          <table:table-cell table:formula="of:=[counters.X81]" office:value-type="float" office:value="1245893934">
            <text:p>1245893934</text:p>
          </table:table-cell>
          <table:table-cell table:style-name="ce3" table:formula="of:=([.H81]+[.I81])*[.G81]" office:value-type="float" office:value="12901679104">
            <text:p>12.901.679.104</text:p>
          </table:table-cell>
          <table:table-cell table:formula="of:=[.K81]/[.J81]" office:value-type="float" office:value="10.3553591135792">
            <text:p>10,355</text:p>
          </table:table-cell>
          <table:table-cell table:formula="of:=[.K81]/[counters.D81]" office:value-type="float" office:value="22.9113392227867">
            <text:p>22,911</text:p>
          </table:table-cell>
          <table:table-cell table:formula="of:=[.K81]/[counters.E81]" office:value-type="float" office:value="3.22250290976746">
            <text:p>3,2225029098</text:p>
          </table:table-cell>
          <table:table-cell table:number-columns-repeated="958"/>
        </table:table-row>
        <table:table-row table:style-name="ro2" table:number-rows-repeated="257">
          <table:table-cell table:number-columns-repeated="972"/>
        </table:table-row>
        <table:table-row table:style-name="ro2" table:number-rows-repeated="2838">
          <table:table-cell table:number-columns-repeated="7"/>
          <table:table-cell table:style-name="ce4" table:number-columns-repeated="2"/>
          <table:table-cell table:number-columns-repeated="963"/>
        </table:table-row>
        <table:table-row table:style-name="ro2" table:number-rows-repeated="1045399">
          <table:table-cell table:number-columns-repeated="972"/>
        </table:table-row>
        <table:table-row table:style-name="ro2">
          <table:table-cell table:number-columns-repeated="9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PT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pt" fo:country="P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-02-2018</text:date>, <text:time>17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7:30:50</dc:date>
    <dc:creator>Helder Duarte</dc:creator>
    <meta:generator>OpenOffice/4.1.4$Unix OpenOffice.org_project/414m5$Build-9788</meta:generator>
    <meta:editing-duration>PT11H14S</meta:editing-duration>
    <meta:editing-cycles>41</meta:editing-cycles>
    <meta:document-statistic meta:table-count="2" meta:cell-count="58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7cm" svg:height="9cm" xlink:href=".." xlink:type="simple" chart:class="chart:line" chart:style-name="ch1">
        <chart:legend chart:legend-position="end" svg:x="14.833cm" svg:y="3.952cm" style:legend-expansion="high" chart:style-name="ch2"/>
        <chart:plot-area chart:style-name="ch3" table:cell-range-address="Sheet2.D2:Sheet2.D41 Sheet2.A2:Sheet2.A2 Sheet2.L2:Sheet2.L81 Sheet2.A42:Sheet2.A42" chart:data-source-has-labels="both" svg:x="0.857cm" svg:y="0.855cm" svg:width="13.162cm" svg:height="7.545cm">
          <chartooo:coordinate-region svg:x="2.325cm" svg:y="1.054cm" svg:width="11.613cm" svg:height="6.301cm"/>
          <chart:axis chart:dimension="x" chart:name="primary-x" chart:style-name="ch4" chartooo:axis-type="auto">
            <chartooo:date-scale/>
            <chart:categories table:cell-range-address="Sheet2.D2:Sheet2.D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L2:Sheet2.L41" chart:label-cell-address="Sheet2.A2:Sheet2.A2" chart:class="chart:line">
            <chart:data-point chart:repeated="40"/>
          </chart:series>
          <chart:series chart:style-name="ch8" chart:values-cell-range-address="Sheet2.L42:Sheet2.L81" chart:label-cell-address="Sheet2.A42:Sheet2.A42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ar_sp_add_shm_kernel</text:p>
                <draw:g>
                  <svg:desc>Sheet2.A2:Sheet2.A2</svg:desc>
                </draw:g>
              </table:table-cell>
              <table:table-cell office:value-type="string">
                <text:p>vect2_sp_add_shm_kernel</text:p>
                <draw:g>
                  <svg:desc>Sheet2.A42:Sheet2.A4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2:Sheet2.D41</svg:desc>
                </draw:g>
              </table:table-cell>
              <table:table-cell office:value-type="float" office:value="0.295304932974222">
                <text:p>0.295304932974222</text:p>
                <draw:g>
                  <svg:desc>Sheet2.L2:Sheet2.L41</svg:desc>
                </draw:g>
              </table:table-cell>
              <table:table-cell office:value-type="float" office:value="0.486078249699541">
                <text:p>0.486078249699541</text:p>
                <draw:g>
                  <svg:desc>Sheet2.L42:Sheet2.L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90609865948445">
                <text:p>0.590609865948445</text:p>
              </table:table-cell>
              <table:table-cell office:value-type="float" office:value="0.972156499399081">
                <text:p>0.9721564993990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8121973189689">
                <text:p>1.18121973189689</text:p>
              </table:table-cell>
              <table:table-cell office:value-type="float" office:value="1.94431299879816">
                <text:p>1.944312998798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6243946379378">
                <text:p>2.36243946379378</text:p>
              </table:table-cell>
              <table:table-cell office:value-type="float" office:value="3.88862599759632">
                <text:p>3.8886259975963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96044576465773">
                <text:p>2.96044576465773</text:p>
              </table:table-cell>
              <table:table-cell office:value-type="float" office:value="4.67818976614799">
                <text:p>4.678189766147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38943046584945">
                <text:p>3.38943046584945</text:p>
              </table:table-cell>
              <table:table-cell office:value-type="float" office:value="5.20679508194858">
                <text:p>5.206795081948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38943046584945">
                <text:p>3.38943046584945</text:p>
              </table:table-cell>
              <table:table-cell office:value-type="float" office:value="5.20679508194858">
                <text:p>5.2067950819485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38943046584945">
                <text:p>3.38943046584945</text:p>
              </table:table-cell>
              <table:table-cell office:value-type="float" office:value="5.20679508194858">
                <text:p>5.206795081948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38943046584945">
                <text:p>3.38943046584945</text:p>
              </table:table-cell>
              <table:table-cell office:value-type="float" office:value="5.20679508194858">
                <text:p>5.2067950819485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38943046584945">
                <text:p>3.38943046584945</text:p>
              </table:table-cell>
              <table:table-cell office:value-type="float" office:value="5.20679508194858">
                <text:p>5.2067950819485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38942932607991">
                <text:p>3.38942932607991</text:p>
              </table:table-cell>
              <table:table-cell office:value-type="float" office:value="5.20679508194858">
                <text:p>5.206795081948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49184460435342">
                <text:p>4.49184460435342</text:p>
              </table:table-cell>
              <table:table-cell office:value-type="float" office:value="6.76244807388361">
                <text:p>6.7624480738836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5.58521755006214">
                <text:p>5.58521755006214</text:p>
              </table:table-cell>
              <table:table-cell office:value-type="float" office:value="8.45895972261991">
                <text:p>8.4589597226199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6071675320067">
                <text:p>6.6071675320067</text:p>
              </table:table-cell>
              <table:table-cell office:value-type="float" office:value="10.0844180823486">
                <text:p>10.0844180823486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6.60172829168275">
                <text:p>6.60172829168275</text:p>
              </table:table-cell>
              <table:table-cell office:value-type="float" office:value="10.1332901706117">
                <text:p>10.133290170611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67121028167061">
                <text:p>6.67121028167061</text:p>
              </table:table-cell>
              <table:table-cell office:value-type="float" office:value="10.099591165395">
                <text:p>10.099591165395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6.71565468599329">
                <text:p>6.71565468599329</text:p>
              </table:table-cell>
              <table:table-cell office:value-type="float" office:value="10.1923176236659">
                <text:p>10.1923176236659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6.72469246331446">
                <text:p>6.72469246331446</text:p>
              </table:table-cell>
              <table:table-cell office:value-type="float" office:value="10.2072125753526">
                <text:p>10.2072125753526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6.69326103563574">
                <text:p>6.69326103563574</text:p>
              </table:table-cell>
              <table:table-cell office:value-type="float" office:value="10.210848329417">
                <text:p>10.21084832941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6.66902686731697">
                <text:p>6.66902686731697</text:p>
              </table:table-cell>
              <table:table-cell office:value-type="float" office:value="10.2402129216357">
                <text:p>10.2402129216357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6.61843275245958">
                <text:p>6.61843275245958</text:p>
              </table:table-cell>
              <table:table-cell office:value-type="float" office:value="10.2553034607529">
                <text:p>10.255303460752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6.70459366443023">
                <text:p>6.70459366443023</text:p>
              </table:table-cell>
              <table:table-cell office:value-type="float" office:value="10.2682698423318">
                <text:p>10.268269842331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6.68687770443645">
                <text:p>6.68687770443645</text:p>
              </table:table-cell>
              <table:table-cell office:value-type="float" office:value="10.2575163793433">
                <text:p>10.257516379343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6.73286991193571">
                <text:p>6.73286991193571</text:p>
              </table:table-cell>
              <table:table-cell office:value-type="float" office:value="10.3024707063575">
                <text:p>10.3024707063575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6.64071135867487">
                <text:p>6.64071135867487</text:p>
              </table:table-cell>
              <table:table-cell office:value-type="float" office:value="10.3135245657674">
                <text:p>10.3135245657674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6.66715284284197">
                <text:p>6.66715284284197</text:p>
              </table:table-cell>
              <table:table-cell office:value-type="float" office:value="10.3329284781093">
                <text:p>10.3329284781093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6.69644199157312">
                <text:p>6.69644199157312</text:p>
              </table:table-cell>
              <table:table-cell office:value-type="float" office:value="10.3635010735065">
                <text:p>10.3635010735065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6.71426294817957">
                <text:p>6.71426294817957</text:p>
              </table:table-cell>
              <table:table-cell office:value-type="float" office:value="10.3690244441061">
                <text:p>10.3690244441061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6.63508571612155">
                <text:p>6.63508571612155</text:p>
              </table:table-cell>
              <table:table-cell office:value-type="float" office:value="10.3344088105172">
                <text:p>10.3344088105172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6.63098933467206">
                <text:p>6.63098933467206</text:p>
              </table:table-cell>
              <table:table-cell office:value-type="float" office:value="10.2797120850381">
                <text:p>10.2797120850381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6.66934288811128">
                <text:p>6.66934288811128</text:p>
              </table:table-cell>
              <table:table-cell office:value-type="float" office:value="10.3180856880511">
                <text:p>10.3180856880511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6.67009628917939">
                <text:p>6.67009628917939</text:p>
              </table:table-cell>
              <table:table-cell office:value-type="float" office:value="10.2305093028668">
                <text:p>10.2305093028668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.69215235562651">
                <text:p>6.69215235562651</text:p>
              </table:table-cell>
              <table:table-cell office:value-type="float" office:value="10.3812910673297">
                <text:p>10.3812910673297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6.71498755893722">
                <text:p>6.71498755893722</text:p>
              </table:table-cell>
              <table:table-cell office:value-type="float" office:value="10.2420107178423">
                <text:p>10.2420107178423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6.67156392115809">
                <text:p>6.67156392115809</text:p>
              </table:table-cell>
              <table:table-cell office:value-type="float" office:value="10.2704514101649">
                <text:p>10.2704514101649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6.71100876451693">
                <text:p>6.71100876451693</text:p>
              </table:table-cell>
              <table:table-cell office:value-type="float" office:value="10.090362319987">
                <text:p>10.090362319987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6.68654332903951">
                <text:p>6.68654332903951</text:p>
              </table:table-cell>
              <table:table-cell office:value-type="float" office:value="10.3887961633232">
                <text:p>10.3887961633232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6.71891500844298">
                <text:p>6.71891500844298</text:p>
              </table:table-cell>
              <table:table-cell office:value-type="float" office:value="10.3322522371217">
                <text:p>10.3322522371217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6.69760689245236">
                <text:p>6.69760689245236</text:p>
              </table:table-cell>
              <table:table-cell office:value-type="float" office:value="10.3091627235743">
                <text:p>10.309162723574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.71975941850416">
                <text:p>6.71975941850416</text:p>
              </table:table-cell>
              <table:table-cell office:value-type="float" office:value="10.3553591135792">
                <text:p>10.3553591135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